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tent.xml" manifest:media-type="text/xml"/>
  <manifest:file-entry manifest:full-path="Thumbnails/thumbnail.png" manifest:media-type="image/png"/>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
  <manifest:file-entry manifest:full-path="manifest.rdf" manifest:media-type="application/rdf+xml"/>
  <manifest:file-entry manifest:full-path="meta.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 Mono" svg:font-family="'DejaVu Sans Mono'" style:font-family-generic="modern" style:font-pitch="fixed"/>
    <style:font-face style:name="Dustismo" svg:font-family="Dustismo" style:font-adornments="Italique gras" style:font-pitch="variable"/>
    <style:font-face style:name="Dustismo1" svg:font-family="Dustismo" style:font-adornments="Italique" style:font-pitch="variable"/>
    <style:font-face style:name="Lohit Hindi" svg:font-family="'Lohit Hindi'" style:font-family-generic="system" style:font-pitch="variable"/>
    <style:font-face style:name="Lohit Hindi1" svg:font-family="'Lohit Hindi'"/>
    <style:font-face style:name="OpenSymbol" svg:font-family="OpenSymbol"/>
    <style:font-face style:name="OpenSymbol1" svg:font-family="OpenSymbol" style:font-charset="x-symbol"/>
    <style:font-face style:name="StarSymbol" svg:font-family="StarSymbol" style:font-charset="x-symbol"/>
    <style:font-face style:name="Times New Roman" svg:font-family="'Times New Roman'" style:font-family-generic="roman" style:font-pitch="variable"/>
    <style:font-face style:name="Ubuntu" svg:font-family="Ubuntu" style:font-adornments="Italique"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ono" svg:font-family="'Ubuntu Mono'" style:font-adornments="Gras" style:font-pitch="fixed"/>
    <style:font-face style:name="Ubuntu Mono1" svg:font-family="'Ubuntu Mono'" style:font-pitch="fixed"/>
    <style:font-face style:name="Ubuntu Mono2" svg:font-family="'Ubuntu Mono'" style:font-adornments="Normal" style:font-pitch="fixed"/>
    <style:font-face style:name="Ubuntu1" svg:font-family="Ubuntu" style:font-adornments="Normal" style:font-pitch="variable"/>
    <style:font-face style:name="Ubuntu2" svg:font-family="Ubuntu" style:font-pitch="variable"/>
    <style:font-face style:name="Ubuntu3" svg:font-family="Ubuntu" style:font-adornments="Medium" style:font-pitch="variable"/>
  </office:font-face-decls>
  <office:automatic-styles>
    <style:style style:name="Tabela2" style:family="table">
      <style:table-properties style:width="17cm" table:align="margins"/>
    </style:style>
    <style:style style:name="Tabela2.A" style:family="table-column">
      <style:table-column-properties style:column-width="3.605cm" style:rel-column-width="13898*"/>
    </style:style>
    <style:style style:name="Tabela2.B" style:family="table-column">
      <style:table-column-properties style:column-width="2.887cm" style:rel-column-width="11131*"/>
    </style:style>
    <style:style style:name="Tabela2.C" style:family="table-column">
      <style:table-column-properties style:column-width="3.512cm" style:rel-column-width="13538*"/>
    </style:style>
    <style:style style:name="Tabela2.D" style:family="table-column">
      <style:table-column-properties style:column-width="3.799cm" style:rel-column-width="14646*"/>
    </style:style>
    <style:style style:name="Tabela2.E" style:family="table-column">
      <style:table-column-properties style:column-width="3.196cm" style:rel-column-width="12322*"/>
    </style:style>
    <style:style style:name="Tabela2.A1" style:family="table-cell">
      <style:table-cell-properties fo:padding="0.097cm" fo:border="none"/>
    </style:style>
    <style:style style:name="Tabela2.B1" style:family="table-cell">
      <style:table-cell-properties fo:padding="0.097cm" fo:border-left="none" fo:border-right="none"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paragraph-rsid="03e0c4ab"/>
    </style:style>
    <style:style style:name="P3" style:family="paragraph" style:parent-style-name="Text_20_body">
      <style:text-properties fo:language="en" fo:country="US" fo:font-weight="normal" officeooo:rsid="024a98ff" officeooo:paragraph-rsid="03e0c4ab" style:font-weight-asian="normal" style:font-weight-complex="normal"/>
    </style:style>
    <style:style style:name="P4" style:family="paragraph" style:parent-style-name="Text_20_body">
      <style:text-properties fo:language="en" fo:country="US" fo:font-weight="normal" officeooo:rsid="027f6fa8" officeooo:paragraph-rsid="027b1618" style:font-weight-asian="normal" style:font-weight-complex="normal"/>
    </style:style>
    <style:style style:name="P5" style:family="paragraph" style:parent-style-name="Text_20_body">
      <style:text-properties fo:language="en" fo:country="US" fo:font-weight="normal" officeooo:rsid="027f6fa8" officeooo:paragraph-rsid="02d55e34" style:font-weight-asian="normal" style:font-weight-complex="normal"/>
    </style:style>
    <style:style style:name="P6" style:family="paragraph" style:parent-style-name="Text_20_body">
      <style:text-properties fo:language="en" fo:country="US" fo:font-weight="normal" officeooo:rsid="0317e07e" officeooo:paragraph-rsid="069a7a60" style:font-weight-asian="normal" style:font-weight-complex="normal"/>
    </style:style>
    <style:style style:name="P7" style:family="paragraph" style:parent-style-name="Text_20_body">
      <style:text-properties fo:language="en" fo:country="US" fo:font-weight="normal" officeooo:rsid="0317e07e" officeooo:paragraph-rsid="027b1618" style:font-weight-asian="normal" style:font-weight-complex="normal"/>
    </style:style>
    <style:style style:name="P8" style:family="paragraph" style:parent-style-name="Text_20_body">
      <style:text-properties fo:language="en" fo:country="US" fo:font-weight="normal" officeooo:rsid="01948d3e" officeooo:paragraph-rsid="02d26998" style:font-weight-asian="normal" style:font-weight-complex="normal"/>
    </style:style>
    <style:style style:name="P9" style:family="paragraph" style:parent-style-name="Text_20_body">
      <style:text-properties fo:language="en" fo:country="US" fo:font-weight="normal" officeooo:rsid="02a47c54" officeooo:paragraph-rsid="02ba920a" style:font-weight-asian="normal" style:font-weight-complex="normal"/>
    </style:style>
    <style:style style:name="P10" style:family="paragraph" style:parent-style-name="Text_20_body">
      <style:text-properties fo:language="en" fo:country="US" fo:font-weight="normal" officeooo:rsid="02a47c54" officeooo:paragraph-rsid="02a47c54" style:font-weight-asian="normal" style:font-weight-complex="normal"/>
    </style:style>
    <style:style style:name="P11" style:family="paragraph" style:parent-style-name="Text_20_body">
      <style:text-properties fo:language="en" fo:country="US" fo:font-weight="normal" officeooo:rsid="02a62489" officeooo:paragraph-rsid="02c1cab4" style:font-weight-asian="normal" style:font-weight-complex="normal"/>
    </style:style>
    <style:style style:name="P12" style:family="paragraph" style:parent-style-name="Text_20_body">
      <style:text-properties fo:language="en" fo:country="US" fo:font-weight="normal" officeooo:rsid="0198c0bc" officeooo:paragraph-rsid="03102cd1" style:font-weight-asian="normal" style:font-weight-complex="normal"/>
    </style:style>
    <style:style style:name="P13" style:family="paragraph" style:parent-style-name="Text_20_body">
      <style:text-properties fo:language="en" fo:country="US" fo:font-weight="normal" officeooo:rsid="0198c0bc" officeooo:paragraph-rsid="03a5f13c" style:font-weight-asian="normal" style:font-weight-complex="normal"/>
    </style:style>
    <style:style style:name="P14" style:family="paragraph" style:parent-style-name="Text_20_body">
      <style:text-properties fo:language="en" fo:country="US" fo:font-weight="normal" officeooo:rsid="0198c0bc" officeooo:paragraph-rsid="0875384b" style:font-weight-asian="normal" style:font-weight-complex="normal"/>
    </style:style>
    <style:style style:name="P15" style:family="paragraph" style:parent-style-name="Text_20_body">
      <style:text-properties fo:language="en" fo:country="US" fo:font-weight="normal" officeooo:rsid="0558d9ed" officeooo:paragraph-rsid="02d55e34" style:font-weight-asian="normal" style:font-weight-complex="normal"/>
    </style:style>
    <style:style style:name="P16" style:family="paragraph" style:parent-style-name="Text_20_body">
      <style:text-properties fo:language="en" fo:country="US" fo:font-weight="normal" officeooo:rsid="055d230b" officeooo:paragraph-rsid="055d230b" style:font-weight-asian="normal" style:font-weight-complex="normal"/>
    </style:style>
    <style:style style:name="P17" style:family="paragraph" style:parent-style-name="Text_20_body">
      <style:text-properties fo:language="en" fo:country="US" fo:font-weight="normal" officeooo:rsid="055d230b" officeooo:paragraph-rsid="065074cf" style:font-weight-asian="normal" style:font-weight-complex="normal"/>
    </style:style>
    <style:style style:name="P18" style:family="paragraph" style:parent-style-name="Text_20_body">
      <style:text-properties fo:language="en" fo:country="US" fo:font-weight="normal" officeooo:rsid="05610570" officeooo:paragraph-rsid="0794bbea" style:font-weight-asian="normal" style:font-weight-complex="normal"/>
    </style:style>
    <style:style style:name="P19" style:family="paragraph" style:parent-style-name="Text_20_body">
      <style:text-properties fo:language="en" fo:country="US" fo:font-weight="normal" officeooo:rsid="0377d235" officeooo:paragraph-rsid="0377d235" style:font-weight-asian="normal" style:font-weight-complex="normal"/>
    </style:style>
    <style:style style:name="P20" style:family="paragraph" style:parent-style-name="Text_20_body">
      <style:text-properties fo:language="en" fo:country="US" fo:font-weight="normal" officeooo:rsid="0377d235" officeooo:paragraph-rsid="086ba2a2" style:font-weight-asian="normal" style:font-weight-complex="normal"/>
    </style:style>
    <style:style style:name="P21" style:family="paragraph" style:parent-style-name="Text_20_body">
      <style:text-properties fo:language="en" fo:country="US" fo:font-weight="normal" officeooo:rsid="02100bda" officeooo:paragraph-rsid="02100bda" style:font-weight-asian="normal" style:font-weight-complex="normal"/>
    </style:style>
    <style:style style:name="P22" style:family="paragraph" style:parent-style-name="Text_20_body">
      <style:text-properties fo:language="en" fo:country="US" fo:font-weight="normal" officeooo:rsid="0473c239" officeooo:paragraph-rsid="0473c239" style:font-weight-asian="normal" style:font-weight-complex="normal"/>
    </style:style>
    <style:style style:name="P23" style:family="paragraph" style:parent-style-name="Text_20_body">
      <style:text-properties fo:language="en" fo:country="US" fo:font-weight="normal" officeooo:rsid="021a6033" officeooo:paragraph-rsid="021d0e91" style:font-weight-asian="normal" style:font-weight-complex="normal"/>
    </style:style>
    <style:style style:name="P24" style:family="paragraph" style:parent-style-name="Text_20_body">
      <style:text-properties fo:language="en" fo:country="US" fo:font-weight="normal" officeooo:rsid="021a6033" officeooo:paragraph-rsid="08835097" style:font-weight-asian="normal" style:font-weight-complex="normal"/>
    </style:style>
    <style:style style:name="P25" style:family="paragraph" style:parent-style-name="Text_20_body">
      <style:text-properties fo:language="en" fo:country="US" fo:font-weight="normal" officeooo:rsid="0225b4f7" officeooo:paragraph-rsid="021d0e91" style:font-weight-asian="normal" style:font-weight-complex="normal"/>
    </style:style>
    <style:style style:name="P26" style:family="paragraph" style:parent-style-name="Text_20_body">
      <style:text-properties fo:language="en" fo:country="US" fo:font-weight="normal" officeooo:rsid="03b61e89" officeooo:paragraph-rsid="03ba5e1a" style:font-weight-asian="normal" style:font-weight-complex="normal"/>
    </style:style>
    <style:style style:name="P27" style:family="paragraph" style:parent-style-name="Text_20_body">
      <style:text-properties fo:language="en" fo:country="US" fo:font-weight="normal" officeooo:rsid="03b3ba17" officeooo:paragraph-rsid="03b3ba17" style:font-weight-asian="normal" style:font-weight-complex="normal"/>
    </style:style>
    <style:style style:name="P28" style:family="paragraph" style:parent-style-name="Text_20_body">
      <style:text-properties fo:language="en" fo:country="US" fo:font-weight="normal" officeooo:rsid="023f4cba" officeooo:paragraph-rsid="069af5ff" style:font-weight-asian="normal" style:font-weight-complex="normal"/>
    </style:style>
    <style:style style:name="P29" style:family="paragraph" style:parent-style-name="Text_20_body">
      <style:text-properties fo:language="en" fo:country="US" fo:font-weight="normal" officeooo:rsid="069a7a60" officeooo:paragraph-rsid="069a7a60" style:font-weight-asian="normal" style:font-weight-complex="normal"/>
    </style:style>
    <style:style style:name="P30" style:family="paragraph" style:parent-style-name="Text_20_body">
      <style:text-properties fo:language="en" fo:country="US" fo:font-weight="normal" officeooo:rsid="025be88b" officeooo:paragraph-rsid="06a41833" style:font-weight-asian="normal" style:font-weight-complex="normal"/>
    </style:style>
    <style:style style:name="P31" style:family="paragraph" style:parent-style-name="Text_20_body">
      <style:text-properties fo:language="en" fo:country="US" fo:font-weight="normal" officeooo:rsid="01b06b39" officeooo:paragraph-rsid="067cb245" style:font-weight-asian="normal" style:font-weight-complex="normal"/>
    </style:style>
    <style:style style:name="P32" style:family="paragraph" style:parent-style-name="Text_20_body">
      <style:text-properties fo:language="en" fo:country="US" fo:font-weight="normal" officeooo:rsid="02f7fee3" officeooo:paragraph-rsid="06b95f22" style:font-weight-asian="normal" style:font-weight-complex="normal"/>
    </style:style>
    <style:style style:name="P33" style:family="paragraph" style:parent-style-name="Text_20_body">
      <style:text-properties fo:language="en" fo:country="US" fo:font-weight="normal" officeooo:rsid="01c2104f" officeooo:paragraph-rsid="0694fd05" style:font-weight-asian="normal" style:font-weight-complex="normal"/>
    </style:style>
    <style:style style:name="P34" style:family="paragraph" style:parent-style-name="Text_20_body">
      <style:text-properties fo:language="en" fo:country="US" fo:font-weight="normal" officeooo:rsid="0275acba" officeooo:paragraph-rsid="06c242c5" style:font-weight-asian="normal" style:font-weight-complex="normal"/>
    </style:style>
    <style:style style:name="P35" style:family="paragraph" style:parent-style-name="Text_20_body">
      <style:text-properties fo:language="en" fo:country="US" fo:font-weight="normal" officeooo:rsid="055a4ce7" officeooo:paragraph-rsid="078b893b" style:font-weight-asian="normal" style:font-weight-complex="normal"/>
    </style:style>
    <style:style style:name="P36" style:family="paragraph" style:parent-style-name="Text_20_body">
      <style:text-properties fo:language="en" fo:country="US" fo:font-weight="normal" officeooo:rsid="055a4ce7" officeooo:paragraph-rsid="078bfe75" style:font-weight-asian="normal" style:font-weight-complex="normal"/>
    </style:style>
    <style:style style:name="P37" style:family="paragraph" style:parent-style-name="Text_20_body">
      <style:text-properties fo:language="en" fo:country="US" fo:font-weight="normal" officeooo:rsid="02e5b8e8" officeooo:paragraph-rsid="084034b0" style:font-weight-asian="normal" style:font-weight-complex="normal"/>
    </style:style>
    <style:style style:name="P38" style:family="paragraph" style:parent-style-name="Text_20_body">
      <style:text-properties fo:language="en" fo:country="US" fo:font-weight="normal" officeooo:rsid="03bdc8e3" officeooo:paragraph-rsid="08427df9" style:font-weight-asian="normal" style:font-weight-complex="normal"/>
    </style:style>
    <style:style style:name="P39" style:family="paragraph" style:parent-style-name="Text_20_body">
      <style:text-properties fo:language="en" fo:country="US" fo:font-weight="normal" officeooo:rsid="087d24be" officeooo:paragraph-rsid="08811a7d" style:font-weight-asian="normal" style:font-weight-complex="normal"/>
    </style:style>
    <style:style style:name="P40" style:family="paragraph" style:parent-style-name="Text_20_body">
      <style:text-properties fo:language="en" fo:country="US" fo:font-weight="normal" officeooo:rsid="02185933" officeooo:paragraph-rsid="08831744" style:font-weight-asian="normal" style:font-weight-complex="normal"/>
    </style:style>
    <style:style style:name="P41" style:family="paragraph" style:parent-style-name="Text_20_body">
      <style:text-properties fo:language="en" fo:country="US" fo:font-weight="normal" officeooo:rsid="0880547e" officeooo:paragraph-rsid="08811a7d" style:font-weight-asian="normal" style:font-weight-complex="normal"/>
    </style:style>
    <style:style style:name="P42" style:family="paragraph" style:parent-style-name="Text_20_body">
      <style:text-properties fo:language="en" fo:country="US" fo:font-weight="normal" officeooo:rsid="02387acb" officeooo:paragraph-rsid="069a7a60" style:font-weight-asian="normal" style:font-weight-complex="normal"/>
    </style:style>
    <style:style style:name="P43" style:family="paragraph" style:parent-style-name="Text_20_body">
      <style:text-properties fo:language="en" fo:country="US" fo:font-weight="normal" officeooo:rsid="02400666" officeooo:paragraph-rsid="069e1099" style:font-weight-asian="normal" style:font-weight-complex="normal"/>
    </style:style>
    <style:style style:name="P44" style:family="paragraph" style:parent-style-name="Text_20_body">
      <style:text-properties fo:language="en" fo:country="US" fo:font-weight="normal" officeooo:rsid="078995e6" officeooo:paragraph-rsid="078995e6" style:font-weight-asian="normal" style:font-weight-complex="normal"/>
    </style:style>
    <style:style style:name="P45" style:family="paragraph" style:parent-style-name="Text_20_body">
      <style:text-properties fo:language="en" fo:country="US" fo:font-weight="normal" officeooo:rsid="078995e6" officeooo:paragraph-rsid="08c63806" style:font-weight-asian="normal" style:font-weight-complex="normal"/>
    </style:style>
    <style:style style:name="P46" style:family="paragraph" style:parent-style-name="Text_20_body">
      <style:text-properties fo:language="en" fo:country="US" fo:font-weight="normal" officeooo:rsid="02d55e34" officeooo:paragraph-rsid="08c63806" style:font-weight-asian="normal" style:font-weight-complex="normal"/>
    </style:style>
    <style:style style:name="P47" style:family="paragraph" style:parent-style-name="Text_20_body">
      <style:text-properties fo:language="en" fo:country="US" fo:font-weight="normal" officeooo:rsid="08c5574d" officeooo:paragraph-rsid="08c63806" style:font-weight-asian="normal" style:font-weight-complex="normal"/>
    </style:style>
    <style:style style:name="P48" style:family="paragraph" style:parent-style-name="Text_20_body">
      <style:text-properties fo:language="en" fo:country="US" fo:font-weight="normal" officeooo:rsid="02983839" officeooo:paragraph-rsid="08fa286b" style:font-weight-asian="normal" style:font-weight-complex="normal"/>
    </style:style>
    <style:style style:name="P49" style:family="paragraph" style:parent-style-name="Text_20_body">
      <style:text-properties fo:language="en" fo:country="US" fo:font-weight="normal" officeooo:rsid="05a69348" officeooo:paragraph-rsid="08fec900" style:font-weight-asian="normal" style:font-weight-complex="normal"/>
    </style:style>
    <style:style style:name="P50" style:family="paragraph" style:parent-style-name="Text_20_body">
      <style:text-properties fo:language="en" fo:country="US" fo:font-weight="normal" officeooo:rsid="05a839cd" officeooo:paragraph-rsid="08ff52c7" style:font-weight-asian="normal" style:font-weight-complex="normal"/>
    </style:style>
    <style:style style:name="P51" style:family="paragraph" style:parent-style-name="Text_20_body">
      <style:text-properties fo:language="en" fo:country="US" fo:font-weight="normal" officeooo:rsid="08ec83e0" officeooo:paragraph-rsid="08f037e0" style:font-weight-asian="normal" style:font-weight-complex="normal"/>
    </style:style>
    <style:style style:name="P52" style:family="paragraph" style:parent-style-name="Text_20_body">
      <style:text-properties fo:language="en" fo:country="US" fo:font-weight="normal" officeooo:rsid="0875384b" officeooo:paragraph-rsid="0988bf08" style:font-weight-asian="normal" style:font-weight-complex="normal"/>
    </style:style>
    <style:style style:name="P53" style:family="paragraph" style:parent-style-name="Table_20_Contents">
      <style:paragraph-properties fo:text-align="center" style:justify-single-word="false"/>
      <style:text-properties fo:language="en" fo:country="US" fo:font-weight="normal" officeooo:rsid="0239df5f" officeooo:paragraph-rsid="069a7a60" style:font-weight-asian="normal" style:font-weight-complex="normal"/>
    </style:style>
    <style:style style:name="P54" style:family="paragraph" style:parent-style-name="Table_20_Contents">
      <style:paragraph-properties fo:text-align="center" style:justify-single-word="false"/>
      <style:text-properties fo:language="en" fo:country="US" fo:font-weight="normal" officeooo:rsid="023b1690" officeooo:paragraph-rsid="069a7a60" style:font-weight-asian="normal" style:font-weight-complex="normal"/>
    </style:style>
    <style:style style:name="P55" style:family="paragraph" style:parent-style-name="Table_20_Contents">
      <style:paragraph-properties fo:text-align="center" style:justify-single-word="false"/>
      <style:text-properties fo:language="en" fo:country="US" fo:font-weight="normal" officeooo:rsid="023cb190" officeooo:paragraph-rsid="069a7a60" style:font-weight-asian="normal" style:font-weight-complex="normal"/>
    </style:style>
    <style:style style:name="P56" style:family="paragraph" style:parent-style-name="Text_20_body">
      <style:paragraph-properties fo:margin-left="1.251cm" fo:margin-right="0cm" fo:text-align="start" style:justify-single-word="false" fo:text-indent="0.199cm" style:auto-text-indent="false"/>
      <style:text-properties fo:language="en" fo:country="US" fo:font-weight="normal" officeooo:rsid="025ccdd7" officeooo:paragraph-rsid="025ccdd7" style:font-weight-asian="normal" style:font-weight-complex="normal"/>
    </style:style>
    <style:style style:name="P57" style:family="paragraph" style:parent-style-name="Text_20_body">
      <style:text-properties fo:language="en" fo:country="US" fo:font-weight="normal" officeooo:rsid="0480b2c3" officeooo:paragraph-rsid="067cb245" style:font-weight-asian="normal" style:font-weight-complex="normal"/>
    </style:style>
    <style:style style:name="P58" style:family="paragraph" style:parent-style-name="Text_20_body">
      <style:text-properties fo:language="en" fo:country="US" fo:font-weight="normal" officeooo:rsid="0a57b5ae" officeooo:paragraph-rsid="0a57b5ae" style:font-weight-asian="normal" style:font-weight-complex="normal"/>
    </style:style>
    <style:style style:name="P59" style:family="paragraph" style:parent-style-name="Text_20_body">
      <style:text-properties fo:language="en" fo:country="US" fo:font-weight="bold" officeooo:rsid="025ccdd7" officeooo:paragraph-rsid="03525f4b" style:font-weight-asian="bold" style:font-weight-complex="bold"/>
    </style:style>
    <style:style style:name="P60" style:family="paragraph" style:parent-style-name="Text_20_body">
      <style:text-properties fo:language="en" fo:country="US" fo:font-weight="bold" officeooo:rsid="01906aa2" officeooo:paragraph-rsid="03e0c4ab" style:font-weight-asian="bold" style:font-weight-complex="bold"/>
    </style:style>
    <style:style style:name="P61" style:family="paragraph" style:parent-style-name="Text_20_body">
      <style:text-properties fo:language="en" fo:country="US" fo:font-weight="bold" officeooo:rsid="03ab55a6" officeooo:paragraph-rsid="03e0c4ab" style:font-weight-asian="bold" style:font-weight-complex="bold"/>
    </style:style>
    <style:style style:name="P62" style:family="paragraph" style:parent-style-name="Text_20_body">
      <style:text-properties fo:language="en" fo:country="US" fo:font-weight="bold" officeooo:rsid="03ba8106" officeooo:paragraph-rsid="03bc1362" style:font-weight-asian="bold" style:font-weight-complex="bold"/>
    </style:style>
    <style:style style:name="P63" style:family="paragraph" style:parent-style-name="Text_20_body">
      <style:text-properties fo:language="en" fo:country="US" fo:font-weight="bold" officeooo:paragraph-rsid="016d253d" style:font-weight-asian="bold" style:font-weight-complex="bold"/>
    </style:style>
    <style:style style:name="P64" style:family="paragraph" style:parent-style-name="Text_20_body">
      <style:text-properties fo:language="en" fo:country="US" fo:font-weight="bold" officeooo:rsid="016f8b5e" officeooo:paragraph-rsid="016f8b5e" style:font-weight-asian="bold" style:font-weight-complex="bold"/>
    </style:style>
    <style:style style:name="P65" style:family="paragraph" style:parent-style-name="Text_20_body">
      <style:text-properties fo:language="en" fo:country="US" fo:font-weight="bold" officeooo:rsid="01763b46" officeooo:paragraph-rsid="01b88182" style:font-weight-asian="bold" style:font-weight-complex="bold"/>
    </style:style>
    <style:style style:name="P66" style:family="paragraph" style:parent-style-name="Text_20_body">
      <style:text-properties fo:language="en" fo:country="US" fo:font-weight="bold" officeooo:rsid="017402c1" officeooo:paragraph-rsid="017402c1" style:font-weight-asian="bold" style:font-weight-complex="bold"/>
    </style:style>
    <style:style style:name="P67" style:family="paragraph" style:parent-style-name="Text_20_body">
      <style:text-properties fo:language="en" fo:country="US" fo:font-weight="bold" officeooo:rsid="0176fe1a" officeooo:paragraph-rsid="0176fe1a" style:font-weight-asian="bold" style:font-weight-complex="bold"/>
    </style:style>
    <style:style style:name="P68" style:family="paragraph" style:parent-style-name="Text_20_body">
      <style:text-properties fo:language="en" fo:country="US" fo:font-weight="bold" officeooo:rsid="05f8daed" officeooo:paragraph-rsid="05f8daed" style:font-weight-asian="bold" style:font-weight-complex="bold"/>
    </style:style>
    <style:style style:name="P69" style:family="paragraph" style:parent-style-name="Text_20_body">
      <style:text-properties fo:language="en" fo:country="US" fo:font-weight="bold" officeooo:rsid="05f9c191" officeooo:paragraph-rsid="05f9c191" style:font-weight-asian="bold" style:font-weight-complex="bold"/>
    </style:style>
    <style:style style:name="P70" style:family="paragraph" style:parent-style-name="Text_20_body">
      <style:text-properties fo:language="en" fo:country="US" fo:font-weight="bold" officeooo:rsid="05f6af7d" officeooo:paragraph-rsid="05f6af7d" style:font-weight-asian="bold" style:font-weight-complex="bold"/>
    </style:style>
    <style:style style:name="P71" style:family="paragraph" style:parent-style-name="Text_20_body">
      <style:text-properties fo:language="en" fo:country="US" fo:font-weight="bold" officeooo:rsid="019bc3d3" officeooo:paragraph-rsid="0694fd05" style:font-weight-asian="bold" style:font-weight-complex="bold"/>
    </style:style>
    <style:style style:name="P72" style:family="paragraph" style:parent-style-name="Text_20_body">
      <style:text-properties fo:language="en" fo:country="US" fo:font-weight="bold" officeooo:rsid="019bc3d3" officeooo:paragraph-rsid="069af5ff" style:font-weight-asian="bold" style:font-weight-complex="bold"/>
    </style:style>
    <style:style style:name="P73" style:family="paragraph" style:parent-style-name="Text_20_body">
      <style:text-properties fo:language="en" fo:country="US" fo:font-weight="bold" officeooo:rsid="019bc3d3" officeooo:paragraph-rsid="08abea1c" style:font-weight-asian="bold" style:font-weight-complex="bold"/>
    </style:style>
    <style:style style:name="P74" style:family="paragraph" style:parent-style-name="Text_20_body">
      <style:text-properties fo:language="en" fo:country="US" fo:font-weight="bold" officeooo:rsid="024c667e" officeooo:paragraph-rsid="06a41833" style:font-weight-asian="bold" style:font-weight-complex="bold"/>
    </style:style>
    <style:style style:name="P75" style:family="paragraph" style:parent-style-name="Text_20_body">
      <style:text-properties fo:language="en" fo:country="US" fo:font-weight="bold" officeooo:rsid="036193af" officeooo:paragraph-rsid="020ed5b3" style:font-weight-asian="bold" style:font-weight-complex="bold"/>
    </style:style>
    <style:style style:name="P76" style:family="paragraph" style:parent-style-name="Text_20_body">
      <style:text-properties fo:language="en" fo:country="US" fo:font-weight="bold" officeooo:rsid="0730ae43" officeooo:paragraph-rsid="08bda289" style:font-weight-asian="bold" style:font-weight-complex="bold"/>
    </style:style>
    <style:style style:name="P77" style:family="paragraph" style:parent-style-name="Table_20_Contents">
      <style:paragraph-properties fo:text-align="center" style:justify-single-word="false"/>
      <style:text-properties fo:language="en" fo:country="US" fo:font-weight="bold" officeooo:rsid="0239df5f" officeooo:paragraph-rsid="069a7a60" style:font-weight-asian="bold" style:font-weight-complex="bold"/>
    </style:style>
    <style:style style:name="P78" style:family="paragraph" style:parent-style-name="Table_20_Contents">
      <style:paragraph-properties fo:text-align="center" style:justify-single-word="false"/>
      <style:text-properties fo:language="en" fo:country="US" fo:font-weight="bold" officeooo:rsid="023b1690" officeooo:paragraph-rsid="069a7a60" style:font-weight-asian="bold" style:font-weight-complex="bold"/>
    </style:style>
    <style:style style:name="P79" style:family="paragraph" style:parent-style-name="Text_20_body">
      <style:text-properties fo:language="en" fo:country="US" officeooo:rsid="02624ea8" officeooo:paragraph-rsid="02ab06dc"/>
    </style:style>
    <style:style style:name="P80" style:family="paragraph" style:parent-style-name="Text_20_body">
      <style:paragraph-properties fo:margin-left="1.251cm" fo:margin-right="0cm" fo:text-align="start" style:justify-single-word="false" fo:text-indent="0.199cm" style:auto-text-indent="false"/>
      <style:text-properties fo:language="en" fo:country="US" officeooo:rsid="02624ea8" officeooo:paragraph-rsid="02624ea8"/>
    </style:style>
    <style:style style:name="P81" style:family="paragraph" style:parent-style-name="Text_20_body">
      <style:text-properties fo:language="en" fo:country="US" officeooo:rsid="02b5b150" officeooo:paragraph-rsid="06c242c5"/>
    </style:style>
    <style:style style:name="P82" style:family="paragraph" style:parent-style-name="Text_20_body">
      <style:paragraph-properties fo:margin-left="1.251cm" fo:margin-right="0cm" fo:text-align="start" style:justify-single-word="false" fo:text-indent="0.199cm" style:auto-text-indent="false"/>
      <style:text-properties fo:language="en" fo:country="US" officeooo:rsid="02b5b150" officeooo:paragraph-rsid="06c242c5"/>
    </style:style>
    <style:style style:name="P83" style:family="paragraph" style:parent-style-name="Text_20_body">
      <style:text-properties fo:language="en" fo:country="US" officeooo:rsid="03172b5c"/>
    </style:style>
    <style:style style:name="P84" style:family="paragraph" style:parent-style-name="Text_20_body">
      <style:text-properties fo:language="en" fo:country="US" fo:font-style="normal" officeooo:rsid="034969da" officeooo:paragraph-rsid="0272dcef" style:font-style-asian="normal" style:font-style-complex="normal"/>
    </style:style>
    <style:style style:name="P85" style:family="paragraph" style:parent-style-name="Text_20_body">
      <style:text-properties fo:language="en" fo:country="US" fo:font-style="normal" officeooo:rsid="034969da" officeooo:paragraph-rsid="034969da" style:font-style-asian="normal" style:font-style-complex="normal"/>
    </style:style>
    <style:style style:name="P86" style:family="paragraph" style:parent-style-name="Text_20_body">
      <style:text-properties fo:language="en" fo:country="US" fo:font-style="normal" officeooo:rsid="0280d57f" officeooo:paragraph-rsid="0280d57f" style:font-style-asian="normal" style:font-style-complex="normal"/>
    </style:style>
    <style:style style:name="P87" style:family="paragraph" style:parent-style-name="Text_20_body">
      <style:text-properties fo:language="en" fo:country="US" fo:font-style="normal" officeooo:rsid="03cc0228" officeooo:paragraph-rsid="03cc0228" style:font-style-asian="normal" style:font-style-complex="normal"/>
    </style:style>
    <style:style style:name="P88" style:family="paragraph" style:parent-style-name="Text_20_body">
      <style:text-properties fo:language="en" fo:country="US" fo:font-style="normal" officeooo:rsid="03c4188b" officeooo:paragraph-rsid="03c4188b" style:font-style-asian="normal" style:font-style-complex="normal"/>
    </style:style>
    <style:style style:name="P89" style:family="paragraph" style:parent-style-name="Text_20_body">
      <style:text-properties fo:language="en" fo:country="US" fo:font-style="normal" officeooo:rsid="03c52263" officeooo:paragraph-rsid="03c52263" style:font-style-asian="normal" style:font-style-complex="normal"/>
    </style:style>
    <style:style style:name="P90" style:family="paragraph" style:parent-style-name="Text_20_body">
      <style:text-properties fo:language="en" fo:country="US" fo:font-style="normal" officeooo:rsid="0272dcef" officeooo:paragraph-rsid="06306876" style:font-style-asian="normal" style:font-style-complex="normal"/>
    </style:style>
    <style:style style:name="P91" style:family="paragraph" style:parent-style-name="Text_20_body">
      <style:text-properties fo:language="en" fo:country="US" fo:font-style="normal" officeooo:rsid="033ccd16" officeooo:paragraph-rsid="03f09eb0" style:font-style-asian="normal" style:font-style-complex="normal"/>
    </style:style>
    <style:style style:name="P92" style:family="paragraph" style:parent-style-name="Text_20_body">
      <style:text-properties fo:language="en" fo:country="US" fo:font-style="normal" officeooo:rsid="0956b214" officeooo:paragraph-rsid="0956b214" style:font-style-asian="normal" style:font-style-complex="normal"/>
    </style:style>
    <style:style style:name="P93" style:family="paragraph" style:parent-style-name="Text_20_body">
      <style:text-properties fo:language="en" fo:country="US" fo:font-style="normal" fo:font-weight="normal" officeooo:rsid="03d136d8" officeooo:paragraph-rsid="03d136d8" style:font-style-asian="normal" style:font-weight-asian="normal" style:font-style-complex="normal" style:font-weight-complex="normal"/>
    </style:style>
    <style:style style:name="P94" style:family="paragraph" style:parent-style-name="Text_20_body">
      <style:text-properties fo:language="en" fo:country="US" fo:font-style="normal" fo:font-weight="normal" officeooo:rsid="03d4222e" officeooo:paragraph-rsid="03d4222e" style:font-style-asian="normal" style:font-weight-asian="normal" style:font-style-complex="normal" style:font-weight-complex="normal"/>
    </style:style>
    <style:style style:name="P95" style:family="paragraph" style:parent-style-name="Text_20_body">
      <style:text-properties fo:language="en" fo:country="US" officeooo:rsid="031a426a" officeooo:paragraph-rsid="0340dd4e"/>
    </style:style>
    <style:style style:name="P96" style:family="paragraph" style:parent-style-name="Text_20_body">
      <style:text-properties fo:language="en" fo:country="US" officeooo:rsid="031a426a" officeooo:paragraph-rsid="09272a74"/>
    </style:style>
    <style:style style:name="P97" style:family="paragraph" style:parent-style-name="Text_20_body">
      <style:text-properties fo:language="en" fo:country="US" officeooo:rsid="032e0234"/>
    </style:style>
    <style:style style:name="P98" style:family="paragraph" style:parent-style-name="Text_20_body">
      <style:text-properties fo:language="en" fo:country="US" officeooo:rsid="032e0234" officeooo:paragraph-rsid="032e0234"/>
    </style:style>
    <style:style style:name="P99" style:family="paragraph" style:parent-style-name="Text_20_body">
      <style:text-properties fo:language="en" fo:country="US" officeooo:rsid="0403133c" officeooo:paragraph-rsid="0403133c"/>
    </style:style>
    <style:style style:name="P100" style:family="paragraph" style:parent-style-name="Text_20_body">
      <style:text-properties fo:language="en" fo:country="US" officeooo:rsid="03860670" officeooo:paragraph-rsid="03860670"/>
    </style:style>
    <style:style style:name="P101" style:family="paragraph" style:parent-style-name="Text_20_body">
      <style:text-properties fo:language="en" fo:country="US" officeooo:rsid="03860670" officeooo:paragraph-rsid="09423b50"/>
    </style:style>
    <style:style style:name="P102" style:family="paragraph" style:parent-style-name="Text_20_body">
      <style:text-properties fo:language="en" fo:country="US" officeooo:rsid="03936424" officeooo:paragraph-rsid="03936424"/>
    </style:style>
    <style:style style:name="P103" style:family="paragraph" style:parent-style-name="Text_20_body">
      <style:text-properties fo:language="en" fo:country="US" officeooo:paragraph-rsid="063936a6"/>
    </style:style>
    <style:style style:name="P104" style:family="paragraph" style:parent-style-name="Text_20_body">
      <style:text-properties fo:language="en" fo:country="US" officeooo:rsid="032be77a" officeooo:paragraph-rsid="034a5b24"/>
    </style:style>
    <style:style style:name="P105" style:family="paragraph" style:parent-style-name="Text_20_body">
      <style:text-properties fo:language="en" fo:country="US" officeooo:rsid="032be77a" officeooo:paragraph-rsid="08d27f45"/>
    </style:style>
    <style:style style:name="P106" style:family="paragraph" style:parent-style-name="Text_20_body">
      <style:text-properties fo:language="en" fo:country="US" officeooo:rsid="033a67a2" officeooo:paragraph-rsid="034a5b24"/>
    </style:style>
    <style:style style:name="P107" style:family="paragraph" style:parent-style-name="Text_20_body">
      <style:text-properties fo:language="en" fo:country="US" officeooo:paragraph-rsid="034a5b24"/>
    </style:style>
    <style:style style:name="P108" style:family="paragraph" style:parent-style-name="Text_20_body">
      <style:text-properties fo:language="en" fo:country="US" officeooo:rsid="033fc09c" officeooo:paragraph-rsid="037f2449"/>
    </style:style>
    <style:style style:name="P109" style:family="paragraph" style:parent-style-name="Text_20_body">
      <style:text-properties fo:language="en" fo:country="US" officeooo:rsid="033fc09c" officeooo:paragraph-rsid="066b471c"/>
    </style:style>
    <style:style style:name="P110" style:family="paragraph" style:parent-style-name="Text_20_body">
      <style:text-properties fo:language="en" fo:country="US" officeooo:rsid="036e3003" officeooo:paragraph-rsid="03e0c4ab"/>
    </style:style>
    <style:style style:name="P111" style:family="paragraph" style:parent-style-name="Text_20_body">
      <style:text-properties fo:language="en" fo:country="US" officeooo:rsid="0322a0ad" officeooo:paragraph-rsid="0a524d2a"/>
    </style:style>
    <style:style style:name="P112" style:family="paragraph" style:parent-style-name="Text_20_body">
      <style:text-properties fo:language="en" fo:country="US" officeooo:rsid="03acac29" officeooo:paragraph-rsid="03e3ad63"/>
    </style:style>
    <style:style style:name="P113" style:family="paragraph" style:parent-style-name="Text_20_body">
      <style:text-properties fo:language="en" fo:country="US" officeooo:rsid="03b049eb" officeooo:paragraph-rsid="03b049eb"/>
    </style:style>
    <style:style style:name="P114" style:family="paragraph" style:parent-style-name="Text_20_body">
      <style:text-properties fo:language="en" fo:country="US" officeooo:rsid="03b2e796" officeooo:paragraph-rsid="03b2e796"/>
    </style:style>
    <style:style style:name="P115" style:family="paragraph" style:parent-style-name="Text_20_body">
      <style:text-properties fo:language="en" fo:country="US" officeooo:rsid="03b6da38" officeooo:paragraph-rsid="03b6da38"/>
    </style:style>
    <style:style style:name="P116" style:family="paragraph" style:parent-style-name="Text_20_body">
      <style:text-properties fo:language="en" fo:country="US" officeooo:rsid="03b837d2" officeooo:paragraph-rsid="03b837d2"/>
    </style:style>
    <style:style style:name="P117" style:family="paragraph" style:parent-style-name="Text_20_body">
      <style:text-properties fo:language="en" fo:country="US" officeooo:rsid="03bc815e" officeooo:paragraph-rsid="03bc815e"/>
    </style:style>
    <style:style style:name="P118" style:family="paragraph" style:parent-style-name="Text_20_body">
      <style:text-properties fo:language="en" fo:country="US" officeooo:rsid="050d25e0" officeooo:paragraph-rsid="050d25e0"/>
    </style:style>
    <style:style style:name="P119" style:family="paragraph" style:parent-style-name="Text_20_body">
      <style:text-properties fo:language="en" fo:country="US" officeooo:rsid="03d7e15a" officeooo:paragraph-rsid="03d7e15a"/>
    </style:style>
    <style:style style:name="P120" style:family="paragraph" style:parent-style-name="Text_20_body">
      <style:text-properties fo:language="en" fo:country="US" officeooo:rsid="03f7d9bd" officeooo:paragraph-rsid="03f7d9bd"/>
    </style:style>
    <style:style style:name="P121" style:family="paragraph" style:parent-style-name="Text_20_body">
      <style:text-properties fo:language="en" fo:country="US" officeooo:rsid="03f7d9bd" officeooo:paragraph-rsid="04269304"/>
    </style:style>
    <style:style style:name="P122" style:family="paragraph" style:parent-style-name="Text_20_body">
      <style:text-properties fo:language="en" fo:country="US" officeooo:rsid="03f7d9bd" officeooo:paragraph-rsid="0483cc34"/>
    </style:style>
    <style:style style:name="P123" style:family="paragraph" style:parent-style-name="Text_20_body">
      <style:text-properties fo:language="en" fo:country="US" officeooo:rsid="03f7d9bd" officeooo:paragraph-rsid="0457324a"/>
    </style:style>
    <style:style style:name="P124" style:family="paragraph" style:parent-style-name="Text_20_body">
      <style:text-properties fo:language="en" fo:country="US" officeooo:rsid="03f7d9bd" officeooo:paragraph-rsid="045ee805"/>
    </style:style>
    <style:style style:name="P125" style:family="paragraph" style:parent-style-name="Text_20_body">
      <style:text-properties fo:language="en" fo:country="US" officeooo:rsid="03f7d9bd" officeooo:paragraph-rsid="04af9d16"/>
    </style:style>
    <style:style style:name="P126" style:family="paragraph" style:parent-style-name="Text_20_body">
      <style:text-properties fo:language="en" fo:country="US" officeooo:rsid="03f98ec9" officeooo:paragraph-rsid="050d25e0"/>
    </style:style>
    <style:style style:name="P127" style:family="paragraph" style:parent-style-name="Text_20_body">
      <style:text-properties fo:language="en" fo:country="US" officeooo:rsid="03fedea6" officeooo:paragraph-rsid="03fedea6"/>
    </style:style>
    <style:style style:name="P128" style:family="paragraph" style:parent-style-name="Text_20_body">
      <style:text-properties fo:language="en" fo:country="US" officeooo:rsid="0470bdc3" officeooo:paragraph-rsid="0512de39"/>
    </style:style>
    <style:style style:name="P129" style:family="paragraph" style:parent-style-name="Text_20_body">
      <style:text-properties fo:language="en" fo:country="US" officeooo:rsid="04636293" officeooo:paragraph-rsid="04636293"/>
    </style:style>
    <style:style style:name="P130" style:family="paragraph" style:parent-style-name="Text_20_body">
      <style:text-properties fo:language="en" fo:country="US" officeooo:rsid="04636293" officeooo:paragraph-rsid="04dc3a2f"/>
    </style:style>
    <style:style style:name="P131" style:family="paragraph" style:parent-style-name="Text_20_body">
      <style:text-properties fo:language="en" fo:country="US" officeooo:rsid="04636293" officeooo:paragraph-rsid="04facb22"/>
    </style:style>
    <style:style style:name="P132" style:family="paragraph" style:parent-style-name="Text_20_body">
      <style:text-properties fo:language="en" fo:country="US" officeooo:rsid="04b6ff30" officeooo:paragraph-rsid="04b6ff30"/>
    </style:style>
    <style:style style:name="P133" style:family="paragraph" style:parent-style-name="Text_20_body">
      <style:text-properties fo:language="en" fo:country="US" officeooo:rsid="0439ec41" officeooo:paragraph-rsid="050d25e0"/>
    </style:style>
    <style:style style:name="P134" style:family="paragraph" style:parent-style-name="Text_20_body">
      <style:text-properties fo:language="en" fo:country="US" officeooo:rsid="0439ec41" officeooo:paragraph-rsid="0439ec41"/>
    </style:style>
    <style:style style:name="P135" style:family="paragraph" style:parent-style-name="Text_20_body">
      <style:text-properties fo:language="en" fo:country="US" officeooo:rsid="0439ec41" officeooo:paragraph-rsid="0457324a"/>
    </style:style>
    <style:style style:name="P136" style:family="paragraph" style:parent-style-name="Text_20_body">
      <style:text-properties fo:language="en" fo:country="US" officeooo:rsid="0439ec41" officeooo:paragraph-rsid="045ee805"/>
    </style:style>
    <style:style style:name="P137" style:family="paragraph" style:parent-style-name="Text_20_body">
      <style:text-properties fo:language="en" fo:country="US" officeooo:rsid="043ed011" officeooo:paragraph-rsid="044cd281"/>
    </style:style>
    <style:style style:name="P138" style:family="paragraph" style:parent-style-name="Text_20_body">
      <style:text-properties fo:language="en" fo:country="US" officeooo:rsid="0492e8c4" officeooo:paragraph-rsid="0492e8c4"/>
    </style:style>
    <style:style style:name="P139" style:family="paragraph" style:parent-style-name="Text_20_body">
      <style:text-properties fo:language="en" fo:country="US" officeooo:rsid="044cd281" officeooo:paragraph-rsid="044cd281"/>
    </style:style>
    <style:style style:name="P140" style:family="paragraph" style:parent-style-name="Text_20_body">
      <style:text-properties fo:language="en" fo:country="US" officeooo:rsid="044cd281" officeooo:paragraph-rsid="0457324a"/>
    </style:style>
    <style:style style:name="P141" style:family="paragraph" style:parent-style-name="Text_20_body">
      <style:text-properties fo:language="en" fo:country="US" officeooo:rsid="044cd281" officeooo:paragraph-rsid="045ee805"/>
    </style:style>
    <style:style style:name="P142" style:family="paragraph" style:parent-style-name="Text_20_body">
      <style:text-properties fo:language="en" fo:country="US" officeooo:rsid="04608545" officeooo:paragraph-rsid="04608545"/>
    </style:style>
    <style:style style:name="P143" style:family="paragraph" style:parent-style-name="Text_20_body">
      <style:text-properties fo:language="en" fo:country="US" officeooo:rsid="04939d9a" officeooo:paragraph-rsid="04939d9a"/>
    </style:style>
    <style:style style:name="P144" style:family="paragraph" style:parent-style-name="Text_20_body">
      <style:text-properties fo:language="en" fo:country="US" officeooo:rsid="04939d9a" officeooo:paragraph-rsid="04b0f788"/>
    </style:style>
    <style:style style:name="P145" style:family="paragraph" style:parent-style-name="Text_20_body">
      <style:text-properties fo:language="en" fo:country="US" officeooo:rsid="04b0f788" officeooo:paragraph-rsid="050d25e0"/>
    </style:style>
    <style:style style:name="P146" style:family="paragraph" style:parent-style-name="Text_20_body">
      <style:text-properties fo:language="en" fo:country="US" officeooo:rsid="04b0f788" officeooo:paragraph-rsid="04b0f788"/>
    </style:style>
    <style:style style:name="P147" style:family="paragraph" style:parent-style-name="Text_20_body">
      <style:text-properties fo:language="en" fo:country="US" officeooo:rsid="04982685" officeooo:paragraph-rsid="04a36b0f"/>
    </style:style>
    <style:style style:name="P148" style:family="paragraph" style:parent-style-name="Text_20_body">
      <style:text-properties fo:language="en" fo:country="US" officeooo:rsid="04982685" officeooo:paragraph-rsid="04982685"/>
    </style:style>
    <style:style style:name="P149" style:family="paragraph" style:parent-style-name="Text_20_body">
      <style:text-properties fo:language="en" fo:country="US" officeooo:rsid="04a36b0f"/>
    </style:style>
    <style:style style:name="P150" style:family="paragraph" style:parent-style-name="Text_20_body">
      <style:text-properties fo:language="en" fo:country="US" officeooo:rsid="04a36b0f" officeooo:paragraph-rsid="04a89684"/>
    </style:style>
    <style:style style:name="P151" style:family="paragraph" style:parent-style-name="Text_20_body">
      <style:text-properties fo:language="en" fo:country="US" officeooo:rsid="04d1db3a" officeooo:paragraph-rsid="04d1db3a"/>
    </style:style>
    <style:style style:name="P152" style:family="paragraph" style:parent-style-name="Text_20_body">
      <style:text-properties fo:language="en" fo:country="US" officeooo:rsid="04da95bb" officeooo:paragraph-rsid="04f46648"/>
    </style:style>
    <style:style style:name="P153" style:family="paragraph" style:parent-style-name="Text_20_body">
      <style:text-properties fo:language="en" fo:country="US" officeooo:rsid="04da95bb" officeooo:paragraph-rsid="04dc3a2f"/>
    </style:style>
    <style:style style:name="P154" style:family="paragraph" style:parent-style-name="Text_20_body">
      <style:text-properties fo:language="en" fo:country="US" officeooo:rsid="04e947f1" officeooo:paragraph-rsid="04e947f1"/>
    </style:style>
    <style:style style:name="P155" style:family="paragraph" style:parent-style-name="Text_20_body">
      <style:text-properties fo:language="en" fo:country="US" officeooo:rsid="04f0ebbd" officeooo:paragraph-rsid="04f11e74"/>
    </style:style>
    <style:style style:name="P156" style:family="paragraph" style:parent-style-name="Text_20_body">
      <style:text-properties fo:language="en" fo:country="US" officeooo:rsid="04f77f2e" officeooo:paragraph-rsid="04f77f2e"/>
    </style:style>
    <style:style style:name="P157" style:family="paragraph" style:parent-style-name="Text_20_body">
      <style:text-properties fo:language="en" fo:country="US" officeooo:rsid="04facb22" officeooo:paragraph-rsid="050a1928"/>
    </style:style>
    <style:style style:name="P158" style:family="paragraph" style:parent-style-name="Text_20_body">
      <style:text-properties fo:language="en" fo:country="US" officeooo:rsid="057ed4e7" officeooo:paragraph-rsid="05833bbe"/>
    </style:style>
    <style:style style:name="P159" style:family="paragraph" style:parent-style-name="Text_20_body">
      <style:text-properties fo:language="en" fo:country="US" officeooo:rsid="057ed4e7" officeooo:paragraph-rsid="057ed4e7"/>
    </style:style>
    <style:style style:name="P160" style:family="paragraph" style:parent-style-name="Text_20_body">
      <style:text-properties fo:language="en" fo:country="US" officeooo:rsid="0580095d" officeooo:paragraph-rsid="0580095d"/>
    </style:style>
    <style:style style:name="P161" style:family="paragraph" style:parent-style-name="Text_20_body">
      <style:text-properties fo:language="en" fo:country="US" officeooo:paragraph-rsid="016d253d"/>
    </style:style>
    <style:style style:name="P162" style:family="paragraph" style:parent-style-name="Text_20_body">
      <style:text-properties fo:language="en" fo:country="US" officeooo:rsid="00568acf" officeooo:paragraph-rsid="016d253d"/>
    </style:style>
    <style:style style:name="P163" style:family="paragraph" style:parent-style-name="Text_20_body">
      <style:text-properties fo:language="en" fo:country="US" officeooo:paragraph-rsid="016f8b5e"/>
    </style:style>
    <style:style style:name="P164" style:family="paragraph" style:parent-style-name="Text_20_body">
      <style:text-properties fo:language="en" fo:country="US" officeooo:rsid="01730a17" officeooo:paragraph-rsid="01730a17"/>
    </style:style>
    <style:style style:name="P165" style:family="paragraph" style:parent-style-name="Text_20_body">
      <style:text-properties fo:language="en" fo:country="US" officeooo:rsid="017402c1" officeooo:paragraph-rsid="01b88182"/>
    </style:style>
    <style:style style:name="P166" style:family="paragraph" style:parent-style-name="Text_20_body">
      <style:text-properties fo:language="en" fo:country="US" officeooo:rsid="01a0a7e2" officeooo:paragraph-rsid="05e2b9e0"/>
    </style:style>
    <style:style style:name="P167" style:family="paragraph" style:parent-style-name="Text_20_body">
      <style:text-properties fo:language="en" fo:country="US" officeooo:rsid="0176fe1a" officeooo:paragraph-rsid="01b88182"/>
    </style:style>
    <style:style style:name="P168" style:family="paragraph" style:parent-style-name="Text_20_body">
      <style:text-properties fo:language="en" fo:country="US" officeooo:rsid="0176fe1a" officeooo:paragraph-rsid="017402c1"/>
    </style:style>
    <style:style style:name="P169" style:family="paragraph" style:parent-style-name="Text_20_body">
      <style:text-properties fo:language="en" fo:country="US" officeooo:rsid="018bd937" officeooo:paragraph-rsid="0203ff92"/>
    </style:style>
    <style:style style:name="P170" style:family="paragraph" style:parent-style-name="Text_20_body">
      <style:text-properties fo:language="en" fo:country="US" officeooo:paragraph-rsid="05c10227"/>
    </style:style>
    <style:style style:name="P171" style:family="paragraph" style:parent-style-name="Text_20_body">
      <style:text-properties fo:language="en" fo:country="US" officeooo:paragraph-rsid="05f6af7d"/>
    </style:style>
    <style:style style:name="P172" style:family="paragraph" style:parent-style-name="Author">
      <style:text-properties fo:language="en" fo:country="US" officeooo:paragraph-rsid="05f6af7d"/>
    </style:style>
    <style:style style:name="P173" style:family="paragraph" style:parent-style-name="Text_20_body">
      <style:text-properties fo:language="en" fo:country="US" officeooo:rsid="05f83cd6" officeooo:paragraph-rsid="05f83cd6"/>
    </style:style>
    <style:style style:name="P174" style:family="paragraph" style:parent-style-name="Text_20_body">
      <style:text-properties fo:language="en" fo:country="US" officeooo:rsid="05f83cd6" officeooo:paragraph-rsid="09992931"/>
    </style:style>
    <style:style style:name="P175" style:family="paragraph" style:parent-style-name="Text_20_body">
      <style:text-properties fo:language="en" fo:country="US" officeooo:rsid="05f8daed" officeooo:paragraph-rsid="05f8daed"/>
    </style:style>
    <style:style style:name="P176" style:family="paragraph" style:parent-style-name="Text_20_body">
      <style:paragraph-properties fo:break-before="page"/>
      <style:text-properties fo:language="en" fo:country="US" officeooo:rsid="05f8daed" officeooo:paragraph-rsid="06314af3"/>
    </style:style>
    <style:style style:name="P177" style:family="paragraph" style:parent-style-name="Text_20_body">
      <style:text-properties fo:language="en" fo:country="US" officeooo:rsid="02ca3366" officeooo:paragraph-rsid="06b3f3d5"/>
    </style:style>
    <style:style style:name="P178" style:family="paragraph" style:parent-style-name="Text_20_body">
      <style:text-properties fo:language="en" fo:country="US" fo:font-style="italic" fo:font-weight="normal" officeooo:rsid="02efea6f" officeooo:paragraph-rsid="0682bc8b" style:font-style-asian="italic" style:font-weight-asian="normal" style:font-style-complex="italic" style:font-weight-complex="normal"/>
    </style:style>
    <style:style style:name="P179" style:family="paragraph" style:parent-style-name="Text_20_body">
      <style:text-properties fo:language="en" fo:country="US" officeooo:rsid="0275acba" officeooo:paragraph-rsid="06aad5b2"/>
    </style:style>
    <style:style style:name="P180" style:family="paragraph" style:parent-style-name="Text_20_body">
      <style:text-properties fo:language="en" fo:country="US" officeooo:paragraph-rsid="06c242c5"/>
    </style:style>
    <style:style style:name="P181" style:family="paragraph" style:parent-style-name="Text_20_body">
      <style:text-properties fo:language="en" fo:country="US" officeooo:paragraph-rsid="063ad66a"/>
    </style:style>
    <style:style style:name="P182" style:family="paragraph" style:parent-style-name="Text_20_body">
      <style:text-properties fo:language="en" fo:country="US" officeooo:rsid="0375944b" officeooo:paragraph-rsid="076e375d"/>
    </style:style>
    <style:style style:name="P183" style:family="paragraph" style:parent-style-name="Text_20_body">
      <style:text-properties fo:language="en" fo:country="US" officeooo:rsid="0375944b" officeooo:paragraph-rsid="08d28199"/>
    </style:style>
    <style:style style:name="P184" style:family="paragraph" style:parent-style-name="Text_20_body">
      <style:text-properties fo:language="en" fo:country="US" officeooo:rsid="05b9eddf" officeooo:paragraph-rsid="07e320a9"/>
    </style:style>
    <style:style style:name="P185" style:family="paragraph" style:parent-style-name="Text_20_body">
      <style:paragraph-properties fo:break-before="page"/>
      <style:text-properties fo:language="en" fo:country="US" officeooo:rsid="05b9eddf" officeooo:paragraph-rsid="07e320a9"/>
    </style:style>
    <style:style style:name="P186" style:family="paragraph" style:parent-style-name="Text_20_body">
      <style:text-properties fo:language="en" fo:country="US" officeooo:rsid="05b9eddf" officeooo:paragraph-rsid="09a4211e"/>
    </style:style>
    <style:style style:name="P187" style:family="paragraph" style:parent-style-name="Text_20_body">
      <style:text-properties fo:language="en" fo:country="US" officeooo:rsid="05b9eddf" officeooo:paragraph-rsid="07edfdbc"/>
    </style:style>
    <style:style style:name="P188" style:family="paragraph" style:parent-style-name="Text_20_body">
      <style:text-properties fo:language="en" fo:country="US" officeooo:rsid="05b9eddf" officeooo:paragraph-rsid="09e750d2"/>
    </style:style>
    <style:style style:name="P189" style:family="paragraph" style:parent-style-name="Text_20_body">
      <style:text-properties fo:language="en" fo:country="US" officeooo:rsid="05a90688" officeooo:paragraph-rsid="07e320a9"/>
    </style:style>
    <style:style style:name="P190" style:family="paragraph" style:parent-style-name="Text_20_body">
      <style:text-properties fo:language="en" fo:country="US" officeooo:rsid="05ae4f0f" officeooo:paragraph-rsid="07e320a9"/>
    </style:style>
    <style:style style:name="P191" style:family="paragraph" style:parent-style-name="Text_20_body">
      <style:text-properties fo:language="en" fo:country="US" officeooo:rsid="05d3311f" officeooo:paragraph-rsid="07e320a9"/>
    </style:style>
    <style:style style:name="P192" style:family="paragraph" style:parent-style-name="Text_20_body">
      <style:text-properties fo:language="en" fo:country="US" officeooo:rsid="05d4fc0b" officeooo:paragraph-rsid="07e320a9"/>
    </style:style>
    <style:style style:name="P193" style:family="paragraph" style:parent-style-name="Text_20_body">
      <style:text-properties fo:language="en" fo:country="US" officeooo:rsid="05ca00aa" officeooo:paragraph-rsid="07e320a9"/>
    </style:style>
    <style:style style:name="P194" style:family="paragraph" style:parent-style-name="Text_20_body">
      <style:text-properties fo:language="en" fo:country="US" officeooo:rsid="05b1c64b" officeooo:paragraph-rsid="07e320a9"/>
    </style:style>
    <style:style style:name="P195" style:family="paragraph" style:parent-style-name="Text_20_body">
      <style:text-properties fo:language="en" fo:country="US" officeooo:rsid="05cd785a" officeooo:paragraph-rsid="07e320a9"/>
    </style:style>
    <style:style style:name="P196" style:family="paragraph" style:parent-style-name="Text_20_body">
      <style:text-properties fo:language="en" fo:country="US" officeooo:rsid="05b6a0ed" officeooo:paragraph-rsid="07e320a9"/>
    </style:style>
    <style:style style:name="P197" style:family="paragraph" style:parent-style-name="Text_20_body">
      <style:text-properties fo:language="en" fo:country="US" officeooo:rsid="05d16a55" officeooo:paragraph-rsid="07e320a9"/>
    </style:style>
    <style:style style:name="P198" style:family="paragraph" style:parent-style-name="Text_20_body">
      <style:text-properties fo:language="en" fo:country="US" officeooo:rsid="05d5238a" officeooo:paragraph-rsid="07e320a9"/>
    </style:style>
    <style:style style:name="P199" style:family="paragraph" style:parent-style-name="Text_20_body">
      <style:text-properties fo:language="en" fo:country="US" officeooo:rsid="065b51a2" officeooo:paragraph-rsid="07e320a9"/>
    </style:style>
    <style:style style:name="P200" style:family="paragraph" style:parent-style-name="Text_20_body">
      <style:text-properties fo:language="en" fo:country="US" officeooo:rsid="05c962fe" officeooo:paragraph-rsid="07e320a9"/>
    </style:style>
    <style:style style:name="P201" style:family="paragraph" style:parent-style-name="Text_20_body">
      <style:text-properties fo:language="en" fo:country="US" officeooo:rsid="03d7e143" officeooo:paragraph-rsid="08467353"/>
    </style:style>
    <style:style style:name="P202" style:family="paragraph" style:parent-style-name="Text_20_body">
      <style:text-properties fo:language="en" fo:country="US" officeooo:paragraph-rsid="087828de"/>
    </style:style>
    <style:style style:name="P203" style:family="paragraph" style:parent-style-name="Text_20_body">
      <style:text-properties fo:language="en" fo:country="US" officeooo:rsid="034c0b41" officeooo:paragraph-rsid="088b02e9"/>
    </style:style>
    <style:style style:name="P204" style:family="paragraph" style:parent-style-name="Text_20_body">
      <style:text-properties fo:language="en" fo:country="US" officeooo:rsid="088b02e9" officeooo:paragraph-rsid="088b02e9"/>
    </style:style>
    <style:style style:name="P205" style:family="paragraph" style:parent-style-name="Text_20_body">
      <style:text-properties fo:language="en" fo:country="US" officeooo:rsid="092153ba" officeooo:paragraph-rsid="09234276"/>
    </style:style>
    <style:style style:name="P206" style:family="paragraph" style:parent-style-name="Text_20_body">
      <style:text-properties fo:language="en" fo:country="US" officeooo:rsid="03102cd1" officeooo:paragraph-rsid="0927c218"/>
    </style:style>
    <style:style style:name="P207" style:family="paragraph" style:parent-style-name="Text_20_body">
      <style:text-properties fo:language="en" fo:country="US" officeooo:paragraph-rsid="04012278"/>
    </style:style>
    <style:style style:name="P208" style:family="paragraph" style:parent-style-name="Text_20_body">
      <style:text-properties fo:language="en" fo:country="US" officeooo:rsid="063936a6" officeooo:paragraph-rsid="063936a6"/>
    </style:style>
    <style:style style:name="P209" style:family="paragraph" style:parent-style-name="Text_20_body">
      <style:text-properties fo:language="en" fo:country="US" officeooo:rsid="0272dcef" officeooo:paragraph-rsid="094b7ac2"/>
    </style:style>
    <style:style style:name="P210" style:family="paragraph" style:parent-style-name="Text_20_body">
      <style:text-properties fo:language="en" fo:country="US" officeooo:rsid="038a0ad0" officeooo:paragraph-rsid="09423b50"/>
    </style:style>
    <style:style style:name="P211" style:family="paragraph" style:parent-style-name="Text_20_body">
      <style:text-properties fo:language="en" fo:country="US" officeooo:paragraph-rsid="07f6148d"/>
    </style:style>
    <style:style style:name="P212" style:family="paragraph" style:parent-style-name="Text_20_body">
      <style:text-properties fo:language="en" fo:country="US" officeooo:rsid="0976860a" officeooo:paragraph-rsid="0976860a"/>
    </style:style>
    <style:style style:name="P213" style:family="paragraph" style:parent-style-name="Text_20_body">
      <style:text-properties fo:language="en" fo:country="US" officeooo:rsid="097d9c50" officeooo:paragraph-rsid="097d9c50"/>
    </style:style>
    <style:style style:name="P214" style:family="paragraph" style:parent-style-name="Text_20_body">
      <style:text-properties fo:language="en" fo:country="US" officeooo:rsid="03779096" officeooo:paragraph-rsid="08d7b3e7"/>
    </style:style>
    <style:style style:name="P215" style:family="paragraph" style:parent-style-name="Text_20_body">
      <style:text-properties fo:language="en" fo:country="US" officeooo:rsid="00840b4e" officeooo:paragraph-rsid="09d1887d"/>
    </style:style>
    <style:style style:name="P216" style:family="paragraph" style:parent-style-name="Text_20_body">
      <style:text-properties fo:language="en" fo:country="US" officeooo:paragraph-rsid="09d217ae"/>
    </style:style>
    <style:style style:name="P217" style:family="paragraph" style:parent-style-name="Text_20_body">
      <style:text-properties fo:language="en" fo:country="US" officeooo:rsid="006ec967" officeooo:paragraph-rsid="09d679e8"/>
    </style:style>
    <style:style style:name="P218" style:family="paragraph" style:parent-style-name="Text_20_body">
      <style:text-properties fo:language="en" fo:country="US" officeooo:paragraph-rsid="09d9e16c"/>
    </style:style>
    <style:style style:name="P219" style:family="paragraph" style:parent-style-name="Text_20_body">
      <style:text-properties fo:language="en" fo:country="US" officeooo:rsid="01797ee9" officeooo:paragraph-rsid="09dbe0d6"/>
    </style:style>
    <style:style style:name="P220" style:family="paragraph" style:parent-style-name="Text_20_body">
      <style:text-properties fo:language="en" fo:country="US" officeooo:paragraph-rsid="09a8b6aa"/>
    </style:style>
    <style:style style:name="P221" style:family="paragraph" style:parent-style-name="Standard">
      <style:text-properties fo:language="en" fo:country="US" officeooo:rsid="00dafa2c" officeooo:paragraph-rsid="00dafa2c"/>
    </style:style>
    <style:style style:name="P222" style:family="paragraph" style:parent-style-name="Standard">
      <style:text-properties fo:language="en" fo:country="US" officeooo:rsid="00ddbf8f" officeooo:paragraph-rsid="050b53fd"/>
    </style:style>
    <style:style style:name="P223" style:family="paragraph" style:parent-style-name="Standard">
      <style:text-properties fo:language="en" fo:country="US" officeooo:rsid="00ddbf8f" officeooo:paragraph-rsid="00ddbf8f"/>
    </style:style>
    <style:style style:name="P224" style:family="paragraph" style:parent-style-name="Standard">
      <style:text-properties fo:language="en" fo:country="US" officeooo:rsid="00eb886c" officeooo:paragraph-rsid="00f59f77"/>
    </style:style>
    <style:style style:name="P225" style:family="paragraph" style:parent-style-name="Standard">
      <style:text-properties fo:language="en" fo:country="US" officeooo:rsid="0100846b" officeooo:paragraph-rsid="050ba0ee"/>
    </style:style>
    <style:style style:name="P226" style:family="paragraph" style:parent-style-name="Standard">
      <style:text-properties fo:language="en" fo:country="US" officeooo:rsid="01001564" officeooo:paragraph-rsid="01001564"/>
    </style:style>
    <style:style style:name="P227" style:family="paragraph" style:parent-style-name="Standard">
      <style:text-properties fo:language="en" fo:country="US" officeooo:rsid="0111c7e2" officeooo:paragraph-rsid="050ba0ee"/>
    </style:style>
    <style:style style:name="P228" style:family="paragraph" style:parent-style-name="Standard">
      <style:text-properties fo:language="en" fo:country="US" officeooo:rsid="0111c7e2" officeooo:paragraph-rsid="0111c7e2"/>
    </style:style>
    <style:style style:name="P229" style:family="paragraph" style:parent-style-name="Standard">
      <style:text-properties fo:language="en" fo:country="US" officeooo:rsid="011a2c8a" officeooo:paragraph-rsid="050ba0ee"/>
    </style:style>
    <style:style style:name="P230" style:family="paragraph" style:parent-style-name="Standard">
      <style:text-properties fo:language="en" fo:country="US" officeooo:rsid="011a2c8a" officeooo:paragraph-rsid="011e3880"/>
    </style:style>
    <style:style style:name="P231" style:family="paragraph" style:parent-style-name="Standard">
      <style:text-properties fo:language="en" fo:country="US" officeooo:rsid="011f99cd" officeooo:paragraph-rsid="050ba0ee"/>
    </style:style>
    <style:style style:name="P232" style:family="paragraph" style:parent-style-name="Standard">
      <style:text-properties fo:language="en" fo:country="US" officeooo:rsid="00a2d36d" officeooo:paragraph-rsid="011f99cd"/>
    </style:style>
    <style:style style:name="P233" style:family="paragraph" style:parent-style-name="Author">
      <style:text-properties fo:language="en" fo:country="US"/>
    </style:style>
    <style:style style:name="P234" style:family="paragraph" style:parent-style-name="Quotations">
      <style:text-properties fo:language="en" fo:country="US" officeooo:paragraph-rsid="06274c9f"/>
    </style:style>
    <style:style style:name="P235" style:family="paragraph" style:parent-style-name="Code_20_Source">
      <style:text-properties fo:language="en" fo:country="US"/>
    </style:style>
    <style:style style:name="P236" style:family="paragraph" style:parent-style-name="Table_20_Contents">
      <style:paragraph-properties fo:text-align="center" style:justify-single-word="false"/>
      <style:text-properties fo:language="en" fo:country="US" officeooo:paragraph-rsid="069a7a60"/>
    </style:style>
    <style:style style:name="P237" style:family="paragraph" style:parent-style-name="Table_20_Contents">
      <style:paragraph-properties fo:text-align="center" style:justify-single-word="false"/>
      <style:text-properties fo:language="en" fo:country="US" officeooo:rsid="0239df5f" officeooo:paragraph-rsid="069a7a60"/>
    </style:style>
    <style:style style:name="P238" style:family="paragraph" style:parent-style-name="Table_20_Contents">
      <style:paragraph-properties fo:text-align="center" style:justify-single-word="false"/>
      <style:text-properties fo:language="en" fo:country="US" officeooo:rsid="023b1690" officeooo:paragraph-rsid="069a7a60"/>
    </style:style>
    <style:style style:name="P239" style:family="paragraph" style:parent-style-name="Table_20_Contents">
      <style:paragraph-properties fo:text-align="center" style:justify-single-word="false"/>
      <style:text-properties fo:language="en" fo:country="US" officeooo:rsid="023cb190" officeooo:paragraph-rsid="069a7a60"/>
    </style:style>
    <style:style style:name="P240" style:family="paragraph" style:parent-style-name="Text_20_body">
      <style:text-properties fo:language="en" fo:country="US" officeooo:rsid="011001b5" officeooo:paragraph-rsid="011001b5"/>
    </style:style>
    <style:style style:name="P241" style:family="paragraph" style:parent-style-name="Author">
      <style:text-properties fo:language="en" fo:country="US" officeooo:rsid="00bb700a" officeooo:paragraph-rsid="016da5a1"/>
    </style:style>
    <style:style style:name="P242" style:family="paragraph" style:parent-style-name="Author">
      <style:text-properties fo:language="en" fo:country="US" officeooo:rsid="00bb700a" officeooo:paragraph-rsid="03a73593"/>
    </style:style>
    <style:style style:name="P243" style:family="paragraph" style:parent-style-name="Author">
      <style:text-properties fo:language="en" fo:country="US" officeooo:rsid="00bb700a" officeooo:paragraph-rsid="07e320a9"/>
    </style:style>
    <style:style style:name="P244" style:family="paragraph" style:parent-style-name="Text_20_body">
      <style:text-properties fo:language="en" fo:country="US" officeooo:rsid="03b8cc40" officeooo:paragraph-rsid="03b8cc40"/>
    </style:style>
    <style:style style:name="P245" style:family="paragraph" style:parent-style-name="Standard">
      <style:text-properties fo:language="en" fo:country="US" officeooo:paragraph-rsid="0a524d2a"/>
    </style:style>
    <style:style style:name="P246" style:family="paragraph" style:parent-style-name="Standard">
      <style:paragraph-properties fo:break-before="page"/>
      <style:text-properties fo:language="en" fo:country="US" officeooo:paragraph-rsid="0a524d2a"/>
    </style:style>
    <style:style style:name="P247" style:family="paragraph" style:parent-style-name="Text_20_body">
      <style:text-properties fo:language="en" fo:country="US" officeooo:paragraph-rsid="0a524d2a"/>
    </style:style>
    <style:style style:name="P248" style:family="paragraph" style:parent-style-name="Text_20_body">
      <style:text-properties fo:language="en" fo:country="US" officeooo:paragraph-rsid="08467353"/>
    </style:style>
    <style:style style:name="P249" style:family="paragraph" style:parent-style-name="Text_20_body">
      <style:paragraph-properties>
        <style:tab-stops>
          <style:tab-stop style:position="1.508cm"/>
          <style:tab-stop style:position="15.505cm" style:type="right"/>
        </style:tab-stops>
      </style:paragraph-properties>
      <style:text-properties fo:color="#0369a3" loext:opacity="100%" fo:language="en" fo:country="US"/>
    </style:style>
    <style:style style:name="P250" style:family="paragraph" style:parent-style-name="Text_20_body">
      <style:paragraph-properties>
        <style:tab-stops>
          <style:tab-stop style:position="1.508cm"/>
          <style:tab-stop style:position="15.505cm" style:type="right"/>
        </style:tab-stops>
      </style:paragraph-properties>
      <style:text-properties fo:color="#0066cc" loext:opacity="100%" fo:language="en" fo:country="US"/>
    </style:style>
    <style:style style:name="P251" style:family="paragraph" style:parent-style-name="Text_20_body">
      <style:text-properties officeooo:rsid="05c18d00" officeooo:paragraph-rsid="05de072d"/>
    </style:style>
    <style:style style:name="P252" style:family="paragraph" style:parent-style-name="Text_20_body">
      <style:text-properties fo:color="#800000" loext:opacity="100%" fo:language="en" fo:country="US" fo:font-weight="normal" officeooo:rsid="063ad66a" officeooo:paragraph-rsid="063ad66a" style:font-weight-asian="normal" style:font-weight-complex="normal"/>
    </style:style>
    <style:style style:name="P253" style:family="paragraph" style:parent-style-name="Text_20_body">
      <style:text-properties fo:color="#800000" loext:opacity="100%" fo:language="en" fo:country="US" fo:font-weight="normal" officeooo:rsid="063ad66a" officeooo:paragraph-rsid="09cb924e" style:font-weight-asian="normal" style:font-weight-complex="normal"/>
    </style:style>
    <style:style style:name="P254" style:family="paragraph" style:parent-style-name="Text_20_body">
      <style:text-properties fo:color="#800000" loext:opacity="100%" fo:language="en" fo:country="US" fo:font-weight="normal" officeooo:rsid="063ad66a" officeooo:paragraph-rsid="0a57b5ae" style:font-weight-asian="normal" style:font-weight-complex="normal"/>
    </style:style>
    <style:style style:name="P255" style:family="paragraph" style:parent-style-name="Text_20_body">
      <style:text-properties fo:color="#800000" loext:opacity="100%" fo:language="en" fo:country="US" fo:font-weight="normal" officeooo:rsid="09c4231b" officeooo:paragraph-rsid="09c4231b" style:font-weight-asian="normal" style:font-weight-complex="normal"/>
    </style:style>
    <style:style style:name="P256" style:family="paragraph" style:parent-style-name="Text_20_body">
      <style:text-properties fo:color="#800000" loext:opacity="100%" fo:language="en" fo:country="US" fo:font-weight="normal" officeooo:rsid="09c60824" officeooo:paragraph-rsid="09c60824" style:font-weight-asian="normal" style:font-weight-complex="normal"/>
    </style:style>
    <style:style style:name="P257" style:family="paragraph" style:parent-style-name="Text_20_body">
      <style:text-properties fo:color="#800000" loext:opacity="100%" fo:language="en" fo:country="US" officeooo:rsid="04b6ff30" officeooo:paragraph-rsid="063729d6"/>
    </style:style>
    <style:style style:name="P258" style:family="paragraph" style:parent-style-name="Text_20_body">
      <style:text-properties fo:color="#800000" loext:opacity="100%" fo:language="en" fo:country="US" officeooo:rsid="0672fa5a" officeooo:paragraph-rsid="07e320a9"/>
    </style:style>
    <style:style style:name="P259" style:family="paragraph" style:parent-style-name="Text_20_body">
      <style:text-properties fo:color="#800000" loext:opacity="100%" fo:language="en" fo:country="US" fo:font-weight="bold" officeooo:rsid="090a95d5" officeooo:paragraph-rsid="090a95d5" style:font-weight-asian="bold" style:font-weight-complex="bold"/>
    </style:style>
    <style:style style:name="P260" style:family="paragraph" style:parent-style-name="Text_20_body">
      <style:text-properties fo:color="#800000" loext:opacity="100%" fo:language="en" fo:country="US" officeooo:rsid="09960f47" officeooo:paragraph-rsid="09960f47"/>
    </style:style>
    <style:style style:name="P261" style:family="paragraph" style:parent-style-name="Text_20_body">
      <style:text-properties fo:color="#800000" loext:opacity="100%" fo:language="en" fo:country="US" officeooo:rsid="09a19eed" officeooo:paragraph-rsid="09a19eed"/>
    </style:style>
    <style:style style:name="P262" style:family="paragraph" style:parent-style-name="Text_20_body">
      <style:text-properties fo:color="#800000" loext:opacity="100%" fo:language="en" fo:country="US" officeooo:rsid="05d5238a" officeooo:paragraph-rsid="07e320a9"/>
    </style:style>
    <style:style style:name="P263" style:family="paragraph" style:parent-style-name="Text_20_body">
      <style:text-properties fo:color="#800000" loext:opacity="100%" fo:language="en" fo:country="US" officeooo:rsid="09e6b442" officeooo:paragraph-rsid="09e6b442"/>
    </style:style>
    <style:style style:name="P264" style:family="paragraph" style:parent-style-name="Text_20_body">
      <style:text-properties fo:color="#800000" loext:opacity="100%" fo:language="en" fo:country="US" officeooo:rsid="09e750d2" officeooo:paragraph-rsid="09e750d2"/>
    </style:style>
    <style:style style:name="P265" style:family="paragraph" style:parent-style-name="Text_20_body">
      <style:text-properties fo:color="#800000" loext:opacity="100%" fo:language="en" fo:country="US" officeooo:rsid="09e7b861" officeooo:paragraph-rsid="09e7b861"/>
    </style:style>
    <style:style style:name="P266" style:family="paragraph" style:parent-style-name="Text_20_body">
      <style:text-properties fo:color="#800000" loext:opacity="100%" officeooo:rsid="09e750d2" officeooo:paragraph-rsid="09e750d2"/>
    </style:style>
    <style:style style:name="P267" style:family="paragraph" style:parent-style-name="Text_20_body">
      <style:text-properties fo:color="#990000" loext:opacity="100%" fo:language="en" fo:country="US" officeooo:rsid="04b6ff30" officeooo:paragraph-rsid="063729d6"/>
    </style:style>
    <style:style style:name="P268" style:family="paragraph" style:parent-style-name="Text_20_body">
      <style:text-properties fo:color="#990000" loext:opacity="100%" fo:language="en" fo:country="US" officeooo:rsid="04b6ff30" officeooo:paragraph-rsid="09f2c31c"/>
    </style:style>
    <style:style style:name="P269" style:family="paragraph" style:parent-style-name="Text_20_body">
      <style:text-properties fo:color="#990000" loext:opacity="100%" fo:language="en" fo:country="US" officeooo:rsid="04b6ff30" officeooo:paragraph-rsid="0a0c9a27"/>
    </style:style>
    <style:style style:name="P270" style:family="paragraph" style:parent-style-name="Text_20_body">
      <style:text-properties style:use-window-font-color="true" loext:opacity="0%" fo:language="en" fo:country="US" fo:font-weight="normal" officeooo:rsid="0275acba" officeooo:paragraph-rsid="06c57fec" style:font-weight-asian="normal" style:font-weight-complex="normal"/>
    </style:style>
    <style:style style:name="P271" style:family="paragraph" style:parent-style-name="Text_20_body">
      <style:text-properties style:use-window-font-color="true" loext:opacity="0%" fo:language="en" fo:country="US" fo:font-weight="normal" officeooo:rsid="02ef7117" officeooo:paragraph-rsid="06d644c9" style:font-weight-asian="normal" style:font-weight-complex="normal"/>
    </style:style>
    <style:style style:name="P272" style:family="paragraph" style:parent-style-name="Text_20_body">
      <style:text-properties style:use-window-font-color="true" loext:opacity="0%" fo:language="en" fo:country="US" fo:font-weight="normal" officeooo:rsid="0198c0bc" officeooo:paragraph-rsid="06306876" style:font-weight-asian="normal" style:font-weight-complex="normal"/>
    </style:style>
    <style:style style:name="P273" style:family="paragraph" style:parent-style-name="Text_20_body">
      <style:text-properties style:use-window-font-color="true" loext:opacity="0%" fo:language="en" fo:country="US" fo:font-weight="normal" officeooo:rsid="07453f70" officeooo:paragraph-rsid="08c63806" style:font-weight-asian="normal" style:font-weight-complex="normal"/>
    </style:style>
    <style:style style:name="P274" style:family="paragraph" style:parent-style-name="Text_20_body">
      <style:paragraph-properties fo:margin-left="1.251cm" fo:margin-right="0cm" fo:text-align="start" style:justify-single-word="false" fo:text-indent="0.199cm" style:auto-text-indent="false"/>
      <style:text-properties style:use-window-font-color="true" loext:opacity="0%" fo:language="en" fo:country="US" fo:font-weight="normal" officeooo:rsid="025ccdd7" officeooo:paragraph-rsid="06c57fec" style:font-weight-asian="normal" style:font-weight-complex="normal"/>
    </style:style>
    <style:style style:name="P275" style:family="paragraph" style:parent-style-name="Text_20_body">
      <style:text-properties style:use-window-font-color="true" loext:opacity="0%" fo:language="en" fo:country="US" fo:font-weight="bold" officeooo:rsid="025ccdd7" officeooo:paragraph-rsid="06c57fec" style:font-weight-asian="bold" style:font-weight-complex="bold"/>
    </style:style>
    <style:style style:name="P276" style:family="paragraph" style:parent-style-name="Text_20_body">
      <style:text-properties style:use-window-font-color="true" loext:opacity="0%" fo:language="en" fo:country="US" officeooo:rsid="02b5b150" officeooo:paragraph-rsid="06c57fec"/>
    </style:style>
    <style:style style:name="P277" style:family="paragraph" style:parent-style-name="Text_20_body">
      <style:paragraph-properties fo:margin-left="1.251cm" fo:margin-right="0cm" fo:text-align="start" style:justify-single-word="false" fo:text-indent="0.199cm" style:auto-text-indent="false"/>
      <style:text-properties style:use-window-font-color="true" loext:opacity="0%" fo:language="en" fo:country="US" officeooo:rsid="02b5b150" officeooo:paragraph-rsid="06c57fec"/>
    </style:style>
    <style:style style:name="P278" style:family="paragraph" style:parent-style-name="Text_20_body">
      <style:text-properties style:use-window-font-color="true" loext:opacity="0%" fo:language="en" fo:country="US" officeooo:rsid="02624ea8" officeooo:paragraph-rsid="074c0a3d"/>
    </style:style>
    <style:style style:name="P279" style:family="paragraph" style:parent-style-name="Text_20_body">
      <style:paragraph-properties fo:margin-left="1.251cm" fo:margin-right="0cm" fo:text-align="start" style:justify-single-word="false" fo:text-indent="0.199cm" style:auto-text-indent="false"/>
      <style:text-properties style:use-window-font-color="true" loext:opacity="0%" fo:language="en" fo:country="US" officeooo:rsid="02624ea8" officeooo:paragraph-rsid="06c57fec"/>
    </style:style>
    <style:style style:name="P280" style:family="paragraph" style:parent-style-name="Text_20_body">
      <style:text-properties style:use-window-font-color="true" loext:opacity="0%" fo:language="en" fo:country="US" officeooo:rsid="01af02db" officeooo:paragraph-rsid="01af02db"/>
    </style:style>
    <style:style style:name="P281" style:family="paragraph" style:parent-style-name="Text_20_body">
      <style:text-properties style:use-window-font-color="true" loext:opacity="0%" fo:language="en" fo:country="US" officeooo:rsid="00626449" officeooo:paragraph-rsid="016d253d"/>
    </style:style>
    <style:style style:name="P282" style:family="paragraph" style:parent-style-name="Text_20_body">
      <style:text-properties style:use-window-font-color="true" loext:opacity="0%" fo:language="en" fo:country="US" officeooo:rsid="01801819" officeooo:paragraph-rsid="02039c43"/>
    </style:style>
    <style:style style:name="P283" style:family="paragraph" style:parent-style-name="Text_20_body">
      <style:text-properties style:use-window-font-color="true" loext:opacity="0%" fo:language="en" fo:country="US" officeooo:rsid="007730a7" officeooo:paragraph-rsid="0a09aed4"/>
    </style:style>
    <style:style style:name="P284" style:family="paragraph" style:parent-style-name="Text_20_body">
      <style:paragraph-properties fo:text-align="center" style:justify-single-word="false"/>
      <style:text-properties style:use-window-font-color="true" loext:opacity="0%" fo:font-size="16pt" fo:font-weight="bold" officeooo:paragraph-rsid="07caabb4" style:font-size-asian="16pt" style:font-weight-asian="bold" style:font-size-complex="16pt" style:font-weight-complex="bold"/>
    </style:style>
    <style:style style:name="P285" style:family="paragraph" style:parent-style-name="Text_20_body">
      <style:paragraph-properties fo:text-align="center" style:justify-single-word="false"/>
      <style:text-properties style:use-window-font-color="true" loext:opacity="0%" fo:font-size="16pt" fo:font-weight="bold" officeooo:rsid="02119094" officeooo:paragraph-rsid="07caabb4" style:font-size-asian="16pt" style:font-weight-asian="bold" style:font-size-complex="16pt" style:font-weight-complex="bold"/>
    </style:style>
    <style:style style:name="P286" style:family="paragraph" style:parent-style-name="Text_20_body">
      <style:paragraph-properties fo:text-align="center" style:justify-single-word="false"/>
      <style:text-properties style:use-window-font-color="true" loext:opacity="0%" fo:font-size="16pt" fo:font-weight="bold" officeooo:rsid="0214e193" officeooo:paragraph-rsid="07caabb4" style:font-size-asian="16pt" style:font-weight-asian="bold" style:font-size-complex="16pt" style:font-weight-complex="bold"/>
    </style:style>
    <style:style style:name="P287" style:family="paragraph" style:parent-style-name="Text_20_body">
      <style:paragraph-properties fo:text-align="center" style:justify-single-word="false"/>
      <style:text-properties style:use-window-font-color="true" loext:opacity="0%" fo:font-size="16pt" fo:font-weight="bold" officeooo:rsid="08136614" officeooo:paragraph-rsid="08136614" style:font-size-asian="16pt" style:font-weight-asian="bold" style:font-size-complex="16pt" style:font-weight-complex="bold"/>
    </style:style>
    <style:style style:name="P288" style:family="paragraph" style:parent-style-name="Text_20_body">
      <style:paragraph-properties fo:text-align="center" style:justify-single-word="false"/>
      <style:text-properties style:use-window-font-color="true" loext:opacity="0%" style:font-name="Ubuntu1" fo:font-size="16pt" fo:font-weight="bold" officeooo:rsid="02119094" officeooo:paragraph-rsid="07caabb4" style:font-size-asian="16pt" style:font-weight-asian="bold" style:font-size-complex="16pt" style:font-weight-complex="bold"/>
    </style:style>
    <style:style style:name="P289" style:family="paragraph" style:parent-style-name="Text_20_body">
      <style:paragraph-properties fo:text-align="center" style:justify-single-word="false"/>
      <style:text-properties style:use-window-font-color="true" loext:opacity="0%" style:font-name="Ubuntu1" fo:font-size="16pt" fo:font-weight="bold" officeooo:rsid="02141368" officeooo:paragraph-rsid="07caabb4" style:font-size-asian="16pt" style:font-weight-asian="bold" style:font-size-complex="16pt" style:font-weight-complex="bold"/>
    </style:style>
    <style:style style:name="P290" style:family="paragraph" style:parent-style-name="Text_20_body">
      <style:paragraph-properties fo:text-align="center" style:justify-single-word="false"/>
      <style:text-properties style:use-window-font-color="true" loext:opacity="0%" style:font-name="Ubuntu1" fo:font-size="16pt" fo:font-weight="bold" officeooo:rsid="08cc6a24" officeooo:paragraph-rsid="08cc6a24" style:font-size-asian="16pt" style:font-weight-asian="bold" style:font-size-complex="16pt" style:font-weight-complex="bold"/>
    </style:style>
    <style:style style:name="P291" style:family="paragraph" style:parent-style-name="Text_20_body">
      <style:paragraph-properties fo:text-align="start" style:justify-single-word="false"/>
      <style:text-properties style:use-window-font-color="true" loext:opacity="0%" style:font-name="Ubuntu1" fo:font-size="10pt" fo:font-weight="bold" officeooo:rsid="07e8f41e" officeooo:paragraph-rsid="0955513a" style:font-size-asian="10pt" style:font-weight-asian="bold" style:font-size-complex="10pt" style:font-weight-complex="bold"/>
    </style:style>
    <style:style style:name="P292" style:family="paragraph" style:parent-style-name="Text_20_body">
      <style:paragraph-properties fo:text-align="start" style:justify-single-word="false"/>
      <style:text-properties style:use-window-font-color="true" loext:opacity="0%" style:font-name="Ubuntu1" fo:font-size="10pt" fo:font-weight="bold" officeooo:rsid="07e8f41e" officeooo:paragraph-rsid="0a2d9f48" style:font-size-asian="10pt" style:font-weight-asian="bold" style:font-size-complex="10pt" style:font-weight-complex="bold"/>
    </style:style>
    <style:style style:name="P293" style:family="paragraph" style:parent-style-name="Text_20_body">
      <style:paragraph-properties fo:text-align="center" style:justify-single-word="false"/>
      <style:text-properties style:use-window-font-color="true" loext:opacity="0%" style:font-name="Ubuntu1" fo:font-size="20pt" fo:font-weight="bold" officeooo:rsid="09a9589a" officeooo:paragraph-rsid="09a9589a" style:font-size-asian="17.5pt" style:font-weight-asian="bold" style:font-size-complex="20pt" style:font-weight-complex="bold"/>
    </style:style>
    <style:style style:name="P294" style:family="paragraph" style:parent-style-name="Text_20_body">
      <style:text-properties style:use-window-font-color="true" loext:opacity="0%" officeooo:rsid="0a395d6a" officeooo:paragraph-rsid="0a3a7f59"/>
    </style:style>
    <style:style style:name="P295" style:family="paragraph" style:parent-style-name="Text_20_body">
      <style:text-properties style:use-window-font-color="true" loext:opacity="0%" officeooo:paragraph-rsid="0a41ae81"/>
    </style:style>
    <style:style style:name="P296" style:family="paragraph" style:parent-style-name="Text_20_body">
      <style:text-properties style:use-window-font-color="true" loext:opacity="0%" officeooo:rsid="08249533" officeooo:paragraph-rsid="0a41ae81"/>
    </style:style>
    <style:style style:name="P297" style:family="paragraph" style:parent-style-name="Text_20_body">
      <style:text-properties style:use-window-font-color="true" loext:opacity="0%"/>
    </style:style>
    <style:style style:name="P298" style:family="paragraph" style:parent-style-name="Text_20_body">
      <style:text-properties style:use-window-font-color="true" loext:opacity="0%" officeooo:rsid="0a458193" officeooo:paragraph-rsid="0a458193"/>
    </style:style>
    <style:style style:name="P299" style:family="paragraph" style:parent-style-name="Text_20_body">
      <style:text-properties style:use-window-font-color="true" loext:opacity="0%" officeooo:rsid="0a41ae81" officeooo:paragraph-rsid="0a41ae81"/>
    </style:style>
    <style:style style:name="P300" style:family="paragraph" style:parent-style-name="Text_20_body">
      <style:text-properties style:use-window-font-color="true" loext:opacity="0%" officeooo:paragraph-rsid="0a4a5e7e"/>
    </style:style>
    <style:style style:name="P301" style:family="paragraph" style:parent-style-name="Text_20_body">
      <style:text-properties style:text-position="0% 100%" fo:language="en" fo:country="US" fo:font-weight="normal" officeooo:rsid="01c89fb2" officeooo:paragraph-rsid="06e2f83a" style:font-weight-asian="normal" style:font-weight-complex="normal"/>
    </style:style>
    <style:style style:name="P302" style:family="paragraph" style:parent-style-name="Text_20_body">
      <style:text-properties officeooo:paragraph-rsid="07caabb4"/>
    </style:style>
    <style:style style:name="P303" style:family="paragraph" style:parent-style-name="Text_20_body">
      <style:text-properties officeooo:paragraph-rsid="05f8daed"/>
    </style:style>
    <style:style style:name="P304" style:family="paragraph" style:parent-style-name="Text_20_body">
      <style:text-properties officeooo:paragraph-rsid="08259f39"/>
    </style:style>
    <style:style style:name="P305" style:family="paragraph" style:parent-style-name="Text_20_body">
      <style:text-properties officeooo:rsid="082d4222" officeooo:paragraph-rsid="082eca8d"/>
    </style:style>
    <style:style style:name="P306" style:family="paragraph" style:parent-style-name="Text_20_body">
      <style:text-properties officeooo:rsid="085754d5" officeooo:paragraph-rsid="085754d5"/>
    </style:style>
    <style:style style:name="P307" style:family="paragraph" style:parent-style-name="Text_20_body">
      <style:text-properties officeooo:rsid="08592467" officeooo:paragraph-rsid="08592467"/>
    </style:style>
    <style:style style:name="P308" style:family="paragraph" style:parent-style-name="Text_20_body">
      <style:text-properties fo:font-weight="bold" style:font-weight-asian="bold" style:font-weight-complex="bold"/>
    </style:style>
    <style:style style:name="P309" style:family="paragraph" style:parent-style-name="Text_20_body">
      <style:text-properties officeooo:paragraph-rsid="05f9c191"/>
    </style:style>
    <style:style style:name="P310" style:family="paragraph" style:parent-style-name="Text_20_body">
      <style:text-properties officeooo:rsid="03172b5c" officeooo:paragraph-rsid="091ba669"/>
    </style:style>
    <style:style style:name="P311" style:family="paragraph" style:parent-style-name="Text_20_body">
      <style:text-properties officeooo:rsid="091ba669" officeooo:paragraph-rsid="091ba669"/>
    </style:style>
    <style:style style:name="P312" style:family="paragraph" style:parent-style-name="Text_20_body">
      <style:text-properties officeooo:rsid="03239107" officeooo:paragraph-rsid="0930457b"/>
    </style:style>
    <style:style style:name="P313" style:family="paragraph" style:parent-style-name="Text_20_body">
      <style:text-properties officeooo:paragraph-rsid="093ab902"/>
    </style:style>
    <style:style style:name="P314" style:family="paragraph" style:parent-style-name="Text_20_body">
      <style:text-properties officeooo:rsid="095e444e" officeooo:paragraph-rsid="095e444e"/>
    </style:style>
    <style:style style:name="P315" style:family="paragraph" style:parent-style-name="Text_20_body">
      <style:text-properties officeooo:rsid="09615b76" officeooo:paragraph-rsid="09615b76"/>
    </style:style>
    <style:style style:name="P316" style:family="paragraph" style:parent-style-name="Text_20_body">
      <style:text-properties officeooo:rsid="096861a4" officeooo:paragraph-rsid="096861a4"/>
    </style:style>
    <style:style style:name="P317" style:family="paragraph" style:parent-style-name="Text_20_body">
      <style:text-properties officeooo:rsid="0969cd00" officeooo:paragraph-rsid="0969cd00"/>
    </style:style>
    <style:style style:name="P318" style:family="paragraph" style:parent-style-name="Text_20_body">
      <style:text-properties officeooo:rsid="096f2038" officeooo:paragraph-rsid="096f2038"/>
    </style:style>
    <style:style style:name="P319" style:family="paragraph" style:parent-style-name="Text_20_body">
      <style:text-properties officeooo:rsid="09742069" officeooo:paragraph-rsid="09742069"/>
    </style:style>
    <style:style style:name="P320" style:family="paragraph" style:parent-style-name="Text_20_body">
      <style:text-properties officeooo:paragraph-rsid="09e25080"/>
    </style:style>
    <style:style style:name="P321" style:family="paragraph" style:parent-style-name="Text_20_body">
      <style:paragraph-properties fo:break-before="page"/>
    </style:style>
    <style:style style:name="P322" style:family="paragraph" style:parent-style-name="Text_20_body">
      <style:text-properties officeooo:paragraph-rsid="0a0de1e1"/>
    </style:style>
    <style:style style:name="P323" style:family="paragraph" style:parent-style-name="Text_20_body">
      <style:text-properties officeooo:paragraph-rsid="0a14c7fd"/>
    </style:style>
    <style:style style:name="P324" style:family="paragraph" style:parent-style-name="Bibliography_20_1">
      <style:paragraph-properties>
        <style:tab-stops/>
      </style:paragraph-properties>
    </style:style>
    <style:style style:name="P325" style:family="paragraph" style:parent-style-name="Text_20_body">
      <style:text-properties officeooo:paragraph-rsid="0a20a9dd"/>
    </style:style>
    <style:style style:name="P326" style:family="paragraph" style:parent-style-name="Text_20_body">
      <style:text-properties officeooo:paragraph-rsid="0a221782"/>
    </style:style>
    <style:style style:name="P327" style:family="paragraph" style:parent-style-name="Text_20_body">
      <style:text-properties officeooo:paragraph-rsid="0a255dd9"/>
    </style:style>
    <style:style style:name="P328" style:family="paragraph" style:parent-style-name="Text_20_body">
      <style:text-properties officeooo:paragraph-rsid="0a2bc18e"/>
    </style:style>
    <style:style style:name="P329" style:family="paragraph" style:parent-style-name="Text_20_body">
      <style:text-properties officeooo:paragraph-rsid="0a2bee9a"/>
    </style:style>
    <style:style style:name="P330" style:family="paragraph" style:parent-style-name="Text_20_body">
      <style:text-properties officeooo:rsid="0a2d9f48" officeooo:paragraph-rsid="0a3150ea"/>
    </style:style>
    <style:style style:name="P331" style:family="paragraph" style:parent-style-name="Text_20_body">
      <style:text-properties officeooo:rsid="0a36b2b9" officeooo:paragraph-rsid="0a36b2b9"/>
    </style:style>
    <style:style style:name="P332" style:family="paragraph" style:parent-style-name="Text_20_body">
      <style:text-properties officeooo:paragraph-rsid="0a41ae81"/>
    </style:style>
    <style:style style:name="P333" style:family="paragraph" style:parent-style-name="Text_20_body">
      <style:text-properties officeooo:paragraph-rsid="082dd507"/>
    </style:style>
    <style:style style:name="P334" style:family="paragraph" style:parent-style-name="Text_20_body">
      <style:text-properties officeooo:paragraph-rsid="0a544dcf"/>
    </style:style>
    <style:style style:name="P335" style:family="paragraph" style:parent-style-name="Text_20_body">
      <style:text-properties fo:color="#c9211e" loext:opacity="100%" fo:language="en" fo:country="US" fo:font-weight="normal" officeooo:rsid="0a57b5ae" officeooo:paragraph-rsid="0a57b5ae" style:font-weight-asian="normal" style:font-weight-complex="normal"/>
    </style:style>
    <style:style style:name="P336" style:family="paragraph" style:parent-style-name="Text_20_body">
      <style:text-properties fo:color="#c9211e" loext:opacity="100%" fo:language="en" fo:country="US" fo:font-weight="normal" officeooo:rsid="0317e07e" officeooo:paragraph-rsid="0317e07e" style:font-weight-asian="normal" style:font-weight-complex="normal"/>
    </style:style>
    <style:style style:name="P337" style:family="paragraph" style:parent-style-name="Text_20_body">
      <style:text-properties fo:color="#c9211e" loext:opacity="100%" fo:language="en" fo:country="US" fo:font-weight="normal" officeooo:rsid="0317e07e" officeooo:paragraph-rsid="07248fb4" style:font-weight-asian="normal" style:font-weight-complex="normal"/>
    </style:style>
    <style:style style:name="P338" style:family="paragraph" style:parent-style-name="Text_20_body">
      <style:text-properties officeooo:paragraph-rsid="0a57b5ae"/>
    </style:style>
    <style:style style:name="P339" style:family="paragraph" style:parent-style-name="Text_20_body">
      <style:paragraph-properties fo:break-before="page"/>
      <style:text-properties officeooo:paragraph-rsid="0a57b5ae"/>
    </style:style>
    <style:style style:name="P340" style:family="paragraph" style:parent-style-name="Contents_20_1">
      <style:paragraph-properties>
        <style:tab-stops>
          <style:tab-stop style:position="17cm" style:type="right" style:leader-style="dotted" style:leader-text="."/>
        </style:tab-stops>
      </style:paragraph-properties>
    </style:style>
    <style:style style:name="P341" style:family="paragraph" style:parent-style-name="Contents_20_2">
      <style:paragraph-properties>
        <style:tab-stops>
          <style:tab-stop style:position="16.501cm" style:type="right" style:leader-style="dotted" style:leader-text="."/>
        </style:tab-stops>
      </style:paragraph-properties>
    </style:style>
    <style:style style:name="P342" style:family="paragraph" style:parent-style-name="Contents_20_3">
      <style:paragraph-properties>
        <style:tab-stops>
          <style:tab-stop style:position="16.002cm" style:type="right" style:leader-style="dotted" style:leader-text="."/>
        </style:tab-stops>
      </style:paragraph-properties>
    </style:style>
    <style:style style:name="P343" style:family="paragraph" style:parent-style-name="Heading_20_1">
      <style:paragraph-properties fo:break-before="page"/>
      <style:text-properties fo:language="en" fo:country="US"/>
    </style:style>
    <style:style style:name="P344" style:family="paragraph" style:parent-style-name="Heading_20_1">
      <style:paragraph-properties fo:break-before="page"/>
      <style:text-properties fo:language="en" fo:country="US" officeooo:paragraph-rsid="05d9ce72"/>
    </style:style>
    <style:style style:name="P345" style:family="paragraph" style:parent-style-name="Heading_20_1">
      <style:paragraph-properties fo:break-before="page"/>
      <style:text-properties fo:language="en" fo:country="US" officeooo:paragraph-rsid="03a73593"/>
    </style:style>
    <style:style style:name="P346" style:family="paragraph" style:parent-style-name="Heading_20_1">
      <style:paragraph-properties fo:break-before="page"/>
      <style:text-properties fo:language="en" fo:country="US" officeooo:paragraph-rsid="07e320a9"/>
    </style:style>
    <style:style style:name="P347" style:family="paragraph" style:parent-style-name="Heading_20_1">
      <style:paragraph-properties fo:break-before="page"/>
      <style:text-properties fo:language="en" fo:country="US" officeooo:paragraph-rsid="03b049eb"/>
    </style:style>
    <style:style style:name="P348" style:family="paragraph" style:parent-style-name="Heading_20_1">
      <style:paragraph-properties fo:break-before="page"/>
    </style:style>
    <style:style style:name="P349" style:family="paragraph" style:parent-style-name="Heading_20_2">
      <style:text-properties fo:language="en" fo:country="US"/>
    </style:style>
    <style:style style:name="P350" style:family="paragraph" style:parent-style-name="Heading_20_2">
      <style:text-properties fo:language="en" fo:country="US" officeooo:paragraph-rsid="077781c5"/>
    </style:style>
    <style:style style:name="P351" style:family="paragraph" style:parent-style-name="Heading_20_2">
      <style:text-properties fo:language="en" fo:country="US" officeooo:paragraph-rsid="07e320a9"/>
    </style:style>
    <style:style style:name="P352" style:family="paragraph" style:parent-style-name="Heading_20_3">
      <style:text-properties fo:language="en" fo:country="US"/>
    </style:style>
    <style:style style:name="P353" style:family="paragraph" style:parent-style-name="Heading_20_3">
      <style:text-properties fo:language="en" fo:country="US" officeooo:rsid="0558d9ed" officeooo:paragraph-rsid="0558d9ed"/>
    </style:style>
    <style:style style:name="P354" style:family="paragraph" style:parent-style-name="Heading_20_3">
      <style:text-properties fo:language="en" fo:country="US" officeooo:paragraph-rsid="032be77a"/>
    </style:style>
    <style:style style:name="P355" style:family="paragraph" style:parent-style-name="Heading_20_3">
      <style:text-properties fo:language="en" fo:country="US" officeooo:rsid="06398ff5" officeooo:paragraph-rsid="06398ff5"/>
    </style:style>
    <style:style style:name="P356" style:family="paragraph" style:parent-style-name="Heading_20_3">
      <style:text-properties fo:language="en" fo:country="US" officeooo:rsid="032be77a" officeooo:paragraph-rsid="034a5b24"/>
    </style:style>
    <style:style style:name="P357" style:family="paragraph" style:parent-style-name="Heading_20_3">
      <style:text-properties fo:language="en" fo:country="US" officeooo:paragraph-rsid="034a5b24"/>
    </style:style>
    <style:style style:name="P358" style:family="paragraph" style:parent-style-name="Heading_20_3">
      <style:text-properties fo:language="en" fo:country="US" officeooo:rsid="0470e59c" officeooo:paragraph-rsid="0470e59c"/>
    </style:style>
    <style:style style:name="P359" style:family="paragraph" style:parent-style-name="Heading_20_3">
      <style:text-properties fo:language="en" fo:country="US" officeooo:rsid="02846381" officeooo:paragraph-rsid="02846381"/>
    </style:style>
    <style:style style:name="P360" style:family="paragraph" style:parent-style-name="Heading_20_3">
      <style:text-properties fo:language="en" fo:country="US" officeooo:rsid="063ad66a" officeooo:paragraph-rsid="063ad66a"/>
    </style:style>
    <style:style style:name="P361" style:family="paragraph" style:parent-style-name="Heading_20_3">
      <style:text-properties fo:language="en" fo:country="US" officeooo:rsid="034c0b41" officeooo:paragraph-rsid="063ad66a"/>
    </style:style>
    <style:style style:name="P362" style:family="paragraph" style:parent-style-name="Heading_20_3">
      <style:text-properties fo:language="en" fo:country="US" officeooo:rsid="02e2917d" officeooo:paragraph-rsid="02e2917d"/>
    </style:style>
    <style:style style:name="P363" style:family="paragraph" style:parent-style-name="Heading_20_3">
      <style:text-properties fo:language="en" fo:country="US" officeooo:rsid="03b837d2" officeooo:paragraph-rsid="03b837d2"/>
    </style:style>
    <style:style style:name="P364" style:family="paragraph" style:parent-style-name="Heading_20_3">
      <style:text-properties fo:language="en" fo:country="US" officeooo:rsid="03c3cc49" officeooo:paragraph-rsid="03c3cc49"/>
    </style:style>
    <style:style style:name="P365" style:family="paragraph" style:parent-style-name="Heading_20_3">
      <style:text-properties fo:language="en" fo:country="US" officeooo:rsid="04982685" officeooo:paragraph-rsid="04982685"/>
    </style:style>
    <style:style style:name="P366" style:family="paragraph" style:parent-style-name="Heading_20_3">
      <style:text-properties officeooo:rsid="06e7aece" officeooo:paragraph-rsid="06e7aece"/>
    </style:style>
    <style:style style:name="P367" style:family="paragraph" style:parent-style-name="Heading_20_3">
      <style:text-properties officeooo:rsid="09cb924e" officeooo:paragraph-rsid="09cb924e"/>
    </style:style>
    <style:style style:name="P368" style:family="paragraph" style:parent-style-name="Heading_20_3">
      <style:text-properties officeooo:rsid="06ee7779" officeooo:paragraph-rsid="06ee7779"/>
    </style:style>
    <style:style style:name="P369" style:family="paragraph" style:parent-style-name="Heading_20_3">
      <style:text-properties officeooo:rsid="0644d119" officeooo:paragraph-rsid="0a57b5ae"/>
    </style:style>
    <style:style style:name="P370" style:family="paragraph" style:parent-style-name="Heading_20_4">
      <style:text-properties fo:language="en" fo:country="US"/>
    </style:style>
    <style:style style:name="P371" style:family="paragraph" style:parent-style-name="Heading_20_4">
      <style:text-properties fo:language="en" fo:country="US" officeooo:paragraph-rsid="0a0de1e1"/>
    </style:style>
    <style:style style:name="P372" style:family="paragraph" style:parent-style-name="Heading_20_4">
      <style:text-properties officeooo:rsid="09e692e7" officeooo:paragraph-rsid="09e692e7"/>
    </style:style>
    <style:style style:name="P373" style:family="paragraph" style:parent-style-name="Heading_20_4">
      <style:text-properties fo:color="#800000" loext:opacity="100%" officeooo:rsid="09e750d2" officeooo:paragraph-rsid="09e750d2"/>
    </style:style>
    <style:style style:name="P374" style:family="paragraph" style:parent-style-name="Heading_20_4">
      <style:text-properties fo:color="#800000" loext:opacity="100%"/>
    </style:style>
    <style:style style:name="P375" style:family="paragraph" style:parent-style-name="Heading_20_4">
      <style:text-properties officeooo:rsid="09967246"/>
    </style:style>
    <style:style style:name="P376" style:family="paragraph" style:parent-style-name="Standard" style:master-page-name="">
      <style:paragraph-properties fo:margin-left="0cm" fo:margin-right="0cm" fo:margin-top="0cm" fo:margin-bottom="0.101cm" style:contextual-spacing="false" fo:text-align="justify" style:justify-single-word="false" fo:text-indent="0.199cm" style:auto-text-indent="false" style:page-number="auto" style:shadow="none" text:number-lines="true" text:line-number="0"/>
      <style:text-properties style:font-name="Ubuntu1" fo:font-size="11pt" fo:language="en" fo:country="US" officeooo:paragraph-rsid="050ba0ee" style:font-size-asian="11pt" style:font-size-complex="11pt"/>
    </style:style>
    <style:style style:name="P377" style:family="paragraph" style:parent-style-name="Standard">
      <style:paragraph-properties fo:margin-left="0cm" fo:margin-right="0cm" fo:margin-top="0cm" fo:margin-bottom="0.101cm" style:contextual-spacing="false" fo:text-align="justify" style:justify-single-word="false" fo:text-indent="0.199cm" style:auto-text-indent="false" style:shadow="none" text:number-lines="true" text:line-number="0"/>
      <style:text-properties style:font-name="Ubuntu1" fo:font-size="11pt" fo:language="en" fo:country="US" officeooo:paragraph-rsid="0a5942bd" style:font-size-asian="11pt" style:font-size-complex="11pt"/>
    </style:style>
    <style:style style:name="P378" style:family="paragraph" style:parent-style-name="Text_20_body" style:list-style-name="L1">
      <style:text-properties fo:language="en" fo:country="US" officeooo:rsid="0976860a" officeooo:paragraph-rsid="0976860a"/>
    </style:style>
    <style:style style:name="P379" style:family="paragraph" style:parent-style-name="Text_20_body" style:list-style-name="L1">
      <style:text-properties fo:language="en" fo:country="US" officeooo:rsid="0976e7c5" officeooo:paragraph-rsid="0976e7c5"/>
    </style:style>
    <style:style style:name="P380" style:family="paragraph" style:parent-style-name="Text_20_body" style:list-style-name="L2">
      <style:text-properties fo:language="en" fo:country="US" officeooo:rsid="0466b097" officeooo:paragraph-rsid="0488b6a9"/>
    </style:style>
    <style:style style:name="P381" style:family="paragraph" style:parent-style-name="Text_20_body" style:list-style-name="L3">
      <style:text-properties fo:language="en" fo:country="US" officeooo:rsid="0466b097" officeooo:paragraph-rsid="0488b6a9"/>
    </style:style>
    <style:style style:name="P382" style:family="paragraph" style:parent-style-name="Text_20_body" style:list-style-name="L4">
      <style:text-properties fo:language="en" fo:country="US" officeooo:rsid="0466b097" officeooo:paragraph-rsid="047df607"/>
    </style:style>
    <style:style style:name="P383" style:family="paragraph" style:parent-style-name="Text_20_body" style:list-style-name="L7">
      <style:text-properties fo:language="en" fo:country="US" officeooo:rsid="0466b097" officeooo:paragraph-rsid="0491aeb2"/>
    </style:style>
    <style:style style:name="P384" style:family="paragraph" style:parent-style-name="Text_20_body" style:list-style-name="L7">
      <style:text-properties fo:language="en" fo:country="US" officeooo:rsid="0466b097" officeooo:paragraph-rsid="0492e8c4"/>
    </style:style>
    <style:style style:name="P385" style:family="paragraph" style:parent-style-name="Text_20_body" style:list-style-name="L11">
      <style:text-properties fo:language="en" fo:country="US" officeooo:rsid="0466b097" officeooo:paragraph-rsid="0477c584"/>
    </style:style>
    <style:style style:name="P386" style:family="paragraph" style:parent-style-name="Text_20_body" style:list-style-name="L12">
      <style:text-properties fo:language="en" fo:country="US" officeooo:rsid="0466b097" officeooo:paragraph-rsid="049584da"/>
    </style:style>
    <style:style style:name="P387" style:family="paragraph" style:parent-style-name="Text_20_body" style:list-style-name="L14">
      <style:text-properties fo:language="en" fo:country="US" officeooo:rsid="0466b097" officeooo:paragraph-rsid="04b0f788"/>
    </style:style>
    <style:style style:name="P388" style:family="paragraph" style:parent-style-name="Text_20_body" style:list-style-name="L16">
      <style:text-properties fo:language="en" fo:country="US" officeooo:rsid="0466b097" officeooo:paragraph-rsid="04b0f788"/>
    </style:style>
    <style:style style:name="P389" style:family="paragraph" style:parent-style-name="Text_20_body" style:list-style-name="L2">
      <style:text-properties fo:language="en" fo:country="US" officeooo:rsid="03cc0228" officeooo:paragraph-rsid="03cc0228"/>
    </style:style>
    <style:style style:name="P390" style:family="paragraph" style:parent-style-name="Text_20_body" style:list-style-name="L3">
      <style:text-properties fo:language="en" fo:country="US" officeooo:rsid="03c52263" officeooo:paragraph-rsid="03c52263"/>
    </style:style>
    <style:style style:name="P391" style:family="paragraph" style:parent-style-name="Text_20_body" style:list-style-name="L3">
      <style:text-properties fo:language="en" fo:country="US" officeooo:rsid="03c52263" officeooo:paragraph-rsid="03cdb5ba"/>
    </style:style>
    <style:style style:name="P392" style:family="paragraph" style:parent-style-name="Text_20_body" style:list-style-name="L4">
      <style:text-properties fo:language="en" fo:country="US" officeooo:rsid="03c52263" officeooo:paragraph-rsid="04022d68"/>
    </style:style>
    <style:style style:name="P393" style:family="paragraph" style:parent-style-name="Text_20_body" style:list-style-name="L3">
      <style:text-properties fo:language="en" fo:country="US" fo:font-style="normal" officeooo:rsid="03d90626" officeooo:paragraph-rsid="03d90626" style:font-style-asian="normal" style:font-style-complex="normal"/>
    </style:style>
    <style:style style:name="P394" style:family="paragraph" style:parent-style-name="Text_20_body" style:list-style-name="L4">
      <style:text-properties fo:language="en" fo:country="US" fo:font-style="normal" officeooo:rsid="041b0ff7" officeooo:paragraph-rsid="041b0ff7" style:font-style-asian="normal" style:font-style-complex="normal"/>
    </style:style>
    <style:style style:name="P395" style:family="paragraph" style:parent-style-name="Text_20_body" style:list-style-name="L4">
      <style:text-properties fo:language="en" fo:country="US" fo:font-style="normal" officeooo:rsid="04354a04" officeooo:paragraph-rsid="04354a04" style:font-style-asian="normal" style:font-style-complex="normal"/>
    </style:style>
    <style:style style:name="P396" style:family="paragraph" style:parent-style-name="Text_20_body" style:list-style-name="L3">
      <style:text-properties fo:language="en" fo:country="US" officeooo:rsid="03d69c22" officeooo:paragraph-rsid="03ddac26"/>
    </style:style>
    <style:style style:name="P397" style:family="paragraph" style:parent-style-name="Text_20_body" style:list-style-name="L4">
      <style:text-properties fo:language="en" fo:country="US" officeooo:rsid="0404af7c" officeooo:paragraph-rsid="0444dc4e"/>
    </style:style>
    <style:style style:name="P398" style:family="paragraph" style:parent-style-name="Text_20_body" style:list-style-name="L4">
      <style:text-properties fo:language="en" fo:country="US" officeooo:rsid="0444dc4e" officeooo:paragraph-rsid="0444dc4e"/>
    </style:style>
    <style:style style:name="P399" style:family="paragraph" style:parent-style-name="Text_20_body" style:list-style-name="L4">
      <style:text-properties fo:language="en" fo:country="US" officeooo:rsid="04068661" officeooo:paragraph-rsid="04068661"/>
    </style:style>
    <style:style style:name="P400" style:family="paragraph" style:parent-style-name="Text_20_body" style:list-style-name="L4">
      <style:text-properties fo:language="en" fo:country="US" officeooo:rsid="04111e30" officeooo:paragraph-rsid="04111e30"/>
    </style:style>
    <style:style style:name="P401" style:family="paragraph" style:parent-style-name="Text_20_body" style:list-style-name="L4">
      <style:text-properties fo:language="en" fo:country="US" officeooo:rsid="040cb526" officeooo:paragraph-rsid="040cb526"/>
    </style:style>
    <style:style style:name="P402" style:family="paragraph" style:parent-style-name="Text_20_body" style:list-style-name="L4">
      <style:text-properties fo:language="en" fo:country="US" officeooo:rsid="040e3cd6" officeooo:paragraph-rsid="040e3cd6"/>
    </style:style>
    <style:style style:name="P403" style:family="paragraph" style:parent-style-name="Text_20_body" style:list-style-name="L4">
      <style:text-properties fo:language="en" fo:country="US" officeooo:rsid="04130005" officeooo:paragraph-rsid="04199ee3"/>
    </style:style>
    <style:style style:name="P404" style:family="paragraph" style:parent-style-name="Text_20_body" style:list-style-name="L4">
      <style:text-properties fo:language="en" fo:country="US" officeooo:rsid="04269304" officeooo:paragraph-rsid="055350ea"/>
    </style:style>
    <style:style style:name="P405" style:family="paragraph" style:parent-style-name="Text_20_body" style:list-style-name="L7">
      <style:text-properties fo:language="en" fo:country="US" officeooo:rsid="04269304" officeooo:paragraph-rsid="04559e5a"/>
    </style:style>
    <style:style style:name="P406" style:family="paragraph" style:parent-style-name="Text_20_body" style:list-style-name="L7">
      <style:text-properties fo:language="en" fo:country="US" officeooo:rsid="04269304" officeooo:paragraph-rsid="055246e9"/>
    </style:style>
    <style:style style:name="P407" style:family="paragraph" style:parent-style-name="Text_20_body" style:list-style-name="L5">
      <style:text-properties fo:language="en" fo:country="US" officeooo:rsid="04683001" officeooo:paragraph-rsid="05141ce7"/>
    </style:style>
    <style:style style:name="P408" style:family="paragraph" style:parent-style-name="Text_20_body" style:list-style-name="L16">
      <style:text-properties fo:language="en" fo:country="US" officeooo:rsid="04683001" officeooo:paragraph-rsid="04b0f788"/>
    </style:style>
    <style:style style:name="P409" style:family="paragraph" style:parent-style-name="Text_20_body" style:list-style-name="L6">
      <style:text-properties fo:language="en" fo:country="US" officeooo:rsid="04b76d62" officeooo:paragraph-rsid="04b76d62"/>
    </style:style>
    <style:style style:name="P410" style:family="paragraph" style:parent-style-name="Text_20_body" style:list-style-name="L6">
      <style:text-properties fo:language="en" fo:country="US" officeooo:rsid="04b76d62" officeooo:paragraph-rsid="04f11e74"/>
    </style:style>
    <style:style style:name="P411" style:family="paragraph" style:parent-style-name="Text_20_body" style:list-style-name="L6">
      <style:text-properties fo:language="en" fo:country="US" officeooo:rsid="04b76d62" officeooo:paragraph-rsid="04c00a2c"/>
    </style:style>
    <style:style style:name="P412" style:family="paragraph" style:parent-style-name="Text_20_body" style:list-style-name="L6">
      <style:text-properties fo:language="en" fo:country="US" officeooo:rsid="04f11e74" officeooo:paragraph-rsid="04f11e74"/>
    </style:style>
    <style:style style:name="P413" style:family="paragraph" style:parent-style-name="Text_20_body" style:list-style-name="L6">
      <style:text-properties fo:language="en" fo:country="US" officeooo:rsid="04f11e74" officeooo:paragraph-rsid="059704a1"/>
    </style:style>
    <style:style style:name="P414" style:family="paragraph" style:parent-style-name="Text_20_body" style:list-style-name="L6">
      <style:text-properties fo:language="en" fo:country="US" officeooo:rsid="04f2a567" officeooo:paragraph-rsid="04f2a567"/>
    </style:style>
    <style:style style:name="P415" style:family="paragraph" style:parent-style-name="Text_20_body" style:list-style-name="L6">
      <style:text-properties fo:language="en" fo:country="US" officeooo:rsid="04ba71dd" officeooo:paragraph-rsid="04bbb2f4"/>
    </style:style>
    <style:style style:name="P416" style:family="paragraph" style:parent-style-name="Text_20_body" style:list-style-name="L6">
      <style:text-properties fo:language="en" fo:country="US" officeooo:rsid="04bbb2f4" officeooo:paragraph-rsid="04c00a2c"/>
    </style:style>
    <style:style style:name="P417" style:family="paragraph" style:parent-style-name="Text_20_body" style:list-style-name="L6">
      <style:text-properties fo:language="en" fo:country="US" officeooo:rsid="04c00a2c" officeooo:paragraph-rsid="04c2fecf"/>
    </style:style>
    <style:style style:name="P418" style:family="paragraph" style:parent-style-name="Text_20_body" style:list-style-name="L6">
      <style:text-properties fo:language="en" fo:country="US" officeooo:rsid="04bed9a2" officeooo:paragraph-rsid="04c4c3a1"/>
    </style:style>
    <style:style style:name="P419" style:family="paragraph" style:parent-style-name="Text_20_body" style:list-style-name="L6">
      <style:text-properties fo:language="en" fo:country="US" officeooo:rsid="04c10a52" officeooo:paragraph-rsid="04c199ba"/>
    </style:style>
    <style:style style:name="P420" style:family="paragraph" style:parent-style-name="Text_20_body" style:list-style-name="L7">
      <style:text-properties fo:language="en" fo:country="US" officeooo:rsid="0439ec41" officeooo:paragraph-rsid="0439ec41"/>
    </style:style>
    <style:style style:name="P421" style:family="paragraph" style:parent-style-name="Text_20_body" style:list-style-name="L7">
      <style:text-properties fo:language="en" fo:country="US" officeooo:rsid="0439ec41" officeooo:paragraph-rsid="0486d4b4"/>
    </style:style>
    <style:style style:name="P422" style:family="paragraph" style:parent-style-name="Text_20_body" style:list-style-name="L11">
      <style:text-properties fo:language="en" fo:country="US" officeooo:rsid="0439ec41" officeooo:paragraph-rsid="0492e8c4"/>
    </style:style>
    <style:style style:name="P423" style:family="paragraph" style:parent-style-name="Text_20_body" style:list-style-name="L7">
      <style:text-properties fo:language="en" fo:country="US" officeooo:rsid="043d4ef2" officeooo:paragraph-rsid="043d4ef2"/>
    </style:style>
    <style:style style:name="P424" style:family="paragraph" style:parent-style-name="Text_20_body" style:list-style-name="L7">
      <style:text-properties fo:language="en" fo:country="US" officeooo:rsid="043ed011" officeooo:paragraph-rsid="043ed011"/>
    </style:style>
    <style:style style:name="P425" style:family="paragraph" style:parent-style-name="Text_20_body" style:list-style-name="L7">
      <style:text-properties fo:language="en" fo:country="US" officeooo:rsid="043ed011" officeooo:paragraph-rsid="0457324a"/>
    </style:style>
    <style:style style:name="P426" style:family="paragraph" style:parent-style-name="Text_20_body" style:list-style-name="L7">
      <style:text-properties fo:language="en" fo:country="US" officeooo:rsid="043ed011" officeooo:paragraph-rsid="045ee805"/>
    </style:style>
    <style:style style:name="P427" style:family="paragraph" style:parent-style-name="Text_20_body" style:list-style-name="L7">
      <style:text-properties fo:language="en" fo:country="US" officeooo:rsid="04559e5a" officeooo:paragraph-rsid="0594e757"/>
    </style:style>
    <style:style style:name="P428" style:family="paragraph" style:parent-style-name="Text_20_body" style:list-style-name="L7">
      <style:text-properties fo:language="en" fo:country="US" officeooo:rsid="04559e5a" officeooo:paragraph-rsid="0457324a"/>
    </style:style>
    <style:style style:name="P429" style:family="paragraph" style:parent-style-name="Text_20_body" style:list-style-name="L7">
      <style:text-properties fo:language="en" fo:country="US" officeooo:rsid="04559e5a" officeooo:paragraph-rsid="04dd40ea"/>
    </style:style>
    <style:style style:name="P430" style:family="paragraph" style:parent-style-name="Text_20_body" style:list-style-name="L7">
      <style:text-properties fo:language="en" fo:country="US" officeooo:rsid="0492e8c4" officeooo:paragraph-rsid="04939d9a"/>
    </style:style>
    <style:style style:name="P431" style:family="paragraph" style:parent-style-name="Text_20_body" style:list-style-name="L11">
      <style:text-properties fo:language="en" fo:country="US" officeooo:rsid="0492e8c4" officeooo:paragraph-rsid="0492e8c4"/>
    </style:style>
    <style:style style:name="P432" style:family="paragraph" style:parent-style-name="Text_20_body" style:list-style-name="L8">
      <style:text-properties fo:language="en" fo:country="US" officeooo:rsid="044f63a8" officeooo:paragraph-rsid="044f63a8"/>
    </style:style>
    <style:style style:name="P433" style:family="paragraph" style:parent-style-name="Text_20_body" style:list-style-name="L9">
      <style:text-properties fo:language="en" fo:country="US" officeooo:rsid="044f63a8" officeooo:paragraph-rsid="0457324a"/>
    </style:style>
    <style:style style:name="P434" style:family="paragraph" style:parent-style-name="Text_20_body" style:list-style-name="L10">
      <style:text-properties fo:language="en" fo:country="US" officeooo:rsid="044f63a8" officeooo:paragraph-rsid="045ee805"/>
    </style:style>
    <style:style style:name="P435" style:family="paragraph" style:parent-style-name="Text_20_body" style:list-style-name="L8">
      <style:text-properties fo:language="en" fo:country="US" officeooo:rsid="044cd281" officeooo:paragraph-rsid="044cd281"/>
    </style:style>
    <style:style style:name="P436" style:family="paragraph" style:parent-style-name="Text_20_body" style:list-style-name="L8">
      <style:text-properties fo:language="en" fo:country="US" officeooo:rsid="04eb2766" officeooo:paragraph-rsid="04eb2766"/>
    </style:style>
    <style:style style:name="P437" style:family="paragraph" style:parent-style-name="Text_20_body" style:list-style-name="L9">
      <style:text-properties fo:language="en" fo:country="US" officeooo:rsid="04eb2766" officeooo:paragraph-rsid="04ed9fad"/>
    </style:style>
    <style:style style:name="P438" style:family="paragraph" style:parent-style-name="Text_20_body" style:list-style-name="L10">
      <style:text-properties fo:language="en" fo:country="US" officeooo:rsid="04eb2766" officeooo:paragraph-rsid="04ed9fad"/>
    </style:style>
    <style:style style:name="P439" style:family="paragraph" style:parent-style-name="Text_20_body" style:list-style-name="L7">
      <style:text-properties fo:language="en" fo:country="US" officeooo:rsid="0457324a" officeooo:paragraph-rsid="04574f05"/>
    </style:style>
    <style:style style:name="P440" style:family="paragraph" style:parent-style-name="Text_20_body" style:list-style-name="L7">
      <style:text-properties fo:language="en" fo:country="US" officeooo:rsid="0457324a" officeooo:paragraph-rsid="045ee805"/>
    </style:style>
    <style:style style:name="P441" style:family="paragraph" style:parent-style-name="Text_20_body" style:list-style-name="L7">
      <style:text-properties fo:language="en" fo:country="US" officeooo:rsid="04dd40ea" officeooo:paragraph-rsid="059407c1"/>
    </style:style>
    <style:style style:name="P442" style:family="paragraph" style:parent-style-name="Text_20_body" style:list-style-name="L7">
      <style:text-properties fo:language="en" fo:country="US" officeooo:rsid="04dd40ea" officeooo:paragraph-rsid="04dd40ea"/>
    </style:style>
    <style:style style:name="P443" style:family="paragraph" style:parent-style-name="Text_20_body" style:list-style-name="L11">
      <style:text-properties fo:language="en" fo:country="US" officeooo:rsid="0590da3e" officeooo:paragraph-rsid="0592cbf1"/>
    </style:style>
    <style:style style:name="P444" style:family="paragraph" style:parent-style-name="Text_20_body" style:list-style-name="L12">
      <style:text-properties fo:language="en" fo:country="US" officeooo:rsid="0590da3e" officeooo:paragraph-rsid="0590da3e"/>
    </style:style>
    <style:style style:name="P445" style:family="paragraph" style:parent-style-name="Text_20_body" style:list-style-name="L11">
      <style:text-properties fo:language="en" fo:country="US" officeooo:rsid="04636293" officeooo:paragraph-rsid="04636293"/>
    </style:style>
    <style:style style:name="P446" style:family="paragraph" style:parent-style-name="Text_20_body" style:list-style-name="L12">
      <style:text-properties fo:language="en" fo:country="US" officeooo:rsid="059d8e03" officeooo:paragraph-rsid="059d8e03"/>
    </style:style>
    <style:style style:name="P447" style:family="paragraph" style:parent-style-name="Text_20_body" style:list-style-name="L12">
      <style:text-properties fo:language="en" fo:country="US" officeooo:rsid="049584da" officeooo:paragraph-rsid="049584da"/>
    </style:style>
    <style:style style:name="P448" style:family="paragraph" style:parent-style-name="Text_20_body" style:list-style-name="L13">
      <style:text-properties fo:language="en" fo:country="US" officeooo:rsid="04b0f788" officeooo:paragraph-rsid="04b0f788"/>
    </style:style>
    <style:style style:name="P449" style:family="paragraph" style:parent-style-name="Text_20_body" style:list-style-name="L14">
      <style:text-properties fo:language="en" fo:country="US" officeooo:rsid="04b0f788" officeooo:paragraph-rsid="04b0f788"/>
    </style:style>
    <style:style style:name="P450" style:family="paragraph" style:parent-style-name="Text_20_body" style:list-style-name="L15">
      <style:text-properties fo:language="en" fo:country="US" officeooo:rsid="04b0f788" officeooo:paragraph-rsid="04b0f788"/>
    </style:style>
    <style:style style:name="P451" style:family="paragraph" style:parent-style-name="Text_20_body" style:list-style-name="L16">
      <style:text-properties fo:language="en" fo:country="US" officeooo:rsid="04b0f788" officeooo:paragraph-rsid="04b1ca70"/>
    </style:style>
    <style:style style:name="P452" style:family="paragraph" style:parent-style-name="Text_20_body" style:list-style-name="L17">
      <style:text-properties fo:language="en" fo:country="US" officeooo:rsid="00585d78" officeooo:paragraph-rsid="016d253d"/>
    </style:style>
    <style:style style:name="P453" style:family="paragraph" style:parent-style-name="Text_20_body" style:list-style-name="L17">
      <style:text-properties fo:language="en" fo:country="US" officeooo:rsid="005c7b5a" officeooo:paragraph-rsid="09d79e27"/>
    </style:style>
    <style:style style:name="P454" style:family="paragraph" style:parent-style-name="Text_20_body" style:list-style-name="L17">
      <style:text-properties fo:language="en" fo:country="US" officeooo:rsid="00568acf" officeooo:paragraph-rsid="016d253d"/>
    </style:style>
    <style:style style:name="P455" style:family="paragraph" style:parent-style-name="Text_20_body" style:list-style-name="L17">
      <style:text-properties fo:language="en" fo:country="US" officeooo:rsid="005b1744" officeooo:paragraph-rsid="016d253d"/>
    </style:style>
    <style:style style:name="P456" style:family="paragraph" style:parent-style-name="Text_20_body" style:list-style-name="L17">
      <style:text-properties fo:language="en" fo:country="US" officeooo:rsid="005b37b7" officeooo:paragraph-rsid="016d253d"/>
    </style:style>
    <style:style style:name="P457" style:family="paragraph" style:parent-style-name="Text_20_body" style:master-page-name="Standard">
      <style:paragraph-properties fo:text-align="center" style:justify-single-word="false" style:page-number="auto" fo:break-before="page"/>
      <style:text-properties style:use-window-font-color="true" loext:opacity="0%" fo:font-size="16pt" fo:font-weight="bold" officeooo:paragraph-rsid="07caabb4" style:font-size-asian="16pt" style:font-weight-asian="bold" style:font-size-complex="16pt" style:font-weight-complex="bold"/>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100846b"/>
    </style:style>
    <style:style style:name="T5" style:family="text">
      <style:text-properties officeooo:rsid="01133137"/>
    </style:style>
    <style:style style:name="T6" style:family="text">
      <style:text-properties officeooo:rsid="011bf5f7"/>
    </style:style>
    <style:style style:name="T7" style:family="text">
      <style:text-properties officeooo:rsid="0120bc0f"/>
    </style:style>
    <style:style style:name="T8" style:family="text">
      <style:text-properties fo:font-size="14pt" style:font-size-asian="14pt" style:font-size-complex="14pt"/>
    </style:style>
    <style:style style:name="T9" style:family="text">
      <style:text-properties fo:font-size="14pt" officeooo:rsid="03a73593" style:font-size-asian="14pt" style:font-size-complex="14pt"/>
    </style:style>
    <style:style style:name="T10" style:family="text">
      <style:text-properties fo:font-size="14pt" officeooo:rsid="05d9ce72" style:font-size-asian="14pt" style:font-size-complex="14pt"/>
    </style:style>
    <style:style style:name="T11" style:family="text">
      <style:text-properties fo:font-size="14pt" officeooo:rsid="06365c0a" style:font-size-asian="14pt" style:font-size-complex="14pt"/>
    </style:style>
    <style:style style:name="T12" style:family="text">
      <style:text-properties fo:font-weight="normal" style:font-weight-asian="normal" style:font-weight-complex="normal"/>
    </style:style>
    <style:style style:name="T13" style:family="text">
      <style:text-properties fo:font-weight="normal" officeooo:rsid="01921e12" style:font-weight-asian="normal" style:font-weight-complex="normal"/>
    </style:style>
    <style:style style:name="T14" style:family="text">
      <style:text-properties fo:font-weight="normal" officeooo:rsid="019292ce" style:font-weight-asian="normal" style:font-weight-complex="normal"/>
    </style:style>
    <style:style style:name="T15" style:family="text">
      <style:text-properties fo:font-weight="normal" officeooo:rsid="01932785" style:font-weight-asian="normal" style:font-weight-complex="normal"/>
    </style:style>
    <style:style style:name="T16" style:family="text">
      <style:text-properties fo:font-weight="normal" officeooo:rsid="0193b815" style:font-weight-asian="normal" style:font-weight-complex="normal"/>
    </style:style>
    <style:style style:name="T17" style:family="text">
      <style:text-properties fo:font-weight="normal" officeooo:rsid="01948d3e" style:font-weight-asian="normal" style:font-weight-complex="normal"/>
    </style:style>
    <style:style style:name="T18" style:family="text">
      <style:text-properties fo:font-weight="normal" officeooo:rsid="019707e9" style:font-weight-asian="normal" style:font-weight-complex="normal"/>
    </style:style>
    <style:style style:name="T19" style:family="text">
      <style:text-properties fo:font-weight="normal" officeooo:rsid="019dbeaf" style:font-weight-asian="normal" style:font-weight-complex="normal"/>
    </style:style>
    <style:style style:name="T20" style:family="text">
      <style:text-properties fo:font-weight="normal" officeooo:rsid="019f870c" style:font-weight-asian="normal" style:font-weight-complex="normal"/>
    </style:style>
    <style:style style:name="T21" style:family="text">
      <style:text-properties fo:font-weight="normal" officeooo:rsid="01a212b1" style:font-weight-asian="normal" style:font-weight-complex="normal"/>
    </style:style>
    <style:style style:name="T22" style:family="text">
      <style:text-properties fo:font-weight="normal" officeooo:rsid="01a3d5f4" style:font-weight-asian="normal" style:font-weight-complex="normal"/>
    </style:style>
    <style:style style:name="T23" style:family="text">
      <style:text-properties fo:font-weight="normal" officeooo:rsid="01a5658b" style:font-weight-asian="normal" style:font-weight-complex="normal"/>
    </style:style>
    <style:style style:name="T24" style:family="text">
      <style:text-properties fo:font-weight="normal" officeooo:rsid="01b7166b" style:font-weight-asian="normal" style:font-weight-complex="normal"/>
    </style:style>
    <style:style style:name="T25" style:family="text">
      <style:text-properties fo:font-weight="normal" officeooo:rsid="01b81872" style:font-weight-asian="normal" style:font-weight-complex="normal"/>
    </style:style>
    <style:style style:name="T26" style:family="text">
      <style:text-properties fo:font-weight="normal" officeooo:rsid="01b8f183" style:font-weight-asian="normal" style:font-weight-complex="normal"/>
    </style:style>
    <style:style style:name="T27" style:family="text">
      <style:text-properties fo:font-weight="normal" officeooo:rsid="01ba40e9" style:font-weight-asian="normal" style:font-weight-complex="normal"/>
    </style:style>
    <style:style style:name="T28" style:family="text">
      <style:text-properties fo:font-weight="normal" officeooo:rsid="01bc7a72" style:font-weight-asian="normal" style:font-weight-complex="normal"/>
    </style:style>
    <style:style style:name="T29" style:family="text">
      <style:text-properties fo:font-weight="normal" officeooo:rsid="01bddb49" style:font-weight-asian="normal" style:font-weight-complex="normal"/>
    </style:style>
    <style:style style:name="T30" style:family="text">
      <style:text-properties fo:font-weight="normal" officeooo:rsid="01bf4ea3" style:font-weight-asian="normal" style:font-weight-complex="normal"/>
    </style:style>
    <style:style style:name="T31" style:family="text">
      <style:text-properties fo:font-weight="normal" officeooo:rsid="01bfca51" style:font-weight-asian="normal" style:font-weight-complex="normal"/>
    </style:style>
    <style:style style:name="T32" style:family="text">
      <style:text-properties fo:font-weight="normal" officeooo:rsid="01c2104f" style:font-weight-asian="normal" style:font-weight-complex="normal"/>
    </style:style>
    <style:style style:name="T33" style:family="text">
      <style:text-properties fo:font-weight="normal" officeooo:rsid="01c4d8a2" style:font-weight-asian="normal" style:font-weight-complex="normal"/>
    </style:style>
    <style:style style:name="T34" style:family="text">
      <style:text-properties fo:font-weight="normal" officeooo:rsid="01c7eaae" style:font-weight-asian="normal" style:font-weight-complex="normal"/>
    </style:style>
    <style:style style:name="T35" style:family="text">
      <style:text-properties fo:font-weight="normal" officeooo:rsid="01e070f0" style:font-weight-asian="normal" style:font-weight-complex="normal"/>
    </style:style>
    <style:style style:name="T36" style:family="text">
      <style:text-properties fo:font-weight="normal" officeooo:rsid="01e1d9ec" style:font-weight-asian="normal" style:font-weight-complex="normal"/>
    </style:style>
    <style:style style:name="T37" style:family="text">
      <style:text-properties fo:font-weight="normal" officeooo:rsid="01e32261" style:font-weight-asian="normal" style:font-weight-complex="normal"/>
    </style:style>
    <style:style style:name="T38" style:family="text">
      <style:text-properties fo:font-weight="normal" officeooo:rsid="01e4a753" style:font-weight-asian="normal" style:font-weight-complex="normal"/>
    </style:style>
    <style:style style:name="T39" style:family="text">
      <style:text-properties fo:font-weight="normal" officeooo:rsid="01e4cfc5" style:font-weight-asian="normal" style:font-weight-complex="normal"/>
    </style:style>
    <style:style style:name="T40" style:family="text">
      <style:text-properties fo:font-weight="normal" officeooo:rsid="01f1255d" style:font-weight-asian="normal" style:font-weight-complex="normal"/>
    </style:style>
    <style:style style:name="T41" style:family="text">
      <style:text-properties fo:font-weight="normal" officeooo:rsid="02276347" style:font-weight-asian="normal" style:font-weight-complex="normal"/>
    </style:style>
    <style:style style:name="T42" style:family="text">
      <style:text-properties fo:font-weight="normal" officeooo:rsid="022e1b52" style:font-weight-asian="normal" style:font-weight-complex="normal"/>
    </style:style>
    <style:style style:name="T43" style:family="text">
      <style:text-properties fo:font-weight="normal" officeooo:rsid="022fa778" style:font-weight-asian="normal" style:font-weight-complex="normal"/>
    </style:style>
    <style:style style:name="T44" style:family="text">
      <style:text-properties fo:font-weight="normal" officeooo:rsid="0238fc90" style:font-weight-asian="normal" style:font-weight-complex="normal"/>
    </style:style>
    <style:style style:name="T45" style:family="text">
      <style:text-properties fo:font-weight="normal" officeooo:rsid="023abb38" style:font-weight-asian="normal" style:font-weight-complex="normal"/>
    </style:style>
    <style:style style:name="T46" style:family="text">
      <style:text-properties fo:font-weight="normal" officeooo:rsid="023b3750" style:font-weight-asian="normal" style:font-weight-complex="normal"/>
    </style:style>
    <style:style style:name="T47" style:family="text">
      <style:text-properties fo:font-weight="normal" officeooo:rsid="023e56c5" style:font-weight-asian="normal" style:font-weight-complex="normal"/>
    </style:style>
    <style:style style:name="T48" style:family="text">
      <style:text-properties fo:font-weight="normal" officeooo:rsid="023f4cba" style:font-weight-asian="normal" style:font-weight-complex="normal"/>
    </style:style>
    <style:style style:name="T49" style:family="text">
      <style:text-properties fo:font-weight="normal" officeooo:rsid="0241330b" style:font-weight-asian="normal" style:font-weight-complex="normal"/>
    </style:style>
    <style:style style:name="T50" style:family="text">
      <style:text-properties fo:font-weight="normal" officeooo:rsid="0244c5d2" style:font-weight-asian="normal" style:font-weight-complex="normal"/>
    </style:style>
    <style:style style:name="T51" style:family="text">
      <style:text-properties fo:font-weight="normal" officeooo:rsid="02460792" style:font-weight-asian="normal" style:font-weight-complex="normal"/>
    </style:style>
    <style:style style:name="T52" style:family="text">
      <style:text-properties fo:font-weight="normal" officeooo:rsid="0248045e" style:font-weight-asian="normal" style:font-weight-complex="normal"/>
    </style:style>
    <style:style style:name="T53" style:family="text">
      <style:text-properties fo:font-weight="normal" officeooo:rsid="0248f9b5" style:font-weight-asian="normal" style:font-weight-complex="normal"/>
    </style:style>
    <style:style style:name="T54" style:family="text">
      <style:text-properties fo:font-weight="normal" officeooo:rsid="024a98ff" style:font-weight-asian="normal" style:font-weight-complex="normal"/>
    </style:style>
    <style:style style:name="T55" style:family="text">
      <style:text-properties fo:font-weight="normal" officeooo:rsid="024e3717" style:font-weight-asian="normal" style:font-weight-complex="normal"/>
    </style:style>
    <style:style style:name="T56" style:family="text">
      <style:text-properties fo:font-weight="normal" officeooo:rsid="024fbca8" style:font-weight-asian="normal" style:font-weight-complex="normal"/>
    </style:style>
    <style:style style:name="T57" style:family="text">
      <style:text-properties fo:font-weight="normal" officeooo:rsid="0255e727" style:font-weight-asian="normal" style:font-weight-complex="normal"/>
    </style:style>
    <style:style style:name="T58" style:family="text">
      <style:text-properties fo:font-weight="normal" officeooo:rsid="0257cc59" style:font-weight-asian="normal" style:font-weight-complex="normal"/>
    </style:style>
    <style:style style:name="T59" style:family="text">
      <style:text-properties fo:font-weight="normal" officeooo:rsid="025be88b" style:font-weight-asian="normal" style:font-weight-complex="normal"/>
    </style:style>
    <style:style style:name="T60" style:family="text">
      <style:text-properties fo:font-weight="normal" officeooo:rsid="025d7f83" style:font-weight-asian="normal" style:font-weight-complex="normal"/>
    </style:style>
    <style:style style:name="T61" style:family="text">
      <style:text-properties fo:font-weight="normal" officeooo:rsid="025f62ff" style:font-weight-asian="normal" style:font-weight-complex="normal"/>
    </style:style>
    <style:style style:name="T62" style:family="text">
      <style:text-properties fo:font-weight="normal" officeooo:rsid="025fcbe4" style:font-weight-asian="normal" style:font-weight-complex="normal"/>
    </style:style>
    <style:style style:name="T63" style:family="text">
      <style:text-properties fo:font-weight="normal" officeooo:rsid="026bf8d4" style:font-weight-asian="normal" style:font-weight-complex="normal"/>
    </style:style>
    <style:style style:name="T64" style:family="text">
      <style:text-properties fo:font-weight="normal" officeooo:rsid="028a690d" style:font-weight-asian="normal" style:font-weight-complex="normal"/>
    </style:style>
    <style:style style:name="T65" style:family="text">
      <style:text-properties fo:font-weight="normal" officeooo:rsid="028a7e62" style:font-weight-asian="normal" style:font-weight-complex="normal"/>
    </style:style>
    <style:style style:name="T66" style:family="text">
      <style:text-properties fo:font-weight="normal" officeooo:rsid="02914595" style:font-weight-asian="normal" style:font-weight-complex="normal"/>
    </style:style>
    <style:style style:name="T67" style:family="text">
      <style:text-properties fo:font-weight="normal" officeooo:rsid="029ecadb" style:font-weight-asian="normal" style:font-weight-complex="normal"/>
    </style:style>
    <style:style style:name="T68" style:family="text">
      <style:text-properties fo:font-weight="normal" officeooo:rsid="02a3a506" style:font-weight-asian="normal" style:font-weight-complex="normal"/>
    </style:style>
    <style:style style:name="T69" style:family="text">
      <style:text-properties fo:font-weight="normal" officeooo:rsid="025ccdd7" style:font-weight-asian="normal" style:font-weight-complex="normal"/>
    </style:style>
    <style:style style:name="T70" style:family="text">
      <style:text-properties fo:font-weight="normal" officeooo:rsid="02cfee09" style:font-weight-asian="normal" style:font-weight-complex="normal"/>
    </style:style>
    <style:style style:name="T71" style:family="text">
      <style:text-properties fo:font-weight="normal" officeooo:rsid="02dd2478" style:font-weight-asian="normal" style:font-weight-complex="normal"/>
    </style:style>
    <style:style style:name="T72" style:family="text">
      <style:text-properties fo:font-weight="normal" officeooo:rsid="02eaec16" style:font-weight-asian="normal" style:font-weight-complex="normal"/>
    </style:style>
    <style:style style:name="T73" style:family="text">
      <style:text-properties fo:font-weight="normal" officeooo:rsid="02ef7117" style:font-weight-asian="normal" style:font-weight-complex="normal"/>
    </style:style>
    <style:style style:name="T74" style:family="text">
      <style:text-properties fo:font-weight="normal" officeooo:rsid="02efea6f" style:font-weight-asian="normal" style:font-weight-complex="normal"/>
    </style:style>
    <style:style style:name="T75" style:family="text">
      <style:text-properties fo:font-weight="normal" officeooo:rsid="02f05022" style:font-weight-asian="normal" style:font-weight-complex="normal"/>
    </style:style>
    <style:style style:name="T76" style:family="text">
      <style:text-properties fo:font-weight="normal" officeooo:rsid="02f469c2" style:font-weight-asian="normal" style:font-weight-complex="normal"/>
    </style:style>
    <style:style style:name="T77" style:family="text">
      <style:text-properties fo:font-weight="normal" officeooo:rsid="02f9cca4" style:font-weight-asian="normal" style:font-weight-complex="normal"/>
    </style:style>
    <style:style style:name="T78" style:family="text">
      <style:text-properties fo:font-weight="normal" officeooo:rsid="0303bf19" style:font-weight-asian="normal" style:font-weight-complex="normal"/>
    </style:style>
    <style:style style:name="T79" style:family="text">
      <style:text-properties fo:font-weight="normal" officeooo:rsid="03075bd0" style:font-weight-asian="normal" style:font-weight-complex="normal"/>
    </style:style>
    <style:style style:name="T80" style:family="text">
      <style:text-properties fo:font-weight="normal" officeooo:rsid="0308dfa4" style:font-weight-asian="normal" style:font-weight-complex="normal"/>
    </style:style>
    <style:style style:name="T81" style:family="text">
      <style:text-properties fo:font-weight="normal" officeooo:rsid="030905ed" style:font-weight-asian="normal" style:font-weight-complex="normal"/>
    </style:style>
    <style:style style:name="T82" style:family="text">
      <style:text-properties fo:font-weight="normal" officeooo:rsid="0311a4af" style:font-weight-asian="normal" style:font-weight-complex="normal"/>
    </style:style>
    <style:style style:name="T83" style:family="text">
      <style:text-properties fo:font-weight="normal" officeooo:rsid="03136f73" style:font-weight-asian="normal" style:font-weight-complex="normal"/>
    </style:style>
    <style:style style:name="T84" style:family="text">
      <style:text-properties fo:font-weight="normal" officeooo:rsid="0315352a" style:font-weight-asian="normal" style:font-weight-complex="normal"/>
    </style:style>
    <style:style style:name="T85" style:family="text">
      <style:text-properties fo:font-weight="normal" officeooo:rsid="034daf28" style:font-weight-asian="normal" style:font-weight-complex="normal"/>
    </style:style>
    <style:style style:name="T86" style:family="text">
      <style:text-properties fo:font-weight="normal" officeooo:rsid="034f5006" style:font-weight-asian="normal" style:font-weight-complex="normal"/>
    </style:style>
    <style:style style:name="T87" style:family="text">
      <style:text-properties fo:font-weight="normal" officeooo:rsid="0361569b" style:font-weight-asian="normal" style:font-weight-complex="normal"/>
    </style:style>
    <style:style style:name="T88" style:family="text">
      <style:text-properties fo:font-weight="normal" officeooo:rsid="03628f35" style:font-weight-asian="normal" style:font-weight-complex="normal"/>
    </style:style>
    <style:style style:name="T89" style:family="text">
      <style:text-properties fo:font-weight="normal" officeooo:rsid="03701351" style:font-weight-asian="normal" style:font-weight-complex="normal"/>
    </style:style>
    <style:style style:name="T90" style:family="text">
      <style:text-properties fo:font-weight="normal" officeooo:rsid="03715737" style:font-weight-asian="normal" style:font-weight-complex="normal"/>
    </style:style>
    <style:style style:name="T91" style:family="text">
      <style:text-properties fo:font-weight="normal" officeooo:rsid="03733b9f" style:font-weight-asian="normal" style:font-weight-complex="normal"/>
    </style:style>
    <style:style style:name="T92" style:family="text">
      <style:text-properties fo:font-weight="normal" officeooo:rsid="0376d6fe" style:font-weight-asian="normal" style:font-weight-complex="normal"/>
    </style:style>
    <style:style style:name="T93" style:family="text">
      <style:text-properties fo:font-weight="normal" officeooo:rsid="03b1edcb" style:font-weight-asian="normal" style:font-weight-complex="normal"/>
    </style:style>
    <style:style style:name="T94" style:family="text">
      <style:text-properties fo:font-weight="normal" officeooo:rsid="03b3ba17" style:font-weight-asian="normal" style:font-weight-complex="normal"/>
    </style:style>
    <style:style style:name="T95" style:family="text">
      <style:text-properties fo:font-weight="normal" officeooo:rsid="03b8426e" style:font-weight-asian="normal" style:font-weight-complex="normal"/>
    </style:style>
    <style:style style:name="T96" style:family="text">
      <style:text-properties fo:font-weight="normal" officeooo:rsid="03ba5e1a" style:font-weight-asian="normal" style:font-weight-complex="normal"/>
    </style:style>
    <style:style style:name="T97" style:family="text">
      <style:text-properties fo:font-weight="normal" officeooo:rsid="03bc1362" style:font-weight-asian="normal" style:font-weight-complex="normal"/>
    </style:style>
    <style:style style:name="T98" style:family="text">
      <style:text-properties fo:font-weight="normal" officeooo:rsid="03c69477" style:font-weight-asian="normal" style:font-weight-complex="normal"/>
    </style:style>
    <style:style style:name="T99" style:family="text">
      <style:text-properties fo:font-weight="normal" officeooo:rsid="0418ffba" style:font-weight-asian="normal" style:font-weight-complex="normal"/>
    </style:style>
    <style:style style:name="T100" style:family="text">
      <style:text-properties fo:font-weight="normal" officeooo:rsid="041ae551" style:font-weight-asian="normal" style:font-weight-complex="normal"/>
    </style:style>
    <style:style style:name="T101" style:family="text">
      <style:text-properties fo:font-weight="normal" officeooo:rsid="041b9fd8" style:font-weight-asian="normal" style:font-weight-complex="normal"/>
    </style:style>
    <style:style style:name="T102" style:family="text">
      <style:text-properties fo:font-weight="normal" officeooo:rsid="042720cc" style:font-weight-asian="normal" style:font-weight-complex="normal"/>
    </style:style>
    <style:style style:name="T103" style:family="text">
      <style:text-properties fo:font-weight="normal" officeooo:rsid="0427e81a" style:font-weight-asian="normal" style:font-weight-complex="normal"/>
    </style:style>
    <style:style style:name="T104" style:family="text">
      <style:text-properties fo:font-weight="normal" officeooo:rsid="042bc3c9" style:font-weight-asian="normal" style:font-weight-complex="normal"/>
    </style:style>
    <style:style style:name="T105" style:family="text">
      <style:text-properties fo:font-weight="normal" officeooo:rsid="042d4814" style:font-weight-asian="normal" style:font-weight-complex="normal"/>
    </style:style>
    <style:style style:name="T106" style:family="text">
      <style:text-properties fo:font-weight="normal" officeooo:rsid="042d8a18" style:font-weight-asian="normal" style:font-weight-complex="normal"/>
    </style:style>
    <style:style style:name="T107" style:family="text">
      <style:text-properties fo:font-weight="normal" officeooo:rsid="042e6c6a" style:font-weight-asian="normal" style:font-weight-complex="normal"/>
    </style:style>
    <style:style style:name="T108" style:family="text">
      <style:text-properties fo:font-weight="normal" officeooo:rsid="0435501b" style:font-weight-asian="normal" style:font-weight-complex="normal"/>
    </style:style>
    <style:style style:name="T109" style:family="text">
      <style:text-properties fo:font-weight="normal" officeooo:rsid="0436fd74" style:font-weight-asian="normal" style:font-weight-complex="normal"/>
    </style:style>
    <style:style style:name="T110" style:family="text">
      <style:text-properties fo:font-weight="normal" officeooo:rsid="0437846f" style:font-weight-asian="normal" style:font-weight-complex="normal"/>
    </style:style>
    <style:style style:name="T111" style:family="text">
      <style:text-properties fo:font-weight="normal" officeooo:rsid="043d2a3e" style:font-weight-asian="normal" style:font-weight-complex="normal"/>
    </style:style>
    <style:style style:name="T112" style:family="text">
      <style:text-properties fo:font-weight="normal" officeooo:rsid="043fa885" style:font-weight-asian="normal" style:font-weight-complex="normal"/>
    </style:style>
    <style:style style:name="T113" style:family="text">
      <style:text-properties fo:font-weight="normal" officeooo:rsid="04576e51" style:font-weight-asian="normal" style:font-weight-complex="normal"/>
    </style:style>
    <style:style style:name="T114" style:family="text">
      <style:text-properties fo:font-weight="normal" officeooo:rsid="0458b771" style:font-weight-asian="normal" style:font-weight-complex="normal"/>
    </style:style>
    <style:style style:name="T115" style:family="text">
      <style:text-properties fo:font-weight="normal" officeooo:rsid="04668aac" style:font-weight-asian="normal" style:font-weight-complex="normal"/>
    </style:style>
    <style:style style:name="T116" style:family="text">
      <style:text-properties fo:font-weight="normal" officeooo:rsid="04677c2d" style:font-weight-asian="normal" style:font-weight-complex="normal"/>
    </style:style>
    <style:style style:name="T117" style:family="text">
      <style:text-properties fo:font-weight="normal" officeooo:rsid="046817c7" style:font-weight-asian="normal" style:font-weight-complex="normal"/>
    </style:style>
    <style:style style:name="T118" style:family="text">
      <style:text-properties fo:font-weight="normal" officeooo:rsid="048b1c86" style:font-weight-asian="normal" style:font-weight-complex="normal"/>
    </style:style>
    <style:style style:name="T119" style:family="text">
      <style:text-properties fo:font-weight="normal" officeooo:rsid="04985f58" style:font-weight-asian="normal" style:font-weight-complex="normal"/>
    </style:style>
    <style:style style:name="T120" style:family="text">
      <style:text-properties fo:font-weight="normal" officeooo:rsid="01d2bef5" style:font-weight-asian="normal" style:font-weight-complex="normal"/>
    </style:style>
    <style:style style:name="T121" style:family="text">
      <style:text-properties fo:font-weight="normal" officeooo:rsid="01d669b1" style:font-weight-asian="normal" style:font-weight-complex="normal"/>
    </style:style>
    <style:style style:name="T122" style:family="text">
      <style:text-properties fo:font-weight="normal" officeooo:rsid="03a5f13c" style:font-weight-asian="normal" style:font-weight-complex="normal"/>
    </style:style>
    <style:style style:name="T123" style:family="text">
      <style:text-properties fo:font-weight="normal" officeooo:rsid="020ed5b3" style:font-weight-asian="normal" style:font-weight-complex="normal"/>
    </style:style>
    <style:style style:name="T124" style:family="text">
      <style:text-properties fo:font-weight="normal" officeooo:rsid="02865c61" style:font-weight-asian="normal" style:font-weight-complex="normal"/>
    </style:style>
    <style:style style:name="T125" style:family="text">
      <style:text-properties fo:font-weight="normal" officeooo:rsid="0535b423" style:font-weight-asian="normal" style:font-weight-complex="normal"/>
    </style:style>
    <style:style style:name="T126" style:family="text">
      <style:text-properties fo:font-weight="normal" officeooo:rsid="02aa6b40" style:font-weight-asian="normal" style:font-weight-complex="normal"/>
    </style:style>
    <style:style style:name="T127" style:family="text">
      <style:text-properties fo:font-weight="normal" officeooo:rsid="02ac4e03" style:font-weight-asian="normal" style:font-weight-complex="normal"/>
    </style:style>
    <style:style style:name="T128" style:family="text">
      <style:text-properties fo:font-weight="normal" officeooo:rsid="05cdcc43" style:font-weight-asian="normal" style:font-weight-complex="normal"/>
    </style:style>
    <style:style style:name="T129" style:family="text">
      <style:text-properties fo:font-weight="normal" officeooo:rsid="05cf0147" style:font-weight-asian="normal" style:font-weight-complex="normal"/>
    </style:style>
    <style:style style:name="T130" style:family="text">
      <style:text-properties fo:font-weight="normal" officeooo:rsid="0602efb0" style:font-weight-asian="normal" style:font-weight-complex="normal"/>
    </style:style>
    <style:style style:name="T131" style:family="text">
      <style:text-properties fo:font-weight="normal" officeooo:rsid="0604992d" style:font-weight-asian="normal" style:font-weight-complex="normal"/>
    </style:style>
    <style:style style:name="T132" style:family="text">
      <style:text-properties fo:font-weight="normal" officeooo:rsid="0609d026" style:font-weight-asian="normal" style:font-weight-complex="normal"/>
    </style:style>
    <style:style style:name="T133" style:family="text">
      <style:text-properties fo:font-weight="normal" officeooo:rsid="0674f57b" style:font-weight-asian="normal" style:font-weight-complex="normal"/>
    </style:style>
    <style:style style:name="T134" style:family="text">
      <style:text-properties fo:font-weight="normal" officeooo:rsid="0676dc2c" style:font-weight-asian="normal" style:font-weight-complex="normal"/>
    </style:style>
    <style:style style:name="T135" style:family="text">
      <style:text-properties fo:font-weight="normal" officeooo:rsid="0676e176" style:font-weight-asian="normal" style:font-weight-complex="normal"/>
    </style:style>
    <style:style style:name="T136" style:family="text">
      <style:text-properties fo:font-weight="normal" officeooo:rsid="067e8c91" style:font-weight-asian="normal" style:font-weight-complex="normal"/>
    </style:style>
    <style:style style:name="T137" style:family="text">
      <style:text-properties fo:font-weight="normal" officeooo:rsid="0682bc8b" style:font-weight-asian="normal" style:font-weight-complex="normal"/>
    </style:style>
    <style:style style:name="T138" style:family="text">
      <style:text-properties fo:font-weight="normal" officeooo:rsid="06879af7" style:font-weight-asian="normal" style:font-weight-complex="normal"/>
    </style:style>
    <style:style style:name="T139" style:family="text">
      <style:text-properties fo:font-weight="normal" officeooo:rsid="0688bbce" style:font-weight-asian="normal" style:font-weight-complex="normal"/>
    </style:style>
    <style:style style:name="T140" style:family="text">
      <style:text-properties fo:font-weight="normal" officeooo:rsid="06890a9e" style:font-weight-asian="normal" style:font-weight-complex="normal"/>
    </style:style>
    <style:style style:name="T141" style:family="text">
      <style:text-properties fo:font-weight="normal" officeooo:rsid="068edd80" style:font-weight-asian="normal" style:font-weight-complex="normal"/>
    </style:style>
    <style:style style:name="T142" style:family="text">
      <style:text-properties fo:font-weight="normal" officeooo:rsid="0691e28b" style:font-weight-asian="normal" style:font-weight-complex="normal"/>
    </style:style>
    <style:style style:name="T143" style:family="text">
      <style:text-properties fo:font-weight="normal" officeooo:rsid="06930bd9" style:font-weight-asian="normal" style:font-weight-complex="normal"/>
    </style:style>
    <style:style style:name="T144" style:family="text">
      <style:text-properties fo:font-weight="normal" officeooo:rsid="0694df64" style:font-weight-asian="normal" style:font-weight-complex="normal"/>
    </style:style>
    <style:style style:name="T145" style:family="text">
      <style:text-properties fo:font-weight="normal" officeooo:rsid="06963828" style:font-weight-asian="normal" style:font-weight-complex="normal"/>
    </style:style>
    <style:style style:name="T146" style:family="text">
      <style:text-properties fo:font-weight="normal" officeooo:rsid="0697adb8" style:font-weight-asian="normal" style:font-weight-complex="normal"/>
    </style:style>
    <style:style style:name="T147" style:family="text">
      <style:text-properties fo:font-weight="normal" officeooo:rsid="06a28b41" style:font-weight-asian="normal" style:font-weight-complex="normal"/>
    </style:style>
    <style:style style:name="T148" style:family="text">
      <style:text-properties fo:font-weight="normal" officeooo:rsid="06a38fd4" style:font-weight-asian="normal" style:font-weight-complex="normal"/>
    </style:style>
    <style:style style:name="T149" style:family="text">
      <style:text-properties fo:font-weight="normal" officeooo:rsid="06a3e142" style:font-weight-asian="normal" style:font-weight-complex="normal"/>
    </style:style>
    <style:style style:name="T150" style:family="text">
      <style:text-properties fo:font-weight="normal" officeooo:rsid="06a41833" style:font-weight-asian="normal" style:font-weight-complex="normal"/>
    </style:style>
    <style:style style:name="T151" style:family="text">
      <style:text-properties fo:font-weight="normal" officeooo:rsid="06c619f8" style:font-weight-asian="normal" style:font-weight-complex="normal"/>
    </style:style>
    <style:style style:name="T152" style:family="text">
      <style:text-properties fo:font-weight="normal" officeooo:rsid="06c7997f" style:font-weight-asian="normal" style:font-weight-complex="normal"/>
    </style:style>
    <style:style style:name="T153" style:family="text">
      <style:text-properties fo:font-weight="normal" officeooo:rsid="07040056" style:font-weight-asian="normal" style:font-weight-complex="normal"/>
    </style:style>
    <style:style style:name="T154" style:family="text">
      <style:text-properties fo:font-weight="normal" officeooo:rsid="07051aa0" style:font-weight-asian="normal" style:font-weight-complex="normal"/>
    </style:style>
    <style:style style:name="T155" style:family="text">
      <style:text-properties fo:font-weight="normal" officeooo:rsid="0706deea" style:font-weight-asian="normal" style:font-weight-complex="normal"/>
    </style:style>
    <style:style style:name="T156" style:family="text">
      <style:text-properties fo:font-weight="normal" officeooo:rsid="0707952a" style:font-weight-asian="normal" style:font-weight-complex="normal"/>
    </style:style>
    <style:style style:name="T157" style:family="text">
      <style:text-properties fo:font-weight="normal" officeooo:rsid="07087388" style:font-weight-asian="normal" style:font-weight-complex="normal"/>
    </style:style>
    <style:style style:name="T158" style:family="text">
      <style:text-properties fo:font-weight="normal" officeooo:rsid="07113ecb" style:font-weight-asian="normal" style:font-weight-complex="normal"/>
    </style:style>
    <style:style style:name="T159" style:family="text">
      <style:text-properties fo:font-weight="normal" officeooo:rsid="0711642f" style:font-weight-asian="normal" style:font-weight-complex="normal"/>
    </style:style>
    <style:style style:name="T160" style:family="text">
      <style:text-properties fo:font-weight="normal" officeooo:rsid="0713cccf" style:font-weight-asian="normal" style:font-weight-complex="normal"/>
    </style:style>
    <style:style style:name="T161" style:family="text">
      <style:text-properties fo:font-weight="normal" officeooo:rsid="07155bd4" style:font-weight-asian="normal" style:font-weight-complex="normal"/>
    </style:style>
    <style:style style:name="T162" style:family="text">
      <style:text-properties fo:font-weight="normal" officeooo:rsid="071788be" style:font-weight-asian="normal" style:font-weight-complex="normal"/>
    </style:style>
    <style:style style:name="T163" style:family="text">
      <style:text-properties fo:font-weight="normal" officeooo:rsid="071a0871" style:font-weight-asian="normal" style:font-weight-complex="normal"/>
    </style:style>
    <style:style style:name="T164" style:family="text">
      <style:text-properties fo:font-weight="normal" officeooo:rsid="071b46b9" style:font-weight-asian="normal" style:font-weight-complex="normal"/>
    </style:style>
    <style:style style:name="T165" style:family="text">
      <style:text-properties fo:font-weight="normal" officeooo:rsid="071d3af7" style:font-weight-asian="normal" style:font-weight-complex="normal"/>
    </style:style>
    <style:style style:name="T166" style:family="text">
      <style:text-properties fo:font-weight="normal" officeooo:rsid="071e07a2" style:font-weight-asian="normal" style:font-weight-complex="normal"/>
    </style:style>
    <style:style style:name="T167" style:family="text">
      <style:text-properties fo:font-weight="normal" officeooo:rsid="07262048" style:font-weight-asian="normal" style:font-weight-complex="normal"/>
    </style:style>
    <style:style style:name="T168" style:family="text">
      <style:text-properties fo:font-weight="normal" officeooo:rsid="0726f2b6" style:font-weight-asian="normal" style:font-weight-complex="normal"/>
    </style:style>
    <style:style style:name="T169" style:family="text">
      <style:text-properties fo:font-weight="normal" officeooo:rsid="07277193" style:font-weight-asian="normal" style:font-weight-complex="normal"/>
    </style:style>
    <style:style style:name="T170" style:family="text">
      <style:text-properties fo:font-weight="normal" officeooo:rsid="0727ba17" style:font-weight-asian="normal" style:font-weight-complex="normal"/>
    </style:style>
    <style:style style:name="T171" style:family="text">
      <style:text-properties fo:font-weight="normal" officeooo:rsid="07288b96" style:font-weight-asian="normal" style:font-weight-complex="normal"/>
    </style:style>
    <style:style style:name="T172" style:family="text">
      <style:text-properties fo:font-weight="normal" officeooo:rsid="072a60b7" style:font-weight-asian="normal" style:font-weight-complex="normal"/>
    </style:style>
    <style:style style:name="T173" style:family="text">
      <style:text-properties fo:font-weight="normal" officeooo:rsid="072ad19f" style:font-weight-asian="normal" style:font-weight-complex="normal"/>
    </style:style>
    <style:style style:name="T174" style:family="text">
      <style:text-properties fo:font-weight="normal" officeooo:rsid="072bf010" style:font-weight-asian="normal" style:font-weight-complex="normal"/>
    </style:style>
    <style:style style:name="T175" style:family="text">
      <style:text-properties fo:font-weight="normal" officeooo:rsid="072d0dbc" style:font-weight-asian="normal" style:font-weight-complex="normal"/>
    </style:style>
    <style:style style:name="T176" style:family="text">
      <style:text-properties fo:font-weight="normal" officeooo:rsid="072ed208" style:font-weight-asian="normal" style:font-weight-complex="normal"/>
    </style:style>
    <style:style style:name="T177" style:family="text">
      <style:text-properties fo:font-weight="normal" officeooo:rsid="07336a59" style:font-weight-asian="normal" style:font-weight-complex="normal"/>
    </style:style>
    <style:style style:name="T178" style:family="text">
      <style:text-properties fo:font-weight="normal" officeooo:rsid="073471b1" style:font-weight-asian="normal" style:font-weight-complex="normal"/>
    </style:style>
    <style:style style:name="T179" style:family="text">
      <style:text-properties fo:font-weight="normal" officeooo:rsid="0735b6a1" style:font-weight-asian="normal" style:font-weight-complex="normal"/>
    </style:style>
    <style:style style:name="T180" style:family="text">
      <style:text-properties fo:font-weight="normal" officeooo:rsid="07f44192" style:font-weight-asian="normal" style:font-weight-complex="normal"/>
    </style:style>
    <style:style style:name="T181" style:family="text">
      <style:text-properties fo:font-weight="normal" officeooo:rsid="07f92df9" style:font-weight-asian="normal" style:font-weight-complex="normal"/>
    </style:style>
    <style:style style:name="T182" style:family="text">
      <style:text-properties fo:font-weight="normal" officeooo:rsid="08427df9" style:font-weight-asian="normal" style:font-weight-complex="normal"/>
    </style:style>
    <style:style style:name="T183" style:family="text">
      <style:text-properties fo:font-weight="normal" officeooo:rsid="08655971" style:font-weight-asian="normal" style:font-weight-complex="normal"/>
    </style:style>
    <style:style style:name="T184" style:family="text">
      <style:text-properties fo:font-weight="normal" officeooo:rsid="0867b356" style:font-weight-asian="normal" style:font-weight-complex="normal"/>
    </style:style>
    <style:style style:name="T185" style:family="text">
      <style:text-properties fo:font-weight="normal" officeooo:rsid="086854f8" style:font-weight-asian="normal" style:font-weight-complex="normal"/>
    </style:style>
    <style:style style:name="T186" style:family="text">
      <style:text-properties fo:font-weight="normal" officeooo:rsid="038f0514" style:font-weight-asian="normal" style:font-weight-complex="normal"/>
    </style:style>
    <style:style style:name="T187" style:family="text">
      <style:text-properties fo:font-weight="normal" officeooo:rsid="087229c3" style:font-weight-asian="normal" style:font-weight-complex="normal"/>
    </style:style>
    <style:style style:name="T188" style:family="text">
      <style:text-properties fo:font-weight="normal" officeooo:rsid="0383a780" style:font-weight-asian="normal" style:font-weight-complex="normal"/>
    </style:style>
    <style:style style:name="T189" style:family="text">
      <style:text-properties fo:font-weight="normal" officeooo:rsid="08754e90" style:font-weight-asian="normal" style:font-weight-complex="normal"/>
    </style:style>
    <style:style style:name="T190" style:family="text">
      <style:text-properties fo:font-weight="normal" officeooo:rsid="0383bb54" style:font-weight-asian="normal" style:font-weight-complex="normal"/>
    </style:style>
    <style:style style:name="T191" style:family="text">
      <style:text-properties fo:font-weight="normal" officeooo:rsid="087828de" style:font-weight-asian="normal" style:font-weight-complex="normal"/>
    </style:style>
    <style:style style:name="T192" style:family="text">
      <style:text-properties fo:font-weight="normal" officeooo:rsid="089b4267" style:font-weight-asian="normal" style:font-weight-complex="normal"/>
    </style:style>
    <style:style style:name="T193" style:family="text">
      <style:text-properties fo:font-weight="normal" officeooo:rsid="089d13e6" style:font-weight-asian="normal" style:font-weight-complex="normal"/>
    </style:style>
    <style:style style:name="T194" style:family="text">
      <style:text-properties fo:font-weight="normal" officeooo:rsid="089eab55" style:font-weight-asian="normal" style:font-weight-complex="normal"/>
    </style:style>
    <style:style style:name="T195" style:family="text">
      <style:text-properties fo:font-weight="normal" officeooo:rsid="089fed9d" style:font-weight-asian="normal" style:font-weight-complex="normal"/>
    </style:style>
    <style:style style:name="T196" style:family="text">
      <style:text-properties fo:font-weight="normal" officeooo:rsid="08a15770" style:font-weight-asian="normal" style:font-weight-complex="normal"/>
    </style:style>
    <style:style style:name="T197" style:family="text">
      <style:text-properties fo:font-weight="normal" officeooo:rsid="08aaa2bf" style:font-weight-asian="normal" style:font-weight-complex="normal"/>
    </style:style>
    <style:style style:name="T198" style:family="text">
      <style:text-properties fo:font-weight="normal" officeooo:rsid="08ae5038" style:font-weight-asian="normal" style:font-weight-complex="normal"/>
    </style:style>
    <style:style style:name="T199" style:family="text">
      <style:text-properties fo:font-weight="normal" officeooo:rsid="08b02a8e" style:font-weight-asian="normal" style:font-weight-complex="normal"/>
    </style:style>
    <style:style style:name="T200" style:family="text">
      <style:text-properties fo:font-weight="normal" officeooo:rsid="08b1a171" style:font-weight-asian="normal" style:font-weight-complex="normal"/>
    </style:style>
    <style:style style:name="T201" style:family="text">
      <style:text-properties fo:font-weight="normal" officeooo:rsid="08b7bdfd" style:font-weight-asian="normal" style:font-weight-complex="normal"/>
    </style:style>
    <style:style style:name="T202" style:family="text">
      <style:text-properties fo:font-weight="normal" officeooo:rsid="08b8e17d" style:font-weight-asian="normal" style:font-weight-complex="normal"/>
    </style:style>
    <style:style style:name="T203" style:family="text">
      <style:text-properties fo:font-weight="normal" officeooo:rsid="08b9b426" style:font-weight-asian="normal" style:font-weight-complex="normal"/>
    </style:style>
    <style:style style:name="T204" style:family="text">
      <style:text-properties fo:font-weight="normal" officeooo:rsid="08b9eab6" style:font-weight-asian="normal" style:font-weight-complex="normal"/>
    </style:style>
    <style:style style:name="T205" style:family="text">
      <style:text-properties fo:font-weight="normal" officeooo:rsid="08ba7da0" style:font-weight-asian="normal" style:font-weight-complex="normal"/>
    </style:style>
    <style:style style:name="T206" style:family="text">
      <style:text-properties fo:font-weight="normal" officeooo:rsid="08baa86d" style:font-weight-asian="normal" style:font-weight-complex="normal"/>
    </style:style>
    <style:style style:name="T207" style:family="text">
      <style:text-properties fo:font-weight="normal" officeooo:rsid="08bda289" style:font-weight-asian="normal" style:font-weight-complex="normal"/>
    </style:style>
    <style:style style:name="T208" style:family="text">
      <style:text-properties fo:font-weight="normal" officeooo:rsid="08ce49f3" style:font-weight-asian="normal" style:font-weight-complex="normal"/>
    </style:style>
    <style:style style:name="T209" style:family="text">
      <style:text-properties fo:font-weight="normal" officeooo:rsid="08df0374" style:font-weight-asian="normal" style:font-weight-complex="normal"/>
    </style:style>
    <style:style style:name="T210" style:family="text">
      <style:text-properties fo:font-weight="normal" officeooo:rsid="09122d3d" style:font-weight-asian="normal" style:font-weight-complex="normal"/>
    </style:style>
    <style:style style:name="T211" style:family="text">
      <style:text-properties fo:font-weight="normal" officeooo:rsid="09152187" style:font-weight-asian="normal" style:font-weight-complex="normal"/>
    </style:style>
    <style:style style:name="T212" style:family="text">
      <style:text-properties fo:font-weight="normal" officeooo:rsid="09156480" style:font-weight-asian="normal" style:font-weight-complex="normal"/>
    </style:style>
    <style:style style:name="T213" style:family="text">
      <style:text-properties fo:font-weight="normal" officeooo:rsid="091ec01d" style:font-weight-asian="normal" style:font-weight-complex="normal"/>
    </style:style>
    <style:style style:name="T214" style:family="text">
      <style:text-properties fo:font-weight="normal" officeooo:rsid="0920411d" style:font-weight-asian="normal" style:font-weight-complex="normal"/>
    </style:style>
    <style:style style:name="T215" style:family="text">
      <style:text-properties fo:font-weight="normal" officeooo:rsid="0927c218" style:font-weight-asian="normal" style:font-weight-complex="normal"/>
    </style:style>
    <style:style style:name="T216" style:family="text">
      <style:text-properties officeooo:rsid="0296d09d"/>
    </style:style>
    <style:style style:name="T217" style:family="text">
      <style:text-properties officeooo:rsid="02cb2a91"/>
    </style:style>
    <style:style style:name="T218" style:family="text">
      <style:text-properties fo:font-style="italic" fo:font-weight="normal" officeooo:rsid="02efea6f" style:font-style-asian="italic" style:font-weight-asian="normal" style:font-style-complex="italic" style:font-weight-complex="normal"/>
    </style:style>
    <style:style style:name="T219" style:family="text">
      <style:text-properties fo:font-style="italic" style:font-style-asian="italic" style:font-style-complex="italic"/>
    </style:style>
    <style:style style:name="T220" style:family="text">
      <style:text-properties fo:font-style="italic" officeooo:rsid="03f5eb80" style:font-style-asian="italic" style:font-style-complex="italic"/>
    </style:style>
    <style:style style:name="T221" style:family="text">
      <style:text-properties fo:font-style="italic" officeooo:rsid="037dbfce" style:font-style-asian="italic" style:font-style-complex="italic"/>
    </style:style>
    <style:style style:name="T222" style:family="text">
      <style:text-properties fo:font-style="italic" officeooo:rsid="03c6d1f2" style:font-style-asian="italic" style:font-style-complex="italic"/>
    </style:style>
    <style:style style:name="T223" style:family="text">
      <style:text-properties fo:font-style="italic" officeooo:rsid="03c4188b" style:font-style-asian="italic" style:font-style-complex="italic"/>
    </style:style>
    <style:style style:name="T224" style:family="text">
      <style:text-properties fo:font-style="italic" officeooo:rsid="076fe65d" style:font-style-asian="italic" style:font-style-complex="italic"/>
    </style:style>
    <style:style style:name="T225" style:family="text">
      <style:text-properties fo:font-style="italic" officeooo:rsid="028cbf81" style:font-style-asian="italic" style:font-style-complex="italic"/>
    </style:style>
    <style:style style:name="T226" style:family="text">
      <style:text-properties fo:font-style="italic" officeooo:rsid="034c0b41" style:font-style-asian="italic" style:font-style-complex="italic"/>
    </style:style>
    <style:style style:name="T227" style:family="text">
      <style:text-properties fo:font-style="italic" officeooo:rsid="028b48df" style:font-style-asian="italic" style:font-style-complex="italic"/>
    </style:style>
    <style:style style:name="T228" style:family="text">
      <style:text-properties fo:font-style="italic" officeooo:rsid="0974e1cc" style:font-style-asian="italic" style:font-style-complex="italic"/>
    </style:style>
    <style:style style:name="T229" style:family="text">
      <style:text-properties fo:font-style="italic" officeooo:rsid="0a0e776a" style:font-style-asian="italic" style:font-style-complex="italic"/>
    </style:style>
    <style:style style:name="T230" style:family="text">
      <style:text-properties fo:font-style="normal" fo:font-weight="normal" style:font-style-asian="normal" style:font-weight-asian="normal" style:font-style-complex="normal" style:font-weight-complex="normal"/>
    </style:style>
    <style:style style:name="T231" style:family="text">
      <style:text-properties fo:font-style="normal" fo:font-weight="normal" officeooo:rsid="02efea6f" style:font-style-asian="normal" style:font-weight-asian="normal" style:font-style-complex="normal" style:font-weight-complex="normal"/>
    </style:style>
    <style:style style:name="T232" style:family="text">
      <style:text-properties fo:font-style="normal" fo:font-weight="normal" officeooo:rsid="0426cb4f" style:font-style-asian="normal" style:font-weight-asian="normal" style:font-style-complex="normal" style:font-weight-complex="normal"/>
    </style:style>
    <style:style style:name="T233" style:family="text">
      <style:text-properties fo:font-style="normal" fo:font-weight="normal" officeooo:rsid="048de72a" style:font-style-asian="normal" style:font-weight-asian="normal" style:font-style-complex="normal" style:font-weight-complex="normal"/>
    </style:style>
    <style:style style:name="T234" style:family="text">
      <style:text-properties fo:font-style="normal" fo:font-weight="normal" officeooo:rsid="068700c2" style:font-style-asian="normal" style:font-weight-asian="normal" style:font-style-complex="normal" style:font-weight-complex="normal"/>
    </style:style>
    <style:style style:name="T235" style:family="text">
      <style:text-properties fo:font-style="normal" fo:font-weight="normal" officeooo:rsid="07113ecb" style:font-style-asian="normal" style:font-weight-asian="normal" style:font-style-complex="normal" style:font-weight-complex="normal"/>
    </style:style>
    <style:style style:name="T236" style:family="text">
      <style:text-properties fo:font-style="normal" fo:font-weight="normal" officeooo:rsid="08467353" style:font-style-asian="normal" style:font-weight-asian="normal" style:font-style-complex="normal" style:font-weight-complex="normal"/>
    </style:style>
    <style:style style:name="T237" style:family="text">
      <style:text-properties fo:font-style="normal" fo:font-weight="normal" officeooo:rsid="084e72ba" style:font-style-asian="normal" style:font-weight-asian="normal" style:font-style-complex="normal" style:font-weight-complex="normal"/>
    </style:style>
    <style:style style:name="T238" style:family="text">
      <style:text-properties fo:font-style="normal" fo:font-weight="normal" officeooo:rsid="08aaa2bf" style:font-style-asian="normal" style:font-weight-asian="normal" style:font-style-complex="normal" style:font-weight-complex="normal"/>
    </style:style>
    <style:style style:name="T239" style:family="text">
      <style:text-properties fo:font-style="normal" fo:font-weight="normal" officeooo:rsid="08abea1c" style:font-style-asian="normal" style:font-weight-asian="normal" style:font-style-complex="normal" style:font-weight-complex="normal"/>
    </style:style>
    <style:style style:name="T240" style:family="text">
      <style:text-properties fo:font-style="normal" style:font-style-asian="normal" style:font-style-complex="normal"/>
    </style:style>
    <style:style style:name="T241" style:family="text">
      <style:text-properties fo:font-style="normal" officeooo:rsid="033f8c6e" style:font-style-asian="normal" style:font-style-complex="normal"/>
    </style:style>
    <style:style style:name="T242" style:family="text">
      <style:text-properties fo:font-style="normal" officeooo:rsid="0344100a" style:font-style-asian="normal" style:font-style-complex="normal"/>
    </style:style>
    <style:style style:name="T243" style:family="text">
      <style:text-properties fo:font-style="normal" officeooo:rsid="0345d06c" style:font-style-asian="normal" style:font-style-complex="normal"/>
    </style:style>
    <style:style style:name="T244" style:family="text">
      <style:text-properties fo:font-style="normal" officeooo:rsid="03cbdc2e" style:font-style-asian="normal" style:font-style-complex="normal"/>
    </style:style>
    <style:style style:name="T245" style:family="text">
      <style:text-properties fo:font-style="normal" officeooo:rsid="03f09eb0" style:font-style-asian="normal" style:font-style-complex="normal"/>
    </style:style>
    <style:style style:name="T246" style:family="text">
      <style:text-properties fo:font-style="normal" officeooo:rsid="03f0c93b" style:font-style-asian="normal" style:font-style-complex="normal"/>
    </style:style>
    <style:style style:name="T247" style:family="text">
      <style:text-properties fo:font-style="normal" officeooo:rsid="03f426c5" style:font-style-asian="normal" style:font-style-complex="normal"/>
    </style:style>
    <style:style style:name="T248" style:family="text">
      <style:text-properties fo:font-style="normal" officeooo:rsid="03f47c03" style:font-style-asian="normal" style:font-style-complex="normal"/>
    </style:style>
    <style:style style:name="T249" style:family="text">
      <style:text-properties fo:font-style="normal" officeooo:rsid="03f5eb80" style:font-style-asian="normal" style:font-style-complex="normal"/>
    </style:style>
    <style:style style:name="T250" style:family="text">
      <style:text-properties fo:font-style="normal" officeooo:rsid="03f601dd" style:font-style-asian="normal" style:font-style-complex="normal"/>
    </style:style>
    <style:style style:name="T251" style:family="text">
      <style:text-properties fo:font-style="normal" officeooo:rsid="03f6f2bc" style:font-style-asian="normal" style:font-style-complex="normal"/>
    </style:style>
    <style:style style:name="T252" style:family="text">
      <style:text-properties fo:font-style="normal" officeooo:rsid="03f8a1d3" style:font-style-asian="normal" style:font-style-complex="normal"/>
    </style:style>
    <style:style style:name="T253" style:family="text">
      <style:text-properties fo:font-style="normal" officeooo:rsid="03fa3d57" style:font-style-asian="normal" style:font-style-complex="normal"/>
    </style:style>
    <style:style style:name="T254" style:family="text">
      <style:text-properties fo:font-style="normal" officeooo:rsid="03fb169a" style:font-style-asian="normal" style:font-style-complex="normal"/>
    </style:style>
    <style:style style:name="T255" style:family="text">
      <style:text-properties fo:font-style="normal" officeooo:rsid="0401cbb4" style:font-style-asian="normal" style:font-style-complex="normal"/>
    </style:style>
    <style:style style:name="T256" style:family="text">
      <style:text-properties fo:font-style="normal" officeooo:rsid="0446d68e" style:font-style-asian="normal" style:font-style-complex="normal"/>
    </style:style>
    <style:style style:name="T257" style:family="text">
      <style:text-properties fo:font-style="normal" officeooo:rsid="044739fb" style:font-style-asian="normal" style:font-style-complex="normal"/>
    </style:style>
    <style:style style:name="T258" style:family="text">
      <style:text-properties fo:font-style="normal" officeooo:rsid="046a22c6" style:font-style-asian="normal" style:font-style-complex="normal"/>
    </style:style>
    <style:style style:name="T259" style:family="text">
      <style:text-properties fo:font-style="normal" officeooo:rsid="008f4dc6" style:font-style-asian="normal" style:font-style-complex="normal"/>
    </style:style>
    <style:style style:name="T260" style:family="text">
      <style:text-properties fo:font-style="normal" officeooo:rsid="007cc973" style:font-style-asian="normal" style:font-style-complex="normal"/>
    </style:style>
    <style:style style:name="T261" style:family="text">
      <style:text-properties fo:font-style="normal" officeooo:rsid="007a6a28" style:font-style-asian="normal" style:font-style-complex="normal"/>
    </style:style>
    <style:style style:name="T262" style:family="text">
      <style:text-properties fo:font-style="normal" officeooo:rsid="01d1197c" style:font-style-asian="normal" style:font-style-complex="normal"/>
    </style:style>
    <style:style style:name="T263" style:family="text">
      <style:text-properties fo:font-style="normal" officeooo:rsid="0378cc69" style:font-style-asian="normal" style:font-style-complex="normal"/>
    </style:style>
    <style:style style:name="T264" style:family="text">
      <style:text-properties fo:font-style="normal" officeooo:rsid="0378f09d" style:font-style-asian="normal" style:font-style-complex="normal"/>
    </style:style>
    <style:style style:name="T265" style:family="text">
      <style:text-properties fo:font-style="normal" officeooo:rsid="037a97a5" style:font-style-asian="normal" style:font-style-complex="normal"/>
    </style:style>
    <style:style style:name="T266" style:family="text">
      <style:text-properties fo:font-style="normal" officeooo:rsid="032ec26a" style:font-style-asian="normal" style:font-style-complex="normal"/>
    </style:style>
    <style:style style:name="T267" style:family="text">
      <style:text-properties fo:font-style="normal" officeooo:rsid="037bcb37" style:font-style-asian="normal" style:font-style-complex="normal"/>
    </style:style>
    <style:style style:name="T268" style:family="text">
      <style:text-properties fo:font-style="normal" officeooo:rsid="037dbfce" style:font-style-asian="normal" style:font-style-complex="normal"/>
    </style:style>
    <style:style style:name="T269" style:family="text">
      <style:text-properties fo:font-style="normal" officeooo:rsid="02735b60" style:font-style-asian="normal" style:font-style-complex="normal"/>
    </style:style>
    <style:style style:name="T270" style:family="text">
      <style:text-properties fo:font-style="normal" officeooo:rsid="03ad8e0c" style:font-style-asian="normal" style:font-style-complex="normal"/>
    </style:style>
    <style:style style:name="T271" style:family="text">
      <style:text-properties fo:font-style="normal" officeooo:rsid="03ae76f0" style:font-style-asian="normal" style:font-style-complex="normal"/>
    </style:style>
    <style:style style:name="T272" style:family="text">
      <style:text-properties fo:font-style="normal" officeooo:rsid="03b012e3" style:font-style-asian="normal" style:font-style-complex="normal"/>
    </style:style>
    <style:style style:name="T273" style:family="text">
      <style:text-properties fo:font-style="normal" officeooo:rsid="03b4008f" style:font-style-asian="normal" style:font-style-complex="normal"/>
    </style:style>
    <style:style style:name="T274" style:family="text">
      <style:text-properties fo:font-style="normal" officeooo:rsid="03c6d1f2" style:font-style-asian="normal" style:font-style-complex="normal"/>
    </style:style>
    <style:style style:name="T275" style:family="text">
      <style:text-properties fo:font-style="normal" officeooo:rsid="03c8cbf2" style:font-style-asian="normal" style:font-style-complex="normal"/>
    </style:style>
    <style:style style:name="T276" style:family="text">
      <style:text-properties fo:font-style="normal" officeooo:rsid="03cc0228" style:font-style-asian="normal" style:font-style-complex="normal"/>
    </style:style>
    <style:style style:name="T277" style:family="text">
      <style:text-properties fo:font-style="normal" officeooo:rsid="03cdb5ba" style:font-style-asian="normal" style:font-style-complex="normal"/>
    </style:style>
    <style:style style:name="T278" style:family="text">
      <style:text-properties fo:font-style="normal" officeooo:rsid="03ce43e5" style:font-style-asian="normal" style:font-style-complex="normal"/>
    </style:style>
    <style:style style:name="T279" style:family="text">
      <style:text-properties fo:font-style="normal" officeooo:rsid="03d46fe8" style:font-style-asian="normal" style:font-style-complex="normal"/>
    </style:style>
    <style:style style:name="T280" style:family="text">
      <style:text-properties fo:font-style="normal" officeooo:rsid="03d56398" style:font-style-asian="normal" style:font-style-complex="normal"/>
    </style:style>
    <style:style style:name="T281" style:family="text">
      <style:text-properties fo:font-style="normal" officeooo:rsid="03d6c82b" style:font-style-asian="normal" style:font-style-complex="normal"/>
    </style:style>
    <style:style style:name="T282" style:family="text">
      <style:text-properties fo:font-style="normal" officeooo:rsid="03d7e15a" style:font-style-asian="normal" style:font-style-complex="normal"/>
    </style:style>
    <style:style style:name="T283" style:family="text">
      <style:text-properties fo:font-style="normal" officeooo:rsid="03d85f45" style:font-style-asian="normal" style:font-style-complex="normal"/>
    </style:style>
    <style:style style:name="T284" style:family="text">
      <style:text-properties fo:font-style="normal" officeooo:rsid="03d9e1f5" style:font-style-asian="normal" style:font-style-complex="normal"/>
    </style:style>
    <style:style style:name="T285" style:family="text">
      <style:text-properties fo:font-style="normal" officeooo:rsid="03ddac26" style:font-style-asian="normal" style:font-style-complex="normal"/>
    </style:style>
    <style:style style:name="T286" style:family="text">
      <style:text-properties fo:font-style="normal" officeooo:rsid="03e3ad63" style:font-style-asian="normal" style:font-style-complex="normal"/>
    </style:style>
    <style:style style:name="T287" style:family="text">
      <style:text-properties fo:font-style="normal" officeooo:rsid="03ef6be9" style:font-style-asian="normal" style:font-style-complex="normal"/>
    </style:style>
    <style:style style:name="T288" style:family="text">
      <style:text-properties fo:font-style="normal" officeooo:rsid="03f2e3d6" style:font-style-asian="normal" style:font-style-complex="normal"/>
    </style:style>
    <style:style style:name="T289" style:family="text">
      <style:text-properties fo:font-style="normal" officeooo:rsid="03f7d9bd" style:font-style-asian="normal" style:font-style-complex="normal"/>
    </style:style>
    <style:style style:name="T290" style:family="text">
      <style:text-properties fo:font-style="normal" officeooo:rsid="04022d68" style:font-style-asian="normal" style:font-style-complex="normal"/>
    </style:style>
    <style:style style:name="T291" style:family="text">
      <style:text-properties fo:font-style="normal" officeooo:rsid="0404af7c" style:font-style-asian="normal" style:font-style-complex="normal"/>
    </style:style>
    <style:style style:name="T292" style:family="text">
      <style:text-properties fo:font-style="normal" officeooo:rsid="040778d2" style:font-style-asian="normal" style:font-style-complex="normal"/>
    </style:style>
    <style:style style:name="T293" style:family="text">
      <style:text-properties fo:font-style="normal" officeooo:rsid="04084bb3" style:font-style-asian="normal" style:font-style-complex="normal"/>
    </style:style>
    <style:style style:name="T294" style:family="text">
      <style:text-properties fo:font-style="normal" officeooo:rsid="040e3cd6" style:font-style-asian="normal" style:font-style-complex="normal"/>
    </style:style>
    <style:style style:name="T295" style:family="text">
      <style:text-properties fo:font-style="normal" officeooo:rsid="040e8c47" style:font-style-asian="normal" style:font-style-complex="normal"/>
    </style:style>
    <style:style style:name="T296" style:family="text">
      <style:text-properties fo:font-style="normal" officeooo:rsid="040f6089" style:font-style-asian="normal" style:font-style-complex="normal"/>
    </style:style>
    <style:style style:name="T297" style:family="text">
      <style:text-properties fo:font-style="normal" officeooo:rsid="04150dda" style:font-style-asian="normal" style:font-style-complex="normal"/>
    </style:style>
    <style:style style:name="T298" style:family="text">
      <style:text-properties fo:font-style="normal" officeooo:rsid="041688d7" style:font-style-asian="normal" style:font-style-complex="normal"/>
    </style:style>
    <style:style style:name="T299" style:family="text">
      <style:text-properties fo:font-style="normal" officeooo:rsid="04199ee3" style:font-style-asian="normal" style:font-style-complex="normal"/>
    </style:style>
    <style:style style:name="T300" style:family="text">
      <style:text-properties fo:font-style="normal" officeooo:rsid="041b0ff7" style:font-style-asian="normal" style:font-style-complex="normal"/>
    </style:style>
    <style:style style:name="T301" style:family="text">
      <style:text-properties fo:font-style="normal" officeooo:rsid="041e5bec" style:font-style-asian="normal" style:font-style-complex="normal"/>
    </style:style>
    <style:style style:name="T302" style:family="text">
      <style:text-properties fo:font-style="normal" officeooo:rsid="042f497e" style:font-style-asian="normal" style:font-style-complex="normal"/>
    </style:style>
    <style:style style:name="T303" style:family="text">
      <style:text-properties fo:font-style="normal" officeooo:rsid="0431732a" style:font-style-asian="normal" style:font-style-complex="normal"/>
    </style:style>
    <style:style style:name="T304" style:family="text">
      <style:text-properties fo:font-style="normal" officeooo:rsid="04354a04" style:font-style-asian="normal" style:font-style-complex="normal"/>
    </style:style>
    <style:style style:name="T305" style:family="text">
      <style:text-properties fo:font-style="normal" officeooo:rsid="0439ec41" style:font-style-asian="normal" style:font-style-complex="normal"/>
    </style:style>
    <style:style style:name="T306" style:family="text">
      <style:text-properties fo:font-style="normal" officeooo:rsid="0444dc4e" style:font-style-asian="normal" style:font-style-complex="normal"/>
    </style:style>
    <style:style style:name="T307" style:family="text">
      <style:text-properties fo:font-style="normal" officeooo:rsid="0454c430" style:font-style-asian="normal" style:font-style-complex="normal"/>
    </style:style>
    <style:style style:name="T308" style:family="text">
      <style:text-properties fo:font-style="normal" officeooo:rsid="0459fd90" style:font-style-asian="normal" style:font-style-complex="normal"/>
    </style:style>
    <style:style style:name="T309" style:family="text">
      <style:text-properties fo:font-style="normal" officeooo:rsid="047b1c84" style:font-style-asian="normal" style:font-style-complex="normal"/>
    </style:style>
    <style:style style:name="T310" style:family="text">
      <style:text-properties fo:font-style="normal" officeooo:rsid="047df607" style:font-style-asian="normal" style:font-style-complex="normal"/>
    </style:style>
    <style:style style:name="T311" style:family="text">
      <style:text-properties fo:font-style="normal" officeooo:rsid="04850597" style:font-style-asian="normal" style:font-style-complex="normal"/>
    </style:style>
    <style:style style:name="T312" style:family="text">
      <style:text-properties fo:font-style="normal" officeooo:rsid="0488b6a9" style:font-style-asian="normal" style:font-style-complex="normal"/>
    </style:style>
    <style:style style:name="T313" style:family="text">
      <style:text-properties fo:font-style="normal" officeooo:rsid="048eb028" style:font-style-asian="normal" style:font-style-complex="normal"/>
    </style:style>
    <style:style style:name="T314" style:family="text">
      <style:text-properties fo:font-style="normal" officeooo:rsid="04939d9a" style:font-style-asian="normal" style:font-style-complex="normal"/>
    </style:style>
    <style:style style:name="T315" style:family="text">
      <style:text-properties fo:font-style="normal" officeooo:rsid="03c4188b" style:font-style-asian="normal" style:font-style-complex="normal"/>
    </style:style>
    <style:style style:name="T316" style:family="text">
      <style:text-properties fo:font-style="normal" officeooo:rsid="053e6462" style:font-style-asian="normal" style:font-style-complex="normal"/>
    </style:style>
    <style:style style:name="T317" style:family="text">
      <style:text-properties fo:font-style="normal" officeooo:rsid="053ff537" style:font-style-asian="normal" style:font-style-complex="normal"/>
    </style:style>
    <style:style style:name="T318" style:family="text">
      <style:text-properties fo:font-style="normal" officeooo:rsid="0552010f" style:font-style-asian="normal" style:font-style-complex="normal"/>
    </style:style>
    <style:style style:name="T319" style:family="text">
      <style:text-properties fo:font-style="normal" officeooo:rsid="055246e9" style:font-style-asian="normal" style:font-style-complex="normal"/>
    </style:style>
    <style:style style:name="T320" style:family="text">
      <style:text-properties fo:font-style="normal" officeooo:rsid="059b7993" style:font-style-asian="normal" style:font-style-complex="normal"/>
    </style:style>
    <style:style style:name="T321" style:family="text">
      <style:text-properties fo:font-style="normal" officeooo:rsid="059be3fa" style:font-style-asian="normal" style:font-style-complex="normal"/>
    </style:style>
    <style:style style:name="T322" style:family="text">
      <style:text-properties fo:font-style="normal" officeooo:rsid="059c4d21" style:font-style-asian="normal" style:font-style-complex="normal"/>
    </style:style>
    <style:style style:name="T323" style:family="text">
      <style:text-properties fo:font-style="normal" officeooo:rsid="05af5926" style:font-style-asian="normal" style:font-style-complex="normal"/>
    </style:style>
    <style:style style:name="T324" style:family="text">
      <style:text-properties fo:font-style="normal" officeooo:rsid="06281d90" style:font-style-asian="normal" style:font-style-complex="normal"/>
    </style:style>
    <style:style style:name="T325" style:family="text">
      <style:text-properties fo:font-style="normal" officeooo:rsid="0628d0b2" style:font-style-asian="normal" style:font-style-complex="normal"/>
    </style:style>
    <style:style style:name="T326" style:family="text">
      <style:text-properties fo:font-style="normal" officeooo:rsid="062a5cc0" style:font-style-asian="normal" style:font-style-complex="normal"/>
    </style:style>
    <style:style style:name="T327" style:family="text">
      <style:text-properties fo:font-style="normal" officeooo:rsid="066305fb" style:font-style-asian="normal" style:font-style-complex="normal"/>
    </style:style>
    <style:style style:name="T328" style:family="text">
      <style:text-properties fo:font-style="normal" officeooo:rsid="06648f84" style:font-style-asian="normal" style:font-style-complex="normal"/>
    </style:style>
    <style:style style:name="T329" style:family="text">
      <style:text-properties fo:font-style="normal" officeooo:rsid="0664c94b" style:font-style-asian="normal" style:font-style-complex="normal"/>
    </style:style>
    <style:style style:name="T330" style:family="text">
      <style:text-properties fo:font-style="normal" officeooo:rsid="0665ce5a" style:font-style-asian="normal" style:font-style-complex="normal"/>
    </style:style>
    <style:style style:name="T331" style:family="text">
      <style:text-properties fo:font-style="normal" officeooo:rsid="0666e4f5" style:font-style-asian="normal" style:font-style-complex="normal"/>
    </style:style>
    <style:style style:name="T332" style:family="text">
      <style:text-properties fo:font-style="normal" officeooo:rsid="06684a92" style:font-style-asian="normal" style:font-style-complex="normal"/>
    </style:style>
    <style:style style:name="T333" style:family="text">
      <style:text-properties fo:font-style="normal" officeooo:rsid="066cb342" style:font-style-asian="normal" style:font-style-complex="normal"/>
    </style:style>
    <style:style style:name="T334" style:family="text">
      <style:text-properties fo:font-style="normal" officeooo:rsid="066b471c" style:font-style-asian="normal" style:font-style-complex="normal"/>
    </style:style>
    <style:style style:name="T335" style:family="text">
      <style:text-properties fo:font-style="normal" officeooo:rsid="066c9ecf" style:font-style-asian="normal" style:font-style-complex="normal"/>
    </style:style>
    <style:style style:name="T336" style:family="text">
      <style:text-properties fo:font-style="normal" officeooo:rsid="067cb245" style:font-style-asian="normal" style:font-style-complex="normal"/>
    </style:style>
    <style:style style:name="T337" style:family="text">
      <style:text-properties fo:font-style="normal" officeooo:rsid="0680c240" style:font-style-asian="normal" style:font-style-complex="normal"/>
    </style:style>
    <style:style style:name="T338" style:family="text">
      <style:text-properties fo:font-style="normal" officeooo:rsid="070f5705" style:font-style-asian="normal" style:font-style-complex="normal"/>
    </style:style>
    <style:style style:name="T339" style:family="text">
      <style:text-properties fo:font-style="normal" officeooo:rsid="070fd3fc" style:font-style-asian="normal" style:font-style-complex="normal"/>
    </style:style>
    <style:style style:name="T340" style:family="text">
      <style:text-properties fo:font-style="normal" officeooo:rsid="076eee80" style:font-style-asian="normal" style:font-style-complex="normal"/>
    </style:style>
    <style:style style:name="T341" style:family="text">
      <style:text-properties fo:font-style="normal" officeooo:rsid="0771c543" style:font-style-asian="normal" style:font-style-complex="normal"/>
    </style:style>
    <style:style style:name="T342" style:family="text">
      <style:text-properties fo:font-style="normal" officeooo:rsid="0772a620" style:font-style-asian="normal" style:font-style-complex="normal"/>
    </style:style>
    <style:style style:name="T343" style:family="text">
      <style:text-properties fo:font-style="normal" officeooo:rsid="07744118" style:font-style-asian="normal" style:font-style-complex="normal"/>
    </style:style>
    <style:style style:name="T344" style:family="text">
      <style:text-properties fo:font-style="normal" officeooo:rsid="08427df9" style:font-style-asian="normal" style:font-style-complex="normal"/>
    </style:style>
    <style:style style:name="T345" style:family="text">
      <style:text-properties fo:font-style="normal" officeooo:rsid="0844a8d0" style:font-style-asian="normal" style:font-style-complex="normal"/>
    </style:style>
    <style:style style:name="T346" style:family="text">
      <style:text-properties fo:font-style="normal" officeooo:rsid="084cbf36" style:font-style-asian="normal" style:font-style-complex="normal"/>
    </style:style>
    <style:style style:name="T347" style:family="text">
      <style:text-properties fo:font-style="normal" officeooo:rsid="034c0b41" style:font-style-asian="normal" style:font-style-complex="normal"/>
    </style:style>
    <style:style style:name="T348" style:family="text">
      <style:text-properties fo:font-style="normal" officeooo:rsid="08a8f12d" style:font-style-asian="normal" style:font-style-complex="normal"/>
    </style:style>
    <style:style style:name="T349" style:family="text">
      <style:text-properties fo:font-style="normal" officeooo:rsid="08a9874c" style:font-style-asian="normal" style:font-style-complex="normal"/>
    </style:style>
    <style:style style:name="T350" style:family="text">
      <style:text-properties fo:font-style="normal" officeooo:rsid="08d38fb1" style:font-style-asian="normal" style:font-style-complex="normal"/>
    </style:style>
    <style:style style:name="T351" style:family="text">
      <style:text-properties fo:font-style="normal" officeooo:rsid="08d4414b" style:font-style-asian="normal" style:font-style-complex="normal"/>
    </style:style>
    <style:style style:name="T352" style:family="text">
      <style:text-properties fo:font-style="normal" officeooo:rsid="08d647f4" style:font-style-asian="normal" style:font-style-complex="normal"/>
    </style:style>
    <style:style style:name="T353" style:family="text">
      <style:text-properties fo:font-style="normal" officeooo:rsid="08d8d579" style:font-style-asian="normal" style:font-style-complex="normal"/>
    </style:style>
    <style:style style:name="T354" style:family="text">
      <style:text-properties fo:font-style="normal" officeooo:rsid="090eed26" style:font-style-asian="normal" style:font-style-complex="normal"/>
    </style:style>
    <style:style style:name="T355" style:family="text">
      <style:text-properties fo:font-style="normal" officeooo:rsid="033ccd16" style:font-style-asian="normal" style:font-style-complex="normal"/>
    </style:style>
    <style:style style:name="T356" style:family="text">
      <style:text-properties fo:font-style="normal" officeooo:rsid="09234276" style:font-style-asian="normal" style:font-style-complex="normal"/>
    </style:style>
    <style:style style:name="T357" style:family="text">
      <style:text-properties fo:font-style="normal" officeooo:rsid="0927c218" style:font-style-asian="normal" style:font-style-complex="normal"/>
    </style:style>
    <style:style style:name="T358" style:family="text">
      <style:text-properties fo:font-style="normal" officeooo:rsid="092a3e35" style:font-style-asian="normal" style:font-style-complex="normal"/>
    </style:style>
    <style:style style:name="T359" style:family="text">
      <style:text-properties fo:font-style="normal" officeooo:rsid="09370332" style:font-style-asian="normal" style:font-style-complex="normal"/>
    </style:style>
    <style:style style:name="T360" style:family="text">
      <style:text-properties fo:font-style="normal" officeooo:rsid="0938cd8b" style:font-style-asian="normal" style:font-style-complex="normal"/>
    </style:style>
    <style:style style:name="T361" style:family="text">
      <style:text-properties fo:font-style="normal" officeooo:rsid="09394267" style:font-style-asian="normal" style:font-style-complex="normal"/>
    </style:style>
    <style:style style:name="T362" style:family="text">
      <style:text-properties fo:font-style="normal" officeooo:rsid="094aca7b" style:font-style-asian="normal" style:font-style-complex="normal"/>
    </style:style>
    <style:style style:name="T363" style:family="text">
      <style:text-properties fo:font-style="normal" officeooo:rsid="094b7ac2" style:font-style-asian="normal" style:font-style-complex="normal"/>
    </style:style>
    <style:style style:name="T364" style:family="text">
      <style:text-properties fo:font-style="normal" officeooo:rsid="094d21be" style:font-style-asian="normal" style:font-style-complex="normal"/>
    </style:style>
    <style:style style:name="T365" style:family="text">
      <style:text-properties fo:font-style="normal" officeooo:rsid="0974e1cc" style:font-style-asian="normal" style:font-style-complex="normal"/>
    </style:style>
    <style:style style:name="T366" style:family="text">
      <style:text-properties fo:font-style="normal" officeooo:rsid="099ac703" style:font-style-asian="normal" style:font-style-complex="normal"/>
    </style:style>
    <style:style style:name="T367" style:family="text">
      <style:text-properties fo:font-style="normal" officeooo:rsid="09d217ae" style:font-style-asian="normal" style:font-style-complex="normal"/>
    </style:style>
    <style:style style:name="T368" style:family="text">
      <style:text-properties fo:font-style="normal" officeooo:rsid="09fdd7a4" style:font-style-asian="normal" style:font-style-complex="normal"/>
    </style:style>
    <style:style style:name="T369" style:family="text">
      <style:text-properties fo:font-style="normal" officeooo:rsid="09ff8a0d" style:font-style-asian="normal" style:font-style-complex="normal"/>
    </style:style>
    <style:style style:name="T370" style:family="text">
      <style:text-properties fo:font-style="normal" officeooo:rsid="0a0e776a" style:font-style-asian="normal" style:font-style-complex="normal"/>
    </style:style>
    <style:style style:name="T371" style:family="text">
      <style:text-properties officeooo:rsid="0353f10e"/>
    </style:style>
    <style:style style:name="T372" style:family="text">
      <style:text-properties officeooo:rsid="0357973c"/>
    </style:style>
    <style:style style:name="T373" style:family="text">
      <style:text-properties officeooo:rsid="03a27414"/>
    </style:style>
    <style:style style:name="T374" style:family="text">
      <style:text-properties officeooo:rsid="03f426c5"/>
    </style:style>
    <style:style style:name="T375" style:family="text">
      <style:text-properties officeooo:rsid="032dcedd"/>
    </style:style>
    <style:style style:name="T376" style:family="text">
      <style:text-properties officeooo:rsid="041ceeb6"/>
    </style:style>
    <style:style style:name="T377" style:family="text">
      <style:text-properties officeooo:rsid="042e6c6a"/>
    </style:style>
    <style:style style:name="T378" style:family="text">
      <style:text-properties officeooo:rsid="042f115f"/>
    </style:style>
    <style:style style:name="T379" style:family="text">
      <style:text-properties officeooo:rsid="0437846f"/>
    </style:style>
    <style:style style:name="T380" style:family="text">
      <style:text-properties officeooo:rsid="0446348c"/>
    </style:style>
    <style:style style:name="T381" style:family="text">
      <style:text-properties officeooo:rsid="047285f4"/>
    </style:style>
    <style:style style:name="T382" style:family="text">
      <style:text-properties officeooo:rsid="005b37b7"/>
    </style:style>
    <style:style style:name="T383" style:family="text">
      <style:text-properties officeooo:rsid="0077a4e7"/>
    </style:style>
    <style:style style:name="T384" style:family="text">
      <style:text-properties officeooo:rsid="00913de4"/>
    </style:style>
    <style:style style:name="T385" style:family="text">
      <style:text-properties officeooo:rsid="00741b8d"/>
    </style:style>
    <style:style style:name="T386" style:family="text">
      <style:text-properties officeooo:rsid="005b1744"/>
    </style:style>
    <style:style style:name="T387" style:family="text">
      <style:text-properties officeooo:rsid="005dbb6b"/>
    </style:style>
    <style:style style:name="T388" style:family="text">
      <style:text-properties officeooo:rsid="006116bc"/>
    </style:style>
    <style:style style:name="T389" style:family="text">
      <style:text-properties officeooo:rsid="00697223"/>
    </style:style>
    <style:style style:name="T390" style:family="text">
      <style:text-properties officeooo:rsid="0066d2c9"/>
    </style:style>
    <style:style style:name="T391" style:family="text">
      <style:text-properties officeooo:rsid="00632d4d"/>
    </style:style>
    <style:style style:name="T392" style:family="text">
      <style:text-properties fo:font-weight="bold" style:font-weight-asian="bold" style:font-weight-complex="bold"/>
    </style:style>
    <style:style style:name="T393" style:family="text">
      <style:text-properties fo:font-weight="bold" officeooo:rsid="01d717ce" style:font-weight-asian="bold" style:font-weight-complex="bold"/>
    </style:style>
    <style:style style:name="T394" style:family="text">
      <style:text-properties fo:font-weight="bold" officeooo:rsid="03a29b0e" style:font-weight-asian="bold" style:font-weight-complex="bold"/>
    </style:style>
    <style:style style:name="T395" style:family="text">
      <style:text-properties fo:font-weight="bold" officeooo:rsid="05eb36b3" style:font-weight-asian="bold" style:font-weight-complex="bold"/>
    </style:style>
    <style:style style:name="T396" style:family="text">
      <style:text-properties officeooo:rsid="017ac440"/>
    </style:style>
    <style:style style:name="T397" style:family="text">
      <style:text-properties officeooo:rsid="0181aca8"/>
    </style:style>
    <style:style style:name="T398" style:family="text">
      <style:text-properties officeooo:rsid="018c586b"/>
    </style:style>
    <style:style style:name="T399" style:family="text">
      <style:text-properties officeooo:rsid="01a115f0"/>
    </style:style>
    <style:style style:name="T400" style:family="text">
      <style:text-properties officeooo:rsid="01b08c36"/>
    </style:style>
    <style:style style:name="T401" style:family="text">
      <style:text-properties officeooo:rsid="01b15d31"/>
    </style:style>
    <style:style style:name="T402" style:family="text">
      <style:text-properties officeooo:rsid="007a6a28"/>
    </style:style>
    <style:style style:name="T403" style:family="text">
      <style:text-properties officeooo:rsid="01b925e8"/>
    </style:style>
    <style:style style:name="T404" style:family="text">
      <style:text-properties officeooo:rsid="01c82c1e"/>
    </style:style>
    <style:style style:name="T405" style:family="text">
      <style:text-properties officeooo:rsid="01cfb62f"/>
    </style:style>
    <style:style style:name="T406" style:family="text">
      <style:text-properties officeooo:rsid="01d1197c"/>
    </style:style>
    <style:style style:name="T407" style:family="text">
      <style:text-properties officeooo:rsid="01d30df0"/>
    </style:style>
    <style:style style:name="T408" style:family="text">
      <style:text-properties officeooo:rsid="01dc1033"/>
    </style:style>
    <style:style style:name="T409" style:family="text">
      <style:text-properties officeooo:rsid="01ffbe9d"/>
    </style:style>
    <style:style style:name="T410" style:family="text">
      <style:text-properties officeooo:rsid="021c2e64"/>
    </style:style>
    <style:style style:name="T411" style:family="text">
      <style:text-properties officeooo:rsid="021d0e91"/>
    </style:style>
    <style:style style:name="T412" style:family="text">
      <style:text-properties officeooo:rsid="02444ae9"/>
    </style:style>
    <style:style style:name="T413" style:family="text">
      <style:text-properties officeooo:rsid="0281f49d"/>
    </style:style>
    <style:style style:name="T414" style:family="text">
      <style:text-properties officeooo:rsid="028cbf81"/>
    </style:style>
    <style:style style:name="T415" style:family="text">
      <style:text-properties officeooo:rsid="02a5034a"/>
    </style:style>
    <style:style style:name="T416" style:family="text">
      <style:text-properties style:text-position="super 58%" fo:font-weight="normal" officeooo:rsid="05393a16" style:font-weight-asian="normal" style:font-weight-complex="normal"/>
    </style:style>
    <style:style style:name="T417" style:family="text">
      <style:text-properties style:text-position="super 58%" fo:font-weight="normal" officeooo:rsid="03a47075" style:font-weight-asian="normal" style:font-weight-complex="normal"/>
    </style:style>
    <style:style style:name="T418" style:family="text">
      <style:text-properties style:text-position="super 58%" fo:font-weight="normal" officeooo:rsid="03a4e405" style:font-weight-asian="normal" style:font-weight-complex="normal"/>
    </style:style>
    <style:style style:name="T419" style:family="text">
      <style:text-properties style:text-position="super 58%" fo:font-style="normal" fo:font-weight="normal" officeooo:rsid="08467353" style:font-style-asian="normal" style:font-weight-asian="normal" style:font-style-complex="normal" style:font-weight-complex="normal"/>
    </style:style>
    <style:style style:name="T420" style:family="text">
      <style:text-properties style:text-position="0% 100%" fo:font-weight="normal" officeooo:rsid="05393a16" style:font-weight-asian="normal" style:font-weight-complex="normal"/>
    </style:style>
    <style:style style:name="T421" style:family="text">
      <style:text-properties style:text-position="0% 100%" fo:font-weight="normal" officeooo:rsid="03a47075" style:font-weight-asian="normal" style:font-weight-complex="normal"/>
    </style:style>
    <style:style style:name="T422" style:family="text">
      <style:text-properties style:text-position="0% 100%" fo:font-weight="normal" officeooo:rsid="03a4e405" style:font-weight-asian="normal" style:font-weight-complex="normal"/>
    </style:style>
    <style:style style:name="T423" style:family="text">
      <style:text-properties style:text-position="0% 100%" fo:font-weight="normal" officeooo:rsid="06791cf4" style:font-weight-asian="normal" style:font-weight-complex="normal"/>
    </style:style>
    <style:style style:name="T424" style:family="text">
      <style:text-properties style:text-position="0% 100%" fo:font-weight="normal" officeooo:rsid="01aee80f" style:font-weight-asian="normal" style:font-weight-complex="normal"/>
    </style:style>
    <style:style style:name="T425" style:family="text">
      <style:text-properties style:text-position="0% 100%" fo:font-weight="normal" officeooo:rsid="01b0b03d" style:font-weight-asian="normal" style:font-weight-complex="normal"/>
    </style:style>
    <style:style style:name="T426" style:family="text">
      <style:text-properties style:text-position="0% 100%" fo:font-weight="normal" officeooo:rsid="06e2f83a" style:font-weight-asian="normal" style:font-weight-complex="normal"/>
    </style:style>
    <style:style style:name="T427" style:family="text">
      <style:text-properties style:text-position="0% 100%" fo:font-weight="normal" officeooo:rsid="069929e0" style:font-weight-asian="normal" style:font-weight-complex="normal"/>
    </style:style>
    <style:style style:name="T428" style:family="text">
      <style:text-properties style:text-position="0% 100%" fo:font-weight="normal" officeooo:rsid="023389f0" style:font-weight-asian="normal" style:font-weight-complex="normal"/>
    </style:style>
    <style:style style:name="T429" style:family="text">
      <style:text-properties style:text-position="0% 100%" fo:font-weight="normal" officeooo:rsid="069cb565" style:font-weight-asian="normal" style:font-weight-complex="normal"/>
    </style:style>
    <style:style style:name="T430" style:family="text">
      <style:text-properties style:text-position="0% 100%" fo:font-weight="normal" officeooo:rsid="01b06b39" style:font-weight-asian="normal" style:font-weight-complex="normal"/>
    </style:style>
    <style:style style:name="T431" style:family="text">
      <style:text-properties style:text-position="0% 100%" fo:font-weight="normal" officeooo:rsid="0424cd1e" style:font-weight-asian="normal" style:font-weight-complex="normal"/>
    </style:style>
    <style:style style:name="T432" style:family="text">
      <style:text-properties style:text-position="0% 100%" fo:font-weight="normal" officeooo:rsid="01c89fb2" style:font-weight-asian="normal" style:font-weight-complex="normal"/>
    </style:style>
    <style:style style:name="T433" style:family="text">
      <style:text-properties style:text-position="0% 100%" fo:font-weight="normal" officeooo:rsid="072253e7" style:font-weight-asian="normal" style:font-weight-complex="normal"/>
    </style:style>
    <style:style style:name="T434" style:family="text">
      <style:text-properties style:text-position="0% 100%" fo:font-weight="normal" officeooo:rsid="08b475d0" style:font-weight-asian="normal" style:font-weight-complex="normal"/>
    </style:style>
    <style:style style:name="T435" style:family="text">
      <style:text-properties style:text-position="0% 100%" officeooo:rsid="06b1beee"/>
    </style:style>
    <style:style style:name="T436" style:family="text">
      <style:text-properties style:text-position="0% 100%" officeooo:rsid="06b309e3"/>
    </style:style>
    <style:style style:name="T437" style:family="text">
      <style:text-properties officeooo:rsid="02d0e7b1"/>
    </style:style>
    <style:style style:name="T438" style:family="text">
      <style:text-properties officeooo:rsid="02d380db"/>
    </style:style>
    <style:style style:name="T439" style:family="text">
      <style:text-properties officeooo:rsid="02e9776d"/>
    </style:style>
    <style:style style:name="T440" style:family="text">
      <style:text-properties officeooo:rsid="0355a893"/>
    </style:style>
    <style:style style:name="T441" style:family="text">
      <style:text-properties officeooo:rsid="0375944b"/>
    </style:style>
    <style:style style:name="T442" style:family="text">
      <style:text-properties officeooo:rsid="032ec26a"/>
    </style:style>
    <style:style style:name="T443" style:family="text">
      <style:text-properties officeooo:rsid="0376a746"/>
    </style:style>
    <style:style style:name="T444" style:family="text">
      <style:text-properties officeooo:rsid="0385eade"/>
    </style:style>
    <style:style style:name="T445" style:family="text">
      <style:text-properties officeooo:rsid="038a0ad0"/>
    </style:style>
    <style:style style:name="T446" style:family="text">
      <style:text-properties officeooo:rsid="03946f45"/>
    </style:style>
    <style:style style:name="T447" style:family="text">
      <style:text-properties officeooo:rsid="03a73593"/>
    </style:style>
    <style:style style:name="T448" style:family="text">
      <style:text-properties officeooo:rsid="03b2cc0c"/>
    </style:style>
    <style:style style:name="T449" style:family="text">
      <style:text-properties officeooo:rsid="03b6566f"/>
    </style:style>
    <style:style style:name="T450" style:family="text">
      <style:text-properties officeooo:rsid="03b6da38"/>
    </style:style>
    <style:style style:name="T451" style:family="text">
      <style:text-properties officeooo:rsid="03b98c0c"/>
    </style:style>
    <style:style style:name="T452" style:family="text">
      <style:text-properties officeooo:rsid="03bd78df"/>
    </style:style>
    <style:style style:name="T453" style:family="text">
      <style:text-properties officeooo:rsid="03e63c58"/>
    </style:style>
    <style:style style:name="T454" style:family="text">
      <style:text-properties officeooo:rsid="03e6dd2a"/>
    </style:style>
    <style:style style:name="T455" style:family="text">
      <style:text-properties officeooo:rsid="04354a04"/>
    </style:style>
    <style:style style:name="T456" style:family="text">
      <style:text-properties officeooo:rsid="043bd035"/>
    </style:style>
    <style:style style:name="T457" style:family="text">
      <style:text-properties officeooo:rsid="043da76c"/>
    </style:style>
    <style:style style:name="T458" style:family="text">
      <style:text-properties officeooo:rsid="0442dcb6"/>
    </style:style>
    <style:style style:name="T459" style:family="text">
      <style:text-properties officeooo:rsid="044697b6"/>
    </style:style>
    <style:style style:name="T460" style:family="text">
      <style:text-properties officeooo:rsid="04486caa"/>
    </style:style>
    <style:style style:name="T461" style:family="text">
      <style:text-properties officeooo:rsid="044d2d1f"/>
    </style:style>
    <style:style style:name="T462" style:family="text">
      <style:text-properties officeooo:rsid="044dfcd7"/>
    </style:style>
    <style:style style:name="T463" style:family="text">
      <style:text-properties officeooo:rsid="0452529c"/>
    </style:style>
    <style:style style:name="T464" style:family="text">
      <style:text-properties officeooo:rsid="0457324a"/>
    </style:style>
    <style:style style:name="T465" style:family="text">
      <style:text-properties officeooo:rsid="043d4ef2"/>
    </style:style>
    <style:style style:name="T466" style:family="text">
      <style:text-properties officeooo:rsid="04574f05"/>
    </style:style>
    <style:style style:name="T467" style:family="text">
      <style:text-properties officeooo:rsid="04575b73"/>
    </style:style>
    <style:style style:name="T468" style:family="text">
      <style:text-properties officeooo:rsid="045ee805"/>
    </style:style>
    <style:style style:name="T469" style:family="text">
      <style:text-properties officeooo:rsid="04607a00"/>
    </style:style>
    <style:style style:name="T470" style:family="text">
      <style:text-properties officeooo:rsid="046c9596"/>
    </style:style>
    <style:style style:name="T471" style:family="text">
      <style:text-properties officeooo:rsid="0471fe39"/>
    </style:style>
    <style:style style:name="T472" style:family="text">
      <style:text-properties officeooo:rsid="04747c6b"/>
    </style:style>
    <style:style style:name="T473" style:family="text">
      <style:text-properties officeooo:rsid="0477c584"/>
    </style:style>
    <style:style style:name="T474" style:family="text">
      <style:text-properties officeooo:rsid="047b1c84"/>
    </style:style>
    <style:style style:name="T475" style:family="text">
      <style:text-properties officeooo:rsid="048545b8"/>
    </style:style>
    <style:style style:name="T476" style:family="text">
      <style:text-properties officeooo:rsid="0485c83f"/>
    </style:style>
    <style:style style:name="T477" style:family="text">
      <style:text-properties officeooo:rsid="0486d4b4"/>
    </style:style>
    <style:style style:name="T478" style:family="text">
      <style:text-properties officeooo:rsid="04939d9a"/>
    </style:style>
    <style:style style:name="T479" style:family="text">
      <style:text-properties officeooo:rsid="049584da"/>
    </style:style>
    <style:style style:name="T480" style:family="text">
      <style:text-properties officeooo:rsid="0495e05f"/>
    </style:style>
    <style:style style:name="T481" style:family="text">
      <style:text-properties officeooo:rsid="049a75d8"/>
    </style:style>
    <style:style style:name="T482" style:family="text">
      <style:text-properties officeooo:rsid="04ad006e"/>
    </style:style>
    <style:style style:name="T483" style:family="text">
      <style:text-properties officeooo:rsid="04af9d16"/>
    </style:style>
    <style:style style:name="T484" style:family="text">
      <style:text-properties officeooo:rsid="04b0f788"/>
    </style:style>
    <style:style style:name="T485" style:family="text">
      <style:text-properties officeooo:rsid="04b1ca70"/>
    </style:style>
    <style:style style:name="T486" style:family="text">
      <style:text-properties officeooo:rsid="04b51897"/>
    </style:style>
    <style:style style:name="T487" style:family="text">
      <style:text-properties officeooo:rsid="04b81584"/>
    </style:style>
    <style:style style:name="T488" style:family="text">
      <style:text-properties officeooo:rsid="04b8ea58"/>
    </style:style>
    <style:style style:name="T489" style:family="text">
      <style:text-properties officeooo:rsid="04bbb2f4"/>
    </style:style>
    <style:style style:name="T490" style:family="text">
      <style:text-properties officeooo:rsid="04bbffc9"/>
    </style:style>
    <style:style style:name="T491" style:family="text">
      <style:text-properties officeooo:rsid="04be184e"/>
    </style:style>
    <style:style style:name="T492" style:family="text">
      <style:text-properties style:text-line-through-style="none" style:text-line-through-type="none" officeooo:rsid="04be184e"/>
    </style:style>
    <style:style style:name="T493" style:family="text">
      <style:text-properties officeooo:rsid="04bed9a2"/>
    </style:style>
    <style:style style:name="T494" style:family="text">
      <style:text-properties officeooo:rsid="04c00a2c"/>
    </style:style>
    <style:style style:name="T495" style:family="text">
      <style:text-properties officeooo:rsid="04c199ba"/>
    </style:style>
    <style:style style:name="T496" style:family="text">
      <style:text-properties officeooo:rsid="04ceda93"/>
    </style:style>
    <style:style style:name="T497" style:family="text">
      <style:text-properties officeooo:rsid="04d39eff"/>
    </style:style>
    <style:style style:name="T498" style:family="text">
      <style:text-properties officeooo:rsid="04dd40ea"/>
    </style:style>
    <style:style style:name="T499" style:family="text">
      <style:text-properties officeooo:rsid="04da95bb"/>
    </style:style>
    <style:style style:name="T500" style:family="text">
      <style:text-properties officeooo:rsid="04f11e74"/>
    </style:style>
    <style:style style:name="T501" style:family="text">
      <style:text-properties officeooo:rsid="04facb22"/>
    </style:style>
    <style:style style:name="T502" style:family="text">
      <style:text-properties officeooo:rsid="04fd9bd9"/>
    </style:style>
    <style:style style:name="T503" style:family="text">
      <style:text-properties officeooo:rsid="04fe13cc"/>
    </style:style>
    <style:style style:name="T504" style:family="text">
      <style:text-properties officeooo:rsid="0504a7c2"/>
    </style:style>
    <style:style style:name="T505" style:family="text">
      <style:text-properties officeooo:rsid="03c4188b"/>
    </style:style>
    <style:style style:name="T506" style:family="text">
      <style:text-properties officeooo:rsid="051b6c0f"/>
    </style:style>
    <style:style style:name="T507" style:family="text">
      <style:text-properties officeooo:rsid="055350ea"/>
    </style:style>
    <style:style style:name="T508" style:family="text">
      <style:text-properties officeooo:rsid="055ac834"/>
    </style:style>
    <style:style style:name="T509" style:family="text">
      <style:text-properties officeooo:rsid="055eb060"/>
    </style:style>
    <style:style style:name="T510" style:family="text">
      <style:text-properties officeooo:rsid="0562c91e"/>
    </style:style>
    <style:style style:name="T511" style:family="text">
      <style:text-properties officeooo:rsid="0575a766"/>
    </style:style>
    <style:style style:name="T512" style:family="text">
      <style:text-properties officeooo:rsid="05794819"/>
    </style:style>
    <style:style style:name="T513" style:family="text">
      <style:text-properties officeooo:rsid="057c7aa8"/>
    </style:style>
    <style:style style:name="T514" style:family="text">
      <style:text-properties officeooo:rsid="057d1d8c"/>
    </style:style>
    <style:style style:name="T515" style:family="text">
      <style:text-properties officeooo:rsid="058270ba"/>
    </style:style>
    <style:style style:name="T516" style:family="text">
      <style:text-properties officeooo:rsid="0589a5fd"/>
    </style:style>
    <style:style style:name="T517" style:family="text">
      <style:text-properties officeooo:rsid="0590da3e"/>
    </style:style>
    <style:style style:name="T518" style:family="text">
      <style:text-properties officeooo:rsid="05935bb7"/>
    </style:style>
    <style:style style:name="T519" style:family="text">
      <style:text-properties officeooo:rsid="0593f811"/>
    </style:style>
    <style:style style:name="T520" style:family="text">
      <style:text-properties officeooo:rsid="05961260"/>
    </style:style>
    <style:style style:name="T521" style:family="text">
      <style:text-properties officeooo:rsid="059704a1"/>
    </style:style>
    <style:style style:name="T522" style:family="text">
      <style:text-properties officeooo:rsid="0599bca0"/>
    </style:style>
    <style:style style:name="T523" style:family="text">
      <style:text-properties officeooo:rsid="059a2437"/>
    </style:style>
    <style:style style:name="T524" style:family="text">
      <style:text-properties officeooo:rsid="059d8e03"/>
    </style:style>
    <style:style style:name="T525" style:family="text">
      <style:text-properties officeooo:rsid="059dcb1c"/>
    </style:style>
    <style:style style:name="T526" style:family="text">
      <style:text-properties officeooo:rsid="059ee0ae"/>
    </style:style>
    <style:style style:name="T527" style:family="text">
      <style:text-properties officeooo:rsid="05a12234"/>
    </style:style>
    <style:style style:name="T528" style:family="text">
      <style:text-properties officeooo:rsid="05a573e2"/>
    </style:style>
    <style:style style:name="T529" style:family="text">
      <style:text-properties officeooo:rsid="05c16d8f"/>
    </style:style>
    <style:style style:name="T530" style:family="text">
      <style:text-properties officeooo:rsid="05d030a1"/>
    </style:style>
    <style:style style:name="T531" style:family="text">
      <style:text-properties officeooo:rsid="03c9fbed"/>
    </style:style>
    <style:style style:name="T532" style:family="text">
      <style:text-properties officeooo:rsid="05d9ce72"/>
    </style:style>
    <style:style style:name="T533" style:family="text">
      <style:text-properties officeooo:rsid="05e4990e"/>
    </style:style>
    <style:style style:name="T534" style:family="text">
      <style:text-properties officeooo:rsid="05e5ef14"/>
    </style:style>
    <style:style style:name="T535" style:family="text">
      <style:text-properties officeooo:rsid="05eb36b3"/>
    </style:style>
    <style:style style:name="T536" style:family="text">
      <style:text-properties officeooo:rsid="05ed9236"/>
    </style:style>
    <style:style style:name="T537" style:family="text">
      <style:text-properties officeooo:rsid="05f6af7d"/>
    </style:style>
    <style:style style:name="T538" style:family="text">
      <style:text-properties officeooo:rsid="05f83cd6"/>
    </style:style>
    <style:style style:name="T539" style:family="text">
      <style:text-properties officeooo:rsid="05f8daed"/>
    </style:style>
    <style:style style:name="T540" style:family="text">
      <style:text-properties officeooo:rsid="01932785"/>
    </style:style>
    <style:style style:name="T541" style:family="text">
      <style:text-properties officeooo:rsid="0604d2ce"/>
    </style:style>
    <style:style style:name="T542" style:family="text">
      <style:text-properties officeooo:rsid="06314af3"/>
    </style:style>
    <style:style style:name="T543" style:family="text">
      <style:text-properties officeooo:rsid="063729d6"/>
    </style:style>
    <style:style style:name="T544" style:family="text">
      <style:text-properties fo:language="en" fo:country="US"/>
    </style:style>
    <style:style style:name="T545" style:family="text">
      <style:text-properties fo:language="en" fo:country="US" officeooo:rsid="03189c51"/>
    </style:style>
    <style:style style:name="T546" style:family="text">
      <style:text-properties fo:language="en" fo:country="US" officeooo:rsid="0324b645"/>
    </style:style>
    <style:style style:name="T547" style:family="text">
      <style:text-properties fo:language="en" fo:country="US" fo:font-style="normal" officeooo:rsid="044739fb" style:font-style-asian="normal" style:font-style-complex="normal"/>
    </style:style>
    <style:style style:name="T548" style:family="text">
      <style:text-properties fo:language="en" fo:country="US" fo:font-style="normal" officeooo:rsid="04484a3a" style:font-style-asian="normal" style:font-style-complex="normal"/>
    </style:style>
    <style:style style:name="T549" style:family="text">
      <style:text-properties fo:language="en" fo:country="US" fo:font-style="normal" officeooo:rsid="04496242" style:font-style-asian="normal" style:font-style-complex="normal"/>
    </style:style>
    <style:style style:name="T550" style:family="text">
      <style:text-properties fo:language="en" fo:country="US" fo:font-style="normal" officeooo:rsid="0541bd6d" style:font-style-asian="normal" style:font-style-complex="normal"/>
    </style:style>
    <style:style style:name="T551" style:family="text">
      <style:text-properties fo:language="en" fo:country="US" fo:font-style="normal" officeooo:rsid="01ed4fe7" style:font-style-asian="normal" style:font-style-complex="normal"/>
    </style:style>
    <style:style style:name="T552" style:family="text">
      <style:text-properties fo:language="en" fo:country="US" fo:font-style="normal" officeooo:rsid="044b3385" style:font-style-asian="normal" style:font-style-complex="normal"/>
    </style:style>
    <style:style style:name="T553" style:family="text">
      <style:text-properties fo:language="en" fo:country="US" fo:font-style="normal" officeooo:rsid="046a8ee5" style:font-style-asian="normal" style:font-style-complex="normal"/>
    </style:style>
    <style:style style:name="T554" style:family="text">
      <style:text-properties fo:language="en" fo:country="US" fo:font-style="normal" officeooo:rsid="04a34192" style:font-style-asian="normal" style:font-style-complex="normal"/>
    </style:style>
    <style:style style:name="T555" style:family="text">
      <style:text-properties fo:language="en" fo:country="US" fo:font-style="normal" officeooo:rsid="044d0515" style:font-style-asian="normal" style:font-style-complex="normal"/>
    </style:style>
    <style:style style:name="T556" style:family="text">
      <style:text-properties fo:language="en" fo:country="US" fo:font-style="normal" officeooo:rsid="093ab902" style:font-style-asian="normal" style:font-style-complex="normal"/>
    </style:style>
    <style:style style:name="T557" style:family="text">
      <style:text-properties fo:language="en" fo:country="US" officeooo:rsid="05de072d"/>
    </style:style>
    <style:style style:name="T558" style:family="text">
      <style:text-properties fo:language="en" fo:country="US" officeooo:rsid="05f8daed"/>
    </style:style>
    <style:style style:name="T559" style:family="text">
      <style:text-properties fo:language="en" fo:country="US" officeooo:rsid="07e16f23"/>
    </style:style>
    <style:style style:name="T560" style:family="text">
      <style:text-properties fo:language="en" fo:country="US" fo:font-weight="normal" officeooo:rsid="02a47c54" style:font-weight-asian="normal" style:font-weight-complex="normal"/>
    </style:style>
    <style:style style:name="T561" style:family="text">
      <style:text-properties fo:language="en" fo:country="US" fo:font-weight="normal" officeooo:rsid="02a5034a" style:font-weight-asian="normal" style:font-weight-complex="normal"/>
    </style:style>
    <style:style style:name="T562" style:family="text">
      <style:text-properties fo:language="en" fo:country="US" fo:font-weight="normal" officeooo:rsid="08becd35" style:font-weight-asian="normal" style:font-weight-complex="normal"/>
    </style:style>
    <style:style style:name="T563" style:family="text">
      <style:text-properties fo:language="en" fo:country="US" officeooo:rsid="0907d40b"/>
    </style:style>
    <style:style style:name="T564" style:family="text">
      <style:text-properties fo:language="en" fo:country="US" officeooo:rsid="0909d946"/>
    </style:style>
    <style:style style:name="T565" style:family="text">
      <style:text-properties fo:language="en" fo:country="US" officeooo:rsid="09159eb0"/>
    </style:style>
    <style:style style:name="T566" style:family="text">
      <style:text-properties fo:language="en" fo:country="US" officeooo:rsid="09191e6c"/>
    </style:style>
    <style:style style:name="T567" style:family="text">
      <style:text-properties fo:language="en" fo:country="US" officeooo:rsid="0919e3cf"/>
    </style:style>
    <style:style style:name="T568" style:family="text">
      <style:text-properties fo:language="en" fo:country="US" officeooo:rsid="091b4fc9"/>
    </style:style>
    <style:style style:name="T569" style:family="text">
      <style:text-properties fo:language="en" fo:country="US" officeooo:rsid="091ba669"/>
    </style:style>
    <style:style style:name="T570" style:family="text">
      <style:text-properties fo:language="en" fo:country="US" officeooo:rsid="091d10dd"/>
    </style:style>
    <style:style style:name="T571" style:family="text">
      <style:text-properties fo:language="en" fo:country="US" officeooo:rsid="0927c218"/>
    </style:style>
    <style:style style:name="T572" style:family="text">
      <style:text-properties fo:language="en" fo:country="US" officeooo:rsid="092a3e35"/>
    </style:style>
    <style:style style:name="T573" style:family="text">
      <style:text-properties fo:language="en" fo:country="US" officeooo:rsid="092d2895"/>
    </style:style>
    <style:style style:name="T574" style:family="text">
      <style:text-properties fo:language="en" fo:country="US" officeooo:rsid="092e04db"/>
    </style:style>
    <style:style style:name="T575" style:family="text">
      <style:text-properties fo:language="en" fo:country="US" officeooo:rsid="092e5c27"/>
    </style:style>
    <style:style style:name="T576" style:family="text">
      <style:text-properties fo:language="en" fo:country="US" officeooo:rsid="092fd595"/>
    </style:style>
    <style:style style:name="T577" style:family="text">
      <style:text-properties fo:language="en" fo:country="US" officeooo:rsid="09301db5"/>
    </style:style>
    <style:style style:name="T578" style:family="text">
      <style:text-properties fo:language="en" fo:country="US" officeooo:rsid="0930457b"/>
    </style:style>
    <style:style style:name="T579" style:family="text">
      <style:text-properties fo:language="en" fo:country="US" officeooo:rsid="09322102"/>
    </style:style>
    <style:style style:name="T580" style:family="text">
      <style:text-properties fo:language="en" fo:country="US" officeooo:rsid="093387f5"/>
    </style:style>
    <style:style style:name="T581" style:family="text">
      <style:text-properties fo:language="en" fo:country="US" officeooo:rsid="09340a0a"/>
    </style:style>
    <style:style style:name="T582" style:family="text">
      <style:text-properties fo:language="en" fo:country="US" officeooo:rsid="09346936"/>
    </style:style>
    <style:style style:name="T583" style:family="text">
      <style:text-properties fo:language="en" fo:country="US" officeooo:rsid="09992101"/>
    </style:style>
    <style:style style:name="T584" style:family="text">
      <style:text-properties fo:language="en" fo:country="US" officeooo:rsid="011001b5"/>
    </style:style>
    <style:style style:name="T585" style:family="text">
      <style:text-properties fo:language="en" fo:country="US" officeooo:rsid="0a089063"/>
    </style:style>
    <style:style style:name="T586" style:family="text">
      <style:text-properties fo:language="en" fo:country="US" officeooo:rsid="0a544dcf"/>
    </style:style>
    <style:style style:name="T587" style:family="text">
      <style:text-properties officeooo:rsid="066fa6a6"/>
    </style:style>
    <style:style style:name="T588" style:family="text">
      <style:text-properties officeooo:rsid="06708c01"/>
    </style:style>
    <style:style style:name="T589" style:family="text">
      <style:text-properties officeooo:rsid="023abb38"/>
    </style:style>
    <style:style style:name="T590" style:family="text">
      <style:text-properties officeooo:rsid="01bf4ea3"/>
    </style:style>
    <style:style style:name="T591" style:family="text">
      <style:text-properties officeooo:rsid="02387acb"/>
    </style:style>
    <style:style style:name="T592" style:family="text">
      <style:text-properties officeooo:rsid="069e1099"/>
    </style:style>
    <style:style style:name="T593" style:family="text">
      <style:text-properties officeooo:rsid="06aad5b2"/>
    </style:style>
    <style:style style:name="T594" style:family="text">
      <style:text-properties officeooo:rsid="06ad8546"/>
    </style:style>
    <style:style style:name="T595" style:family="text">
      <style:text-properties style:text-position="sub 58%" officeooo:rsid="06b309e3"/>
    </style:style>
    <style:style style:name="T596" style:family="text">
      <style:text-properties officeooo:rsid="06b67535"/>
    </style:style>
    <style:style style:name="T597" style:family="text">
      <style:text-properties officeooo:rsid="06c06852"/>
    </style:style>
    <style:style style:name="T598" style:family="text">
      <style:text-properties officeooo:rsid="06b07d47"/>
    </style:style>
    <style:style style:name="T599" style:family="text">
      <style:text-properties officeooo:rsid="06d88579"/>
    </style:style>
    <style:style style:name="T600" style:family="text">
      <style:text-properties officeooo:rsid="06d8f09f"/>
    </style:style>
    <style:style style:name="T601" style:family="text">
      <style:text-properties officeooo:rsid="06f0095a"/>
    </style:style>
    <style:style style:name="T602" style:family="text">
      <style:text-properties officeooo:rsid="070dd6bc"/>
    </style:style>
    <style:style style:name="T603" style:family="text">
      <style:text-properties officeooo:rsid="074c0a3d"/>
    </style:style>
    <style:style style:name="T604" style:family="text">
      <style:text-properties officeooo:rsid="076ac3b4"/>
    </style:style>
    <style:style style:name="T605" style:family="text">
      <style:text-properties officeooo:rsid="076b9de9"/>
    </style:style>
    <style:style style:name="T606" style:family="text">
      <style:text-properties officeooo:rsid="07792368"/>
    </style:style>
    <style:style style:name="T607" style:family="text">
      <style:text-properties officeooo:rsid="079324b0"/>
    </style:style>
    <style:style style:name="T608" style:family="text">
      <style:text-properties officeooo:rsid="07969f53"/>
    </style:style>
    <style:style style:name="T609" style:family="text">
      <style:text-properties officeooo:rsid="07dbfbd4"/>
    </style:style>
    <style:style style:name="T610" style:family="text">
      <style:text-properties officeooo:rsid="07e16f23"/>
    </style:style>
    <style:style style:name="T611" style:family="text">
      <style:text-properties officeooo:rsid="0635e7bd"/>
    </style:style>
    <style:style style:name="T612" style:family="text">
      <style:text-properties officeooo:rsid="05a93909"/>
    </style:style>
    <style:style style:name="T613" style:family="text">
      <style:text-properties officeooo:rsid="05beaf31"/>
    </style:style>
    <style:style style:name="T614" style:family="text">
      <style:text-properties officeooo:rsid="0607c027"/>
    </style:style>
    <style:style style:name="T615" style:family="text">
      <style:text-properties officeooo:rsid="05afef47"/>
    </style:style>
    <style:style style:name="T616" style:family="text">
      <style:text-properties officeooo:rsid="05b4a867"/>
    </style:style>
    <style:style style:name="T617" style:family="text">
      <style:text-properties officeooo:rsid="0631f497"/>
    </style:style>
    <style:style style:name="T618" style:family="text">
      <style:text-properties officeooo:rsid="05cb78ef"/>
    </style:style>
    <style:style style:name="T619" style:family="text">
      <style:text-properties officeooo:rsid="05bb4c08"/>
    </style:style>
    <style:style style:name="T620" style:family="text">
      <style:text-properties officeooo:rsid="05d60fcf"/>
    </style:style>
    <style:style style:name="T621" style:family="text">
      <style:text-properties officeooo:rsid="05c962fe"/>
    </style:style>
    <style:style style:name="T622" style:family="text">
      <style:text-properties officeooo:rsid="05e04a50"/>
    </style:style>
    <style:style style:name="T623" style:family="text">
      <style:text-properties officeooo:rsid="060d0b7e"/>
    </style:style>
    <style:style style:name="T624" style:family="text">
      <style:text-properties officeooo:rsid="05f32eba"/>
    </style:style>
    <style:style style:name="T625" style:family="text">
      <style:text-properties officeooo:rsid="05b1ecdc"/>
    </style:style>
    <style:style style:name="T626" style:family="text">
      <style:text-properties officeooo:rsid="05c6ba03"/>
    </style:style>
    <style:style style:name="T627" style:family="text">
      <style:text-properties officeooo:rsid="0619836b"/>
    </style:style>
    <style:style style:name="T628" style:family="text">
      <style:text-properties officeooo:rsid="060bd3b0"/>
    </style:style>
    <style:style style:name="T629" style:family="text">
      <style:text-properties officeooo:rsid="05c90ddc"/>
    </style:style>
    <style:style style:name="T630" style:family="text">
      <style:text-properties officeooo:rsid="05c303ef"/>
    </style:style>
    <style:style style:name="T631" style:family="text">
      <style:text-properties officeooo:rsid="05cf185e"/>
    </style:style>
    <style:style style:name="T632" style:family="text">
      <style:text-properties officeooo:rsid="05e6a883"/>
    </style:style>
    <style:style style:name="T633" style:family="text">
      <style:text-properties officeooo:rsid="065c7aa2"/>
    </style:style>
    <style:style style:name="T634" style:family="text">
      <style:text-properties officeooo:rsid="0665961d"/>
    </style:style>
    <style:style style:name="T635" style:family="text">
      <style:text-properties officeooo:rsid="06614a97"/>
    </style:style>
    <style:style style:name="T636" style:family="text">
      <style:text-properties officeooo:rsid="06630cc0"/>
    </style:style>
    <style:style style:name="T637" style:family="text">
      <style:text-properties officeooo:rsid="065c8873"/>
    </style:style>
    <style:style style:name="T638" style:family="text">
      <style:text-properties officeooo:rsid="065e50e1"/>
    </style:style>
    <style:style style:name="T639" style:family="text">
      <style:text-properties officeooo:rsid="06637d31"/>
    </style:style>
    <style:style style:name="T640" style:family="text">
      <style:text-properties officeooo:rsid="05fec20d"/>
    </style:style>
    <style:style style:name="T641" style:family="text">
      <style:text-properties officeooo:rsid="0666c38c"/>
    </style:style>
    <style:style style:name="T642" style:family="text">
      <style:text-properties officeooo:rsid="080714d8"/>
    </style:style>
    <style:style style:name="T643" style:family="text">
      <style:text-properties officeooo:rsid="0808593e"/>
    </style:style>
    <style:style style:name="T644" style:family="text">
      <style:text-properties officeooo:rsid="0816f979"/>
    </style:style>
    <style:style style:name="T645" style:family="text">
      <style:text-properties officeooo:rsid="08203886"/>
    </style:style>
    <style:style style:name="T646" style:family="text">
      <style:text-properties officeooo:rsid="08259f39"/>
    </style:style>
    <style:style style:name="T647" style:family="text">
      <style:text-properties officeooo:rsid="082d4222"/>
    </style:style>
    <style:style style:name="T648" style:family="text">
      <style:text-properties officeooo:rsid="082dd507"/>
    </style:style>
    <style:style style:name="T649" style:family="text">
      <style:text-properties officeooo:rsid="0832c5ef"/>
    </style:style>
    <style:style style:name="T650" style:family="text">
      <style:text-properties officeooo:rsid="083f451e"/>
    </style:style>
    <style:style style:name="T651" style:family="text">
      <style:text-properties officeooo:rsid="08427df9"/>
    </style:style>
    <style:style style:name="T652" style:family="text">
      <style:text-properties officeooo:rsid="0844a8d0"/>
    </style:style>
    <style:style style:name="T653" style:family="text">
      <style:text-properties officeooo:rsid="084c26b1"/>
    </style:style>
    <style:style style:name="T654" style:family="text">
      <style:text-properties officeooo:rsid="08578d5b"/>
    </style:style>
    <style:style style:name="T655" style:family="text">
      <style:text-properties officeooo:rsid="08661355"/>
    </style:style>
    <style:style style:name="T656" style:family="text">
      <style:text-properties officeooo:rsid="02100bda"/>
    </style:style>
    <style:style style:name="T657" style:family="text">
      <style:text-properties officeooo:rsid="08831744"/>
    </style:style>
    <style:style style:name="T658" style:family="text">
      <style:text-properties officeooo:rsid="08835097"/>
    </style:style>
    <style:style style:name="T659" style:family="text">
      <style:text-properties officeooo:rsid="088795ad"/>
    </style:style>
    <style:style style:name="T660" style:family="text">
      <style:text-properties officeooo:rsid="0887a980"/>
    </style:style>
    <style:style style:name="T661" style:family="text">
      <style:text-properties officeooo:rsid="088b02e9"/>
    </style:style>
    <style:style style:name="T662" style:family="text">
      <style:text-properties officeooo:rsid="034c0b41"/>
    </style:style>
    <style:style style:name="T663" style:family="text">
      <style:text-properties officeooo:rsid="088c1a9c"/>
    </style:style>
    <style:style style:name="T664" style:family="text">
      <style:text-properties officeooo:rsid="08a7346b"/>
    </style:style>
    <style:style style:name="T665" style:family="text">
      <style:text-properties officeooo:rsid="08b1e0a6"/>
    </style:style>
    <style:style style:name="T666" style:family="text">
      <style:text-properties officeooo:rsid="07336a59"/>
    </style:style>
    <style:style style:name="T667" style:family="text">
      <style:text-properties officeooo:rsid="08c0106f"/>
    </style:style>
    <style:style style:name="T668" style:family="text">
      <style:text-properties officeooo:rsid="08c1c82c"/>
    </style:style>
    <style:style style:name="T669" style:family="text">
      <style:text-properties style:use-window-font-color="true" loext:opacity="0%"/>
    </style:style>
    <style:style style:name="T670" style:family="text">
      <style:text-properties style:use-window-font-color="true" loext:opacity="0%" officeooo:rsid="08c231d7"/>
    </style:style>
    <style:style style:name="T671" style:family="text">
      <style:text-properties style:use-window-font-color="true" loext:opacity="0%" officeooo:rsid="07453f70"/>
    </style:style>
    <style:style style:name="T672" style:family="text">
      <style:text-properties officeooo:rsid="08cf6269"/>
    </style:style>
    <style:style style:name="T673" style:family="text">
      <style:text-properties officeooo:rsid="08d27f45"/>
    </style:style>
    <style:style style:name="T674" style:family="text">
      <style:text-properties officeooo:rsid="08e13a1a"/>
    </style:style>
    <style:style style:name="T675" style:family="text">
      <style:text-properties officeooo:rsid="028b48df"/>
    </style:style>
    <style:style style:name="T676" style:family="text">
      <style:text-properties officeooo:rsid="08f389d6"/>
    </style:style>
    <style:style style:name="T677" style:family="text">
      <style:text-properties officeooo:rsid="08f450f7"/>
    </style:style>
    <style:style style:name="T678" style:family="text">
      <style:text-properties officeooo:rsid="08f45c18"/>
    </style:style>
    <style:style style:name="T679" style:family="text">
      <style:text-properties officeooo:rsid="08fd05bb"/>
    </style:style>
    <style:style style:name="T680" style:family="text">
      <style:text-properties officeooo:rsid="08fe1c74"/>
    </style:style>
    <style:style style:name="T681" style:family="text">
      <style:text-properties officeooo:rsid="08fec900"/>
    </style:style>
    <style:style style:name="T682" style:family="text">
      <style:text-properties officeooo:rsid="08ff52c7"/>
    </style:style>
    <style:style style:name="T683" style:family="text">
      <style:text-properties officeooo:rsid="0900c11f"/>
    </style:style>
    <style:style style:name="T684" style:family="text">
      <style:text-properties officeooo:rsid="0907d40b"/>
    </style:style>
    <style:style style:name="T685" style:family="text">
      <style:text-properties officeooo:rsid="0908411f"/>
    </style:style>
    <style:style style:name="T686" style:family="text">
      <style:text-properties officeooo:rsid="090b36e1"/>
    </style:style>
    <style:style style:name="T687" style:family="text">
      <style:text-properties officeooo:rsid="090eed26"/>
    </style:style>
    <style:style style:name="T688" style:family="text">
      <style:text-properties officeooo:rsid="09108414"/>
    </style:style>
    <style:style style:name="T689" style:family="text">
      <style:text-properties officeooo:rsid="092529a0"/>
    </style:style>
    <style:style style:name="T690" style:family="text">
      <style:text-properties officeooo:rsid="092a8bfb"/>
    </style:style>
    <style:style style:name="T691" style:family="text">
      <style:text-properties officeooo:rsid="093e7f19"/>
    </style:style>
    <style:style style:name="T692" style:family="text">
      <style:text-properties officeooo:rsid="0948db6f"/>
    </style:style>
    <style:style style:name="T693" style:family="text">
      <style:text-properties officeooo:rsid="0959a2fa"/>
    </style:style>
    <style:style style:name="T694" style:family="text">
      <style:text-properties officeooo:rsid="095a0808"/>
    </style:style>
    <style:style style:name="T695" style:family="text">
      <style:text-properties officeooo:rsid="095ebd2a"/>
    </style:style>
    <style:style style:name="T696" style:family="text">
      <style:text-properties officeooo:rsid="0960278b"/>
    </style:style>
    <style:style style:name="T697" style:family="text">
      <style:text-properties officeooo:rsid="09655a27"/>
    </style:style>
    <style:style style:name="T698" style:family="text">
      <style:text-properties officeooo:rsid="0968f7ef"/>
    </style:style>
    <style:style style:name="T699" style:family="text">
      <style:text-properties officeooo:rsid="096b8f3f"/>
    </style:style>
    <style:style style:name="T700" style:family="text">
      <style:text-properties officeooo:rsid="097096c5"/>
    </style:style>
    <style:style style:name="T701" style:family="text">
      <style:text-properties officeooo:rsid="0974e1cc"/>
    </style:style>
    <style:style style:name="T702" style:family="text">
      <style:text-properties officeooo:rsid="0976e7c5"/>
    </style:style>
    <style:style style:name="T703" style:family="text">
      <style:text-properties officeooo:rsid="0978c696"/>
    </style:style>
    <style:style style:name="T704" style:family="text">
      <style:text-properties officeooo:rsid="097922a1"/>
    </style:style>
    <style:style style:name="T705" style:family="text">
      <style:text-properties officeooo:rsid="0985e45d"/>
    </style:style>
    <style:style style:name="T706" style:family="text">
      <style:text-properties officeooo:rsid="0988bf08"/>
    </style:style>
    <style:style style:name="T707" style:family="text">
      <style:text-properties officeooo:rsid="09900f0b"/>
    </style:style>
    <style:style style:name="T708" style:family="text">
      <style:text-properties officeooo:rsid="0995b5bd"/>
    </style:style>
    <style:style style:name="T709" style:family="text">
      <style:text-properties officeooo:rsid="0997ce36"/>
    </style:style>
    <style:style style:name="T710" style:family="text">
      <style:text-properties officeooo:rsid="09980403"/>
    </style:style>
    <style:style style:name="T711" style:family="text">
      <style:text-properties officeooo:rsid="09992931"/>
    </style:style>
    <style:style style:name="T712" style:family="text">
      <style:text-properties officeooo:rsid="09c78eae"/>
    </style:style>
    <style:style style:name="T713" style:family="text">
      <style:text-properties officeooo:rsid="09c9af68"/>
    </style:style>
    <style:style style:name="T714" style:family="text">
      <style:text-properties officeooo:rsid="09cfabbd"/>
    </style:style>
    <style:style style:name="T715" style:family="text">
      <style:text-properties officeooo:rsid="09d4a9d9"/>
    </style:style>
    <style:style style:name="T716" style:family="text">
      <style:text-properties officeooo:rsid="09d7de62"/>
    </style:style>
    <style:style style:name="T717" style:family="text">
      <style:text-properties officeooo:rsid="09d8470f"/>
    </style:style>
    <style:style style:name="T718" style:family="text">
      <style:text-properties officeooo:rsid="09dbe0d6"/>
    </style:style>
    <style:style style:name="T719" style:family="text">
      <style:text-properties officeooo:rsid="09dcda8e"/>
    </style:style>
    <style:style style:name="T720" style:family="text">
      <style:text-properties officeooo:rsid="09e0a4bf"/>
    </style:style>
    <style:style style:name="T721" style:family="text">
      <style:text-properties officeooo:rsid="09e25080"/>
    </style:style>
    <style:style style:name="T722" style:family="text">
      <style:text-properties officeooo:rsid="09e4e5d3"/>
    </style:style>
    <style:style style:name="T723" style:family="text">
      <style:text-properties officeooo:rsid="09eebe9d"/>
    </style:style>
    <style:style style:name="T724" style:family="text">
      <style:text-properties fo:color="#c9211e" loext:opacity="100%"/>
    </style:style>
    <style:style style:name="T725" style:family="text">
      <style:text-properties fo:color="#c9211e" loext:opacity="100%" officeooo:rsid="0955513a"/>
    </style:style>
    <style:style style:name="T726" style:family="text">
      <style:text-properties fo:color="#c9211e" loext:opacity="100%" officeooo:rsid="09ed0d83"/>
    </style:style>
    <style:style style:name="T727" style:family="text">
      <style:text-properties fo:color="#c9211e" loext:opacity="100%" officeooo:rsid="07336a59"/>
    </style:style>
    <style:style style:name="T728" style:family="text">
      <style:text-properties fo:color="#c9211e" loext:opacity="100%" officeooo:rsid="0a57b5ae"/>
    </style:style>
    <style:style style:name="T729" style:family="text">
      <style:text-properties fo:color="#c9211e" loext:opacity="100%" fo:font-size="14pt" style:font-size-asian="14pt" style:font-size-complex="14pt"/>
    </style:style>
    <style:style style:name="T730" style:family="text">
      <style:text-properties fo:color="#c9211e" loext:opacity="100%" fo:font-weight="bold" officeooo:rsid="0635e7bd" style:font-weight-asian="bold" style:font-weight-complex="bold"/>
    </style:style>
    <style:style style:name="T731" style:family="text">
      <style:text-properties fo:color="#c9211e" loext:opacity="100%" fo:font-weight="bold" officeooo:rsid="065046f2" style:font-weight-asian="bold" style:font-weight-complex="bold"/>
    </style:style>
    <style:style style:name="T732" style:family="text">
      <style:text-properties fo:color="#c9211e" loext:opacity="100%" fo:font-weight="bold" officeooo:rsid="05a93909" style:font-weight-asian="bold" style:font-weight-complex="bold"/>
    </style:style>
    <style:style style:name="T733" style:family="text">
      <style:text-properties fo:color="#c9211e" loext:opacity="100%" officeooo:rsid="0a587647"/>
    </style:style>
    <style:style style:name="T734" style:family="text">
      <style:text-properties officeooo:rsid="09f9648c"/>
    </style:style>
    <style:style style:name="T735" style:family="text">
      <style:text-properties officeooo:rsid="09fc03ac"/>
    </style:style>
    <style:style style:name="T736" style:family="text">
      <style:text-properties officeooo:rsid="09fc2d5d"/>
    </style:style>
    <style:style style:name="T737" style:family="text">
      <style:text-properties officeooo:rsid="09fdd7a4"/>
    </style:style>
    <style:style style:name="T738" style:family="text">
      <style:text-properties officeooo:rsid="0a011cc0"/>
    </style:style>
    <style:style style:name="T739" style:family="text">
      <style:text-properties officeooo:rsid="0a02602a"/>
    </style:style>
    <style:style style:name="T740" style:family="text">
      <style:text-properties officeooo:rsid="0a031793"/>
    </style:style>
    <style:style style:name="T741" style:family="text">
      <style:text-properties officeooo:rsid="0a041389"/>
    </style:style>
    <style:style style:name="T742" style:family="text">
      <style:text-properties officeooo:rsid="0a04af21"/>
    </style:style>
    <style:style style:name="T743" style:family="text">
      <style:text-properties officeooo:rsid="0a07de8b"/>
    </style:style>
    <style:style style:name="T744" style:family="text">
      <style:text-properties officeooo:rsid="0a089063"/>
    </style:style>
    <style:style style:name="T745" style:family="text">
      <style:text-properties officeooo:rsid="0a09aed4"/>
    </style:style>
    <style:style style:name="T746" style:family="text">
      <style:text-properties officeooo:rsid="0a0e776a"/>
    </style:style>
    <style:style style:name="T747" style:family="text">
      <style:text-properties officeooo:rsid="0a0ef284"/>
    </style:style>
    <style:style style:name="T748" style:family="text">
      <style:text-properties officeooo:rsid="0a119027"/>
    </style:style>
    <style:style style:name="T749" style:family="text">
      <style:text-properties officeooo:rsid="0a12fa6a"/>
    </style:style>
    <style:style style:name="T750" style:family="text">
      <style:text-properties officeooo:rsid="0a14bac8"/>
    </style:style>
    <style:style style:name="T751" style:family="text">
      <style:text-properties officeooo:rsid="0a14c7fd"/>
    </style:style>
    <style:style style:name="T752" style:family="text">
      <style:text-properties officeooo:rsid="0a166ea7"/>
    </style:style>
    <style:style style:name="T753" style:family="text">
      <style:text-properties officeooo:rsid="0a17a7d0"/>
    </style:style>
    <style:style style:name="T754" style:family="text">
      <style:text-properties officeooo:rsid="0a18a789"/>
    </style:style>
    <style:style style:name="T755" style:family="text">
      <style:text-properties officeooo:rsid="0a1a7587"/>
    </style:style>
    <style:style style:name="T756" style:family="text">
      <style:text-properties officeooo:rsid="0a1dca8e"/>
    </style:style>
    <style:style style:name="T757" style:family="text">
      <style:text-properties officeooo:rsid="0a1edc2b"/>
    </style:style>
    <style:style style:name="T758" style:family="text">
      <style:text-properties officeooo:rsid="0a1060b7"/>
    </style:style>
    <style:style style:name="T759" style:family="text">
      <style:text-properties officeooo:rsid="0a20a9dd"/>
    </style:style>
    <style:style style:name="T760" style:family="text">
      <style:text-properties officeooo:rsid="0a221782"/>
    </style:style>
    <style:style style:name="T761" style:family="text">
      <style:text-properties officeooo:rsid="0a236106"/>
    </style:style>
    <style:style style:name="T762" style:family="text">
      <style:text-properties officeooo:rsid="0a26a40b"/>
    </style:style>
    <style:style style:name="T763" style:family="text">
      <style:text-properties officeooo:rsid="0a2a142b"/>
    </style:style>
    <style:style style:name="T764" style:family="text">
      <style:text-properties officeooo:rsid="0a2bc18e"/>
    </style:style>
    <style:style style:name="T765" style:family="text">
      <style:text-properties officeooo:rsid="0a2bee9a"/>
    </style:style>
    <style:style style:name="T766" style:family="text">
      <style:text-properties officeooo:rsid="0a2ca340"/>
    </style:style>
    <style:style style:name="T767" style:family="text">
      <style:text-properties officeooo:rsid="0a2cc64e"/>
    </style:style>
    <style:style style:name="T768" style:family="text">
      <style:text-properties officeooo:rsid="0a2f0452"/>
    </style:style>
    <style:style style:name="T769" style:family="text">
      <style:text-properties officeooo:rsid="0a30e839"/>
    </style:style>
    <style:style style:name="T770" style:family="text">
      <style:text-properties officeooo:rsid="0a3150ea"/>
    </style:style>
    <style:style style:name="T771" style:family="text">
      <style:text-properties officeooo:rsid="0a32090f"/>
    </style:style>
    <style:style style:name="T772" style:family="text">
      <style:text-properties officeooo:rsid="0a358751"/>
    </style:style>
    <style:style style:name="T773" style:family="text">
      <style:text-properties officeooo:rsid="0a365048"/>
    </style:style>
    <style:style style:name="T774" style:family="text">
      <style:text-properties officeooo:rsid="0a36b2b9"/>
    </style:style>
    <style:style style:name="T775" style:family="text">
      <style:text-properties officeooo:rsid="0a3a7f59"/>
    </style:style>
    <style:style style:name="T776" style:family="text">
      <style:text-properties officeooo:rsid="0a3d813f"/>
    </style:style>
    <style:style style:name="T777" style:family="text">
      <style:text-properties officeooo:rsid="0a3eb05b"/>
    </style:style>
    <style:style style:name="T778" style:family="text">
      <style:text-properties officeooo:rsid="0a3fb9d4"/>
    </style:style>
    <style:style style:name="T779" style:family="text">
      <style:text-properties officeooo:rsid="0a41ae81"/>
    </style:style>
    <style:style style:name="T780" style:family="text">
      <style:text-properties officeooo:rsid="082c124b"/>
    </style:style>
    <style:style style:name="T781" style:family="text">
      <style:text-properties officeooo:rsid="0a43bff6"/>
    </style:style>
    <style:style style:name="T782" style:family="text">
      <style:text-properties officeooo:rsid="0a4729ed"/>
    </style:style>
    <style:style style:name="T783" style:family="text">
      <style:text-properties officeooo:rsid="0a48a05a"/>
    </style:style>
    <style:style style:name="T784" style:family="text">
      <style:text-properties officeooo:rsid="0a4a5e7e"/>
    </style:style>
    <style:style style:name="T785" style:family="text">
      <style:text-properties officeooo:rsid="0a4e92c2"/>
    </style:style>
    <style:style style:name="T786" style:family="text">
      <style:text-properties officeooo:rsid="0a4f4e62"/>
    </style:style>
    <style:style style:name="T787" style:family="text">
      <style:text-properties officeooo:rsid="0a544dcf"/>
    </style:style>
    <style:style style:name="T788" style:family="text">
      <style:text-properties officeooo:rsid="0a55fbef"/>
    </style:style>
    <style:style style:name="T789" style:family="text">
      <style:text-properties officeooo:rsid="0a57b5ae"/>
    </style:style>
    <style:style style:name="T790" style:family="text">
      <style:text-properties officeooo:rsid="0a5942bd"/>
    </style:style>
    <style:style style:name="T791" style:family="text">
      <style:text-properties officeooo:rsid="0a5c6dd9"/>
    </style:style>
    <style:style style:name="T792" style:family="text">
      <style:text-properties officeooo:rsid="0a5d0460"/>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4"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5"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7" style:family="graphic" style:parent-style-name="Graphics">
      <style:graphic-properties style:run-through="foreground" style:wrap="none" style:vertical-pos="top" style:vertical-rel="paragraph" style:horizontal-pos="center" style:horizontal-rel="paragraph" fo:background-color="transparent" draw:fill="none" draw:fill-color="#ffffff" draw:fill-image-width="0cm" draw:fill-image-height="0cm" fo:padding="0cm" fo:border="none" style:shadow="#000000 0cm 0cm" draw:shadow-opacity="100%" style:mirror="none" fo:clip="rect(0.529cm, 0cm, 0cm, 1.58cm)" draw:luminance="15%" draw:contrast="0%" draw:red="0%" draw:green="0%" draw:blue="0%" draw:gamma="100%" draw:color-inversion="false" draw:image-opacity="100%" draw:color-mode="greyscale"/>
    </style:style>
    <style:style style:name="fr8"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9" style:family="graphic" style:parent-style-name="Graphics">
      <style:graphic-properties style:run-through="foreground" style:wrap="none"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10"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fr12" style:family="graphic" style:parent-style-name="Formula">
      <style:graphic-properties style:vertical-pos="from-top" style:horizontal-pos="from-left" style:horizontal-rel="paragraph-content" draw:ole-draw-aspect="1"/>
    </style:style>
    <style:style style:name="fr13"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7"/>
      <text:p text:style-name="P284"/>
      <text:p text:style-name="P287">Arkadiusz Bulski</text:p>
      <text:p text:style-name="P285"/>
      <text:p text:style-name="P285"/>
      <text:p text:style-name="P285"/>
      <text:p text:style-name="P285"/>
      <text:p text:style-name="P285"/>
      <text:p text:style-name="P285"/>
      <text:p text:style-name="P288"><draw:frame draw:style-name="fr10" draw:name="Obraz5" text:anchor-type="paragraph" svg:width="7.13cm" svg:height="1.319cm" draw:z-index="12"><draw:image xlink:href="../../logotypes/green-logo.png" xlink:type="simple" xlink:show="embed" xlink:actuate="onLoad" draw:mime-type="image/png"/><svg:title>Cameleonica</svg:title><svg:desc>Cameleonica</svg:desc></draw:frame></text:p>
      <text:p text:style-name="P286">safe cryptographic steganographic advanced filesystem</text:p>
      <text:p text:style-name="P288"/>
      <text:p text:style-name="P288"/>
      <text:p text:style-name="P288"/>
      <text:p text:style-name="P293">Design specification</text:p>
      <text:p text:style-name="P288"/>
      <text:p text:style-name="P292">Features include <text:span text:style-name="T758">integrity, </text:span>versioning, snapshots, atomicity, transactions, confidentiality, authenticity, permanent deletion, plausible deniability, file and directory cloning, internal compression, <text:span text:style-name="T784">integration of </text:span>compression and hashing, serializability, file-level replication and tiering. </text:p>
      <text:p text:style-name="P288"/>
      <text:p text:style-name="P291">Internal design includes <text:span text:style-name="T724">atomic and ordered operations, diskless fsync, copy on write, segmented log</text:span><text:span text:style-name="T725">-</text:span><text:span text:style-name="T724">structured disk layout, copying garbage collector, complete inodes, complete dictionary, rings and chains </text:span><text:span text:style-name="T726">atomic </text:span><text:span text:style-name="T724">abstract data structures, file</text:span><text:span text:style-name="T725">-</text:span><text:span text:style-name="T724">level </text:span><text:span text:style-name="T725">replication and tiering. </text:span></text:p>
      <text:p text:style-name="P288"/>
      <text:p text:style-name="P288"/>
      <text:p text:style-name="P288"/>
      <text:p text:style-name="P288"/>
      <text:p text:style-name="P288"/>
      <text:p text:style-name="P288"/>
      <text:p text:style-name="P290">Printed <text:date style:data-style-name="N84" text:date-value="2021-12-17T10:16:30.429900353">2021-12-17</text:date></text:p>
      <text:p text:style-name="P289"/>
      <text:p text:style-name="P289"/>
      <text:p text:style-name="P302"/>
      <text:p text:style-name="P321"><text:bookmark-start text:name="__RefHeading___Toc3096_2139278338"/><text:bookmark-end text:name="__RefHeading___Toc3096_2139278338"/></text:p>
      <text:table-of-content text:style-name="Sect1" text:protected="true" text:name="Spis treści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able of contents</text:p>
          </text:index-title>
          <text:p text:style-name="P340"><text:a xlink:type="simple" xlink:href="#__RefHeading___Toc3092_2139278338" text:style-name="Index_20_Link" text:visited-style-name="Index_20_Link">Mission Statement Safe cryptographic steganographic advanced filesystem<text:tab/>3</text:a></text:p>
          <text:p text:style-name="P341"><text:a xlink:type="simple" xlink:href="#__RefHeading___Toc3098_2139278338" text:style-name="Index_20_Link" text:visited-style-name="Index_20_Link">Introduction<text:tab/>3</text:a></text:p>
          <text:p text:style-name="P341"><text:a xlink:type="simple" xlink:href="#__RefHeading___Toc3100_2139278338" text:style-name="Index_20_Link" text:visited-style-name="Index_20_Link">Usage scenarios<text:tab/>7</text:a></text:p>
          <text:p text:style-name="P340"><text:a xlink:type="simple" xlink:href="#__RefHeading___Toc3102_2139278338" text:style-name="Index_20_Link" text:visited-style-name="Index_20_Link">Conceptual Design Ideas and Observations for a versatile filesystem<text:tab/>9</text:a></text:p>
          <text:p text:style-name="P341"><text:a xlink:type="simple" xlink:href="#__RefHeading___Toc2962_2139278338" text:style-name="Index_20_Link" text:visited-style-name="Index_20_Link">Introduction<text:tab/>9</text:a></text:p>
          <text:p text:style-name="P342"><text:a xlink:type="simple" xlink:href="#__RefHeading___Toc2966_2139278338" text:style-name="Index_20_Link" text:visited-style-name="Index_20_Link">Inodes are not efficient.<text:tab/>9</text:a></text:p>
          <text:p text:style-name="P342"><text:a xlink:type="simple" xlink:href="#__RefHeading___Toc2968_2139278338" text:style-name="Index_20_Link" text:visited-style-name="Index_20_Link">B-trees are not efficient.<text:tab/>13</text:a></text:p>
          <text:p text:style-name="P342"><text:a xlink:type="simple" xlink:href="#__RefHeading___Toc4960_1322332396" text:style-name="Index_20_Link" text:visited-style-name="Index_20_Link">Block allocation is not efficient.<text:tab/>15</text:a></text:p>
          <text:p text:style-name="P342"><text:a xlink:type="simple" xlink:href="#__RefHeading___Toc4248_1811106159" text:style-name="Index_20_Link" text:visited-style-name="Index_20_Link">Fsync is not efficient or effective.<text:tab/>16</text:a></text:p>
          <text:p text:style-name="P342"><text:a xlink:type="simple" xlink:href="#__RefHeading___Toc22885_1405522475" text:style-name="Index_20_Link" text:visited-style-name="Index_20_Link">Cumulative representation is less useful.<text:tab/>19</text:a></text:p>
          <text:p text:style-name="P342"><text:a xlink:type="simple" xlink:href="#__RefHeading___Toc3156_190800628" text:style-name="Index_20_Link" text:visited-style-name="Index_20_Link">Atomic sector overwrite is not necessary for consistency.<text:tab/>20</text:a></text:p>
          <text:p text:style-name="P342"><text:a xlink:type="simple" xlink:href="#__RefHeading___Toc5759_4224124324" text:style-name="Index_20_Link" text:visited-style-name="Index_20_Link">Encrypting disk blocks is not useful.<text:tab/>21</text:a></text:p>
          <text:p text:style-name="P342"><text:a xlink:type="simple" xlink:href="#__RefHeading___Toc2974_2139278338" text:style-name="Index_20_Link" text:visited-style-name="Index_20_Link">Overwriting files is not safe or efficient.<text:tab/>22</text:a></text:p>
          <text:p text:style-name="P342"><text:a xlink:type="simple" xlink:href="#__RefHeading___Toc5192_2083799497" text:style-name="Index_20_Link" text:visited-style-name="Index_20_Link">Decryption after reading from disk is slower.<text:tab/>23</text:a></text:p>
          <text:p text:style-name="P342"><text:a xlink:type="simple" xlink:href="#__RefHeading___Toc2976_2139278338" text:style-name="Index_20_Link" text:visited-style-name="Index_20_Link">Strategies for data allocation are mutually exclusive.<text:tab/>24</text:a></text:p>
          <text:p text:style-name="P342"><text:a xlink:type="simple" xlink:href="#__RefHeading___Toc22887_1405522475" text:style-name="Index_20_Link" text:visited-style-name="Index_20_Link">Design decisions for HDDs and SSDs are mutually exclusive. (TBA)<text:tab/>25</text:a></text:p>
          <text:p text:style-name="P342"><text:a xlink:type="simple" xlink:href="#__RefHeading___Toc11980_2745114131" text:style-name="Index_20_Link" text:visited-style-name="Index_20_Link">Internal and external defragmentation are mutually counter-productive. (TBA)<text:tab/>25</text:a></text:p>
          <text:p text:style-name="P342"><text:a xlink:type="simple" xlink:href="#__RefHeading___Toc22889_1405522475" text:style-name="Index_20_Link" text:visited-style-name="Index_20_Link">First few bytes of file should be easier to read.<text:tab/>25</text:a></text:p>
          <text:p text:style-name="P342"><text:a xlink:type="simple" xlink:href="#__RefHeading___Toc4868_434784072" text:style-name="Index_20_Link" text:visited-style-name="Index_20_Link">Related files are treated independently.<text:tab/>25</text:a></text:p>
          <text:p text:style-name="P342"><text:a xlink:type="simple" xlink:href="#__RefHeading___Toc2980_2139278338" text:style-name="Index_20_Link" text:visited-style-name="Index_20_Link">Block based formats are not flexible.<text:tab/>26</text:a></text:p>
          <text:p text:style-name="P342"><text:a xlink:type="simple" xlink:href="#__RefHeading___Toc2982_2139278338" text:style-name="Index_20_Link" text:visited-style-name="Index_20_Link">Blocks can store less than extents.<text:tab/>26</text:a></text:p>
          <text:p text:style-name="P342"><text:a xlink:type="simple" xlink:href="#__RefHeading___Toc28698_1405522475" text:style-name="Index_20_Link" text:visited-style-name="Index_20_Link">FUSE overhead is negligible/significant. (TBA)<text:tab/>27</text:a></text:p>
          <text:p text:style-name="P340"><text:a xlink:type="simple" xlink:href="#__RefHeading___Toc4040_138362386" text:style-name="Index_20_Link" text:visited-style-name="Index_20_Link">Preliminary design Layout and Methods for a versatile filesystem<text:tab/>29</text:a></text:p>
          <text:p text:style-name="P341"><text:a xlink:type="simple" xlink:href="#__RefHeading___Toc6567_138362386" text:style-name="Index_20_Link" text:visited-style-name="Index_20_Link">Introduction<text:tab/>29</text:a></text:p>
          <text:p text:style-name="P342"><text:a xlink:type="simple" xlink:href="#__RefHeading___Toc4042_138362386" text:style-name="Index_20_Link" text:visited-style-name="Index_20_Link">Data structure hierarchy<text:tab/>29</text:a></text:p>
          <text:p text:style-name="P342"><text:a xlink:type="simple" xlink:href="#__RefHeading___Toc6569_138362386" text:style-name="Index_20_Link" text:visited-style-name="Index_20_Link">Data structure fields<text:tab/>30</text:a></text:p>
          <text:p text:style-name="P342"><text:a xlink:type="simple" xlink:href="#__RefHeading___Toc4353_419811028" text:style-name="Index_20_Link" text:visited-style-name="Index_20_Link">User exposed methods<text:tab/>35</text:a></text:p>
          <text:p text:style-name="P340"><text:a xlink:type="simple" xlink:href="#__RefHeading___Toc5433_1259271636" text:style-name="Index_20_Link" text:visited-style-name="Index_20_Link">Work breakdown structure and Schedule Implementation in Python/FUSE<text:tab/>37</text:a></text:p>
          <text:p text:style-name="P341"><text:a xlink:type="simple" xlink:href="#__RefHeading___Toc3098_21392783381" text:style-name="Index_20_Link" text:visited-style-name="Index_20_Link">Introduction<text:tab/>37</text:a></text:p>
          <text:p text:style-name="P340"><text:a xlink:type="simple" xlink:href="#__RefHeading___Toc2986_2139278338" text:style-name="Index_20_Link" text:visited-style-name="Index_20_Link">Questions and Answers Topics that reviewers found unclear<text:tab/>43</text:a></text:p>
          <text:p text:style-name="P340"><text:a xlink:type="simple" xlink:href="#__RefHeading___Toc6655_3311716677" text:style-name="Index_20_Link" text:visited-style-name="Index_20_Link">Bibliography<text:tab/>47</text:a></text:p>
        </text:index-body>
      </text:table-of-content>
      <text:p text:style-name="P302"/>
      <text:h text:style-name="P343" text:outline-level="1"><draw:frame draw:style-name="fr1" draw:name="Obraz4" text:anchor-type="paragraph" svg:x="14.944cm" svg:y="-0.289cm" svg:width="2cm" svg:height="1.55cm" draw:z-index="13"><draw:image xlink:href="../../logotypes/green-top.png" xlink:type="simple" xlink:show="embed" xlink:actuate="onLoad" draw:mime-type="image/png"/></draw:frame><text:bookmark-start text:name="__RefHeading___Toc3092_2139278338"/>Mission Statement<text:line-break/><text:span text:style-name="T8">Safe cryptographic steganographic advanced filesystem</text:span><text:bookmark-end text:name="__RefHeading___Toc3092_2139278338"/></text:h>
      <text:p text:style-name="Standard"/>
      <text:h text:style-name="P349" text:outline-level="2"><text:bookmark-start text:name="__RefHeading___Toc3098_2139278338"/>Introduction<text:bookmark-end text:name="__RefHeading___Toc3098_2139278338"/></text:h>
      <text:p text:style-name="P334"><text:span text:style-name="T586">This document describes an experimental filesystem called “Cameleonica”. Its </text:span><text:span text:style-name="T584">properties are explained through </text:span><text:span text:style-name="T586">following </text:span><text:span text:style-name="T584">definitions and </text:span><text:span text:style-name="T586">scenarios</text:span><text:span text:style-name="T584">: </text:span></text:p>
      <text:p text:style-name="P240"/>
      <text:h text:style-name="P370" text:outline-level="4"><text:bookmark-start text:name="__RefHeading___Toc12208_1922678716"/>Filesystem <text:bookmark-end text:name="__RefHeading___Toc12208_1922678716"/></text:h>
      <text:p text:style-name="P323">is a data structure that maps a hierarchy of regular files and directories into flat storage <text:span text:style-name="T746">of a block device</text:span>. Access to the files is governed by rules that make up so called semantics. Most semantics are already well defined by POSIX standard <text:span text:style-name="T746">and LINUX de facto standard</text:span>. </text:p>
      <text:p text:style-name="P323">The fact that open files can be removed and replaced while still being open is a notable example <text:span text:style-name="T746">of those</text:span>. Linux man-pages define even more fancy semantics. </text:p>
      <text:p text:style-name="P323">For example, <text:span text:style-name="T219">fallocate</text:span> <text:span text:style-name="T746">syscall, </text:span><text:span text:style-name="T752">in first mode,</text:span><text:span text:style-name="T746"> </text:span>allows to <text:span text:style-name="T751">preallocate some amount of disk space to be used by the file. That space can then be subsequently written to. Preallocated space that was not overwritten remains full of zeros. If the allocation succeed, then subsequent writes cannot fail due to lack of disk space. </text:span><text:span text:style-name="T752">In second mode, it allows to zero-out a contiguous segment of the content, but without changing file size. In thi</text:span><text:span text:style-name="T753">r</text:span><text:span text:style-name="T752">d mode, it allows to </text:span><text:span text:style-name="T753">collapse</text:span> a <text:span text:style-name="T752">contiguous segment </text:span>without leaving a hole <text:span text:style-name="T753">(zeroed bytes)</text:span>, stitching together both sides. <text:span text:style-name="T754">Fourth mode is essentially same as the first mode. In fifth mode, it allows to insert a hole (zero bytes) within the file, while pushing left and right side of it aside. In that respect, fifth mode is similar to third mode. </text:span></text:p>
      <text:p text:style-name="P323">Another example, <text:span text:style-name="T219">open </text:span><text:span text:style-name="T370">syscall </text:span>can create <text:span text:style-name="T748">temporary </text:span>anonymous files that are not vulnerable to <text:span text:style-name="T746">race conditions because they do not allow for </text:span>outside access, since they do not have a name to be addressed with. <text:span text:style-name="T749">T</text:span>emporary files are guaranteed to disappear after interruption, <text:span text:style-name="T749">or after process is ended (if the file was not “named into” existence)</text:span>. Replacing files is an atomic action, which is often used in modern software <text:span text:style-name="T746">like </text:span><text:span text:style-name="T229">git </text:span>as means of ensuring that some consistent version remains on disk in case of a failure. </text:p>
      <text:p text:style-name="P323"><text:span text:style-name="T750">Another feature would be extended attributes, which are a key-value store associated with </text:span><text:span text:style-name="T755">a</text:span><text:span text:style-name="T750"> file or directory. </text:span><text:span text:style-name="T755">Extended attributes can only contain a limited amount of data. </text:span></text:p>
      <text:p text:style-name="P323">All these semantics are interesting but are not the selling point. They only build a foundation for <text:span text:style-name="T747">a </text:span>useful general purpose filesystem. </text:p>
      <text:p text:style-name="Text_20_body"/>
      <text:h text:style-name="P371" text:outline-level="4"><text:bookmark-start text:name="__RefHeading___Toc12214_1922678716"/>Safe filesystem <text:bookmark-end text:name="__RefHeading___Toc12214_1922678716"/></text:h>
      <text:p text:style-name="P327">is a filesystem that refuses to become unusable or lose access to already existing files in event of abrupt interruption, <text:span text:style-name="T756">such as system crash or power outage</text:span>. Modern filesystems are able to reliably recover from <text:span text:style-name="T757">interruption </text:span>encountered at any point in time. This safety guarantee <text:span text:style-name="T757">usually </text:span>comes without any extra settings turned on. It is commonly expected from any popular filesystem to handle interruptions gracefully and reliably. However, commonly established semantics of what state is returned to after recovery are far from being acceptable. </text:p>
      <text:p text:style-name="P298">Integrity is a guarantee, that currently read data is what was written down earlier on. In that respect integrity is very similar to authenticity, except that integrity assumes mere mistakes done by <text:span text:style-name="T787">a </text:span>hard drive and not a sophisticated attack by <text:span text:style-name="T787">a formidable </text:span>adversary. Currently only Btrfs and ZFS use checksums to achieve data integrity. </text:p>
      <text:p text:style-name="P295">Versioning is <text:span text:style-name="T779">a</text:span> functionality that is commonly missing. Users do often enough start modifying <text:soft-page-break/>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Risk could be minimized by underlying filesystem by automatically creating a continuous history of changes, an ongoing list of save-points that keep being added in front of the list and being scrubbed away from the end of the list after some time. </text:p>
      <text:p text:style-name="P299">Snapshots <text:span text:style-name="T782">are essentially the same as versioning, except snapthots are made more rarely and usually cover entire filesystem. Given some further ideas on how to achieve this, snaphots could be made on directory trees and not entire filesystem. Currently only Btrfs and ZFS seem to support snaphots. </text:span></text:p>
      <text:p text:style-name="P296">Atomicity means all operations are individually atomic, that is preserved entirely or none. Modern filesystems like Ext4 and Btrfs surprisingly do not make most operations atomic, even file writes are usually not atomic. <text:span text:style-name="T646">The only exception is rename, which by both POSIX and defacto standards provides some means of atomic replacing of files. </text:span>Software developers are expected to deliver applications that never fail but the filesystem infrastructure hardly provides any means to that effect. <text:span text:style-name="T646">This project aims to make all operations both atomic and ordered, which allows for very simple schemes to provide reliable persistence of both simple and structured data. </text:span></text:p>
      <text:p text:style-name="Text_20_body">Transactions are just atomic sets of atomic operations. There are many file formats, like SQLIte, that would benefit from this feature. However, despite that modern databases supported transactions for years, modern filesystems do not support transactions at all. Btrfs has experimental support but outright discourages from using it, ZFS has support but is not popular on Linux, and other filesystems to my knowledge have no support for transactions. </text:p>
      <text:p text:style-name="P332"><text:span text:style-name="T779">First scenario</text:span>,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text:p>
      <text:p text:style-name="P325"><text:span text:style-name="T759">Second</text:span>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text:p>
      <text:p text:style-name="P326"><text:span text:style-name="T759">Third </text:span>scenario is when a program modifies a series of related files, <text:span text:style-name="T760">that user could perceive as a single batch </text:span>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text:span text:style-name="T760">they </text:span>usually cover a whole volume at once. This is clearly not the right way to go. <text:span text:style-name="T761">Either, v</text:span>ersioning infrastructure should retain the state of file <text:span text:style-name="T761">and directory </text:span>structure after every significant change, <text:span text:style-name="T761">or a transaction be initiated and then committed for a whole set of files. Or both. </text:span></text:p>
      <text:p text:style-name="P326">Usable recovery scenario should be easily discoverable for any of mentioned <text:span text:style-name="T761">failure </text:span>scenarios. User should be able to <text:span text:style-name="T762">easily </text:span>recover from sets of changes made to sets of files, <text:span text:style-name="T762">assuming that those changes were somehow grouped, for example by a transaction </text:span><text:span text:style-name="T763">or a snapshot</text:span><text:span text:style-name="T762">. </text:span></text:p>
      <text:p text:style-name="P322"/>
      <text:h text:style-name="P371" text:outline-level="4"><text:bookmark-start text:name="__RefHeading___Toc12210_1922678716"/>Cryptographic filesystem <text:bookmark-end text:name="__RefHeading___Toc12210_1922678716"/></text:h>
      <text:p text:style-name="P328">is a filesystem that provides two attributes: confidentiality and authenticity. </text:p>
      <text:p text:style-name="P328">Confidentiality is a property that easily translates to filesystems. If a filesystem is encrypted, it should not reveal any information about it's <text:span text:style-name="T764">directory</text:span> structure, <text:span text:style-name="T764">file </text:span>names, <text:span text:style-name="T764">file </text:span>sizes, content or usage quota until a valid password is provided. </text:p>
      <text:p text:style-name="P328"><text:soft-page-break/>Authenticity is a property that guarantees that the files read now are same as the files <text:span text:style-name="T764">that were </text:span>written earlier. That is, a valid password must be provided before any <text:span text:style-name="T764">meaningful </text:span>changes can be made to the file structure. No file can be moved <text:span text:style-name="T764">or</text:span> truncated without a valid password. Random or malicious changes to files are not allowed to remain undetected. <text:span text:style-name="T764">Unauthorized changes must lead to errors to be reported. In such a situation, a read cannot just return garbage bytes. </text:span></text:p>
      <text:p text:style-name="P330">Permanent deletion is a property that guarantees that if a file was wiped, that is removed in a specific manner, its content or metadata cannot be meaningfully recovered anymore. <text:span text:style-name="T769">This feature is another area where modern filesystems are lacking. Modern filesystems depend on </text:span><text:span text:style-name="T770">a method of </text:span><text:span text:style-name="T769">overwriting entire files, sometimes more than once, to achieve an effective wipe. This is wrong on more than one count. Firstly, </text:span><text:span text:style-name="T770">user has to manually take the specific action and if he fails to do it right, unwanted evidence remains on disk basically forever. Secondly, performance of an overwrite operation is comparable to writing few times (up to 35 times) the size of the file to be wiped, and with current fragmentation. This makes wiping huge files very problematic. Thirdly, reliability is also a problem as filesystems do not always make guarantees whether overwriting is done in-place or copy-on-write. And finally fo</text:span><text:span text:style-name="T771">u</text:span><text:span text:style-name="T770">rth point, also concerning reliability, is that truncated file cannot be securely wiped as some data blocks are no longer reachable. Filesystems do not ever track data blocks that were used by a file in the past. More so, to get rid of those blocks as well, the entire free space would need to be overwritten as well. In summary, overwrite approach is just wrong. </text:span>On cryptographic filesystems, <text:span text:style-name="T770">permanent deletion </text:span>can be easily achieved through cascaded use of encryption keys. Overwriting just the key itself is sufficient to wipe any data that was ever related to a file, <text:span text:style-name="T771">which is both quick and reliable</text:span>. Note that there are experimental ways of recovering <text:span text:style-name="T771">overwritten </text:span>data using magnetic force m<text:span text:style-name="T768">i</text:span>croscopy, <text:span text:style-name="T771">however this paper assumes that this method is infeasible, see</text:span> <text:bibliography-mark text:identifier="Gutmann96" text:bibliography-type="article" text:author="Peter Gutmann" text:title="Secure Deletion of Data from Magnetic and Solid-State Memory" text:year="1996">[Gutmann96]</text:bibliography-mark>. </text:p>
      <text:p text:style-name="P330"/>
      <text:h text:style-name="P370" text:outline-level="4"><text:bookmark-start text:name="__RefHeading___Toc12212_1922678716"/>Steganographic filesystem <text:bookmark-end text:name="__RefHeading___Toc12212_1922678716"/></text:h>
      <text:p text:style-name="P329">is a filesystem that provides more than one file structure using only one backend storage. Every file structure is encrypted with an independent valid password. <text:span text:style-name="T765">We can assume that passwords create a linear progression, meaning every password reveals those earlier ones. </text:span></text:p>
      <text:p text:style-name="P329">Steganographic confidentiality <text:span text:style-name="T765">(also called just steganography, </text:span><text:span text:style-name="T767">also called plausible deniability</text:span><text:span text:style-name="T765">) </text:span>is a property that if one valid password is revealed, it does not aid in discovery of any other valid password <text:span text:style-name="T765">further in the chain of passwords, n</text:span>or even <text:span text:style-name="T765">imply the </text:span>existence thereof. In other words, existence of <text:span text:style-name="T772">further </text:span>valid passwords remain concealed on top of their corresponding file structures. Steganographic confidentiality is a stronger notion than cryptographic confidentiality in this respect. Multiple independent valid passwords, or equivalently independent file structures, can exist at same time within a given filesystem. As a matter of contrast, cryptography usually deals with only one password at a time. More importantly, the mere existence of that one password is hardly a secret. In steganography, more passwords may exist and <text:span text:style-name="T766">even </text:span>their existence is a secret in it's own right. </text:p>
      <text:p text:style-name="P294">The only known example to me of such a filesystem is Rubberhose, created by Julian Assange et al <text:span text:style-name="T775">which </text:span>never gained traction, and I do not know is it was ever completed. <text:span text:style-name="T775">See </text:span><text:span text:style-name="T775"><text:bibliography-mark text:identifier="Dreyfus2000" text:bibliography-type="article" text:author="Suelette Dreyfus" text:title="The Idiot Savants’ Guide to Rubberhose" text:year="circa 2000">[Dreyfus2000]</text:bibliography-mark></text:span><text:span text:style-name="T775">. </text:span></text:p>
      <text:p text:style-name="P331">This feature is probably the most difficult in the entire project. Further ideas are needed. </text:p>
      <text:p text:style-name="Text_20_body"/>
      <text:h text:style-name="P370" text:outline-level="4"><text:bookmark-start text:name="__RefHeading___Toc12216_1922678716"/>Advanced filesystem <text:bookmark-end text:name="__RefHeading___Toc12216_1922678716"/></text:h>
      <text:p text:style-name="P297">is a filesystem with outstanding usability. Usability <text:span text:style-name="T783">can be essentially whatever else that was not covered in previous sections, and </text:span>can be meant <text:span text:style-name="T783">for example </text:span>as performance (<text:span text:style-name="T777">cloning files and directories</text:span>), as utilisation (lower disk usage), <text:span text:style-name="T783">and </text:span>as integration (speeding up <text:span text:style-name="T773">other </text:span>utilities). Let us briefly look at all these features. </text:p>
      <text:p text:style-name="P300">Cloning files <text:span text:style-name="T774">is also related to performance, and </text:span>is <text:span text:style-name="T774">currently </text:span>found only on Btrfs. <text:span text:style-name="T776">A long time ago, h</text:span>ard-links were invented as means of instantaneous forking of files. This however only works in a shared-state fashion, where subsequent changes are also shared. It is possible to achieve similar performance characteristics for copying operation (cloning files), resulting in independently writable forks sharing an immutable copy of common data. Cloning files may be <text:soft-page-break/>used to apply sets of changes to a <text:span text:style-name="T776">single </text:span>file as atomic transactions. This operation is so beneficial that<text:span text:style-name="T781"> </text:span>Linux <text:span text:style-name="T781">has now </text:span>syscall<text:span text:style-name="T781">s</text:span> for cloning files. </text:p>
      <text:p text:style-name="Text_20_body">Cloning directories is not found on any existing filesystem. Given a suitable <text:span text:style-name="T778">copy-on-write </text:span>architecture this <text:span text:style-name="T774">could</text:span> be achievable. <text:span text:style-name="T774">Further </text:span><text:span text:style-name="T784">ideas are needed. </text:span></text:p>
      <text:p text:style-name="P304">Disk utilisation can be increased through transparent compression. Compression can happen transparently, with the user only noticing that he can store files with more total size than hard-disk capacity. User <text:span text:style-name="T784">could be allowed to </text:span>explicitly disable compression on selected files, although the compressor should notice at some point that gain is negligible and stop trying <text:span text:style-name="T784">to compress uncompressable files</text:span>. Btrfs notably implements <text:span text:style-name="T646">transparent </text:span>compression albeit without runtime skipping on <text:span text:style-name="T643">incompressible</text:span> files. </text:p>
      <text:p text:style-name="Text_20_body">Integration is a feature where system can process files on behalf of a user space process, but having more capabilities. Filesystem is in a position where it can do more or more efficiently and reliably because it has access to internal information that processes do not have. </text:p>
      <text:p text:style-name="Text_20_body"><text:span text:style-name="T784">Integration of compression: c</text:span>ompressed representation of <text:span text:style-name="T784">a </text:span>file content can be directly accessible to compressing software making re-compression unnecessary. Current filesystems use compression only internally and do not expose encoded representation to user processes. When a<text:span text:style-name="T784">n</text:span> utility compresses a file, a compressed representation is read from disk, decompressed internally by the filesystem, only to be then handed over to the program that will re-compress it again, with perhaps <text:span text:style-name="T784">even </text:span>the same algorithm. It would be beneficial for the filesystem to just hand over compressed representation. This could make compression software significantly faster, making it only disk bound <text:span text:style-name="T784">and not cpu bound like it is now</text:span>. </text:p>
      <text:p text:style-name="Text_20_body">Integration of hashing: hashing can also be done on behalf of common utilities. Filesystem can compute checksums on file content and provide system utilities with result checksums instead of all the data necessary to compute it. Computation can both be done in advance, when system is idle, or on the fly during a sequential write, or on demand when a user process requests it. Once computed, results can be cached on disk and kept indefinitely for future use. System utilities can be modified to take advantage of filesystem provided computation when available and revert to usual method of reading file otherwise. Filesystem guarantees that cached checksum is correct even if other processes also contributed to it’s computation, by concurrent hashing requests. User space sharing of hashes would not be safe because programs could forget to change checksums, or change them out of sync with file itself, or purposefully corrupt it. </text:p>
      <text:p text:style-name="Text_20_body">Disk backup <text:span text:style-name="T785">(serializability) </text:span>is an important thing in system administration, however making copies of entire partitions is completely unacceptable. First, entire partition has to be read even if only a small fraction contains allocated data. Secondly, if the partition was not zeroed in advance then there is not much gained from compressing the backup image. This cannot be done if we backup a disk that was already used for a long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span text:style-name="T785">and ZFS</text:span>. </text:p>
      <text:p text:style-name="P333"><text:span text:style-name="T780">Replication is a feature of multiple-device setups. In the past, cloning and stripping happened on block level using RAID </text:span><text:span text:style-name="T786">modes 1 and 0</text:span><text:span text:style-name="T780">. Today, modern filesystems like ZFS implement these on file level. This </text:span><text:span text:style-name="T647">means </text:span><text:span text:style-name="T786">that </text:span><text:span text:style-name="T647">small but important files can be cloned across devices </text:span><text:span text:style-name="T786">while </text:span><text:span text:style-name="T647">large </text:span><text:span text:style-name="T786">and </text:span><text:span text:style-name="T647">unimportant files can be striped across devices with no regard for backups, all happening within same filesystem. On RAID this would not be possible, </text:span><text:span text:style-name="T786">where either everything would be cloned or everything would be stripped</text:span><text:span text:style-name="T647">. Each file has a replication factor property that determines where it gets stored. There are also other issues with RAID that </text:span><text:span text:style-name="T647"><text:bibliography-mark text:identifier="ZFS" text:bibliography-type="www" text:author="Jeff Bonwick, Bill Moore" text:title="ZFS: The Last Word in File Systems">[ZFS]</text:bibliography-mark></text:span><text:span text:style-name="T647"><text:s/>explains, that are solvable when feature is implemented on filesystem </text:span><text:span text:style-name="T786">level </text:span><text:span text:style-name="T647">rather than block level. </text:span></text:p>
      <text:p text:style-name="P305">Tiering is a second feature of multiple-device setups, where some devices are much faster than others, <text:span text:style-name="T786">f</text:span>or example when a <text:span text:style-name="T649">filesystem</text:span> spans both SSDs and HDDs. <text:span text:style-name="T648">Some files get accessed much more frequently, or are more important to overall responsiveness, that they should be promoted to SSDs while other files get demoted and stored on slower </text:span><text:span text:style-name="T786">devices</text:span><text:span text:style-name="T648">. Even files in same directory could end up on different devices, which was not possible with RAID. Each file has a priority property that determines where it gets stored. Thanks go to Bcachefs author for pointing out the difference between tiering and replication. </text:span></text:p>
      <text:p text:style-name="Text_20_body"><text:soft-page-break/></text:p>
      <text:p text:style-name="Text_20_body"/>
      <text:h text:style-name="P350" text:outline-level="2"><text:bookmark-start text:name="__RefHeading___Toc3100_2139278338"/>Usage scenarios<text:bookmark-end text:name="__RefHeading___Toc3100_2139278338"/></text:h>
      <text:p text:style-name="P221">People <text:span text:style-name="T2">with different needs can </text:span><text:span text:style-name="T788">all </text:span><text:span text:style-name="T2">benefit from using a versatile filesystem. There are several reasons why someone might want to use any given feature. Provided below are possible scenarios of people benefiting from different subsets of functionality: </text:span></text:p>
      <text:p text:style-name="P221"/>
      <text:h text:style-name="P370" text:outline-level="4"><text:bookmark-start text:name="__RefHeading___Toc11818_1922678716"/>Graphic designer<text:bookmark-end text:name="__RefHeading___Toc11818_1922678716"/></text:h>
      <text:p text:style-name="P222">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After morning meeting, he started working on his last assignment. He would like to browse history of his changes to see what remains to be done. Regular snapshots and individual file versioning makes reviewing done work easy. He can now resume his work. While editing </text:span><text:span text:style-name="T790">and saving </text:span><text:span text:style-name="T3">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text:span><text:span text:style-name="T790">the </text:span><text:span text:style-name="T3">entire </text:span><text:span text:style-name="T790">directory </text:span><text:span text:style-name="T3">was quickly recovered. </text:span></text:p>
      <text:p text:style-name="P223"/>
      <text:h text:style-name="P370" text:outline-level="4"><text:bookmark-start text:name="__RefHeading___Toc12218_1922678716"/>Human rights activist<text:bookmark-end text:name="__RefHeading___Toc12218_1922678716"/></text:h>
      <text:p text:style-name="P376"><text:span text:style-name="T790">He</text:span> works for a local newspaper. Country in which they operate is ruled by an oppressive government. <text:span text:style-name="T790">His </text:span>daily job activities revolve around gathering incoming reports and writing articles to be printed. <text:span text:style-name="T790">He </text:span>drives a lot around the country and encounters random checkpoints. <text:span text:style-name="T790">He </text:span>must protect <text:span text:style-name="T790">his </text:span>sources and cannot allow <text:span text:style-name="T790">his </text:span>notes to be seized by an opportunist militia soldier. If randomly searched, <text:span text:style-name="T790">his </text:span>laptop is encrypted and does not provide access to unauthorized persons. <text:span text:style-name="T790">He </text:span>refuses to decrypt it until a warrant is presented and <text:span text:style-name="T790">his </text:span>agency lawyer arrives. <text:span text:style-name="T790">He </text:span>is briefly questioned about <text:span text:style-name="T790">his </text:span>business and let go. After getting back home <text:span text:style-name="T790">he </text:span>gets detained by a security force and questioned about any involvement with anti-government organizations. <text:span text:style-name="T790">He </text:span>admits having no involvement. <text:span text:style-name="T790">He </text:span>is presented with a warrant to search <text:span text:style-name="T790">his </text:span>computers. <text:span text:style-name="T790">He </text:span>agrees to comply and provides a valid password that decrypts some documents on <text:span text:style-name="T790">his </text:span>laptop. To the auditors it is clear that the provided password is indeed valid and <text:span text:style-name="T790">he </text:span>complied with the order to decrypt <text:span text:style-name="T790">his </text:span>laptop. <text:span text:style-name="T790">His </text:span>laptop is throughly checked and only <text:span text:style-name="T790">innocent looking </text:span>agency documents are discovered. <text:span text:style-name="T790">His </text:span>interrogators do not stop accusing <text:span text:style-name="T790">him </text:span>of being a suspected member and keep searching <text:span text:style-name="T790">his </text:span>laptop for incriminating evidence. Indeed, <text:span text:style-name="T790">he </text:span>was regularly in contact with rebel forces and <text:span text:style-name="T790">his </text:span>laptop contains illegally obtained documents. If these documents were found, or even a hint of their existence was found, <text:span text:style-name="T790">he </text:span>would likely be taken to jail. Secret documents are kept on a separate file structure which is unlocked by a different password that <text:span text:style-name="T790">he </text:span>did not disclose or even mention. Filesystem itself does not reveal how many more file structures exist on the hard disk, if any. Ultimately, no evidence is found on <text:span text:style-name="T790">his </text:span>computer showing that <text:span text:style-name="T790">he </text:span>hides any documents and <text:span text:style-name="T790">he </text:span>is cleared of suspicion. </text:p>
      <text:p text:style-name="P377"><text:span text:style-name="T790">Admittedly this usage scenario was more or less taken from Rubberhose documentation. </text:span></text:p>
      <text:p text:style-name="P224"/>
      <text:h text:style-name="P370" text:outline-level="4"><text:bookmark-start text:name="__RefHeading___Toc12220_1922678716"/><text:soft-page-break/>Medical center maintenance <text:span text:style-name="T4">staff</text:span><text:bookmark-end text:name="__RefHeading___Toc12220_1922678716"/></text:h>
      <text:p text:style-name="P225">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text:span text:style-name="T643">pass-phrase</text:span> can be stored on a separate device like a pendrive, so even quick formatting is not needed. </text:p>
      <text:p text:style-name="P226"/>
      <text:h text:style-name="P370" text:outline-level="4"><text:bookmark-start text:name="__RefHeading___Toc12222_1922678716"/>Linux distro maintainer<text:bookmark-end text:name="__RefHeading___Toc12222_1922678716"/></text:h>
      <text:p text:style-name="P227">He works for a company maintaining a linux distro repository. Everyday he compiles and archives whole collections of source code and binaries. When he compiles, scripts often copy files which actually takes no space and no time <text:span text:style-name="T791">due to cloning</text:span>. This takes away some time from compilation time. <text:span text:style-name="T5">After a day worth of work, he sends a big disk image with upgrades. Afterwards he needs to obtain sha1 checksums. Filesystem computed checksums already during </text:span><text:span text:style-name="T791">a </text:span><text:span text:style-name="T5">copy operation. When he uses a standard command-line utility to obtain a checksum it gets results immediately from cache. </text:span></text:p>
      <text:p text:style-name="P228"/>
      <text:h text:style-name="P370" text:outline-level="4"><text:bookmark-start text:name="__RefHeading___Toc12224_1922678716"/>Computer forensics expert<text:bookmark-end text:name="__RefHeading___Toc12224_1922678716"/></text:h>
      <text:p text:style-name="P229">He works for FBI as a consultant. He is often being sent to crime-scenes to secure evidence. <text:span text:style-name="T6">When a computer gets seized, his job is to make disk images of confiscated hard-drives. Disk images take a huge amount of space. </text:span><text:span text:style-name="T792">A </text:span><text:span text:style-name="T6">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30"/>
      <text:h text:style-name="P370" text:outline-level="4"><text:bookmark-start text:name="__RefHeading___Toc12226_1922678716"/>Software engineer<text:bookmark-end text:name="__RefHeading___Toc12226_1922678716"/></text:h>
      <text:p text:style-name="P231">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7">executives are relieved that there was no major loss and a new laptop was issued to the employee. </text:span></text:p>
      <text:p text:style-name="P232"/>
      <text:h text:style-name="P344" text:outline-level="1"><draw:frame draw:style-name="fr1" draw:name="Logo over Ideas Observations" text:anchor-type="paragraph" svg:x="14.944cm" svg:y="-0.289cm" svg:width="2cm" svg:height="1.55cm" draw:z-index="14"><draw:image xlink:href="../../logotypes/green-top.png" xlink:type="simple" xlink:show="embed" xlink:actuate="onLoad" draw:mime-type="image/png"/></draw:frame><text:bookmark-start text:name="__RefHeading___Toc3102_2139278338"/><text:span text:style-name="T532">Conceptual Design</text:span><text:line-break/><text:span text:style-name="T10">Ideas and Observations</text:span><text:span text:style-name="T8"> for a versatile filesystem</text:span><text:bookmark-end text:name="__RefHeading___Toc3102_2139278338"/></text:h>
      <text:p text:style-name="P241"/>
      <text:h text:style-name="P349" text:outline-level="2"><text:bookmark-start text:name="__RefHeading___Toc2962_2139278338"/>Introduction<text:bookmark-end text:name="__RefHeading___Toc2962_2139278338"/></text:h>
      <text:p text:style-name="P257"><text:span text:style-name="T543">(</text:span>This chapter is <text:span text:style-name="T686">currently </text:span>being <text:span text:style-name="T543">expanded, but </text:span><text:span text:style-name="T723">most chapters are </text:span><text:span text:style-name="T543">entirely readable </text:span><text:span text:style-name="T723">and are more or less final</text:span><text:span text:style-name="T543">. Text marked with red is still awaiting final editing.)</text:span></text:p>
      <text:p text:style-name="P267"/>
      <text:p text:style-name="P320">When reading papers that describe filesystem designs, from the golden historical times of Unix development to contemporary times of Linux, one might come to a conclusion that evolution of filesystem designs was very incremental in nature and much effort was put into not making too many changes at once. Ext4 transitioned from blocks to extents, but without different layout and garbage collection the extents are not going to be larger, so fragmentation remains. Ext4 widened offsets to 48 bits, but it is already expected that they will be widened to 64 bits in foreseeable future. Variable length encoding like varint would be better, but without variable sized inodes it would not have any effect. Ext4 still uses journaling which essentially halves disk speed making metadata operations quite slow and data operations unacceptably slow. Copy on write schemes are better, and probably contributed to Btrfs and ZFS success. <text:span text:style-name="T721">This paper does postulate, and through implementation also aims to prove it, </text:span>that radical new designs can be successful but when used in new designs from scratch rather <text:span text:style-name="T721">than </text:span>when integrated into existing previous generation designs. </text:p>
      <text:p text:style-name="P220"/>
      <text:p text:style-name="P220"/>
      <text:h text:style-name="P352" text:outline-level="3"><text:bookmark-start text:name="__RefHeading___Toc2966_2139278338"/>Inodes are not efficient.<text:bookmark-end text:name="__RefHeading___Toc2966_2139278338"/></text:h>
      <text:p text:style-name="P2"><text:span text:style-name="T19">Since </text:span><text:span text:style-name="T20">the </text:span><text:span text:style-name="T19">early days, filesystems were designed </text:span><text:span text:style-name="T21">under a principle </text:span><text:span text:style-name="T19">that data structures </text:span><text:span text:style-name="T20">have to be broken down into fixed size blocks</text:span><text:span text:style-name="T21">. </text:span><text:span text:style-name="T22">This seems to have been due to the fact that hard disks require read and write operations to be carried out on 512 byte discrete blocks of data </text:span><text:span text:style-name="T133">(sectors)</text:span><text:span text:style-name="T22">. </text:span><text:span text:style-name="T42">In traditional designs </text:span><text:span text:style-name="T43">most</text:span><text:span text:style-name="T42"> operation</text:span><text:span text:style-name="T43">s</text:span><text:span text:style-name="T42"> </text:span><text:span text:style-name="T133">could </text:span><text:span text:style-name="T42">be </text:span><text:span text:style-name="T52">done by </text:span><text:span text:style-name="T133">keeping only </text:span><text:span text:style-name="T42">one block </text:span><text:span text:style-name="T133">in memory </text:span><text:span text:style-name="T42">at a time. </text:span><text:span text:style-name="T43">Computers of the past often had little memory, </text:span><text:span text:style-name="T43"><text:bibliography-mark text:identifier="McKusi84" text:bibliography-type="article" text:author="Marshall Kirk Mckusick, William N. Joy, Samuel J. Leffler, Robert S. Fabry" text:title="A Fast File System for UNIX" text:year="1984">[McKusi84]</text:bibliography-mark></text:span><text:span text:style-name="T43"><text:s/></text:span><text:span text:style-name="T118">had maybe 8 MB </text:span><text:span text:style-name="T192">and so</text:span><text:span text:style-name="T43"> caching complete metadata was not feasible. </text:span><text:span text:style-name="T194">Furthermore,</text:span><text:span text:style-name="T43"> changing metadata often ended up in writing just one block which </text:span><text:span text:style-name="T53">might have been </text:span><text:span text:style-name="T133">reasonable on hard disks that back then had much less throughput and much higher latencies</text:span><text:span text:style-name="T43">. </text:span><text:span text:style-name="T22">Furthermore, </text:span><text:span text:style-name="T194">some </text:span><text:span text:style-name="T22">hard disks </text:span><text:span text:style-name="T133">supposedly </text:span><text:span text:style-name="T22">guarantee that </text:span><text:span text:style-name="T133">overwriting sectors is atomic </text:span><text:span text:style-name="T23"><text:bibliography-mark text:identifier="Twee00" text:bibliography-type="www" text:author="Steven Tweedie" text:title="EXT3, Journaling Filesystem" text:year="2000" text:url="http://olstrans.sourceforge.net/release/OLS2000-ext3/OLS2000-ext3.html">[Twee00]</text:bibliography-mark></text:span><text:span text:style-name="T23"><text:s/></text:span><text:span text:style-name="T118">which was </text:span><text:span text:style-name="T116">used for guaranteeing consistency after crash, </text:span><text:span text:style-name="T118">in Ext2 </text:span><text:span text:style-name="T153">and its predecessors</text:span><text:span text:style-name="T22">. </text:span><text:span text:style-name="T54">All these reasons </text:span><text:span text:style-name="T193">seem to have </text:span><text:span text:style-name="T54">contributed to </text:span><text:span text:style-name="T134">a </text:span><text:span text:style-name="T193">defacto assumption </text:span><text:span text:style-name="T54">that data structures </text:span><text:span text:style-name="T193">need to be </text:span><text:span text:style-name="T54">broken down into </text:span><text:span text:style-name="T193">fixed sized blocks</text:span><text:span text:style-name="T134">. </text:span><text:span text:style-name="T135">However, hard disks </text:span><text:span text:style-name="T195">today </text:span><text:span text:style-name="T135">have much better performance </text:span><text:span text:style-name="T193">characteristics </text:span><text:span text:style-name="T135">which </text:span><text:span text:style-name="T153">invalidates </text:span><text:span text:style-name="T154">this reasoning. </text:span></text:p>
      <text:p text:style-name="P3"/>
      <text:p text:style-name="P72"><text:span text:style-name="T32">Filesystem design</text:span><text:span text:style-name="T39">s</text:span><text:span text:style-name="T32"> </text:span><text:span text:style-name="T72">so far </text:span><text:span text:style-name="T32">seem to be </text:span><text:span text:style-name="T39">based </text:span><text:span text:style-name="T32">on </text:span><text:span text:style-name="T35">the</text:span><text:span text:style-name="T32"> assumption that data </text:span><text:span text:style-name="T196">must </text:span><text:span text:style-name="T33">be </text:span><text:span text:style-name="T32">processed in smallest chunks possible </text:span><text:span text:style-name="T145">(disk sectors or at most memory pages) </text:span><text:span text:style-name="T32">and </text:span><text:span text:style-name="T145">the </text:span><text:span text:style-name="T32">only </text:span><text:span text:style-name="T145">improvement </text:span><text:span text:style-name="T32">is </text:span><text:span text:style-name="T47">to </text:span><text:span text:style-name="T32">process as small amount of them. </text:span><text:span text:style-name="T47">It seems </text:span><text:span text:style-name="T50">that </text:span><text:span text:style-name="T47">the opposite approach of </text:span><text:span text:style-name="T32">processing </text:span><text:span text:style-name="T155">entire datasets either did not gain </text:span><text:span text:style-name="T39">traction </text:span><text:span text:style-name="T155">or was not even considered</text:span><text:span text:style-name="T32">. </text:span><text:span text:style-name="T48">In traditional designs </text:span><text:span text:style-name="T79"><text:bibliography-mark text:identifier="OSTEP" text:bibliography-type="www" text:author="Remzi H. Arpaci-Dusseau, Andrea C. Arpaci-Dusseau" text:title="Operating Systems: Three Easy Pieces" text:year="2015" text:url="http://pages.cs.wisc.edu/~remzi/OSTEP/">[OSTEP]</text:bibliography-mark></text:span><text:span text:style-name="T79"><text:s/></text:span><text:span text:style-name="T156">like the Inode pointer structure, </text:span><text:span text:style-name="T48">directories </text:span><text:span text:style-name="T80">put </text:span><text:span text:style-name="T48">entries </text:span><text:span text:style-name="T80">into </text:span><text:span text:style-name="T85">individual </text:span><text:span text:style-name="T80">data </text:span><text:span text:style-name="T48">blocks, </text:span><text:span text:style-name="T145">and </text:span><text:span text:style-name="T48">files put </text:span><text:span text:style-name="T145">pointers into </text:span><text:span text:style-name="T51">indirect blocks</text:span><text:span text:style-name="T48">. In modern designs </text:span><text:span text:style-name="T156">like </text:span><text:span text:style-name="T48"><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8"><text:s/></text:span><text:span text:style-name="T48"><text:bibliography-mark text:identifier="Rodeh12" text:bibliography-type="article" text:author="Ohad Rodeh" text:title="BTRFS: The Linux B-tree Filesystem" text:year="2012">[Rodeh12]</text:bibliography-mark></text:span><text:span text:style-name="T48"><text:s/></text:span><text:span text:style-name="T48"><text:bibliography-mark text:identifier="ZFS" text:bibliography-type="www" text:author="Jeff Bonwick, Bill Moore" text:title="ZFS: The Last Word in File Systems">[ZFS]</text:bibliography-mark></text:span><text:span text:style-name="T48"><text:s/></text:span><text:span text:style-name="T156">and </text:span><text:span text:style-name="T48"><text:bibliography-mark text:identifier="Bcachefs" text:bibliography-type="www" text:author="Kent Overstreet" text:title="Bcachefs guide" text:year="2016" text:url="https://bcache.evilpiepirate.org/BcacheGuide/">[Bcachefs]</text:bibliography-mark></text:span><text:span text:style-name="T48"><text:s/></text:span><text:span text:style-name="T77">B-</text:span><text:span text:style-name="T48">trees are replacing </text:span><text:span text:style-name="T80">indirect blocks </text:span><text:span text:style-name="T104">with leaf </text:span><text:span text:style-name="T106">nodes </text:span><text:span text:style-name="T48">but data is still being </text:span><text:span text:style-name="T49">divided</text:span><text:span text:style-name="T48"> into </text:span><text:span text:style-name="T156">page sized </text:span><text:span text:style-name="T48">chunks. </text:span><text:span text:style-name="T81">The issue being described here has not gone away, </text:span><text:span text:style-name="T146">only </text:span><text:span text:style-name="T157">changed shape and </text:span><text:span text:style-name="T146">switched data structures. </text:span></text:p>
      <text:p text:style-name="P28"><text:soft-page-break/></text:p>
      <text:p text:style-name="Text_20_body">Historically, as started in Fast File-System <text:bibliography-mark text:identifier="McKusi84" text:bibliography-type="article" text:author="Marshall Kirk Mckusick, William N. Joy, Samuel J. Leffler, Robert S. Fabry" text:title="A Fast File System for UNIX" text:year="1984">[McKusi84]</text:bibliography-mark><text:s/>and carried on in Ext2/Ext3, main block (called inode) would hold most important data and point to further blocks, which would point to actual content (indirect blocks). For a large 1 GB file, assuming 4 KB blocks and 64 bit pointers, at least 512 blocks are needed. This is the so called Inode pointer structure. <text:span text:style-name="T664">Only files are being described here for simplicity sake, but the argument is valid for directories as well. </text:span></text:p>
      <text:p text:style-name="P58"><draw:frame draw:style-name="fr9" draw:name="Inode indirect blocks" text:anchor-type="paragraph" svg:x="0cm" svg:y="0.293cm" svg:width="17cm" svg:height="9.148cm" draw:z-index="15"><draw:image xlink:href="../inode.png" xlink:type="simple" xlink:show="embed" xlink:actuate="onLoad" draw:mime-type="image/png"/></draw:frame></text:p>
      <text:p text:style-name="P335">The indirect block approach seems to be optimal when computation and memory cost far outweights the disk seeking and transfer cost, meaning that file operations are CPU bound and not disk bound. On HDDs at least, the opposite is true. </text:p>
      <text:p text:style-name="P58"/>
      <text:p text:style-name="P57">Instead <text:span text:style-name="T602">of pointer structure</text:span>, a <text:span text:style-name="T219">complete inode</text:span><text:span text:style-name="T240">, variable size structure could contain all metadata associated with a file. In memory representation may remain </text:span><text:span text:style-name="T338">decomposed into a tree </text:span><text:span text:style-name="T240">but on disk format would be </text:span><text:span text:style-name="T338">a single continuous blob </text:span><text:span text:style-name="T339">holding entirety of information</text:span><text:span text:style-name="T240">. </text:span><text:span text:style-name="T336">Complete inodes are always loaded and stored in one sweep, </text:span><text:span text:style-name="T339">reallocated on every change</text:span><text:span text:style-name="T336">. </text:span><text:span text:style-name="T337">This unfortunately requires an adequate </text:span><text:span text:style-name="T339">extent </text:span><text:span text:style-name="T337">allocator and garbage collector, </text:span><text:span text:style-name="T348">because even large complete inodes always </text:span><text:span text:style-name="T349">must</text:span><text:span text:style-name="T348"> be able to allocate enough space,</text:span><text:span text:style-name="T337"> but those are discussed in other chapters. </text:span></text:p>
      <text:p text:style-name="P31"><draw:frame draw:style-name="fr8" draw:name="Inode complete" text:anchor-type="paragraph" svg:width="17cm" svg:height="3.117cm" draw:z-index="16"><draw:image xlink:href="../inodecomplete.png" xlink:type="simple" xlink:show="embed" xlink:actuate="onLoad" draw:mime-type="image/png"/></draw:frame></text:p>
      <text:p text:style-name="P73"><text:span text:style-name="T136">To compare performance, </text:span><text:span text:style-name="T24">consider </text:span><text:span text:style-name="T197">both extremes of </text:span><text:span text:style-name="T37">a </text:span><text:span text:style-name="T137">spectrum </text:span><text:span text:style-name="T37">of </text:span><text:span text:style-name="T136">layouts</text:span><text:span text:style-name="T37">, where </text:span><text:span text:style-name="T24">all metadata blocks </text:span><text:span text:style-name="T37">are</text:span><text:span text:style-name="T24"> either </text:span><text:span text:style-name="T197">always </text:span><text:span text:style-name="T24">allocated in one continuous </text:span><text:span text:style-name="T25">range </text:span><text:span text:style-name="T34">(called an extent) </text:span><text:span text:style-name="T25">or </text:span><text:span text:style-name="T37">are </text:span><text:span text:style-name="T41">divided</text:span><text:span text:style-name="T25"> into </text:span><text:span text:style-name="T38">individual </text:span><text:span text:style-name="T25">blocks. </text:span><text:span text:style-name="T74">First approach we shall call </text:span><text:span text:style-name="T231">the </text:span><text:span text:style-name="T218">extent approach</text:span><text:span text:style-name="T231"> and it requires that all blocks are read from </text:span><text:span text:style-name="T232">a continuous area on disk</text:span><text:span text:style-name="T231"> </text:span><text:span text:style-name="T233">in one sweep, </text:span><text:span text:style-name="T231">and after </text:span><text:span text:style-name="T235">any </text:span><text:span text:style-name="T231">changes all blocks are stored to </text:span><text:span text:style-name="T234">disk </text:span><text:span text:style-name="T233">in one sweep</text:span><text:span text:style-name="T231">. </text:span><text:span text:style-name="T38">Last</text:span><text:span text:style-name="T26"> </text:span><text:span text:style-name="T74">approach we shall call </text:span><text:span text:style-name="T158">the </text:span><text:span text:style-name="T218">block approach</text:span><text:span text:style-name="T231">, </text:span><text:span text:style-name="T238">and it is representative of Orlov allocator </text:span><text:span text:style-name="T239">in </text:span><text:span text:style-name="T238">Ext3</text:span><text:span text:style-name="T218">. </text:span></text:p>
      <text:p text:style-name="P178"/>
      <text:p text:style-name="P71"><text:span text:style-name="T75">Block</text:span><text:span text:style-name="T26"> approach </text:span><text:span text:style-name="T44">seems efficient because</text:span><text:span text:style-name="T26"> changing one </text:span><text:span text:style-name="T99">field</text:span><text:span text:style-name="T26"> </text:span><text:span text:style-name="T27">require</text:span><text:span text:style-name="T102">s</text:span><text:span text:style-name="T27"> </text:span><text:span text:style-name="T198">writing only </text:span><text:span text:style-name="T26">one block</text:span><text:span text:style-name="T44">. </text:span><text:span text:style-name="T120">To </text:span><text:soft-page-break/><text:span text:style-name="T120">the contrary, extent approach require</text:span><text:span text:style-name="T138">s</text:span><text:span text:style-name="T120"> writing </text:span><text:span text:style-name="T138">all </text:span><text:span text:style-name="T120">blocks </text:span><text:span text:style-name="T139">regardless of </text:span><text:span text:style-name="T198">amount of </text:span><text:span text:style-name="T139">changes</text:span><text:span text:style-name="T120">. </text:span><text:span text:style-name="T589">This reasoning is flawed because it is focused only on one update operation itself </text:span><text:span text:style-name="T139">and </text:span><text:span text:style-name="T102">does </text:span><text:span text:style-name="T45">not </text:span><text:span text:style-name="T75">account for </text:span><text:span text:style-name="T141">any </text:span><text:span text:style-name="T139">subsequent </text:span><text:span text:style-name="T120">read</text:span><text:span text:style-name="T139">ing, </text:span><text:span text:style-name="T159">nor </text:span><text:span text:style-name="T180">accounts </text:span><text:span text:style-name="T159">for multiple updates in </text:span><text:span text:style-name="T180">a </text:span><text:span text:style-name="T159">batch</text:span><text:span text:style-name="T45">. </text:span><text:span text:style-name="T140">Following </text:span><text:span text:style-name="T103">analysis considers amortization of </text:span><text:span text:style-name="T46">performance over </text:span><text:span text:style-name="T140">a longer </text:span><text:span text:style-name="T141">time period</text:span><text:span text:style-name="T46">. </text:span><text:span text:style-name="T28">It could be argued that </text:span><text:span text:style-name="T99">extent</text:span><text:span text:style-name="T28"> approach is better in every </text:span><text:span text:style-name="T100">practical </text:span><text:span text:style-name="T28">usage scenario. </text:span><text:span text:style-name="T29">To show that, we need to recognize that hard disks </text:span><text:span text:style-name="T142">(platters) </text:span><text:span text:style-name="T29">have quite </text:span><text:span text:style-name="T72">skewed</text:span><text:span text:style-name="T29"> performance characteristics. </text:span><text:span text:style-name="T31">Representative</text:span><text:span text:style-name="T29"> hard disk is capable of ~</text:span><text:span text:style-name="T142">150</text:span><text:span text:style-name="T29"> MB/s of sustained throughput and ~</text:span><text:span text:style-name="T142">12</text:span><text:span text:style-name="T29"> ms seek time to random location </text:span><text:span text:style-name="T78">on average </text:span><text:span text:style-name="T142">and has capacity 1~6 </text:span><text:span text:style-name="T160">TB</text:span><text:span text:style-name="T29">. </text:span><text:a xlink:type="simple" xlink:href="http://www.tomshardware.com/charts/hdd-charts-2013/benchmarks,134.html" text:style-name="Internet_20_link" text:visited-style-name="Visited_20_Internet_20_Link"><text:span text:style-name="T143">Charts </text:span></text:a><text:span text:style-name="T143">support these numbers. </text:span><text:span text:style-name="T199">Simple</text:span><text:span text:style-name="T30"> calculation shows that </text:span><text:span text:style-name="T590">reading or writing an extent smaller than 1.8 MB is faster than literally one seek</text:span><text:span text:style-name="T30"> on average. </text:span><text:span text:style-name="T32">This observation </text:span><text:span text:style-name="T36">may </text:span><text:span text:style-name="T32">seem counter intuitive</text:span><text:span text:style-name="T144"> </text:span><text:span text:style-name="T147">and perhaps </text:span><text:span text:style-name="T144">even unbelievable</text:span><text:span text:style-name="T32"> </text:span><text:span text:style-name="T161">but this math is easy to confirm. </text:span></text:p>
      <text:p text:style-name="P33"/>
      <text:p text:style-name="P29">To accommodate for clustered allocation (see Orlov allocator), we will use seek time measured over some small segment (64 MB) instead of entire disk. <text:span text:style-name="T591">Experimentally, average seek times measured on SAMSUNG HD154UI </text:span><text:span text:style-name="T789">(1.5 TB) </text:span>were <text:span text:style-name="T591">as follows. Code can be found in the repository. </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leLine94183555456144">
          <table:table-cell table:style-name="Tabela2.A1" office:value-type="string">
            <text:p text:style-name="P236"/>
          </table:table-cell>
          <table:table-cell table:style-name="Tabela2.B1" office:value-type="string">
            <text:p text:style-name="P236">Area size:</text:p>
          </table:table-cell>
          <table:table-cell table:style-name="Tabela2.B1" office:value-type="string">
            <text:p text:style-name="P236">Seek time sequential:</text:p>
          </table:table-cell>
          <table:table-cell table:style-name="Tabela2.B1" office:value-type="string">
            <text:p text:style-name="P236">Seek time concurrent:</text:p>
          </table:table-cell>
          <table:table-cell table:style-name="Tabela2.A1" office:value-type="string">
            <text:p text:style-name="P236"/>
          </table:table-cell>
        </table:table-row>
        <table:table-row table:style-name="TableLine94183555176192">
          <table:table-cell table:style-name="Tabela2.A1" office:value-type="string">
            <text:p text:style-name="P236"/>
          </table:table-cell>
          <table:table-cell table:style-name="Tabela2.A1" office:value-type="string">
            <text:p text:style-name="P237">1 MB</text:p>
          </table:table-cell>
          <table:table-cell table:style-name="Tabela2.A1" office:value-type="string">
            <text:p text:style-name="P238">0.20 ms</text:p>
          </table:table-cell>
          <table:table-cell table:style-name="Tabela2.A1" office:value-type="string">
            <text:p text:style-name="P239">0.01 ms</text:p>
          </table:table-cell>
          <table:table-cell table:style-name="Tabela2.A1" office:value-type="string">
            <text:p text:style-name="P236"/>
          </table:table-cell>
        </table:table-row>
        <table:table-row table:style-name="TableLine94183555182000">
          <table:table-cell table:style-name="Tabela2.A1" office:value-type="string">
            <text:p text:style-name="P236"/>
          </table:table-cell>
          <table:table-cell table:style-name="Tabela2.A1" office:value-type="string">
            <text:p text:style-name="P237">4 MB</text:p>
          </table:table-cell>
          <table:table-cell table:style-name="Tabela2.A1" office:value-type="string">
            <text:p text:style-name="P238">0.44 ms</text:p>
          </table:table-cell>
          <table:table-cell table:style-name="Tabela2.A1" office:value-type="string">
            <text:p text:style-name="P239">0.36 ms</text:p>
          </table:table-cell>
          <table:table-cell table:style-name="Tabela2.A1" office:value-type="string">
            <text:p text:style-name="P236"/>
          </table:table-cell>
        </table:table-row>
        <table:table-row table:style-name="TableLine94183555199536">
          <table:table-cell table:style-name="Tabela2.A1" office:value-type="string">
            <text:p text:style-name="P236"/>
          </table:table-cell>
          <table:table-cell table:style-name="Tabela2.A1" office:value-type="string">
            <text:p text:style-name="P53">16 MB</text:p>
          </table:table-cell>
          <table:table-cell table:style-name="Tabela2.A1" office:value-type="string">
            <text:p text:style-name="P54">1.76 ms</text:p>
          </table:table-cell>
          <table:table-cell table:style-name="Tabela2.A1" office:value-type="string">
            <text:p text:style-name="P55">1.30 ms</text:p>
          </table:table-cell>
          <table:table-cell table:style-name="Tabela2.A1" office:value-type="string">
            <text:p text:style-name="P236"/>
          </table:table-cell>
        </table:table-row>
        <table:table-row table:style-name="TableLine94183555213808">
          <table:table-cell table:style-name="Tabela2.A1" office:value-type="string">
            <text:p text:style-name="P236"/>
          </table:table-cell>
          <table:table-cell table:style-name="Tabela2.A1" office:value-type="string">
            <text:p text:style-name="P77">64 MB</text:p>
          </table:table-cell>
          <table:table-cell table:style-name="Tabela2.A1" office:value-type="string">
            <text:p text:style-name="P78">4.53 ms</text:p>
          </table:table-cell>
          <table:table-cell table:style-name="Tabela2.A1" office:value-type="string">
            <text:p text:style-name="P239">3.87 ms</text:p>
          </table:table-cell>
          <table:table-cell table:style-name="Tabela2.A1" office:value-type="string">
            <text:p text:style-name="P236"/>
          </table:table-cell>
        </table:table-row>
        <table:table-row table:style-name="TableLine94183555228384">
          <table:table-cell table:style-name="Tabela2.A1" office:value-type="string">
            <text:p text:style-name="P236"/>
          </table:table-cell>
          <table:table-cell table:style-name="Tabela2.A1" office:value-type="string">
            <text:p text:style-name="P237">256 MB</text:p>
          </table:table-cell>
          <table:table-cell table:style-name="Tabela2.A1" office:value-type="string">
            <text:p text:style-name="P238">6.76 ms</text:p>
          </table:table-cell>
          <table:table-cell table:style-name="Tabela2.A1" office:value-type="string">
            <text:p text:style-name="P239">7.59 ms</text:p>
          </table:table-cell>
          <table:table-cell table:style-name="Tabela2.A1" office:value-type="string">
            <text:p text:style-name="P236"/>
          </table:table-cell>
        </table:table-row>
        <table:table-row table:style-name="TableLine94183555223072">
          <table:table-cell table:style-name="Tabela2.A1" office:value-type="string">
            <text:p text:style-name="P236"/>
          </table:table-cell>
          <table:table-cell table:style-name="Tabela2.A1" office:value-type="string">
            <text:p text:style-name="P237">1 GB</text:p>
          </table:table-cell>
          <table:table-cell table:style-name="Tabela2.A1" office:value-type="string">
            <text:p text:style-name="P238">8.61 ms</text:p>
          </table:table-cell>
          <table:table-cell table:style-name="Tabela2.A1" office:value-type="string">
            <text:p text:style-name="P239">8.50 ms</text:p>
          </table:table-cell>
          <table:table-cell table:style-name="Tabela2.A1" office:value-type="string">
            <text:p text:style-name="P236"/>
          </table:table-cell>
        </table:table-row>
        <table:table-row table:style-name="TableLine94183555211200">
          <table:table-cell table:style-name="Tabela2.A1" office:value-type="string">
            <text:p text:style-name="P236"/>
          </table:table-cell>
          <table:table-cell table:style-name="Tabela2.A1" office:value-type="string">
            <text:p text:style-name="P237">4 GB</text:p>
          </table:table-cell>
          <table:table-cell table:style-name="Tabela2.A1" office:value-type="string">
            <text:p text:style-name="P238">9.41 ms</text:p>
          </table:table-cell>
          <table:table-cell table:style-name="Tabela2.A1" office:value-type="string">
            <text:p text:style-name="P239">9.20 ms</text:p>
          </table:table-cell>
          <table:table-cell table:style-name="Tabela2.A1" office:value-type="string">
            <text:p text:style-name="P236"/>
          </table:table-cell>
        </table:table-row>
        <table:table-row table:style-name="TableLine94183555244464">
          <table:table-cell table:style-name="Tabela2.A1" office:value-type="string">
            <text:p text:style-name="P236"/>
          </table:table-cell>
          <table:table-cell table:style-name="Tabela2.A1" office:value-type="string">
            <text:p text:style-name="P237">16 GB</text:p>
          </table:table-cell>
          <table:table-cell table:style-name="Tabela2.A1" office:value-type="string">
            <text:p text:style-name="P238">10.93 ms</text:p>
          </table:table-cell>
          <table:table-cell table:style-name="Tabela2.A1" office:value-type="string">
            <text:p text:style-name="P239">10.78 ms</text:p>
          </table:table-cell>
          <table:table-cell table:style-name="Tabela2.A1" office:value-type="string">
            <text:p text:style-name="P236"/>
          </table:table-cell>
        </table:table-row>
        <table:table-row table:style-name="TableLine94183555262832">
          <table:table-cell table:style-name="Tabela2.A1" office:value-type="string">
            <text:p text:style-name="P236"/>
          </table:table-cell>
          <table:table-cell table:style-name="Tabela2.A1" office:value-type="string">
            <text:p text:style-name="P237">64 GB</text:p>
          </table:table-cell>
          <table:table-cell table:style-name="Tabela2.A1" office:value-type="string">
            <text:p text:style-name="P238">10.99 ms</text:p>
          </table:table-cell>
          <table:table-cell table:style-name="Tabela2.A1" office:value-type="string">
            <text:p text:style-name="P239">10.85 ms</text:p>
          </table:table-cell>
          <table:table-cell table:style-name="Tabela2.A1" office:value-type="string">
            <text:p text:style-name="P236"/>
          </table:table-cell>
        </table:table-row>
        <table:table-row table:style-name="TableLine94183555271616">
          <table:table-cell table:style-name="Tabela2.A1" office:value-type="string">
            <text:p text:style-name="P236"/>
          </table:table-cell>
          <table:table-cell table:style-name="Tabela2.A1" office:value-type="string">
            <text:p text:style-name="P237">256 GB</text:p>
          </table:table-cell>
          <table:table-cell table:style-name="Tabela2.A1" office:value-type="string">
            <text:p text:style-name="P238">12.19 ms</text:p>
          </table:table-cell>
          <table:table-cell table:style-name="Tabela2.A1" office:value-type="string">
            <text:p text:style-name="P239">12.73 ms</text:p>
          </table:table-cell>
          <table:table-cell table:style-name="Tabela2.A1" office:value-type="string">
            <text:p text:style-name="P236"/>
          </table:table-cell>
        </table:table-row>
        <table:table-row table:style-name="TableLine94183555286144">
          <table:table-cell table:style-name="Tabela2.A1" office:value-type="string">
            <text:p text:style-name="P236"/>
          </table:table-cell>
          <table:table-cell table:style-name="Tabela2.A1" office:value-type="string">
            <text:p text:style-name="P237">1 TB</text:p>
          </table:table-cell>
          <table:table-cell table:style-name="Tabela2.A1" office:value-type="string">
            <text:p text:style-name="P238">16.30 ms</text:p>
          </table:table-cell>
          <table:table-cell table:style-name="Tabela2.A1" office:value-type="string">
            <text:p text:style-name="P239">15.72 ms</text:p>
          </table:table-cell>
          <table:table-cell table:style-name="Tabela2.A1" office:value-type="string">
            <text:p text:style-name="P236"/>
          </table:table-cell>
        </table:table-row>
      </table:table>
      <text:p text:style-name="P42"/>
      <text:p text:style-name="P43">Above seek times are averages <text:span text:style-name="T592">over 100 samples</text:span>. <text:span text:style-name="T412">Formulas used for comparison between block and extent approach can be updated with any seek time from table above. However, large files are going to need more metadata blocks and those will have to come from a larger area, so longer seek times apply. This current value underestimate is accurate only for small files and benefits the block approach. </text:span></text:p>
      <text:p text:style-name="P6"/>
      <text:p text:style-name="P74"><text:span text:style-name="T105">E</text:span><text:span text:style-name="T71">xtent</text:span><text:span text:style-name="T12"> approach is </text:span><text:span text:style-name="T105">shown to be </text:span><text:span text:style-name="T12">better </text:span><text:span text:style-name="T148">in </text:span><text:span text:style-name="T28">every </text:span><text:span text:style-name="T100">practical </text:span><text:span text:style-name="T28">usage scenario </text:span><text:span text:style-name="T105">by </text:span><text:span text:style-name="T12">consider</text:span><text:span text:style-name="T105">ing</text:span><text:span text:style-name="T12"> total time spent on all </text:span><text:span text:style-name="T148">file read/write </text:span><text:span text:style-name="T12">operations throughout </text:span><text:span text:style-name="T148">its </text:span><text:span text:style-name="T162">lifespan </text:span><text:span text:style-name="T163">instead of just updates</text:span><text:span text:style-name="T12">. Only metadata </text:span><text:span text:style-name="T148">blocks are </text:span><text:span text:style-name="T200">taken into account</text:span><text:span text:style-name="T55">. </text:span><text:span text:style-name="T121">File content </text:span><text:span text:style-name="T148">is excluded from consideration</text:span><text:span text:style-name="T56">. </text:span><text:span text:style-name="T200">The file </text:span><text:span text:style-name="T149">is presumed to exist in final size before experiment </text:span><text:span text:style-name="T164">for simplicity</text:span><text:span text:style-name="T149">. </text:span><text:span text:style-name="T116">In each cycle, </text:span><text:span text:style-name="T165">file gets opened, </text:span><text:span text:style-name="T63">some</text:span><text:span text:style-name="T58"> </text:span><text:span text:style-name="T150">random </text:span><text:span text:style-name="T101">subset of </text:span><text:span text:style-name="T57">metadata blocks </text:span><text:span text:style-name="T116">is </text:span><text:span text:style-name="T68">accessed, either read or written, </text:span><text:span text:style-name="T165">then file gets closed and cache dropped</text:span><text:span text:style-name="T68">.</text:span><text:span text:style-name="T76"> </text:span><text:span text:style-name="T73">Blocks are assumed to be 4 K</text:span><text:span text:style-name="T86">B</text:span><text:span text:style-name="T73"> </text:span><text:span text:style-name="T150">in </text:span><text:span text:style-name="T73">size. </text:span><text:span text:style-name="T166">If file is opened read-only then extent approach requires only 1 of the 2 passes, which overestimates it in favor of the block approach. </text:span></text:p>
      <text:p text:style-name="P30"/>
      <text:p text:style-name="P59"><text:span text:style-name="T59">R</text:span><text:span text:style-name="T12">eading </text:span><text:span text:style-name="T61">or writing </text:span><text:span text:style-name="T12">N blocks take</text:span><text:span text:style-name="T107">s total</text:span><text:span text:style-name="T12"> (</text:span><text:span text:style-name="T76">assuming sequential and random pattern, referring to </text:span><text:span text:style-name="T67">extent</text:span><text:span text:style-name="T12"> </text:span><text:span text:style-name="T60">and </text:span><text:span text:style-name="T67">block </text:span><text:span text:style-name="T12">approach </text:span><text:span text:style-name="T60">respect</text:span><text:span text:style-name="T61">iv</text:span><text:span text:style-name="T62">ely</text:span><text:span text:style-name="T12">): </text:span></text:p>
      <text:p text:style-name="P56"><draw:frame draw:style-name="fr13" draw:name="Obiekt4" text:anchor-type="as-char" svg:y="-0.594cm" svg:width="10.929cm" svg:height="1.102cm" draw:z-index="17"><draw:object xlink:href="./Object 4" xlink:type="simple" xlink:show="embed" xlink:actuate="onLoad"/><draw:image xlink:href="./ObjectReplacements/Object 4" xlink:type="simple" xlink:show="embed" xlink:actuate="onLoad"/></draw:frame></text:p>
      <text:p text:style-name="P79"><text:soft-page-break/><text:span text:style-name="T377">S</text:span>imulation <text:span text:style-name="T377">of entire lifespan is based on three</text:span> variables, N is number of <text:span text:style-name="T216">blocks accessed </text:span>in each cycle, <text:span text:style-name="T216">M is number</text:span> <text:span text:style-name="T216">of blocks total, </text:span>and <text:span text:style-name="T216">B</text:span> is number of cycles. <text:span text:style-name="T371">Only a subset of blocks is accessed during a cycle so N&lt;M. Therefore total access time is </text:span><text:span text:style-name="T69">(</text:span><text:span text:style-name="T67">extent</text:span><text:span text:style-name="T69"> </text:span><text:span text:style-name="T60">and </text:span><text:span text:style-name="T67">block </text:span><text:span text:style-name="T69">approach </text:span><text:span text:style-name="T60">respect</text:span><text:span text:style-name="T61">iv</text:span><text:span text:style-name="T62">ely</text:span><text:span text:style-name="T69">): </text:span></text:p>
      <text:p text:style-name="P80"><draw:frame draw:style-name="fr12" draw:name="Obiekt1" text:anchor-type="as-char" svg:y="-1.085cm" svg:width="6.299cm" svg:height="2.3cm" draw:z-index="18"><draw:object xlink:href="./Object 1" xlink:type="simple" xlink:show="embed" xlink:actuate="onLoad"/><draw:image xlink:href="./ObjectReplacements/Object 1" xlink:type="simple" xlink:show="embed" xlink:actuate="onLoad"/></draw:frame></text:p>
      <text:p text:style-name="P81"><text:span text:style-name="T378">There are </text:span>cases where extent approach loses <text:span text:style-name="T378">to block approach </text:span>in comparison. Total times <text:span text:style-name="T378">are </text:span>compared through an inequality. <text:span text:style-name="T378">N</text:span>umber of cycles cancels out. </text:p>
      <text:p text:style-name="P82"><draw:frame draw:style-name="fr11" draw:name="Obiekt2" text:anchor-type="as-char" svg:y="-1.111cm" svg:width="4.588cm" svg:height="2.071cm" draw:z-index="19"><draw:object xlink:href="./Object 2" xlink:type="simple" xlink:show="embed" xlink:actuate="onLoad"/><draw:image xlink:href="./ObjectReplacements/Object 2" xlink:type="simple" xlink:show="embed" xlink:actuate="onLoad"/><svg:desc>formuła</svg:desc></draw:frame></text:p>
      <text:p text:style-name="P34"/>
      <text:p text:style-name="P180"><text:span text:style-name="T598">Results are easily explainable. When individual blocks are stored, time is gained on updates but then more time is lost to seeking when blocks are read during next cycle. In case of R</text:span><text:span text:style-name="T595">b</text:span><text:span text:style-name="T435"> we have </text:span><text:span text:style-name="T436">smaller </text:span><text:span text:style-name="T435">arguments going into a </text:span><text:span text:style-name="T436">faster </text:span><text:span text:style-name="T435">growing function. </text:span>Plot show<text:span text:style-name="T593">s</text:span> total time of <text:span text:style-name="T665">the </text:span>extent approach (<text:span text:style-name="T663">lower</text:span>) and block approach (<text:span text:style-name="T663">upper</text:span>) for least and most accessed <text:span text:style-name="T376">files (N)</text:span>, <text:span text:style-name="T372">and least and most sizable</text:span> files <text:span text:style-name="T376">(M)</text:span>. </text:p>
      <text:p text:style-name="P179"><draw:frame draw:style-name="fr7" draw:name="Chart of extent block times" text:anchor-type="paragraph" svg:width="8.49cm" svg:height="6.07cm" draw:z-index="20"><draw:image xlink:href="../chartmn.png" xlink:type="simple" xlink:show="embed" xlink:actuate="onLoad" draw:mime-type="image/png"/></draw:frame></text:p>
      <text:p text:style-name="P177">Last two inequalities show limits on how much metadata <text:span text:style-name="T379">can</text:span> be accessed <text:span text:style-name="T594">in each cycle for the block approach to have advantage. Asymptotically, for largest files </text:span>less than 1 in <text:span text:style-name="T597">87</text:span> blocks <text:span text:style-name="T217">could be accessed. For smallest files the limit is 2 blocks. Is this really the kind of workload we are aiming to support? Remember that 1 GB file would require at least 512 metadata blocks. </text:span><text:span text:style-name="T423">It is </text:span><text:span text:style-name="T434">also </text:span><text:span text:style-name="T423">important to notice that </text:span><text:span text:style-name="T424">certain operations </text:span><text:span text:style-name="T425">such as </text:span><text:span text:style-name="T426">adding </text:span><text:span text:style-name="T425">copying </text:span><text:span text:style-name="T426">moving </text:span><text:span text:style-name="T427">and </text:span><text:span text:style-name="T428">deleting </text:span><text:span text:style-name="T425">file</text:span><text:span text:style-name="T423">s, </text:span><text:span text:style-name="T427">reading </text:span><text:span text:style-name="T433">and </text:span><text:span text:style-name="T429">writing</text:span><text:span text:style-name="T427"> them entirely</text:span><text:span text:style-name="T425">, </text:span><text:span text:style-name="T427">and </text:span><text:span text:style-name="T425">browsing director</text:span><text:span text:style-name="T423">ies</text:span><text:span text:style-name="T425"> </text:span><text:span text:style-name="T424">necessarily </text:span><text:span text:style-name="T430">require</text:span><text:span text:style-name="T431">s</text:span><text:span text:style-name="T430"> all metadata to be read. </text:span><text:span text:style-name="T432">This was also noted in </text:span><text:span text:style-name="T432"><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32">. </text:span><text:span text:style-name="T434">In those cases, the extent approach is a clear winner. </text:span></text:p>
      <text:p text:style-name="P301"/>
      <text:p text:style-name="P32">Finally it should be admitted that model above assumes <text:span text:style-name="T596">that blocks are allocated individually (no deferred allocation). Probabilistic distribution parameters of such a model are not known. Secondly, disks can reorder outstanding operations to minimize total seek time (NCQ). Model assumes that blocks are accessed without concurrency, one block after another. Some usage scenarios allow to anticipate which blocks will be subsequently accessed. </text:span><text:bookmark-start text:name="__DdeLink__4105_1454263879"/><text:span text:style-name="T596">However, concurrent random disk operations will never be faster than one sequential disk operation. </text:span><text:bookmark-end text:name="__DdeLink__4105_1454263879"/><text:span text:style-name="T596">That is simply the obtainable minimum. Thirdly, hardware trends suggest that delays and throughputs of HDDs will become more asymmetric in the future </text:span><text:span text:style-name="T596"><text:bibliography-mark text:identifier="Patterson" text:bibliography-type="article" text:author="David A. Patterson, Kimberly K. Keeton" text:title="Hardware Technology Trends and Database Opportunities">[Patterson]</text:bibliography-mark></text:span><text:span text:style-name="T596">, benefiting the extent approach. </text:span></text:p>
      <text:p text:style-name="P7"/>
      <text:p text:style-name="P336"><text:span text:style-name="T392">SSD disks are </text:span><text:span text:style-name="T395">not being considered </text:span><text:span text:style-name="T535">in this design. The extent approach is aimed to exploit the </text:span><text:soft-page-break/><text:span text:style-name="T535">asymmetric performance characteristics of hard drives, namely high throughputs but also high delays. This design is counter productive on SSDs. </text:span></text:p>
      <text:p text:style-name="P4"/>
      <text:p text:style-name="P4"/>
      <text:h text:style-name="P352" text:outline-level="3"><text:bookmark-start text:name="__RefHeading___Toc2968_2139278338"/>B-trees are not efficient.<text:bookmark-end text:name="__RefHeading___Toc2968_2139278338"/></text:h>
      <text:p text:style-name="P60"><text:span text:style-name="T108">There is </text:span><text:span text:style-name="T12">a </text:span><text:span text:style-name="T40">trend</text:span><text:span text:style-name="T12"> </text:span><text:span text:style-name="T87">among</text:span><text:span text:style-name="T12"> filesystem design</text:span><text:span text:style-name="T87">s</text:span><text:span text:style-name="T12"> towards using both modified in-place </text:span><text:span text:style-name="T12"><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2"><text:s/>and copy on write B-trees </text:span><text:span text:style-name="T12"><text:bibliography-mark text:identifier="Rodeh12" text:bibliography-type="article" text:author="Ohad Rodeh" text:title="BTRFS: The Linux B-tree Filesystem" text:year="2012">[Rodeh12]</text:bibliography-mark></text:span><text:span text:style-name="T12"><text:s/></text:span><text:span text:style-name="T12"><text:bibliography-mark text:identifier="ZFS" text:bibliography-type="www" text:author="Jeff Bonwick, Bill Moore" text:title="ZFS: The Last Word in File Systems">[ZFS]</text:bibliography-mark></text:span><text:span text:style-name="T12"><text:s/></text:span><text:span text:style-name="T12"><text:bibliography-mark text:identifier="Bcachefs" text:bibliography-type="www" text:author="Kent Overstreet" text:title="Bcachefs guide" text:year="2016" text:url="https://bcache.evilpiepirate.org/BcacheGuide/">[Bcachefs]</text:bibliography-mark></text:span><text:span text:style-name="T12">. </text:span><text:span text:style-name="T13">This trend might be easily explained by common expectation that filesystems </text:span><text:span text:style-name="T64">should</text:span><text:span text:style-name="T13"> be able to handle </text:span><text:span text:style-name="T109">huge numbers</text:span><text:span text:style-name="T13"> of files, </text:span><text:span text:style-name="T167">in the </text:span><text:span text:style-name="T168">billions.</text:span><text:span text:style-name="T13"> </text:span><text:span text:style-name="T14">B-trees are a good approach if huge amount</text:span><text:span text:style-name="T167">s</text:span><text:span text:style-name="T14"> of keys </text:span><text:span text:style-name="T167">are </text:span><text:span text:style-name="T111">expected</text:span><text:span text:style-name="T14">. </text:span><text:span text:style-name="T111">T</text:span><text:span text:style-name="T14">rees scale asymptotically with logarithmic complexity </text:span><text:span text:style-name="T15">which means even billions of entries can be stored with only a few disk accesses </text:span><text:span text:style-name="T16">needed to reach </text:span><text:span text:style-name="T15">any given entry. </text:span><text:span text:style-name="T169">However</text:span><text:span text:style-name="T167">, the operative word is asymptotically. </text:span><text:span text:style-name="T540">This asymptotic behavior seems to have mislead everyone</text:span><text:span text:style-name="T15">. It </text:span><text:span text:style-name="T170">indeed </text:span><text:span text:style-name="T15">would be justified to use B-trees </text:span><text:span text:style-name="T172">if </text:span><text:span text:style-name="T201">actual </text:span><text:span text:style-name="T171">amounts of keys were in the </text:span><text:span text:style-name="T15">billions but that </text:span><text:span text:style-name="T65">is </text:span><text:span text:style-name="T172">not the case </text:span><text:span text:style-name="T65">in general case</text:span><text:span text:style-name="T15">. </text:span><text:span text:style-name="T18">Most</text:span><text:span text:style-name="T15"> </text:span><text:span text:style-name="T175">desktops</text:span><text:span text:style-name="T15"> hold </text:span><text:span text:style-name="T173">less than </text:span><text:span text:style-name="T15">100'000 </text:span><text:span text:style-name="T70"><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70"><text:s/></text:span><text:span text:style-name="T173">or 200’00</text:span><text:span text:style-name="T174">0</text:span><text:span text:style-name="T173"> files </text:span><text:span text:style-name="T173"><text:bibliography-mark text:identifier="Douceur99" text:bibliography-type="article" text:author="John R. Douceur and William J. Bolosky" text:publisher="SIGMETRICS" text:title="A Large-Scale Study of File-System Contents" text:year="1999">[Douceur99]</text:bibliography-mark></text:span><text:span text:style-name="T70">. </text:span><text:span text:style-name="T66">That amount of entries can </text:span><text:span text:style-name="T17">be stored </text:span><text:span text:style-name="T110">and accessed </text:span><text:span text:style-name="T17">more efficiently, </text:span><text:span text:style-name="T173">thus making </text:span><text:span text:style-name="T130">B-trees suboptimal. </text:span></text:p>
      <text:p text:style-name="P75"><text:span text:style-name="T17">S</text:span><text:span text:style-name="T12">econd</text:span><text:span text:style-name="T176">ly, computers of the past had little memory and B-trees need to hold only a few blocks in memory during </text:span><text:span text:style-name="T12">query and update </text:span><text:span text:style-name="T176">operations</text:span><text:span text:style-name="T12">.</text:span><text:span text:style-name="T43"> </text:span><text:span text:style-name="T43"><text:bibliography-mark text:identifier="McKusi84" text:bibliography-type="article" text:author="Marshall Kirk Mckusick, William N. Joy, Samuel J. Leffler, Robert S. Fabry" text:title="A Fast File System for UNIX" text:year="1984">[McKusi84]</text:bibliography-mark></text:span><text:span text:style-name="T43"><text:s/></text:span><text:span text:style-name="T118">had </text:span><text:span text:style-name="T206">less than </text:span><text:span text:style-name="T118">8 MB </text:span><text:span text:style-name="T123">of memory. However, m</text:span><text:span text:style-name="T12">odern desktop</text:span><text:span text:style-name="T202">s</text:span><text:span text:style-name="T12"> have gigabytes and servers have </text:span><text:span text:style-name="T115">tens of gigabytes of memory</text:span><text:span text:style-name="T12">. </text:span><text:span text:style-name="T88">Conserving memory is not justified </text:span><text:span text:style-name="T110">anymore</text:span><text:span text:style-name="T88">. </text:span><text:span text:style-name="T117">Memory constrained devices like </text:span><text:span text:style-name="T119">smart</text:span><text:span text:style-name="T117">phones </text:span><text:span text:style-name="T131">are not being considered, </text:span><text:span text:style-name="T179">since they use flash based storage which is also not under consideration. </text:span></text:p>
      <text:p text:style-name="P76"><text:span text:style-name="T131">T</text:span><text:span text:style-name="T12">hirdly, companies that hold onto billions of files usually </text:span><text:span text:style-name="T203">make use of </text:span><text:span text:style-name="T12">distributed filesystems and databases </text:span><text:span text:style-name="T204">which </text:span><text:span text:style-name="T12">store data in aggregates. Google </text:span><text:span text:style-name="T203">database </text:span><text:span text:style-name="T12">uses SSTables </text:span><text:span text:style-name="T12"><text:bibliography-mark text:identifier="Bigtable06" text:bibliography-type="article" text:author="Fay Chang" text:title="Bigtable: A Distributed Storage System for Structured Data" text:year="2006">[Bigtable06]</text:bibliography-mark></text:span><text:span text:style-name="T12"><text:s/>and </text:span><text:span text:style-name="T204">Google </text:span><text:span text:style-name="T12">filesystem uses something similar </text:span><text:span text:style-name="T12"><text:bibliography-mark text:identifier="Googlefs03" text:bibliography-type="article" text:author="Sanjay Ghemawat, Howard Gobioff, and Shun-Tak Leung" text:title="The Google File System" text:year="2003">[Googlefs03]</text:bibliography-mark></text:span><text:span text:style-name="T12">. </text:span><text:span text:style-name="T666">There is no reasonable expectation for </text:span><text:span text:style-name="T728">server</text:span><text:span text:style-name="T727"> nodes </text:span><text:span text:style-name="T666">to contain so many files</text:span><text:span text:style-name="T177">. </text:span><text:span text:style-name="T207">In fact, given how large SSTables are, those servers might keep even less files than desktops. </text:span><text:span text:style-name="T205">If this </text:span><text:span text:style-name="T208">assumption </text:span><text:span text:style-name="T205">is wrong </text:span><text:span text:style-name="T178">then that is yet to be confirmed by a publication alike </text:span><text:span text:style-name="T178"><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78"><text:s/></text:span><text:span text:style-name="T178"><text:bibliography-mark text:identifier="Douceur99" text:bibliography-type="article" text:author="John R. Douceur and William J. Bolosky" text:publisher="SIGMETRICS" text:title="A Large-Scale Study of File-System Contents" text:year="1999">[Douceur99]</text:bibliography-mark></text:span><text:span text:style-name="T178"><text:s/></text:span><text:span text:style-name="T208">which </text:span><text:span text:style-name="T209">admittedly</text:span><text:span text:style-name="T208"> are desktop-only studies. </text:span></text:p>
      <text:p text:style-name="P8"/>
      <text:p text:style-name="P9">Consider<text:span text:style-name="T438"> two</text:span> approaches <text:span text:style-name="T437">described below</text:span>, <text:span text:style-name="T541">in the context of </text:span>how many entries we expect to hold. <text:span text:style-name="T415">As previously, we assume hard disks can sustain ~150 MB/s throughput and ~12 ms seek time on average across disk (and ~4.5 ms across a 64 MB cluster). </text:span></text:p>
      <text:p text:style-name="P10"/>
      <text:p text:style-name="Text_20_body"><text:span text:style-name="T560">First approach, entire dictionary is stored </text:span><text:span text:style-name="T561">in a single extent. At mount time, entire dictionary is loaded from disk in one sweep, kept in memory in entirety and entire time and regularly stored in entirety to disk as copy on write in one sweep. 1’000’000 entries dictionary would take 23 MB of disk space at most, assuming 64 bit keys and 128 bit values and much less space if varint encoding was employed. This amount of keys should be enough to store 200’000 files. Instead of storing the entire dictionary during each checkpoint, small changesets (diffs) are stored to disk every few seconds and entire dictionary gets stored only every few minutes. If filesystem was unmounted successfully then only final blob containing entire dictionary is loaded at next mount (in one sweep), and if unmount was interrupted then about 60 diffs are loaded. Diffs are stored in same disk segment so they can be loaded in one sweep as well, and above that mounting from interrupted state happens so rarely that it does not really matter. Entire dictionary </text:span><text:span text:style-name="T544">remains in memory entire time </text:span><text:span text:style-name="T561">so all key lookups are diskless, and </text:span><text:span text:style-name="T562">key updates </text:span><text:span text:style-name="T561">are </text:span><text:span text:style-name="T562">effectuated </text:span><text:span text:style-name="T561">during checkpointing. Following diagram shows deallocated space in white. </text:span></text:p>
      <text:p text:style-name="P11"><draw:frame draw:style-name="fr2" draw:name="Dictionary 1 direct" text:anchor-type="paragraph" svg:width="15.469cm" svg:height="4.53cm" draw:z-index="21"><draw:image xlink:href="../dictionary.png" xlink:type="simple" xlink:show="embed" xlink:actuate="onLoad" draw:mime-type="image/png"/></draw:frame><text:soft-page-break/></text:p>
      <text:p text:style-name="P1"><text:span text:style-name="T125">Second</text:span><text:span text:style-name="T126"> approach, </text:span><text:span text:style-name="T127">B-tree as the contemporary alternative. Tree height is equivalent to </text:span><text:span text:style-name="T132">amount </text:span><text:span text:style-name="T127">of disk seeks. Assuming the root node is always in memory and nodes have 1480 entries (64 KB with 36 byte values and 64 bit pointers) then 1 seek gives a capacity of 2.2x10</text:span><text:span text:style-name="T416">6 </text:span>entries<text:span text:style-name="T420">, </text:span><text:span text:style-name="T127">2 seeks give 3.2x10</text:span><text:span text:style-name="T417">9</text:span><text:span text:style-name="T421"> entries, 3 seeks gives </text:span><text:span text:style-name="T422">4.7x</text:span><text:span text:style-name="T421">10</text:span><text:span text:style-name="T417">1</text:span><text:span text:style-name="T418">2</text:span><text:span text:style-name="T421"> entries, 4 seeks gives </text:span><text:span text:style-name="T422">7</text:span><text:span text:style-name="T421">x10</text:span><text:span text:style-name="T417">1</text:span><text:span text:style-name="T418">5</text:span><text:span text:style-name="T421"> entries, and so on. </text:span></text:p>
      <text:p text:style-name="P272"/>
      <text:p text:style-name="Text_20_body">Dictionary approach can be shown to be better in most practical usage scenarios by considering total time spent on all query/update operations over a longer time period. Both representations are presumed to exist before<text:span text:style-name="T667"> </text:span>experiment. Some 60 cycles <text:span text:style-name="T668">are</text:span> considered, during which N entries are either queried or updated. This comes from an assumption that after each 5 secs changes are pushed to disk, and in case of the dictionary every 5 mins entire blob is pushed instead of a diff. B-tree nodes are 64 KB in size, and dictionary <text:span text:style-name="T668">diffs</text:span> contain 24 bytes per item. </text:p>
      <text:p text:style-name="P271"/>
      <text:p text:style-name="P275"><text:span text:style-name="T59">R</text:span><text:span text:style-name="T12">eading </text:span><text:span text:style-name="T61">or writing </text:span><text:span text:style-name="T12">N </text:span><text:span text:style-name="T152">entries</text:span><text:span text:style-name="T12"> take</text:span><text:span text:style-name="T107">s total</text:span><text:span text:style-name="T12"> (</text:span><text:span text:style-name="T76">assuming sequential and random pattern, referring to </text:span><text:span text:style-name="T151">dictionary and B-tree </text:span><text:span text:style-name="T12">approach </text:span><text:span text:style-name="T60">respect</text:span><text:span text:style-name="T61">iv</text:span><text:span text:style-name="T62">ely</text:span><text:span text:style-name="T12">): </text:span></text:p>
      <text:p text:style-name="P274"><draw:frame draw:style-name="fr13" draw:name="Obiekt3" text:anchor-type="as-char" svg:y="-0.594cm" svg:width="10.298cm" svg:height="1.102cm" draw:z-index="22"><draw:object xlink:href="./Object 3" xlink:type="simple" xlink:show="embed" xlink:actuate="onLoad"/><draw:image xlink:href="./ObjectReplacements/Object 3" xlink:type="simple" xlink:show="embed" xlink:actuate="onLoad"/><svg:desc>formuła</svg:desc></draw:frame></text:p>
      <text:p text:style-name="P278"><text:span text:style-name="T377">S</text:span>imulation <text:span text:style-name="T377">of entire super-cycle is based on only one variable</text:span>, N is number of <text:span text:style-name="T599">entries accessed </text:span>in each cycle, <text:span text:style-name="T216">60</text:span> is number of cycles, <text:span text:style-name="T603">and 1M is total entries</text:span>. <text:span text:style-name="T371">Therefore total access time is</text:span><text:span text:style-name="T69">: </text:span></text:p>
      <text:p text:style-name="P279"><draw:frame draw:style-name="fr12" draw:name="Obiekt5" text:anchor-type="as-char" svg:y="-1.085cm" svg:width="6.842cm" svg:height="2.3cm" draw:z-index="23"><draw:object xlink:href="./Object 5" xlink:type="simple" xlink:show="embed" xlink:actuate="onLoad"/><draw:image xlink:href="./ObjectReplacements/Object 5" xlink:type="simple" xlink:show="embed" xlink:actuate="onLoad"/><svg:desc>formuła</svg:desc></draw:frame></text:p>
      <text:p text:style-name="P276"><text:span text:style-name="T378">There are </text:span>cases where <text:span text:style-name="T600">dictionary</text:span> approach loses <text:span text:style-name="T378">to B-tree approach </text:span>in comparison. Total times <text:span text:style-name="T378">are </text:span>compared through an inequality. </text:p>
      <text:p text:style-name="P277"><draw:frame draw:style-name="fr11" draw:name="Obiekt6" text:anchor-type="as-char" svg:y="-0.866cm" svg:width="6.883cm" svg:height="1.582cm" draw:z-index="24"><draw:object xlink:href="./Object 6" xlink:type="simple" xlink:show="embed" xlink:actuate="onLoad"/><draw:image xlink:href="./ObjectReplacements/Object 6" xlink:type="simple" xlink:show="embed" xlink:actuate="onLoad"/><svg:desc>formuła</svg:desc></draw:frame></text:p>
      <text:p text:style-name="P270"/>
      <text:p text:style-name="P45"><text:span text:style-name="T669">If amount of entries is less than 1M or varint encoding is used then </text:span><text:span text:style-name="T670">overestimation</text:span><text:span text:style-name="T669"> would benefit the dictionary </text:span><text:span text:style-name="T670">in comparison</text:span><text:span text:style-name="T669">. </text:span><text:span text:style-name="T671">Results show that B-tree has advantage only if we access less than 7.5 keys per cycle which is 1.5 keys per second. This kind of workload seems unrealistic, and also one would think that if we expect to keep billions of entries then we would also expect to keep processing them a lot. It makes little sense to store so many keys and process so few of them. </text:span></text:p>
      <text:p text:style-name="P273"/>
      <text:p text:style-name="P46">This entire argument is basically the same as for complete inodes. </text:p>
      <text:p text:style-name="P44"/>
      <text:p text:style-name="P47">Also it is important to note that the two approaches are not mutually exclusive. When entire dictionary grows over a threshold then entries can be easily migrated into a B-tree, and when <text:soft-page-break/>tree becomes sparse then entries can be easily migrated to a dictionary. Filesystem can switch between these two representations back and forth over time. </text:p>
      <text:p text:style-name="P5"/>
      <text:p text:style-name="P337"><text:span text:style-name="T392">SSD disks are </text:span><text:span text:style-name="T395">not being considered </text:span><text:span text:style-name="T535">in this design. Entire dictionary is aimed to exploit asymmetric performance characteristics of hard drives, namely high throughputs but also high delays. This design is counter productive on SSDs. </text:span></text:p>
      <text:p text:style-name="P15"/>
      <text:p text:style-name="P15"/>
      <text:h text:style-name="P353" text:outline-level="3"><text:bookmark-start text:name="__RefHeading___Toc4960_1322332396"/>Block allocation is not efficient.<text:bookmark-end text:name="__RefHeading___Toc4960_1322332396"/></text:h>
      <text:p text:style-name="P35">Since the times of Fast File System and <text:span text:style-name="T606">ending at Ext4</text:span>, disk space was divided into <text:span text:style-name="T674">fixed sized </text:span>blocks but grouped into clusters. <text:span text:style-name="T508">There are few heuristics that were used when assigning blocks to files that improved performance. Firstly, same file can have blocks allocated sequentially or otherwise in close proximity. However, seek time over small distances is still quite significant, mostly due to settling phase </text:span><text:span text:style-name="T508"><text:bibliography-mark text:identifier="Ruemmler94" text:bibliography-type="article" text:author="Chris Ruemmler, John Wilkes" text:title="An introduction to disk drive" text:year="1994">[Ruemmler94]</text:bibliography-mark></text:span><text:span text:style-name="T508">. Secondly, files that are supposed to be accessed together, like when they reside in same directory, can be allocated in same cluster. Regardless of these improvements, block allocation in entirety seems to be suboptimal. Orlov allocator in Ext4 is not actively counteracting file or space fragmentation </text:span><text:span text:style-name="T508"><text:bibliography-mark text:identifier="Aneesh08" text:bibliography-type="article" text:author="Aneesh Kumar, Mingming Cao, et al" text:title="Ext4 block and inode allocator improvements" text:year="2008">[Aneesh08]</text:bibliography-mark></text:span><text:span text:style-name="T508">. </text:span></text:p>
      <text:p text:style-name="P36"><text:span text:style-name="T508">XFS documentation </text:span><text:span text:style-name="T508"><text:bibliography-mark text:identifier="Sweeney96" text:bibliography-type="www" text:author="Adam Sweeney, Doug Doucette, Wei Hu, et al" text:title="Scalability in the XFS File System" text:year="1996" text:url="http://oss.sgi.com/projects/xfs/papers/xfs_usenix/index.html">[Sweeney96]</text:bibliography-mark></text:span><text:span text:style-name="T508"><text:s/>points out that fragmentation does not exist on filesystems containing only small files and filesystems containing only large files. It only exists on filesystems containing both small and large files, because small deallocations must also satisfy large subsequent allocations. Eventually free space becomes fragmented and it becomes very difficult to find large contiguous areas while there are many small free chunks instead. </text:span></text:p>
      <text:p text:style-name="P36"/>
      <text:p text:style-name="P16">Log-structured filesystem <text:bibliography-mark text:identifier="Rosenblum91" text:bibliography-type="article" text:author="Mendel Rosenblum and John K. Ousterhout" text:title="The Design and Implementation of a Log-Structured File System" text:year="1991">[Rosenblum91]</text:bibliography-mark><text:s/><text:span text:style-name="T509">solves the problem of external fragmentation by allocating disk space from one end of a huge circular log, while regularly moving files from the other end, both defragmenting existing files and compacting free space at same time. This approach has its own problems, namely that already continuous large files still need to be moved. Although this design does not seem entirely practical, it has laid out grounds for segmented log-structure below and notably SSD internal layouts. </text:span></text:p>
      <text:p text:style-name="P17"/>
      <text:p text:style-name="P18">Segmented log-structure as described <text:span text:style-name="T607">here </text:span>aims to achieve the best of both worlds, <text:span text:style-name="T608">to support large allocations and avoid large relocations during garbage collection</text:span>. <text:span text:style-name="T510">Entire disk gets partitioned into segments, which are later used to satisfy extent allocations. Segment size should be about ~0.5 sec at throughput speed, which is ~64 MB. This size is large enough that seek component is negligible, and other processes experience only 0.5 sec delays at maximum. </text:span></text:p>
      <text:p text:style-name="Text_20_body"><draw:frame draw:style-name="fr6" draw:name="Obraz3" text:anchor-type="paragraph" svg:width="12.719cm" svg:height="1.499cm" draw:z-index="25"><draw:image xlink:href="../segmentedlog.png" xlink:type="simple" xlink:show="embed" xlink:actuate="onLoad" draw:mime-type="image/png"/></draw:frame></text:p>
      <text:p text:style-name="Text_20_body">Extent allocation is satisfied by appending given amount (in byte resolution) to existing data in a selected segment (segments are selected in a way that maximizes completely free segments). Since segments are appended, not written at random, there is no fragmentation of free space beyond segmentation itself. Therefore this scheme supports large allocations (extents larger than a segment do not improve performance anyway as seek time component is negligible). No space is wasted (there are no tails, extents have byte resolution) per se, although batches of extents should be sector aligned for both safety and performance. <text:span text:style-name="T544">Due to deferred allocation, extents are allocated in batches by peroforming greedy bin-packing, putting extents into half full segments, while minimizing count of non-empty segments (to decrease amount of seeks). Empty segments are only used when otherwise necessary. MFFD bin-packing algorithm </text:span><text:span text:style-name="T544"><text:bibliography-mark text:identifier="Johnson85" text:bibliography-type="article" text:author="David Johnson, Michael Garey" text:title="A 71/60 Theorem for Bin Packing" text:year="1985">[Johnson85]</text:bibliography-mark></text:span><text:span text:style-name="T544"><text:s/>would be recommended. </text:span></text:p>
      <text:p text:style-name="Text_20_body"/>
      <text:p text:style-name="Text_20_body"><text:soft-page-break/>Extent deallocation is done by marking it as unused. Marked extents can be reused immediately to satisfy an allocation, or can await compaction. During garbage collection, up to few segments are selected (those that contain most unused bytes or most unused areas). Existing extents are relocated (copied) to other segments using batch allocation, and then entire source segments are marked empty. This process can be combined with defragmentation (files are relocated entirely when their subset gets selected), recompression (data extents are recompressed using higher ratio algorithm than what was used during initial writing), and scrubbing (checksums are verified and errors are either fixed by pulling replicas from other devices or errors are reported to the user). </text:p>
      <text:p text:style-name="Text_20_body"/>
      <text:p text:style-name="Text_20_body"/>
      <text:h text:style-name="P354" text:outline-level="3"><text:bookmark-start text:name="__RefHeading___Toc4248_1811106159"/>Fsync is not efficient <text:span text:style-name="T660">or effective.</text:span><text:bookmark-end text:name="__RefHeading___Toc4248_1811106159"/></text:h>
      <text:p text:style-name="P206"><text:span text:style-name="T82">POSIX standard implies </text:span><text:span text:style-name="T210">(not defines) means of ensuring consistency of files</text:span><text:span text:style-name="T82">. Windows system</text:span><text:span text:style-name="T112">s</text:span><text:span text:style-name="T82"> use an identical approach despite not </text:span><text:span text:style-name="T83">recognizing POSIX </text:span><text:span text:style-name="T210">in entirety</text:span><text:span text:style-name="T83">. </text:span><text:span text:style-name="T84">The </text:span><text:span text:style-name="T210">overall </text:span><text:span text:style-name="T84">approach </text:span><text:span text:style-name="T210">is to write a new entire version into a second file, then atomically replace one file with the other. </text:span><text:span text:style-name="T211">The problem is that, as more or less explained in rename and fsync man pages, rename is an atomic operation only with respect to parent directory entry, not </text:span><text:span text:style-name="T212">writing buffers. This is why there must be an fsync before rename. This has an unfortunate </text:span><text:span text:style-name="T215">side-effect</text:span><text:span text:style-name="T212"> that rename must wait until the data was persisted on disk, which take</text:span><text:span text:style-name="T213">s</text:span><text:span text:style-name="T212"> a considerable amount of time. </text:span><text:span text:style-name="T214">Notice that fsync is used by developers not to persist data immediately but to ensure order of </text:span><text:span text:style-name="T215">persistence</text:span><text:span text:style-name="T214">, data before related metadata. </text:span></text:p>
      <text:p text:style-name="P235">int fd = creat("file.new", S_IRUSR|S_IWUSR); </text:p>
      <text:p text:style-name="P235">write(fd, buf, <text:span text:style-name="T373">len</text:span>); </text:p>
      <text:p text:style-name="P235">fsync(fd); </text:p>
      <text:p text:style-name="P235">close(fd); </text:p>
      <text:p text:style-name="P235">rename("file.new", "file"); </text:p>
      <text:p text:style-name="P83"/>
      <text:p text:style-name="P310"><text:span text:style-name="T544">This approach has been the expected way of achieving atomic changes to files and caused a lot of pain </text:span><text:span text:style-name="T566">and confusion </text:span><text:span text:style-name="T544">when </text:span><text:span text:style-name="T565">developers </text:span><text:span text:style-name="T544">were depending on different guarantees than </text:span><text:span text:style-name="T566">those of POSIX</text:span><text:span text:style-name="T544">. </text:span><text:span text:style-name="T545">For example, Ext3 implemented fsync in a way that flushed all files to disk and not just the file of interest which caused </text:span><text:span text:style-name="T567">fsync </text:span><text:span text:style-name="T545">to be </text:span><text:span text:style-name="T567">much </text:span><text:span text:style-name="T545">slower than </text:span><text:span text:style-name="T567">necessary</text:span><text:span text:style-name="T545">. At same time, Ext3 implemented non-POSIX behavior of persisting data blocks before </text:span><text:span text:style-name="T568">persisting </text:span><text:span text:style-name="T545">related metadata which made rename safe even without fsync. These two facts made fsync both slow and useless. As a result fsync was no longer needed for correctness and so </text:span><text:span text:style-name="T569">developers</text:span><text:span text:style-name="T545"> </text:span><text:span text:style-name="T569">stopped using it</text:span><text:span text:style-name="T545">. Later, ordering behavior was disabled </text:span><text:span text:style-name="T569">in Ext3 </text:span><text:span text:style-name="T545">to increase performance, and </text:span><text:span text:style-name="T569">some applications </text:span><text:span text:style-name="T545">started corrupting files. This story has been described in LWN post </text:span><text:a xlink:type="simple" xlink:href="https://lwn.net/Articles/351422/" text:style-name="Internet_20_link" text:visited-style-name="Visited_20_Internet_20_Link"><text:span text:style-name="T545">POSIX vs Reality</text:span></text:a><text:span text:style-name="T545">. </text:span></text:p>
      <text:p text:style-name="P311"><text:span text:style-name="T545">O</text:span><text:span text:style-name="T544">n side note, </text:span><text:span text:style-name="T545">heavy reliance on fsync led to a famous major </text:span><text:a xlink:type="simple" xlink:href="https://bugzilla.mozilla.org/show_bug.cgi?id=421482" text:style-name="Internet_20_link" text:visited-style-name="Visited_20_Internet_20_Link"><text:span text:style-name="T545">performance bug</text:span></text:a><text:span text:style-name="T545"> in Firefox. </text:span><text:span text:style-name="T570">This has lead developers to a twisted </text:span><text:span text:style-name="T571">dilemma</text:span><text:span text:style-name="T570">, give up on correctness (on </text:span><text:span text:style-name="T572">power-down</text:span><text:span text:style-name="T570">) or give up on performance. </text:span></text:p>
      <text:p text:style-name="P205"><text:span text:style-name="T240">Some filesystems possess this </text:span><text:span text:style-name="T357">behavior</text:span><text:span text:style-name="T240"> (data gets persisted before metadata) but since this is not mandated by POSIX, developers should be very careful and not depend on this </text:span><text:span text:style-name="T358">behavior.</text:span><text:span text:style-name="T240"> </text:span><text:span text:style-name="T355">Refer to </text:span><text:span text:style-name="T355"><text:bibliography-mark text:identifier="Pillai13" text:bibliography-type="article" text:author="Thanumalayan Sankaranarayana Pillai, et al" text:title="Towards Efficient, Portable Application-Level Consistency" text:year="2013">[Pillai13]</text:bibliography-mark></text:span><text:span text:style-name="T355"><text:s/>for </text:span><text:span text:style-name="T241">modern filesystem semantics that are common but not </text:span><text:span text:style-name="T245">part of POSIX </text:span><text:span text:style-name="T241">standard</text:span><text:span text:style-name="T245">. </text:span><text:span text:style-name="T242">Notice that all behaviors they describe are met by a filesystem where all operations are </text:span><text:span text:style-name="T243">both </text:span><text:span text:style-name="T242">atomic and ordered, </text:span><text:span text:style-name="T245">as proposed below</text:span><text:span text:style-name="T242">. </text:span><text:span text:style-name="T245">Also </text:span><text:span text:style-name="T356">the </text:span><text:span text:style-name="T245">article shows bugs found in LevelDB, a predecessor to SQLite, that corrupted files because the same </text:span><text:span text:style-name="T356">ordering </text:span><text:span text:style-name="T245">behavior was assumed but never verified. Both SQLite and LevelDB would be safe on a filesystem where all operations are atomic and ordered. How such a filesystem could be constructed is </text:span><text:span text:style-name="T246">described below. </text:span></text:p>
      <text:p text:style-name="P91"/>
      <text:p text:style-name="P96">Whatever filesystems <text:span text:style-name="T689">of the future will employ to ensure consistency after power-down, it will have to both provide correctness and performance to applications, and be compatible with code using (or overusing) fsync. History shows that developers are not keep to use new APIs even for that purpose, and therefore it is the filesystems that must meet the demand, not applications. For example, Btrfs provides an ioctl interface to clone a file in zero-time, that would allow to </text:span><text:soft-page-break/><text:span text:style-name="T689">apply sets of changes to single files and also small changes to large files in an atomic manner. No frameworks or applications, as far as I am aware, take advantage of this feature in any way. Another example, Btrfs provides an ioctl interface to manage transactions spanning across files. This feature is even less used, if that expression even makes sense considering the first feature is essentially not used by anyone. Btrfs own documentation outright discourages from using the transactions feature with warnings of kernel deadlocks. </text:span></text:p>
      <text:p text:style-name="P95"/>
      <text:p text:style-name="P95">Below <text:span text:style-name="T380">is described </text:span>a <text:span text:style-name="T690">proposed solution, </text:span>that <text:span text:style-name="T380">keeps </text:span>files correct <text:span text:style-name="T690">even when applications do not use fsync, and where performance is close to not using disk syncs at all. </text:span></text:p>
      <text:p text:style-name="P312"><text:span text:style-name="T544">Consider a filesystem where all operations are both atomic and ordered, </text:span><text:span text:style-name="T573">that is with respect to </text:span><text:span text:style-name="T575">all </text:span><text:span text:style-name="T573">other operations, and </text:span><text:span text:style-name="T546">fsync </text:span><text:span text:style-name="T573">is </text:span><text:span text:style-name="T546">no-op. </text:span><text:span text:style-name="T573">Both applications using and skipping fsync keep files consistent. </text:span><text:span text:style-name="T546">This is due to the fact that application developers usually use fsync not to persist data immediately but to persist data before metadata, </text:span><text:span text:style-name="T573">or more </text:span><text:span text:style-name="T574">precisely </text:span><text:span text:style-name="T573">to make rename atomic with respect to </text:span><text:span text:style-name="T575">all </text:span><text:span text:style-name="T573">previous operations. </text:span></text:p>
      <text:p text:style-name="P312"><text:span text:style-name="T576">Interestingly, </text:span><text:span text:style-name="T546">Linux man page define</text:span><text:span text:style-name="T580">s</text:span><text:span text:style-name="T546"> fsync as</text:span><text:span text:style-name="T578"> </text:span><text:span text:style-name="T580">the </text:span><text:span text:style-name="T578">method to </text:span><text:span text:style-name="T546">persist data immediately but surprisingly this is not </text:span><text:span text:style-name="T578">a strict requirement but </text:span><text:span text:style-name="T546">rather </text:span><text:span text:style-name="T582">a </text:span><text:span text:style-name="T546">mainstream interpretation. </text:span><text:span text:style-name="T577">Man page </text:span><text:span text:style-name="T546">first </text:span><text:span text:style-name="T578">says that </text:span><text:span text:style-name="T546">fsync </text:span><text:span text:style-name="T578">should flush </text:span><text:span text:style-name="T546">buffers to </text:span><text:span text:style-name="T577">the </text:span><text:span text:style-name="T546">device, but then </text:span><text:span text:style-name="T582">it </text:span><text:span text:style-name="T546">explains in the notes, and explicitly, that if filesystem can guarantee safety in </text:span><text:span text:style-name="T579">some </text:span><text:span text:style-name="T580">other </text:span><text:span text:style-name="T546">way, </text:span><text:span text:style-name="T581">other than flush</text:span><text:span text:style-name="T582">ing</text:span><text:span text:style-name="T581"> buffers,</text:span><text:span text:style-name="T546"> then that </text:span><text:span text:style-name="T581">is </text:span><text:span text:style-name="T546">also </text:span><text:span text:style-name="T581">an acceptable </text:span><text:span text:style-name="T546">implementation. Excerpt from POSIX </text:span><text:a xlink:type="simple" xlink:href="http://pubs.opengroup.org/onlinepubs/9699919799/functions/fsync.html" text:style-name="Internet_20_link" text:visited-style-name="Visited_20_Internet_20_Link"><text:span text:style-name="T546">documentation</text:span></text:a><text:span text:style-name="T546">: </text:span></text:p>
      <text:p text:style-name="P1"/>
      <text:p text:style-name="P234">(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P234">(RATIONALE) The fsync() function is intended to force a physical write of data from the buffer cache, and to assure that after a system crash or other failure that all data up to the time of the fsync() call is recorded on the disk. […] It is <text:span text:style-name="T392">explicitly intended that a null implementation is permitted</text:span>. This could be valid in the case where the system cannot assure non-volatile storage under any circumstances or <text:span text:style-name="T392">when the system is highly fault-tolerant and the functionality is not required</text:span>. In the middle ground between these extremes, fsync() might or might not actually cause data to be written where it is safe from a power failure.</text:p>
      <text:p text:style-name="P208">Here is some historical background: </text:p>
      <text:p text:style-name="P207"/>
      <text:p text:style-name="P207"><text:span text:style-name="T375">Persisting ordered operations used to be implemented though ordered persistence. Long time ago blocks were written one at a time (synchronous writes). Operating system buffered changes in memory (in </text:span>the buffer cache) <text:span text:style-name="T247">and was the only party that buffered. </text:span>When hard disks started buffering writes <text:span text:style-name="T374">themselves things got broken. System was no longer in a position to tell which blocks were already persisted on the platter and which were still pending. Immediate solution was to implement </text:span><text:span text:style-name="T220">flushing buffers </text:span><text:span text:style-name="T249">th</text:span><text:span text:style-name="T254">r</text:span><text:span text:style-name="T249">ough so called </text:span><text:span text:style-name="T220">queue draining</text:span><text:span text:style-name="T248">. System </text:span><text:span text:style-name="T249">withh</text:span><text:span text:style-name="T255">eld</text:span><text:span text:style-name="T249"> </text:span><text:span text:style-name="T248">all future writes until disk reported that </text:span><text:span text:style-name="T256">all outstanding writes completed, that </text:span><text:span text:style-name="T324">write </text:span><text:span text:style-name="T248">queue was empty. </text:span><text:span text:style-name="T250">When flushing buffers occurred quite often </text:span><text:span text:style-name="T248">this approach basically defeated the purpose of installing buffers in </text:span><text:span text:style-name="T316">hard </text:span><text:span text:style-name="T248">disks </text:span><text:span text:style-name="T250">in the first place. </text:span></text:p>
      <text:p text:style-name="P1"><text:span text:style-name="T257">L</text:span><text:span text:style-name="T251">ater another major overhaul of disks </text:span><text:span text:style-name="T317">took place</text:span><text:span text:style-name="T251">. Up to this moment systems </text:span><text:span text:style-name="T325">have </text:span><text:span text:style-name="T251">reordered requests </text:span><text:span text:style-name="T252">themselves</text:span><text:span text:style-name="T251">. </text:span><text:span text:style-name="T359">System </text:span><text:span text:style-name="T251">buffer cache accumulated blocks to be written and system decided, without much help from disk, in which order should the disk write them. </text:span><text:span text:style-name="T252">It was more beneficial to process blocks in the order that minimized total time spent on jumping between locations on disk. Unfortunately, system was in no position to determine current orientation of the platter or current position of the head. </text:span><text:span text:style-name="T258">The s</text:span><text:span text:style-name="T252">ystem made decisions </text:span><text:span text:style-name="T258">based on some principle like elevator scheduling, not on </text:span><text:span text:style-name="T359">the </text:span><text:span text:style-name="T258">exact state of the disk</text:span><text:span text:style-name="T252">. Everything changed again when disks started to reorder requests themselves, </text:span><text:span text:style-name="T326">with a technology called NCQ</text:span><text:span text:style-name="T252">. </text:span><text:span text:style-name="T257">S</text:span><text:span text:style-name="T252">ystem was </text:span><text:span text:style-name="T257">again </text:span><text:span text:style-name="T252">no longer aware of what </text:span><text:span text:style-name="T360">was </text:span><text:span text:style-name="T252">the status of each </text:span><text:span text:style-name="T360">write </text:span><text:span text:style-name="T252">request. System </text:span><text:span text:style-name="T257">did not </text:span><text:span text:style-name="T252">even </text:span><text:span text:style-name="T257">know </text:span><text:span text:style-name="T252">which </text:span><text:span text:style-name="T360">write request </text:span><text:span text:style-name="T252">will </text:span><text:soft-page-break/><text:span text:style-name="T252">go to the platter first. </text:span><text:span text:style-name="T253">The solution to ensu</text:span><text:span text:style-name="T361">re some </text:span><text:span text:style-name="T253">order of writes was </text:span><text:span text:style-name="T326">again </text:span><text:span text:style-name="T253">the same, </text:span><text:span text:style-name="T257">through withholding further writes. </text:span></text:p>
      <text:p text:style-name="P313"><text:span text:style-name="T547">M</text:span><text:span text:style-name="T548">odern solution comes in form of two related mechanisms: explicit flushes and FUA requests. </text:span><text:span text:style-name="T549">Flushes are </text:span><text:span text:style-name="T556">operations demanding </text:span><text:span text:style-name="T550">that </text:span><text:span text:style-name="T549">previously scheduled writes are completed before </text:span><text:span text:style-name="T556">future </text:span><text:span text:style-name="T550">writes</text:span><text:span text:style-name="T549">. Previous requests can still be reordered between themselves, </text:span><text:span text:style-name="T551">and </text:span><text:span text:style-name="T549">so can future requests. </text:span><text:span text:style-name="T556">Flushes only prohibit the disk from reordering writes across the boundary. </text:span><text:span text:style-name="T549">Force Unit Access </text:span><text:span text:style-name="T552">(FUA) </text:span><text:span text:style-name="T556">are disk writes that impose </text:span><text:span text:style-name="T552">no ordering whatsoever, but </text:span><text:span text:style-name="T556">the </text:span><text:span text:style-name="T552">disk reports immediately </text:span><text:span text:style-name="T553">after </text:span><text:span text:style-name="T552">they landed on the platter. </text:span><text:span text:style-name="T553">FUA requests are also said to </text:span><text:span text:style-name="T554">have priority </text:span><text:span text:style-name="T553">over </text:span><text:span text:style-name="T554">normal requests</text:span><text:span text:style-name="T553">. </text:span><text:span text:style-name="T548">System is no longer responsible for ensuring ordering. Instead, the disk is being issued requests marked with these two flags. </text:span><text:span text:style-name="T555">Topic is </text:span><text:span text:style-name="T544">discussed on LWN </text:span><text:a xlink:type="simple" xlink:href="https://lwn.net/Articles/400541/" text:style-name="Internet_20_link" text:visited-style-name="Visited_20_Internet_20_Link"><text:span text:style-name="T544">The end of block barriers</text:span></text:a><text:span text:style-name="T544"> and </text:span><text:a xlink:type="simple" xlink:href="http://monolight.cc/2011/06/barriers-caches-filesystems/" text:style-name="Internet_20_link" text:visited-style-name="Visited_20_Internet_20_Link"><text:span text:style-name="T544">Barriers, Caches, Filesystems</text:span></text:a><text:span text:style-name="T544">. </text:span></text:p>
      <text:p text:style-name="P97"/>
      <text:p text:style-name="P99"><text:span text:style-name="T444">Consider an implementation of a </text:span>filesystem where all operations are atomic and ordered: </text:p>
      <text:p text:style-name="P98"/>
      <text:p text:style-name="P98"><text:span text:style-name="T444">F</text:span>irst sector contains <text:span text:style-name="T444">the </text:span>address of last persisted <text:span text:style-name="T444">root inode</text:span>, further sectors <text:span text:style-name="T444">hold both data and metadata in any layout desired, segmented log-structure is assumed.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content. </text:span></text:p>
      <text:p text:style-name="P101">For example, a file write stores data in <text:span text:style-name="T691">the cache </text:span>buffer. <text:span text:style-name="T691">During checkpointing operation, </text:span>the <text:span text:style-name="T691">data from the </text:span>write buffer gets <text:span text:style-name="T691">allocated an extent and </text:span>pushed to disk. File inode <text:span text:style-name="T691">gets </text:span>updated with the location of the data extent, then gets pushed to disk. Root directory <text:span text:style-name="T691">inode </text:span>then gets updated with new location of <text:span text:style-name="T445">the file inode and itself gets pushed to disk. After these structures were sent do the disk, the disk get synced and then header gets updated to point to the location of the root directory inode. Note that only the header overwrite needs to be atomic, and the header can be a single sector. Other disk writes are neither atomic nor ordered. If the disk can implement a barrier between storing data structures and updating header, using explicit flushes for example, that is without withholding ongoing operations, then checkpointing does not affect filesystem performance in any significant way. </text:span></text:p>
      <text:p text:style-name="P210">In summary, changes become persisted in groups (changesets) between checkpoints. Data can be sent continuously to disk for a long time before a checkpoint, even up to a minute if desired. Only one disk sync is triggered per checkpoint, regardless of fsync calls. No journaling is being employed so no data is written twice. One might argue that inodes are written more than once, even more so during garbage collection, but that is justified. During a checkpoint, all dirty data and inodes can be laid out next to each other making entire checkpoint into a single sequential disk write followed by a single sync. </text:p>
      <text:p text:style-name="P100"><draw:frame draw:style-name="fr4" draw:name="Copy On Write layout" text:anchor-type="paragraph" svg:width="16.131cm" svg:height="2.101cm" draw:z-index="4"><draw:image xlink:href="../cowlayout.png" xlink:type="simple" xlink:show="embed" xlink:actuate="onLoad" draw:mime-type="image/png"/></draw:frame></text:p>
      <text:p text:style-name="P102"><text:span text:style-name="T692">Scheme can be upgraded through adding indirection</text:span>. A dictionary that maps <text:span text:style-name="T692">extent ids</text:span> into disk offsets can be referenced from the header. Directories then associate file names and files associate data with extent ids <text:span text:style-name="T692">rather than disk </text:span>offsets. Changing an inode does not affect the inodes <text:span text:style-name="T446">above </text:span>in a path to the root anymore, instead only a <text:span text:style-name="T692">single </text:span>dictionary entry gets updated. </text:p>
      <text:p text:style-name="P92">Recovery after power-down is surprisingly zero-time. Regardess of unmount, the header always points to data structures that were fully persisted. Only negative effect of power-down is that the state of files gets reverted to previous checkpoint. </text:p>
      <text:p text:style-name="P90"/>
      <text:p text:style-name="P209"><text:span text:style-name="T240">Simple </text:span><text:span text:style-name="T354">safe </text:span><text:span text:style-name="T240">key-value store can be implemented easily on an atomic ordered filesystem. First 128 bits hold offset and length of a dictionary blob. The dictionary maps keys into </text:span><text:span text:style-name="T362">offset-lengths </text:span><text:span text:style-name="T240">of value blobs. </text:span><text:span text:style-name="T363">When </text:span><text:span text:style-name="T362">store </text:span><text:span text:style-name="T269">gets </text:span><text:span text:style-name="T342">committed</text:span><text:span text:style-name="T269">, value blobs are appended atomically to the file, </text:span><text:span text:style-name="T363">then </text:span><text:soft-page-break/><text:span text:style-name="T269">dictionary blob also gets appended atomically, and then header </text:span><text:span text:style-name="T363">gets </text:span><text:span text:style-name="T269">overwritten atomically. This way, existing blobs cannot be damaged </text:span><text:span text:style-name="T364">due to atomic appends</text:span><text:span text:style-name="T269">, header cannot be damaged due to atomicity, and header is always consistent due to ordering. Reference implementation can be found in the repository. </text:span></text:p>
      <text:p text:style-name="P84"><draw:frame draw:style-name="fr6" draw:name="KeyValue store layout" text:anchor-type="paragraph" svg:width="13.16cm" svg:height="2.29cm" draw:z-index="5"><draw:image xlink:href="../keyvaluelayout.png" xlink:type="simple" xlink:show="embed" xlink:actuate="onLoad" draw:mime-type="image/png"/></draw:frame></text:p>
      <text:p text:style-name="P86">Even simpler <text:span text:style-name="T687">and safe </text:span>document store can be implemented <text:span text:style-name="T687">when atomic </text:span><text:span text:style-name="T219">setcontents</text:span> method is available. Only one entry can be stored <text:span text:style-name="T688">in a file</text:span>, but it can be arbitrarily complex data structure. <text:span text:style-name="T413">Setcontents is a filesystem operation that truncates file to zero and writes to it in one combined atomic operation. There is no reference implementation yet, but it would take only few lines of code. </text:span></text:p>
      <text:p text:style-name="P84"/>
      <text:p text:style-name="P85"/>
      <text:h text:style-name="P355" text:outline-level="3"><text:bookmark-start text:name="__RefHeading___Toc22885_1405522475"/>Cumulative representation is less useful.<text:bookmark-end text:name="__RefHeading___Toc22885_1405522475"/></text:h>
      <text:p text:style-name="P317">In the past, before the feature of snapshots was invented, filesystems only stored the final or current state of files. <text:span text:style-name="T699">To implement </text:span>snapshots, filesystems had to choose between two mutually exclusive designs. First approach is to store <text:span text:style-name="T699">entire state for each snapshot. This has detrimental effect when a huge file has a lot of snapshots but very little gets changed with every snapshot. On the other hand, a file that gets overwritten entirely between every snapshot make a good use of its representation. Second approach is to store differences (diffs) between snapshots. This has detrimental effects when, for example a huge file gets overwritten entirely between snapshots. In summary, neither approach is objectively superior. </text:span></text:p>
      <text:p text:style-name="P318"/>
      <text:p text:style-name="P318">Proposed approach would be a third alternative. The design is to store a complete log of all operations made to the file in <text:span text:style-name="T704">the </text:span>form of records, snapshots <text:span text:style-name="T700">just become additional items on the list</text:span>. There is <text:span text:style-name="T700">an </text:span>important justification for this. Proposed filesystem is supposed to also have another feature, version history, which means <text:span text:style-name="T700">the user should be able to inspect a file and revert it to the state before any operation done in recent past. In the context of this requirement, using first approach would be unrealistic and using second approach would effectively mean each diff would contain only a single change, which is a defacto equivalent to the third approach. Using complete inodes would be compatible with this approach. </text:span></text:p>
      <text:p text:style-name="P319"/>
      <text:p text:style-name="P319">An example from <text:span text:style-name="T701">the </text:span>diagram below, the file gets appended several times, then truncated, then overwritten several times, then truncated. <text:span text:style-name="T702">Initially</text:span> all those operations would have to remain in the record to enable version history. After enough time has passed <text:span text:style-name="T701">and those operations are not revertible anymore, those records can be compacted by the garbage collector. In fact, in example below all items can be removed, leaving only </text:span><text:span text:style-name="T228">created new file</text:span><text:span text:style-name="T365"> item. </text:span></text:p>
      <text:p text:style-name="P1"><draw:frame draw:style-name="fr5" draw:name="Obraz7" text:anchor-type="paragraph" svg:width="4.3cm" svg:height="5.159cm" draw:z-index="30"><draw:image xlink:href="../representation.png" xlink:type="simple" xlink:show="embed" xlink:actuate="onLoad" draw:mime-type="image/png"/></draw:frame><text:soft-page-break/></text:p>
      <text:p text:style-name="P212">Compacting can use several rules for <text:span text:style-name="T702">combining or </text:span>discarding redundant items: </text:p>
      <text:list xml:id="list2813285396" text:style-name="L1">
        <text:list-item>
          <text:p text:style-name="P378">few subsequent writes that sum to single write without holes, replaces items 2-5</text:p>
        </text:list-item>
        <text:list-item>
          <text:p text:style-name="P379">subsequent writes that overlap, replaces items 7-9</text:p>
        </text:list-item>
        <text:list-item>
          <text:p text:style-name="P378">write before truncate that leaves shorter file than before write, drops items 2-5 and 7-9</text:p>
        </text:list-item>
        <text:list-item>
          <text:p text:style-name="P379">truncate without <text:span text:style-name="T703">predating </text:span>writes, <text:span text:style-name="T703">drops items 6 and 10</text:span></text:p>
        </text:list-item>
      </text:list>
      <text:p text:style-name="P211"/>
      <text:p text:style-name="P213">On side note, Martin Fowler made a <text:a xlink:type="simple" xlink:href="https://www.youtube.com/watch?v=STKCRSUsyP0" text:style-name="Internet_20_link" text:visited-style-name="Visited_20_Internet_20_Link">lecture about Event driven architectures</text:a> that mentions this kind of approach, although the talk was about web services rather than local filesystems. </text:p>
      <text:p text:style-name="P103"/>
      <text:p text:style-name="P103"/>
      <text:h text:style-name="P356" text:outline-level="3"><text:bookmark-start text:name="__RefHeading___Toc3156_190800628"/>Atomic sector overwrite is not necessary for consistency.<text:bookmark-end text:name="__RefHeading___Toc3156_190800628"/></text:h>
      <text:p text:style-name="P105">Many filesystems but also frameworks like SQLite guarantee consistency by depending on the underlying hard <text:span text:style-name="T673">drive </text:span>to overwrite <text:span text:style-name="T673">disk </text:span>sectors atomically. There are some issues with this approach, although <text:span text:style-name="T441">so far it seems to have worked just </text:span>fine. First<text:span text:style-name="T673">ly</text:span>, this simply moves responsibility down the chain. <text:span text:style-name="T604">It </text:span>is generally a good idea to implement a trait yourself than <text:span text:style-name="T673">make a dependency.</text:span> <text:span text:style-name="T604">Secondly, disk manufacturers are known for breaking specifications. Hard disks regularly lie to operating systems about flushing write buffers. This is common knowledge. Thirdly, conversation </text:span><text:span text:style-name="T604"><text:bibliography-mark text:identifier="Tweedie15" text:bibliography-type="unpublished" text:author="Stephen Tweedie" text:title="Stephen Tweedie Email.txt" text:year="2015">[Tweedie15]</text:bibliography-mark></text:span><text:span text:style-name="T604"><text:s/>with Stephen Tweedie, coauthor of Ext3, suggests that each particular hardware system would have to be examined carefully for this trait to exist or not, and not just the drive but all components up to the power supply. Therefore, a software solution breaking dependency on hardware should be taken into consideration. </text:span></text:p>
      <text:p text:style-name="P104"/>
      <text:p text:style-name="P183">There are <text:span text:style-name="T605">at least </text:span>two <text:span text:style-name="T605">new </text:span>ways to implement atomic changes on disk through software. Both no longer require the disk to <text:span text:style-name="T605">support </text:span>atomic sector writes <text:span text:style-name="T605">but they do require that interrupted write does not damage other sectors. This is also how SQLite operates, see </text:span><text:span text:style-name="T605"><text:bibliography-mark text:identifier="Pillai13" text:bibliography-type="article" text:author="Thanumalayan Sankaranarayana Pillai, et al" text:title="Towards Efficient, Portable Application-Level Consistency" text:year="2013">[Pillai13]</text:bibliography-mark></text:span><text:span text:style-name="T605">. Note that other problems like </text:span>phantom writes, corrupted writes, <text:span text:style-name="T443">and </text:span>misplaced writes are not taken into account. </text:p>
      <text:p text:style-name="P104"/>
      <text:p text:style-name="P182"><text:span text:style-name="T219">Ring</text:span><text:span text:style-name="T240"> is </text:span><text:span text:style-name="T350">an </text:span><text:span text:style-name="T442">extent that is sector aligned and divided into fixed sized chunks that are also sector aligned. Each chunk has a format [checksum|id|length|data]. When updating, an incremented id and data are hashed, then chunk gets stored to disk in one sweep. When reloading, entire extent is read from disk in one sweep, and the chunk with highest id and valid checksum is considered current value. Updating requires last id and its slot to be known, making this mechanism stateful. Note that 2 chunks are enough for most uses but more chunks can also make sense depending on application. Rings can also be used across multiple devices to synchronize newest value, such as in RAID. </text:span></text:p>
      <text:p text:style-name="P106"><draw:frame draw:style-name="fr4" draw:name="Atomic ring" text:anchor-type="paragraph" svg:width="12.741cm" svg:height="3.221cm" draw:z-index="6"><draw:image xlink:href="../atomicring.png" xlink:type="simple" xlink:show="embed" xlink:actuate="onLoad" draw:mime-type="image/png"/></draw:frame><text:soft-page-break/></text:p>
      <text:p text:style-name="P107"/>
      <text:p text:style-name="P214"><text:span text:style-name="T219">Chain</text:span><text:span text:style-name="T240"> is </text:span><text:span text:style-name="T351">an </text:span><text:span text:style-name="T240">extent that is sector aligned and contains a </text:span><text:span text:style-name="T263">concatenation </text:span><text:span text:style-name="T240">of variable sized chunks </text:span><text:span text:style-name="T351">that are also sector aligned</text:span><text:span text:style-name="T240">.</text:span><text:span text:style-name="T263"> </text:span><text:span text:style-name="T266">Each chunk has a format </text:span><text:span text:style-name="T263">[checksum|id|length|data].</text:span><text:span text:style-name="T327"> </text:span><text:span text:style-name="T351">Often</text:span><text:span text:style-name="T327"> </text:span><text:span text:style-name="T340">the </text:span><text:span text:style-name="T327">first chunk </text:span><text:span text:style-name="T331">contains</text:span><text:span text:style-name="T327"> </text:span><text:span text:style-name="T340">a base </text:span><text:span text:style-name="T351">value </text:span><text:span text:style-name="T327">while further chunks contain </text:span><text:span text:style-name="T351">changesets</text:span><text:span text:style-name="T327"> but </text:span><text:span text:style-name="T340">that depends on </text:span><text:span text:style-name="T351">the application</text:span><text:span text:style-name="T327">.</text:span><text:span text:style-name="T263"> </text:span><text:span text:style-name="T264">When </text:span><text:span text:style-name="T331">updating</text:span><text:span text:style-name="T264">, </text:span><text:span text:style-name="T340">an incremented </text:span><text:span text:style-name="T266">id and </text:span><text:span text:style-name="T340">other </text:span><text:span text:style-name="T265">fields </text:span><text:span text:style-name="T328">are </text:span><text:span text:style-name="T266">hashed, </text:span><text:span text:style-name="T340">then stored to disk </text:span><text:span text:style-name="T351">in one sweep</text:span><text:span text:style-name="T266">. </text:span><text:span text:style-name="T340">Padding can be computed from the length field</text:span><text:span text:style-name="T267">. When reloading, entire extent gets read from disk </text:span><text:span text:style-name="T328">in one sweep</text:span><text:span text:style-name="T267">. </text:span><text:span text:style-name="T329">Each chunk </text:span><text:span text:style-name="T352">gets </text:span><text:span text:style-name="T329">parsed only if previous chunks were parsed successfully, </text:span><text:span text:style-name="T352">that is had valid id and checksum</text:span><text:span text:style-name="T329">. </text:span><text:span text:style-name="T268">Valid chunks are </text:span><text:span text:style-name="T330">merged </text:span><text:span text:style-name="T268">(</text:span><text:span text:style-name="T352">changesets </text:span><text:span text:style-name="T268">are applied to base </text:span><text:span text:style-name="T352">value</text:span><text:span text:style-name="T268">) or simply last value is taken, </text:span><text:span text:style-name="T340">again depending on </text:span><text:span text:style-name="T352">application</text:span><text:span text:style-name="T268">. </text:span><text:span text:style-name="T340">Updating </text:span><text:span text:style-name="T266">requires last </text:span><text:span text:style-name="T352">id and </text:span><text:span text:style-name="T323">offset </text:span><text:span text:style-name="T266">to be know</text:span><text:span text:style-name="T331">n</text:span><text:span text:style-name="T266">, making this mechanism stateful. </text:span><text:span text:style-name="T268">Note that a chain is </text:span><text:span text:style-name="T353">defacto </text:span><text:span text:style-name="T224">append </text:span><text:span text:style-name="T221">only</text:span><text:span text:style-name="T268">, meaning it can be updated </text:span><text:span text:style-name="T332">only until </text:span><text:span text:style-name="T353">becomes full</text:span><text:span text:style-name="T268">. </text:span><text:span text:style-name="T341">Then it must be reallocated. </text:span><text:span text:style-name="T353">Removing chunks is not recommended practice, but they could be removed (sliced off end) by overwriting chunk id/hash fields with zeros. However, I do not foresee any useful scenario for it. </text:span><text:span text:style-name="T341">Rings </text:span><text:span text:style-name="T332">can be used to alternate between chains or to keep a list of chains. </text:span><text:span text:style-name="T333">Chains </text:span><text:span text:style-name="T266">can </text:span><text:span text:style-name="T333">also </text:span><text:span text:style-name="T266">be used across </text:span><text:span text:style-name="T342">multiple </text:span><text:span text:style-name="T266">devices to synchronize newest value. </text:span><text:span text:style-name="T342">In </text:span><text:span text:style-name="T335">example </text:span><text:span text:style-name="T333">below</text:span><text:span text:style-name="T335">, </text:span><text:span text:style-name="T334">first chain can be dropped from the ring, because </text:span><text:span text:style-name="T342">patch </text:span><text:span text:style-name="T334">5 was </text:span><text:span text:style-name="T333">superseded </text:span><text:span text:style-name="T334">by a base blob. </text:span><text:span text:style-name="T343">Simple alternative would be to always start a chain with base value, so the ring only keeps one chain at any moment. </text:span></text:p>
      <text:p text:style-name="P108"><draw:frame draw:style-name="fr4" draw:name="Atomic chain" text:anchor-type="paragraph" svg:width="15.829cm" svg:height="4.32cm" draw:z-index="7"><draw:image xlink:href="../atomicchain.png" xlink:type="simple" xlink:show="embed" xlink:actuate="onLoad" draw:mime-type="image/png"/></draw:frame></text:p>
      <text:p text:style-name="P109"/>
      <text:h text:style-name="P357" text:outline-level="3"><text:bookmark-start text:name="__RefHeading___Toc5759_4224124324"/>Encrypting disk blocks is not useful.<text:bookmark-end text:name="__RefHeading___Toc5759_4224124324"/></text:h>
      <text:p text:style-name="P110"><text:span text:style-name="T89">Operating systems </text:span><text:span text:style-name="T184">today </text:span><text:span text:style-name="T89">are expected to offer encryption out of the box. </text:span><text:span text:style-name="T90">In particular, systems are often installed on encrypted partitions and are supposed to boot of</text:span><text:span text:style-name="T92">f</text:span><text:span text:style-name="T90"> them. </text:span><text:span text:style-name="T91">The problem is that initial code </text:span><text:span text:style-name="T183">(</text:span><text:span text:style-name="T185">a </text:span><text:span text:style-name="T183">bootloader </text:span><text:span text:style-name="T185">and several files</text:span><text:span text:style-name="T183">) </text:span><text:span text:style-name="T91">must be loaded before any decryption can </text:span><text:span text:style-name="T185">take place</text:span><text:span text:style-name="T91">. </text:span><text:span text:style-name="T183">Therefore </text:span><text:span text:style-name="T91">some </text:span><text:span text:style-name="T185">amount of </text:span><text:span text:style-name="T91">files need to be </text:span><text:span text:style-name="T185">stored </text:span><text:span text:style-name="T91">in the clear, </text:span><text:span text:style-name="T185">somewhere. </text:span></text:p>
      <text:p text:style-name="P12"/>
      <text:p text:style-name="P20"><text:span text:style-name="T655">Currently </text:span>Linux <text:span text:style-name="T655">desktops use at least 2 partitions, unencrypted /boot and encrypted / LUKS partition. There is a reason why one partition setup cannot work. LUKS partitions are encrypted block-wise and provide no means to keep a subset of files unencrypted. Filesystems stacked on top of LUKS are only aware of a block device and have no clue how encryption is added. Only solution to allow a subset of files to remain unencrypted on an otherwise encrypted filesystem is to encrypt selected data structures within a filesystem and not entire block device underneath. Ergo, encryption must happen on data structures level and not on block level. </text:span></text:p>
      <text:p text:style-name="P19"/>
      <text:p text:style-name="P202"><text:span text:style-name="T188">Consider a </text:span><text:span text:style-name="T189">partially-encrypted </text:span><text:span text:style-name="T188">filesystem where encryption is applied to data structures. </text:span><text:span text:style-name="T190">Each </text:span><text:soft-page-break/><text:span text:style-name="T190">data structure is encrypted individually and data structures form a tree hierarchy where each structure is encrypted by keys stored in a structure above it. Headers contains two pointers, following one pointer allows discovery of all files stored in the clear, and following the second allows discovery of all encrypted files provided the password. </text:span><text:span text:style-name="T186">Writing </text:span><text:span text:style-name="T191">to </text:span><text:span text:style-name="T186">files </text:span><text:span text:style-name="T191">stored </text:span><text:span text:style-name="T186">in the clear before </text:span><text:span text:style-name="T187">providing password might also </text:span><text:span text:style-name="T186">be </text:span><text:span text:style-name="T187">possible. </text:span><text:span text:style-name="T186">Then files like boot logs could </text:span><text:span text:style-name="T191">also </text:span><text:span text:style-name="T186">be </text:span><text:span text:style-name="T187">written. </text:span>Following diagram shows example data structures on disk (clouds mean extents are encrypted):<text:span text:style-name="T122"> </text:span></text:p>
      <text:p text:style-name="P13"><draw:frame draw:style-name="fr3" draw:name="Plain and encrypted data structures" text:anchor-type="paragraph" svg:width="12.651cm" svg:height="6.29cm" draw:z-index="10"><draw:image xlink:href="../hierarchy.png" xlink:type="simple" xlink:show="embed" xlink:actuate="onLoad" draw:mime-type="image/png"/></draw:frame></text:p>
      <text:p text:style-name="P52">Admittedly, there is already a different solution available, <text:span text:style-name="T706">by </text:span>encrypt<text:span text:style-name="T706">ing</text:span> /home on the fly. <text:span text:style-name="T706">Few implementatins exist like Ecryptfs and EncFS. Main problems with those are </text:span>that encryption is not applied outside /home, performance is <text:span text:style-name="T706">often </text:span>low, <text:span text:style-name="T705">and also their security schemes were called into question by </text:span><text:span text:style-name="T705"><text:bibliography-mark text:identifier="Hornby14a" text:bibliography-type="www" text:author="Taylor Hornby" text:title="eCryptfs Security Audit" text:year="2014" text:url="https://defuse.ca/audits/ecryptfs.htm">[Hornby14a]</text:bibliography-mark></text:span><text:span text:style-name="T705"><text:s/></text:span><text:span text:style-name="T705"><text:bibliography-mark text:identifier="Hornby14b" text:bibliography-type="www" text:author="Taylor Hornby" text:title="EncFS Security Audit" text:year="2014" text:url="https://defuse.ca/audits/encfs.htm">[Hornby14b]</text:bibliography-mark></text:span><text:span text:style-name="T705">. </text:span></text:p>
      <text:p text:style-name="P14"/>
      <text:p text:style-name="P13"/>
      <text:h text:style-name="P358" text:outline-level="3"><text:bookmark-start text:name="__RefHeading___Toc2974_2139278338"/><text:span text:style-name="T381">Overwriting</text:span> files is not <text:span text:style-name="T381">safe or efficient.</text:span><text:bookmark-end text:name="__RefHeading___Toc2974_2139278338"/></text:h>
      <text:p text:style-name="P39">Wiping is an operation that renders a file permanently unreadable and unrecoverable even under scrutiny in lab conditions. <text:span text:style-name="T656">Historically and still today, this </text:span>was <text:span text:style-name="T656">achieved by overwriting file content with zero</text:span>s<text:span text:style-name="T656"> or random bytes. This approach is definitely not fast or safe. </text:span></text:p>
      <text:p text:style-name="P39">Regarding performance, <text:span text:style-name="T656">throughput of </text:span>a <text:span text:style-name="T659">modern hard </text:span>drive <text:span text:style-name="T656">is </text:span>~<text:span text:style-name="T672">150 MB/s, and due to fragmentation </text:span>~<text:span text:style-name="T672">12 ms of seek time per fragment gets added. For large or highly fragmented files </text:span>an entire overwrite takes a <text:span text:style-name="T656">long time. Also magnetic force microscopy </text:span><text:span text:style-name="T656"><text:bibliography-mark text:identifier="Gutmann96" text:bibliography-type="article" text:author="Peter Gutmann" text:title="Secure Deletion of Data from Magnetic and Solid-State Memory" text:year="1996">[Gutmann96]</text:bibliography-mark></text:span><text:span text:style-name="T656"><text:s/>allows to recover data from disk platters in lab conditions, at least partially, but even after few overwrites. To be really sure data would have to be overwritten up to 35 times. </text:span></text:p>
      <text:p text:style-name="P41">Regarding safety, files are being overwritten through an interface that provides no means of checking or changing how overwriting files is effectuated. Modern filesystems may use copy on write strategy so overwriting files has no effect on already allocated blocks. This means overwrite may or may not have intended effect depending on circumstances. Also when a file gets truncated the filesystem loses track of deallocated blocks. This means there is no way to find out if there are any remnants left on disk or to wipe them. </text:p>
      <text:p text:style-name="P21"/>
      <text:p text:style-name="P40">Encrypted LUKS partitions are <text:span text:style-name="T657">only </text:span>a partial solution, because they allow to wipe <text:span text:style-name="T657">the </text:span>entire filesystems <text:span text:style-name="T657">but </text:span>not individual files. However, the idea of keeping cryptographic keys in <text:span text:style-name="T657">some sort of </text:span>header <text:span text:style-name="T657">for quick and reliable wiping is sound and was investigated before. This approach can be taken further by storing cryptographic keys in several data structures and not only header. </text:span></text:p>
      <text:p text:style-name="P22"/>
      <text:p text:style-name="P24"><text:span text:style-name="T658">Proposed solution is to encrypt </text:span>data structures within a filesystem instead of blocks <text:span text:style-name="T658">on a </text:span>block device, to efficiently and safely wipe files, and <text:span text:style-name="T410">for that matter any </text:span>other <text:span text:style-name="T411">data </text:span>structures <text:span text:style-name="T411">that the filesystem is divided into, from data extents that compose a file to inodes to entire directories. Consider a filesystem where encryption is applied to data structures. Each structure is encrypted </text:span><text:soft-page-break/><text:span text:style-name="T411">individually and data structures form a tree hierarchy where each structure is encrypted by keys stored in structure above it. Wiping any structure in the tree makes entire branch unrecoverable. </text:span></text:p>
      <text:p text:style-name="P23"><draw:frame draw:style-name="fr2" draw:name="Hierarchy of encrypted data structures" text:anchor-type="paragraph" svg:width="8.2cm" svg:height="6.29cm" draw:z-index="8"><draw:image xlink:href="../hierarchy2.png" xlink:type="simple" xlink:show="embed" xlink:actuate="onLoad" draw:mime-type="image/png"/></draw:frame></text:p>
      <text:p text:style-name="P23"/>
      <text:h text:style-name="P366" text:outline-level="3"><text:bookmark-start text:name="__RefHeading___Toc5192_2083799497"/>Decryption after reading from disk is slower.<text:bookmark-end text:name="__RefHeading___Toc5192_2083799497"/></text:h>
      <text:p text:style-name="P306">Disk encryption schemes usually employ block ciphers instead of stream ciphers. Perhaps the reasoning is that since usually there is no authentication employed, block ciphers are at least less <text:span text:style-name="T654">malleable</text:span> than stream ciphers. However, in terms of performance stream ciphers have a certain advantage. Stream decryption can be separated into 2 phases, stream generation and xoring. Perhaps it is counter intuitive but stream generation does not require the data to be <text:span text:style-name="T654">present and therefore can happen before device transfers data to memory. This allows for certain amount of parallelism. In this approach, cipher stream fills a second buffer in parallel to disk read, and after both finish (usually disk read takes much longer) those two buffers get xored. </text:span></text:p>
      <text:p text:style-name="P307"><text:span text:style-name="T693">With small reads, </text:span>since data is small, a second buffer is not costly in terms of memory space, but then not much gain is achieved <text:span text:style-name="T693">either</text:span>. </text:p>
      <text:p text:style-name="Text_20_body"><draw:frame draw:style-name="fr2" draw:name="Obraz2" text:anchor-type="paragraph" svg:width="13.139cm" svg:height="4.249cm" draw:z-index="28"><draw:image xlink:href="../streamcipher.png" xlink:type="simple" xlink:show="embed" xlink:actuate="onLoad" draw:mime-type="image/png"/></draw:frame></text:p>
      <text:p text:style-name="P307">With large reads, entire decryption (both phases) can be done in parallel to disk <text:span text:style-name="T694">operations</text:span>. This approach is already well known, in particular in CUDA community. </text:p>
      <text:p text:style-name="Text_20_body"><draw:frame draw:style-name="fr2" draw:name="Obraz6" text:anchor-type="paragraph" svg:width="13.57cm" svg:height="2.35cm" draw:z-index="29"><draw:image xlink:href="../streamcipher2.png" xlink:type="simple" xlink:show="embed" xlink:actuate="onLoad" draw:mime-type="image/png"/></draw:frame></text:p>
      <text:p text:style-name="P316">Implementation-wise, this scheme despite being parallel can still be effectuated using a single thread because the disk read operation can be done asynchronously, <text:span text:style-name="T698">and off-CPU using DMA. </text:span></text:p>
      <text:p text:style-name="P316"/>
      <text:p text:style-name="Text_20_body"><text:soft-page-break/></text:p>
      <text:h text:style-name="P359" text:outline-level="3"><text:bookmark-start text:name="__RefHeading___Toc2976_2139278338"/>Strategies for data allocation are mutually exclusive.<text:bookmark-end text:name="__RefHeading___Toc2976_2139278338"/></text:h>
      <text:p text:style-name="P51"><text:span text:style-name="T676">One </text:span>issue is how files are written initially versus read subsequently. <text:span text:style-name="T675">Consider the difference between how web browsers and torrent </text:span>managers <text:span text:style-name="T675">download files. Web browsers always download files sequentially. Therefore it is reasonable to </text:span>layout chunks on disk <text:span text:style-name="T675">in same arrival order. However, torrents are downloaded in a different way. Files are downloaded chunk-wise in random order. That is, entire file gets divided (partitioned) into chunks and each chunk is written to disk exactly once. In this case, a better strategy is to preallocate an entire segment for this file and store chunks with random writes. There already exists a system interface which applications use to advise the filesystem on expected file size, </text:span><text:span text:style-name="T227">fallocate</text:span><text:span text:style-name="T675">. These two strategies have different performance goals. First approach has high throughput initially when storing chunks to disk, but suffers throughput on subsequent sequential file reads which are effectuated with random disk reads. To the contrary, second approach initially suffers throughput due to random disk writes, but then benefits high throughput on all subsequent sequential file reads. It is reasonable to assume that files are usually written once but read several times, but there are know exceptions. There does not exist a strategy that has performance benefits of both, it depends on expected access pattern. Layouting strategy should perhaps be selected per file. When </text:span><text:span text:style-name="T225">fallocate</text:span><text:span text:style-name="T414"> is called, it may be reasonable to assume that entire file will be written once, either sequentially or randomly, so allocating dedicated space of the requested size should be beneficial in either case. </text:span></text:p>
      <text:p text:style-name="P23"><draw:frame draw:style-name="fr2" draw:name="Allocation strategy append/write" text:anchor-type="paragraph" svg:width="13.591cm" svg:height="3.45cm" draw:z-index="26"><draw:image xlink:href="../allocation-logchunks.png" xlink:type="simple" xlink:show="embed" xlink:actuate="onLoad" draw:mime-type="image/png"/></draw:frame></text:p>
      <text:p text:style-name="P48">Another issue is how chunks from across different snapshots <text:span text:style-name="T677">but same file </text:span>are laid out <text:span text:style-name="T677">on disk</text:span>. <text:span text:style-name="T678">First strategy is to store file chunks grouped by snapshot, second is to group by location within content. Assume the file was modified several times between many snapshots. If the file is to be read only on newest snapshot and those previous snapshots are only kept just in case, then first strategy is better. If the file is to be read randomly across all or random snapshots, it might be better to use second strategy. Again the strategy should be chosen per file, but there seems no easy way to predict the access pattern. Applications do not report to the system how they are going to access the file, neither spatially not temporally. However, the filesystem might gather statistics and predict access pattern from past access patterns. The topic was also investigated by </text:span><text:span text:style-name="T678"><text:bibliography-mark text:identifier="Rodeh12" text:bibliography-type="article" text:author="Ohad Rodeh" text:title="BTRFS: The Linux B-tree Filesystem" text:year="2012">[Rodeh12]</text:bibliography-mark></text:span><text:span text:style-name="T678">. </text:span></text:p>
      <text:p text:style-name="P23"><draw:frame draw:style-name="fr2" draw:name="Allocation strategy defragmentation" text:anchor-type="paragraph" svg:width="13.37cm" svg:height="3.45cm" draw:z-index="27"><draw:image xlink:href="../allocation-chunksrevs.png" xlink:type="simple" xlink:show="embed" xlink:actuate="onLoad" draw:mime-type="image/png"/></draw:frame></text:p>
      <text:p text:style-name="P49">Yet another issue is how <text:span text:style-name="T679">data and metadata are stored. There are at least 3 categories that could be either laid out together, or separated, or entirely separated. Those are file content, file inodes, and journal entries. </text:span>If journal entries are stored together with data and inodes they refer to, then <text:span text:style-name="T680">checkpointing gain speed as </text:span>each checkpointing requires only <text:span text:style-name="T680">1 </text:span>seek but <text:span text:style-name="T680">both </text:span>reading <text:span text:style-name="T680">files and reading </text:span>journal entries becomes slower due to fragmentation. On the other hand, if <text:span text:style-name="T680">all three </text:span>are stored in separate segments, then each checkpointing operation needs 2-3 seeks but <text:soft-page-break/>both <text:span text:style-name="T681">files and journals become less fragmented. First approach may be not as horrible as it looks, if garbage collector is going to move those extents soon enough. Third approach may happen as a result of explicit preallocation. </text:span></text:p>
      <text:p text:style-name="P23"><draw:frame draw:style-name="fr2" draw:name="Obraz1" text:anchor-type="paragraph" svg:width="13.989cm" svg:height="5.309cm" draw:z-index="1"><draw:image xlink:href="../allocation-journals.png" xlink:type="simple" xlink:show="embed" xlink:actuate="onLoad" draw:mime-type="image/png"/></draw:frame></text:p>
      <text:p text:style-name="P50">Conclusion is that there is always a performance trade-<text:span text:style-name="T683">off</text:span> <text:span text:style-name="T682">between </text:span>initial writing <text:span text:style-name="T682">throughput </text:span>and subsequent reading <text:span text:style-name="T682">throughput</text:span>, due to <text:span text:style-name="T682">internal </text:span>fragmentation. <text:span text:style-name="T682">Actually fragmentation just becomes a synonym for layouting and access patterns with connotation. </text:span></text:p>
      <text:p text:style-name="P23"/>
      <text:p text:style-name="P23"/>
      <text:h text:style-name="P360" text:outline-level="3"><text:bookmark-start text:name="__RefHeading___Toc22887_1405522475"/>Design decisions for HDDs and SSDs are mutually exclusive. <text:span text:style-name="T735">(TBA)</text:span><text:bookmark-end text:name="__RefHeading___Toc22887_1405522475"/></text:h>
      <text:p text:style-name="P252">(This needs to be added entirely.)</text:p>
      <text:p text:style-name="P23"/>
      <text:p text:style-name="P23"/>
      <text:h text:style-name="P367" text:outline-level="3"><text:bookmark-start text:name="__RefHeading___Toc11980_2745114131"/>Internal and external defragmentation are mutually counter-productive. <text:span text:style-name="T735">(TBA)</text:span><text:bookmark-end text:name="__RefHeading___Toc11980_2745114131"/></text:h>
      <text:p text:style-name="P253">(This needs to be added entirely.)</text:p>
      <text:p text:style-name="P23"/>
      <text:p text:style-name="P23"/>
      <text:h text:style-name="P361" text:outline-level="3"><text:bookmark-start text:name="__RefHeading___Toc22889_1405522475"/>First few bytes of file should be easier to read.<text:bookmark-end text:name="__RefHeading___Toc22889_1405522475"/></text:h>
      <text:p text:style-name="P203">When a directory is opened in <text:span text:style-name="T440">Nautilus</text:span>, all files within it are scanned with <text:span text:style-name="T219">file</text:span> command that recognizes their <text:span text:style-name="T661">mime </text:span>type. This is a <text:span text:style-name="T536">noticeable</text:span> difference <text:span text:style-name="T661">from </text:span>Windows where <text:span text:style-name="T661">filename </text:span>extensions are used <text:span text:style-name="T440">to determine mime type </text:span>instead. Since <text:span text:style-name="T219">file</text:span> command is used often and uses only first few bytes <text:span text:style-name="T661">of content</text:span>, <text:span text:style-name="T661">these bytes should be readable more cheaply. Most filesystems would require at least one disk seek (often several) to start reading first data block or extent. </text:span></text:p>
      <text:p text:style-name="P204">These <text:span text:style-name="T662">bytes could be stored within the inode </text:span>itself<text:span text:style-name="T662">. If file gets queried with </text:span><text:span text:style-name="T226">stat</text:span><text:span text:style-name="T347"> first, </text:span><text:span text:style-name="T240">which happens with Nautilus</text:span><text:span text:style-name="T347">, then the inode will </text:span><text:span text:style-name="T240">get cached </text:span><text:span text:style-name="T347">to serve a </text:span><text:span text:style-name="T240">subsequent </text:span><text:span text:style-name="T347">read operation. </text:span></text:p>
      <text:p text:style-name="P181"/>
      <text:p text:style-name="P181"/>
      <text:h text:style-name="P368" text:outline-level="3"><text:bookmark-start text:name="__RefHeading___Toc4868_434784072"/>Related files are treated independently.<text:bookmark-end text:name="__RefHeading___Toc4868_434784072"/></text:h>
      <text:p text:style-name="P314">Often enough, applications access files in sets. For example, Chromium and Firefox are known to open a lot of SQLite files during startup. Another example is that booting the system reliably <text:span text:style-name="T696">reads</text:span> a certain known set of files. Filesystem could do two things to improve performance. Firstly, it could keep certain sets of files together, laid out on disk in close proximity or even in one sequential extent. Secondly, <text:span text:style-name="T695">when one file from a set gets opened then entire set could at that point be preloaded from disk into the cache. </text:span></text:p>
      <text:p text:style-name="P315">Grouping files into sets should probably be done manually (or by applications) through an API. <text:soft-page-break/>It would also be possible to build usage statistics and group files using clustering algorithms but this approach would require too sophisticated code, some space on disk, and possibly hinder performance. Manual grouping would be preferrable. </text:p>
      <text:p text:style-name="P315"/>
      <text:p text:style-name="P315"/>
      <text:h text:style-name="P362" text:outline-level="3"><text:bookmark-start text:name="__RefHeading___Toc2980_2139278338"/><text:span text:style-name="T601">Block based formats are </text:span>not flexible.<text:bookmark-end text:name="__RefHeading___Toc2980_2139278338"/></text:h>
      <text:p text:style-name="P37">Specifications often define <text:span text:style-name="T439">fixed </text:span>data formats and leave <text:span text:style-name="T439">no allowance for changing on-disk layout post release.</text:span> <text:span text:style-name="T650">When a new feature gets added, usually a new but also fixed data format is created in revisioned specs. Conversion usually requires taking filesystem offline for hours to rewrite all metadata. Even filesystems like Ext4 and Btrfs use fixed size blocks for metadata despite using variable length extents for file content. Solution is to use variable length extents and a data format that prefixes version number in each inode. This approach allows to update format of each inode independently of others, in real time and without taking filesystem offline or redoing all other inodes. </text:span></text:p>
      <text:p text:style-name="P25"/>
      <text:p text:style-name="P25"/>
      <text:h text:style-name="P352" text:outline-level="3"><text:bookmark-start text:name="__RefHeading___Toc2982_2139278338"/>Blocks can store less than extents.<text:bookmark-end text:name="__RefHeading___Toc2982_2139278338"/></text:h>
      <text:p text:style-name="P61"><text:span text:style-name="T95">While previous chapters were considering performance of disk devices, this chapter is focused on compactness. Less bits are needed to store </text:span><text:span text:style-name="T128">same </text:span><text:span text:style-name="T95">data in </text:span><text:span text:style-name="T128">variable </text:span><text:span text:style-name="T182">length </text:span><text:span text:style-name="T95">extent than </text:span><text:span text:style-name="T113">in </text:span><text:span text:style-name="T128">many </text:span><text:span text:style-name="T95">individual blocks, </text:span><text:span text:style-name="T113">leading to </text:span><text:span text:style-name="T128">gain in disk </text:span><text:span text:style-name="T124">utilization</text:span><text:span text:style-name="T95">. </text:span><text:span text:style-name="T93">The reason </text:span><text:span text:style-name="T96">why extents are more efficient </text:span><text:span text:style-name="T93">is that blocks impose rigid boundaries between items. </text:span><text:span text:style-name="T94">When data </text:span><text:span text:style-name="T114">is divided </text:span><text:span text:style-name="T94">into blocks, usually </text:span><text:span text:style-name="T114">items should not be split between blocks. </text:span></text:p>
      <text:p text:style-name="P26"/>
      <text:p text:style-name="P62"><text:span text:style-name="T182">First </text:span><text:span text:style-name="T12">example, </text:span><text:span text:style-name="T182">in the old days of FFS, </text:span><text:span text:style-name="T12">directory entries used to be </text:span><text:span text:style-name="T129">grouped </text:span><text:span text:style-name="T12">in blocks. File names </text:span><text:span text:style-name="T97">are much shorte</text:span><text:span text:style-name="T98">r</text:span><text:span text:style-name="T97"> than a single block so </text:span><text:span text:style-name="T182">several names are put into each block</text:span><text:span text:style-name="T97">. However, </text:span><text:span text:style-name="T12">since file names are variable length, </text:span><text:span text:style-name="T181">then </text:span><text:span text:style-name="T12">each block has some unpredictable </text:span><text:span text:style-name="T97">amount of </text:span><text:span text:style-name="T12">space </text:span><text:span text:style-name="T97">left </text:span><text:span text:style-name="T12">unused </text:span><text:span text:style-name="T182">(a tail). </text:span></text:p>
      <text:p text:style-name="P27"><draw:frame draw:style-name="fr2" draw:name="Directory inode wasted space" text:anchor-type="paragraph" svg:width="7.361cm" svg:height="4.03cm" draw:z-index="2"><draw:image xlink:href="../dirblocks.png" xlink:type="simple" xlink:show="embed" xlink:actuate="onLoad" draw:mime-type="image/png"/></draw:frame></text:p>
      <text:p text:style-name="P38">No doubt this approach was beneficial when memory was <text:span text:style-name="T530">very limited</text:span>. <text:span text:style-name="T530">Iterating, </text:span>querying, <text:span text:style-name="T530">adding and removing</text:span> entries require<text:span text:style-name="T653">d</text:span> <text:span text:style-name="T651">holding in memory </text:span>only one block at <text:span text:style-name="T651">once</text:span>. <text:span text:style-name="T531">Consider using an extent instead. Items can be laid out next to each other without any blanks in between. The extent could have a tail but that is less than several tails. </text:span><text:span text:style-name="T244">However if </text:span><text:span text:style-name="T344">a </text:span><text:span text:style-name="T244">filesystem allow</text:span><text:span text:style-name="T344">s</text:span><text:span text:style-name="T244"> extents to start and end at byte </text:span><text:span text:style-name="T344">resolution, </text:span><text:span text:style-name="T244">then literally no byte </text:span><text:span text:style-name="T346">could </text:span><text:span text:style-name="T345">go </text:span><text:span text:style-name="T244">to waste. </text:span><text:span text:style-name="T344">Btrfs support</text:span><text:span text:style-name="T345">s</text:span><text:span text:style-name="T344"> byte resolution extents, although it does use fixed structures for metadata. </text:span></text:p>
      <text:p text:style-name="P93"><draw:frame draw:style-name="fr2" draw:name="Complete inode no waste" text:anchor-type="paragraph" svg:width="10.291cm" svg:height="1.859cm" draw:z-index="3"><draw:image xlink:href="../dirextent.png" xlink:type="simple" xlink:show="embed" xlink:actuate="onLoad" draw:mime-type="image/png"/></draw:frame></text:p>
      <text:p text:style-name="P93"><text:span text:style-name="T652">Second </text:span>example, <text:span text:style-name="T652">a dictionary that maps integers into arbitrary values can benefit from having all keys available when dictionary is being serialized into a blob. When keys are kept in separate </text:span><text:soft-page-break/><text:span text:style-name="T652">blocks, only few keys may be processed together. Keys can be arbitrarily reordered within the blob because deserialization process does not care. If keys are sorted in increasing order then instead of keys themselves, only their pairwise differences need to be stored. Differences are much smaller than entire keys. Small numbers can be encoded much more efficiently using varint encoding which is explained below. Values may also be varint encoded. </text:span></text:p>
      <text:p text:style-name="P94"/>
      <text:p text:style-name="P201"><text:span text:style-name="T230">Normally a 64 bit number occupies exactly that much space, </text:span><text:span text:style-name="T237">64 bits</text:span><text:span text:style-name="T230">. Varint encoding divides a number into 7 bit chunks, </text:span><text:span text:style-name="T236">where every 8</text:span><text:span text:style-name="T419">th</text:span><text:span text:style-name="T236"> bit is a flag (signaling which chunk is final). Note that even petabyte addresses (</text:span><text:span text:style-name="T237">&lt;57 </text:span><text:span text:style-name="T236">bit addresses) still serialize to 64 bits or less. </text:span></text:p>
      <text:p text:style-name="P248"/>
      <text:p text:style-name="P248"/>
      <text:h text:style-name="P369" text:outline-level="3"><text:bookmark-start text:name="__RefHeading___Toc28698_1405522475"/>FUSE overhead is negligible/<text:span text:style-name="T712">significant. </text:span><text:span text:style-name="T735">(TBA)</text:span><text:bookmark-end text:name="__RefHeading___Toc28698_1405522475"/></text:h>
      <text:p text:style-name="P254">(This needs to be added entirely.)</text:p>
      <text:p text:style-name="P338"/>
      <text:p text:style-name="P339"/>
      <text:h text:style-name="P345" text:outline-level="1"><draw:frame draw:style-name="fr1" draw:name="Logo over preliminary design" text:anchor-type="paragraph" svg:x="14.944cm" svg:y="-0.289cm" svg:width="2cm" svg:height="1.55cm" draw:z-index="0"><draw:image xlink:href="../../logotypes/green-top.png" xlink:type="simple" xlink:show="embed" xlink:actuate="onLoad" draw:mime-type="image/png"/></draw:frame><text:bookmark-start text:name="__RefHeading___Toc4040_138362386"/><text:span text:style-name="T447">Preliminary design</text:span><text:line-break/><text:span text:style-name="T9">Layout </text:span><text:span text:style-name="T11">and Methods </text:span><text:span text:style-name="T9">for a versatile filesystem</text:span><text:bookmark-end text:name="__RefHeading___Toc4040_138362386"/></text:h>
      <text:p text:style-name="P242"/>
      <text:h text:style-name="P349" text:outline-level="2"><text:bookmark-start text:name="__RefHeading___Toc6567_138362386"/>Introduction<text:bookmark-end text:name="__RefHeading___Toc6567_138362386"/></text:h>
      <text:p text:style-name="P268"><text:span text:style-name="T645">(</text:span>This chapter is still being written and is therefore inconsistent and incomplete. <text:span text:style-name="T686">You may want to wait until it is finished and read it later. )</text:span></text:p>
      <text:p text:style-name="P244"/>
      <text:p text:style-name="P244"/>
      <text:h text:style-name="P363" text:outline-level="3"><text:bookmark-start text:name="__RefHeading___Toc4042_138362386"/>Data structure hierarchy<text:bookmark-end text:name="__RefHeading___Toc4042_138362386"/></text:h>
      <text:p text:style-name="P112"><text:span text:style-name="T240">Storage pool is the </text:span><text:span text:style-name="T272">highest</text:span><text:span text:style-name="T240"> data structure in hierarchy. </text:span><text:span text:style-name="T273">Both </text:span><text:span text:style-name="T240">partitions (also called backends) </text:span><text:span text:style-name="T273">and </text:span><text:span text:style-name="T270">filesystems (also called volumes) </text:span><text:span text:style-name="T240">are each assigned to at most one pool. Each partition is divided into large, fixed size, sector aligned contiguous areas called segments. Default segment size is </text:span><text:span text:style-name="T271">from </text:span><text:span text:style-name="T240">16 </text:span><text:span text:style-name="T271">to</text:span><text:span text:style-name="T240"> </text:span><text:span text:style-name="T322">128</text:span><text:span text:style-name="T240"> MB. </text:span><text:span text:style-name="T270">Each segment has a unique id within a pool. When a new backend is added to a pool, </text:span><text:span text:style-name="T272">it gets divided into segments and the segments are marked as uninitialized. Background process overwrites uninitialized segments with random bytes and only then </text:span><text:span text:style-name="T286">marks them </text:span><text:span text:style-name="T272">as </text:span><text:span text:style-name="T286">unallocated</text:span><text:span text:style-name="T272">. </text:span><text:span text:style-name="T286">Optionally, the segments may also remain uninitialized. </text:span><text:span text:style-name="T272">Whenever a volume requires more segments (new volume has none), the volume requests a free segment from the pool. </text:span><text:span text:style-name="T286">Volumes can request either kind and be given either kind of segment depending on the pool. </text:span><text:span text:style-name="T272">When a volume has too many segments or when a volume is destroyed, the segments are returned to the pool and marked as uninitialized. </text:span></text:p>
      <text:p text:style-name="P113">Volume is the second data structure in hierarchy. <text:span text:style-name="T448">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14">File inode and directory inode are third in data structure hierarchy. Complete file and directory metadata are always contained in one <text:span text:style-name="T450">continuous</text:span> extent and <text:span text:style-name="T450">referenced</text:span> by a parent directory by id. Root directory inode has an id=1 by definition. <text:span text:style-name="T449">When a file has many hard links, their parent directories reference the same file inode by id, and the file inode contains a list of parent ids. Symlink inodes are analogous. </text:span></text:p>
      <text:p text:style-name="P115">Data extents are fourth in data hierarchy. Each file write creates data chunk<text:span text:style-name="T453">s</text:span> that <text:span text:style-name="T453">are </text:span>first stored in a write buffer. After a few second window, chunks awaiting persistence are grouped in one <text:span text:style-name="T453">continuous</text:span> data extent and the extent is written to disk at sequential speed. </text:p>
      <text:p text:style-name="P115"/>
      <text:p text:style-name="P116">Extent map is a data structure that maps integer ids into physical locations and sizes on disk. Each extent gets assigned a unique incremental id. When an <text:span text:style-name="T454">extent is </text:span>modified or compacted, id remains the same but the location and size are updated to point to the new copy. Extents are always modified copy on write and the extent map needs to update references atomically. </text:p>
      <text:p text:style-name="P116">Free <text:span text:style-name="T451">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allocation from the same segment should be preferred over allocating across entire disk. This leads to both metadata changes and random file writes being persisted at sequential disk speed. </text:span></text:p>
      <text:p text:style-name="P117"><text:soft-page-break/>Journal is a data structure that keeps <text:span text:style-name="T452">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17"/>
      <text:p text:style-name="P117"/>
      <text:h text:style-name="P364" text:outline-level="3"><text:bookmark-start text:name="__RefHeading___Toc6569_138362386"/>Data structure fields<text:bookmark-end text:name="__RefHeading___Toc6569_138362386"/></text:h>
      <text:h text:style-name="P370" text:outline-level="4"><text:bookmark-start text:name="__RefHeading___Toc12228_1922678716"/>Storage pool <text:bookmark-end text:name="__RefHeading___Toc12228_1922678716"/></text:h>
      <text:p text:style-name="P118">is the top most structure. <text:span text:style-name="T505">Every backend (disk) in the pool has the first segment used for 2 rings. First ring keeps a serialized blob of </text:span><text:span text:style-name="T222">diskdict</text:span><text:span text:style-name="T274"> while the second ring contains a </text:span><text:span text:style-name="T505">serialized blob of </text:span><text:span text:style-name="T223">pooldict</text:span><text:span text:style-name="T315"> structure. </text:span><text:span text:style-name="T275">Only one partition is needed to mount the pool. Its pooldict has a list of all other partitions. </text:span><text:span text:style-name="T315">All rings are loaded at pool mount time and checked which one has </text:span><text:span text:style-name="T275">the</text:span><text:span text:style-name="T315"> newest valid entry. The </text:span><text:span text:style-name="T276">current pooldict </text:span><text:span text:style-name="T315">is kept in memory until unmount. Other rings are also updated with the current value to ensure consistency. Whenever pooldict gets persisted, ring</text:span><text:span text:style-name="T276"> in each backend</text:span><text:span text:style-name="T315"> is updated with the new value. </text:span><text:span text:style-name="T281">All segments in the pool are concatenated into </text:span><text:span text:style-name="T282">a unified disk space with byte resolution. Pooldict translates disk space addresses into an open descriptor and offset within. </text:span><text:span text:style-name="T283">New backends are assigned new byte ranges (ranges never being reused) and removed backends make </text:span><text:span text:style-name="T287">byte </text:span><text:span text:style-name="T283">ranges permanently inaccessible</text:span><text:span text:style-name="T288">.</text:span><text:span text:style-name="T283"> </text:span></text:p>
      <text:p text:style-name="P119"/>
      <text:p text:style-name="P87">Diskdict contains:</text:p>
      <text:list xml:id="list857518437" text:style-name="L2">
        <text:list-item>
          <text:p text:style-name="P380"><text:span text:style-name="T240">Checksum covering further fields, </text:span><text:span text:style-name="T312">not keyed. </text:span></text:p>
        </text:list-item>
        <text:list-item>
          <text:p text:style-name="P389"><text:span text:style-name="T240">Unique long random id of the backend. </text:span><text:span text:style-name="T277">This is to ensure that disks are recognized </text:span><text:span text:style-name="T318">properly </text:span><text:span text:style-name="T277">when their system paths have changed. </text:span></text:p>
        </text:list-item>
      </text:list>
      <text:p text:style-name="P88"/>
      <text:p text:style-name="P89">Pooldict contains: </text:p>
      <text:list xml:id="list378555498" text:style-name="L3">
        <text:list-item>
          <text:p text:style-name="P381"><text:span text:style-name="T240">Checksum covering further fields, </text:span><text:span text:style-name="T312">not keyed. </text:span></text:p>
        </text:list-item>
        <text:list-item>
          <text:p text:style-name="P390"><text:span text:style-name="T240">Unique long random id of the pool. </text:span><text:span text:style-name="T277">This can be used to </text:span><text:span text:style-name="T285">differentiate</text:span><text:span text:style-name="T277"> between pools. </text:span></text:p>
        </text:list-item>
        <text:list-item>
          <text:p text:style-name="P391"><text:span text:style-name="T274">List of </text:span><text:span text:style-name="T277">backend</text:span><text:span text:style-name="T278">s in the pool: their random ids, </text:span><text:span text:style-name="T285">non unique labels for convenience</text:span><text:span text:style-name="T280">, </text:span><text:span text:style-name="T278">disk sizes, segment sizes, </text:span><text:span text:style-name="T280">byte</text:span><text:span text:style-name="T279"> ranges </text:span><text:span text:style-name="T280">in </text:span><text:span text:style-name="T288">unified</text:span><text:span text:style-name="T280"> disk space</text:span><text:span text:style-name="T279">, </text:span><text:span text:style-name="T278">and bitmaps of </text:span><text:span text:style-name="T279">un</text:span><text:span text:style-name="T278">allocated and uninitialized segments. </text:span></text:p>
        </text:list-item>
        <text:list-item>
          <text:p text:style-name="P393">End of existing disk space ranges. This gets incremented when a new backend is added and is never decremented, even when a backend is removed. </text:p>
        </text:list-item>
        <text:list-item>
          <text:p text:style-name="P396"><text:span text:style-name="T240">List of volumes in the pool: their random ids, </text:span><text:span text:style-name="T284">unique</text:span><text:span text:style-name="T240"> names, </text:span><text:span text:style-name="T285">non unique labels for convenience, </text:span><text:span text:style-name="T240">extent infos (locations and sizes in </text:span><text:span text:style-name="T292">unified </text:span><text:span text:style-name="T240">disk space) of fsdict rings, bitmaps of allocated segments, </text:span><text:span text:style-name="T289">encryption and authentication keys to fsdict if used, salted hash of an external key if these keys are also encrypted, selection of cryptographic algorithms. </text:span></text:p>
        </text:list-item>
      </text:list>
      <text:p text:style-name="P120"/>
      <text:h text:style-name="P370" text:outline-level="4"><text:bookmark-start text:name="__RefHeading___Toc12230_1922678716"/>Volume <text:bookmark-end text:name="__RefHeading___Toc12230_1922678716"/></text:h>
      <text:p text:style-name="P126">always stores its extents within the segments allocated by the pool. Main responsibility of a volume is to allocate free space for new extents and to translate extent ids into physical locations on disk. Also it manages a revision history (fine grained record of user made changes) and a list of snapshots (coarse grained history). </text:p>
      <text:p text:style-name="P127"/>
      <text:p text:style-name="P127"><text:soft-page-break/>Fsdict contains: </text:p>
      <text:list xml:id="list3942453490" text:style-name="L4">
        <text:list-item>
          <text:p text:style-name="P382"><text:span text:style-name="T240">Checksum covering further fields, </text:span><text:span text:style-name="T309">keyed from </text:span><text:span text:style-name="T310">pooldict</text:span><text:span text:style-name="T309">. </text:span></text:p>
        </text:list-item>
        <text:list-item>
          <text:p text:style-name="P392"><text:span text:style-name="T240">Unique long random id of the </text:span><text:span text:style-name="T290">volume</text:span><text:span text:style-name="T240">. </text:span><text:span text:style-name="T277">This can be </text:span><text:span text:style-name="T291">attached to backup images and reused when restoring a volume from an image. </text:span></text:p>
        </text:list-item>
        <text:list-item>
          <text:p text:style-name="P397"><text:span text:style-name="T290">E</text:span><text:span text:style-name="T240">xtent map, either </text:span><text:span text:style-name="T311">an </text:span><text:span text:style-name="T240">extent info of </text:span><text:span text:style-name="T311">the </text:span><text:span text:style-name="T240">chain containing </text:span><text:span text:style-name="T306">an </text:span><text:span text:style-name="T240">entire dictionary </text:span><text:span text:style-name="T306">with diffs </text:span><text:span text:style-name="T240">or </text:span><text:span text:style-name="T306">a list of extent infos with their internal </text:span><text:span text:style-name="T240">allocation bitmap</text:span><text:span text:style-name="T306">s</text:span><text:span text:style-name="T240"> for B-tree fixed sized </text:span><text:span text:style-name="T304">nodes,</text:span><text:span text:style-name="T240"> and </text:span><text:span text:style-name="T311">a pointer to </text:span><text:span text:style-name="T240">the root B-tree </text:span><text:span text:style-name="T311">chunk</text:span><text:span text:style-name="T240">, </text:span><text:span text:style-name="T311">and the size of B-tree chunks. </text:span></text:p>
        </text:list-item>
        <text:list-item>
          <text:p text:style-name="P398"><text:span text:style-name="T305">R</text:span><text:span text:style-name="T240">oot directory extent id. Alternatively it could be defined constant. </text:span></text:p>
        </text:list-item>
        <text:list-item>
          <text:p text:style-name="P399"><text:span text:style-name="T240">Free extent </text:span><text:span text:style-name="T304">set</text:span><text:span text:style-name="T240">, as </text:span><text:span text:style-name="T293">a list of </text:span><text:span text:style-name="T300">extent infos</text:span><text:span text:style-name="T293">. </text:span><text:span text:style-name="T294">These can </text:span><text:span text:style-name="T295">be </text:span><text:span text:style-name="T294">used </text:span><text:span text:style-name="T303">to satisfy </text:span><text:span text:style-name="T294">allocation requests before the pool </text:span><text:span text:style-name="T300">needs to </text:span><text:span text:style-name="T294">allocate new segments. </text:span><text:span text:style-name="T304">In memory representation can be more like a buddy allocator but on disk representation is a list. </text:span></text:p>
        </text:list-item>
        <text:list-item>
          <text:p text:style-name="P400"><text:span text:style-name="T294">U</text:span><text:span text:style-name="T240">nwiped extent </text:span><text:span text:style-name="T304">set</text:span><text:span text:style-name="T240">, as a list of extent </text:span><text:span text:style-name="T300">infos</text:span><text:span text:style-name="T240">. On encrypted volumes, inode extents end up on this list before they are passed to the free extent map. On unencrypted volumes, this list can be empty. </text:span></text:p>
        </text:list-item>
        <text:list-item>
          <text:p text:style-name="P394">Uncompacted extent <text:span text:style-name="T455">set</text:span>, as a <text:span text:style-name="T455">list </text:span>of extent ids. When <text:span text:style-name="T460">the </text:span>earliest journal entries are discarded, inodes mentioned in <text:span text:style-name="T459">those </text:span>entries are put onto this list. Duplicate ids are discarded. </text:p>
        </text:list-item>
        <text:list-item>
          <text:p text:style-name="P401"><text:span text:style-name="T293">J</text:span><text:span text:style-name="T240">ournal, as </text:span><text:span text:style-name="T303">a list of </text:span><text:span text:style-name="T240">extent </text:span><text:span text:style-name="T304">infos </text:span><text:span text:style-name="T303">of </text:span><text:span text:style-name="T240">chains containing journal entries. Earliest chain is used for compacting and newest chain is used for adding new entries. </text:span></text:p>
        </text:list-item>
        <text:list-item>
          <text:p text:style-name="P395">Earliest and newest revision number of the journal entries. <text:span text:style-name="T482">The earliest revision is </text:span>used to constrain compacting to revisions before the earliest <text:span text:style-name="T482">remembered </text:span>revision. <text:span text:style-name="T482">The newest revision plus one is used for next operation. </text:span></text:p>
        </text:list-item>
        <text:list-item>
          <text:p text:style-name="P402"><text:span text:style-name="T240">Snapshots, as </text:span><text:span text:style-name="T295">a list of revision numbers and associated non-unique text labels. </text:span><text:span text:style-name="T296">Version history feature uses the journal while the snapshots feature uses this one. </text:span></text:p>
        </text:list-item>
        <text:list-item>
          <text:p text:style-name="P403"><text:span text:style-name="T240">Settings that were passed during volume creation or </text:span><text:span text:style-name="T366">operation</text:span><text:span text:style-name="T240">, for example, selection of encryption </text:span><text:span text:style-name="T297">and authentication </text:span><text:span text:style-name="T240">algorithms, </text:span><text:span text:style-name="T301">RAID mode for new files, </text:span><text:span text:style-name="T240">should fsync be ignored, </text:span><text:span text:style-name="T299">is </text:span><text:span text:style-name="T298">revision history enabled, </text:span><text:span text:style-name="T307">amount of bytes for preallocation, amount of bytes to have always allocated from the pool, </text:span><text:span text:style-name="T313">sector size, </text:span><text:span text:style-name="T307">etc. </text:span></text:p>
        </text:list-item>
        <text:list-item>
          <text:p text:style-name="P404"><text:span text:style-name="T298">E</text:span><text:span text:style-name="T240">ncryption and authentication keys </text:span><text:span text:style-name="T319">and schemes </text:span><text:span text:style-name="T240">to all mentioned data structures</text:span><text:span text:style-name="T302">, independently for each external data structure. </text:span></text:p>
        </text:list-item>
      </text:list>
      <text:p text:style-name="P121"/>
      <text:h text:style-name="P370" text:outline-level="4"><text:bookmark-start text:name="__RefHeading___Toc8225_175525380"/>Under <text:span text:style-name="T506">volume </text:span><text:bookmark-end text:name="__RefHeading___Toc8225_175525380"/></text:h>
      <text:p text:style-name="P128"><text:span text:style-name="T506">There </text:span>are few data structures that are not contained but referenced, such as the journal, <text:span text:style-name="T471">and </text:span>the extent map <text:span text:style-name="T472">(which switches between two representations)</text:span>. </text:p>
      <text:p text:style-name="P121"/>
      <text:p text:style-name="P129">Extent map chain chunk <text:span text:style-name="T486">content</text:span>: </text:p>
      <text:list xml:id="list3471451846" text:style-name="L5">
        <text:list-item>
          <text:p text:style-name="P407">List of entries, <text:span text:style-name="T486">each as variable size tuple containing: the key (extent id) and the value (extent info in unified disk space, and extent type). All fields are as varints. First chunk holds </text:span>entire dictionary, <text:span text:style-name="T486">and further chunks hold diffs. Removed entries are represented in diffs as null values assigned to their keys. Extent type can be either file inode, directory inode, symlink inode, or data. </text:span></text:p>
        </text:list-item>
      </text:list>
      <text:p text:style-name="P125"/>
      <text:p text:style-name="P132">Journal chunk content: </text:p>
      <text:list xml:id="list3513071924" text:style-name="L6">
        <text:list-item>
          <text:p text:style-name="P409">List of variable <text:span text:style-name="T521">length</text:span> tuples, each having one of following formats. First field (revision number <text:span text:style-name="T496">as varint</text:span>) and second field (entry type <text:span text:style-name="T496">as varint</text:span>) <text:span text:style-name="T489">are always varints </text:span>and suggest how further fields are to be parsed. Value of of the second field is in parentheses. </text:p>
          <text:list>
            <text:list-item>
              <text:p text:style-name="P410">(Initialized volume) <text:span text:style-name="T500">No fields. This is used for informing the user. </text:span></text:p>
            </text:list-item>
            <text:list-item>
              <text:p text:style-name="P412">(Mounted volume) No fields. This is used for informing the user. </text:p>
            </text:list-item>
            <text:list-item>
              <text:p text:style-name="P414">(Opened file) <text:span text:style-name="T494">Inode id of parent directory inode as varint, </text:span>file inode id as varint, <text:span text:style-name="T494">length of the path as varint, path as UTF8 encoded string. </text:span></text:p>
            </text:list-item>
            <text:list-item>
              <text:p text:style-name="P411"><text:soft-page-break/>(Created file) <text:span text:style-name="T494">Inode id of parent directory inode as varint, </text:span>length of <text:span text:style-name="T487">the </text:span>path as <text:span text:style-name="T487">varint</text:span>, path <text:span text:style-name="T494">as </text:span>UTF8 encoded <text:span text:style-name="T494">string</text:span>, owner <text:span text:style-name="T487">and </text:span>group <text:span text:style-name="T487">as varints</text:span>, and permissions as int. <text:span text:style-name="T488">Since new inode carries same id as the journal entry there is no need to reference it. </text:span></text:p>
            </text:list-item>
            <text:list-item>
              <text:p text:style-name="P409">(Written to file) Inode id as <text:span text:style-name="T491">var</text:span>int, <text:span text:style-name="T491">buffer length as varint, offset within content space as varint</text:span>. Since chunks carry same id as the journal entry there is no need to reference it. <text:span text:style-name="T492">Other fields are merely for pretty printing. </text:span></text:p>
            </text:list-item>
            <text:list-item>
              <text:p text:style-name="P415">(Appended to file) <text:span text:style-name="T489">(</text:span>same <text:span text:style-name="T491">fields </text:span>as <text:span text:style-name="T493">file write)</text:span></text:p>
            </text:list-item>
            <text:list-item>
              <text:p text:style-name="P409">(Truncated file) Inode id as <text:span text:style-name="T490">var</text:span>int. <text:span text:style-name="T487">File’s chunk map represents the truncation as one of the chunks but using a different type of entry does not require reading the inode to differentiate between chunks representing writes and truncations. </text:span></text:p>
            </text:list-item>
            <text:list-item>
              <text:p text:style-name="P416">(Moved file) Inode id of <text:span text:style-name="T494">source </text:span>parent director<text:span text:style-name="T494">y</text:span> as <text:span text:style-name="T494">var</text:span>int, inode id of <text:span text:style-name="T494">destination </text:span>parent director<text:span text:style-name="T494">y</text:span> as <text:span text:style-name="T494">var</text:span>int, <text:span text:style-name="T494">source path length as varint, source path as UTF8 encoded string, destination path length as varint, destination path as UTF8 encoded string. This also represents a renamed file. </text:span></text:p>
            </text:list-item>
            <text:list-item>
              <text:p text:style-name="P417">(Removed file) File inode id as varint, parent directory inode id as varint, path length as varint, path as UTF8 encoded string. </text:p>
            </text:list-item>
            <text:list-item>
              <text:p text:style-name="P418">(Created directory) <text:span text:style-name="T494">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419">(Removed directory) <text:span text:style-name="T495">Directory inode id as varint, parent directory inode id as varint, path length as varint, path as UTF8 encoded string, forced removal as byte boolean. Non empty directories can be removed, but for safety it requires root privileges. </text:span></text:p>
            </text:list-item>
            <text:list-item>
              <text:p text:style-name="P413">(<text:span text:style-name="T521">Un</text:span>mounted volume) No fields. This is used for informing the user. </text:p>
            </text:list-item>
          </text:list>
        </text:list-item>
      </text:list>
      <text:p text:style-name="P122"/>
      <text:h text:style-name="P370" text:outline-level="4"><text:bookmark-start text:name="__RefHeading___Toc12232_1922678716"/>Extents <text:bookmark-end text:name="__RefHeading___Toc12232_1922678716"/></text:h>
      <text:p text:style-name="P133">can be either of the few types: file inode, directory inode, symlink inode, data extent, or a special extent used for journal<text:span text:style-name="T475">s and </text:span>extent map<text:span text:style-name="T475">s</text:span>. Depending on the type, the data structure is like the following: </text:p>
      <text:p text:style-name="P134"/>
      <text:p text:style-name="P134">File inode: </text:p>
      <text:list xml:id="list3618531537" text:style-name="L7">
        <text:list-item>
          <text:p text:style-name="P383">Checksum covering further fields, <text:span text:style-name="T474">keyed from any parent directory, parametrized by id. </text:span></text:p>
        </text:list-item>
        <text:list-item>
          <text:p text:style-name="P420">Unique volume wide id, <text:span text:style-name="T523">as varint</text:span>. This is the same id that is used by the extent map to translate into <text:span text:style-name="T527">byte range</text:span>. <text:span text:style-name="T476">Also it is the revision number of the file creation operation. </text:span></text:p>
        </text:list-item>
        <text:list-item>
          <text:p text:style-name="P420">Hard links, as a <text:span text:style-name="T520">set</text:span> of extent ids <text:span text:style-name="T523">as varints</text:span>. <text:span text:style-name="T456">These</text:span> are ids of parent directory inodes that reference this file. <text:span text:style-name="T456">Analogously directory inodes keep id of the file assigned to filename. </text:span></text:p>
        </text:list-item>
        <text:list-item>
          <text:p text:style-name="P423">Chunk map, as a list of tuples containing: revision number, byte range in content space, extent id of the data extent in which <text:span text:style-name="T528">chunk </text:span>is stored, byte range within that data extent (can be <text:span text:style-name="T462">shorter</text:span> due to compression, <text:span text:style-name="T480">equal means no compression, zero means it was a truncation</text:span>). <text:span text:style-name="T457">Some chunks represent file truncation and holes, and do not refer to any extent. Also some chunks refer to ownership or permission changes, or atime mtime ctime changes, or extended attributes changes, and therefore are interpreted differently. Adjacent entries can have same revision number if they represent different information but same operation. </text:span></text:p>
        </text:list-item>
        <text:list-item>
          <text:p text:style-name="P424">Ignored revisions, as a list of revision ranges. This is <text:span text:style-name="T458">only </text:span>used when reverting. Journal provides explanations of each revision and snapshots point to particular revisions. </text:p>
        </text:list-item>
        <text:list-item>
          <text:p text:style-name="P427">File size, owner and permissions, <text:span text:style-name="T464">first 64 bytes of content, datetimes for atime mtime ctime</text:span> for the newest revision. Those can be computed from the chunk map for any revision but newest values are cached here.</text:p>
        </text:list-item>
        <text:list-item>
          <text:p text:style-name="P405"><text:span text:style-name="T298">E</text:span><text:span text:style-name="T240">ncryption and authentication keys </text:span><text:span text:style-name="T319">and schemes </text:span><text:span text:style-name="T240">to </text:span><text:span text:style-name="T308">be used on </text:span><text:span text:style-name="T321">data </text:span><text:span text:style-name="T308">chunks</text:span><text:span text:style-name="T302">. </text:span></text:p>
        </text:list-item>
        <text:list-item>
          <text:p text:style-name="P430"><text:span text:style-name="T302">Padding bytes,</text:span><text:span text:style-name="T314"> </text:span><text:span text:style-name="T320">needed for sector alignment and </text:span><text:span text:style-name="T314">discarded during parsing. </text:span></text:p>
        </text:list-item>
      </text:list>
      <text:p text:style-name="P139"><text:soft-page-break/>In memory only: </text:p>
      <text:list xml:id="list1923483783" text:style-name="L8">
        <text:list-item>
          <text:p text:style-name="P432">Is dirty, as a boolean flag. When set this means the inode needs to be persisted, even if there are no dirty <text:span text:style-name="T463">data </text:span>chunks. </text:p>
        </text:list-item>
        <text:list-item>
          <text:p text:style-name="P435">Dirty chunks, as a dict from chunk ids (which are also revision numbers) to byte buffers holding the data to be persisted. <text:span text:style-name="T461">Newest entries in the chunk map refer to these buffers, they do not have on disk locations yet. </text:span>This collection becomes empty after a checkpoint. <text:span text:style-name="T522">Global cache may still keep these chunks for further read operations. </text:span></text:p>
        </text:list-item>
        <text:list-item>
          <text:p text:style-name="P436">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37"/>
      <text:p text:style-name="P135"><text:span text:style-name="T464">Directory</text:span> inode: </text:p>
      <text:list xml:id="list101631653779227" text:continue-list="list3618531537" text:style-name="L7">
        <text:list-item>
          <text:p text:style-name="P384">Checksum covering further fields, <text:span text:style-name="T474">keyed from any parent directory, parametrized by id. Root directory is keyed from fsdict. </text:span></text:p>
        </text:list-item>
        <text:list-item>
          <text:p text:style-name="P421">Unique volume wide id. This is the same id that is used by the extent map to translate into extent info. <text:span text:style-name="T476">Also it is the revision number of the dir creation operation. </text:span></text:p>
        </text:list-item>
        <text:list-item>
          <text:p text:style-name="P439">Entries map, as a <text:span text:style-name="T465">list of tuples containing: revision number, </text:span>filename, extent id, and type (regular file, dir, symlink)<text:span text:style-name="T465">. </text:span>Some entries represent unlinking by associating filenames with null ids. <text:span text:style-name="T457">Also some entries refer to ownership or permission change and therefore are interpreted differently. </text:span></text:p>
        </text:list-item>
        <text:list-item>
          <text:p text:style-name="P425">Ignored revisions, as a list of revision ranges. This is <text:span text:style-name="T458">only </text:span>used when reverting. Journal provides explanations of each revision and snapshots point to particular revisions. </text:p>
        </text:list-item>
        <text:list-item>
          <text:p text:style-name="P428"><text:span text:style-name="T466">Link count (number of entries) and o</text:span>wner and permissions for the newest revision. Those can be computed from <text:span text:style-name="T466">entries</text:span> map for any revision but newest values are cached here. </text:p>
        </text:list-item>
        <text:list-item>
          <text:p text:style-name="P441">Datetimes for atime, mtime, ctime. These are not affected by revisioning or reverting. </text:p>
        </text:list-item>
        <text:list-item>
          <text:p text:style-name="P406"><text:span text:style-name="T298">E</text:span><text:span text:style-name="T240">ncryption and authentication keys </text:span><text:span text:style-name="T319">and schemes </text:span><text:span text:style-name="T240">to </text:span><text:span text:style-name="T308">be used on inodes</text:span><text:span text:style-name="T302">. </text:span></text:p>
        </text:list-item>
        <text:list-item>
          <text:p text:style-name="P430"><text:span text:style-name="T302">Padding bytes. </text:span><text:span text:style-name="T314">These bytes are discarded during parsing. </text:span></text:p>
        </text:list-item>
      </text:list>
      <text:p text:style-name="P140">In memory only: </text:p>
      <text:list xml:id="list1993274924" text:style-name="L9">
        <text:list-item>
          <text:p text:style-name="P433">Is dirty, as a boolean flag. When set this means the inode needs to be persisted, <text:span text:style-name="T467">because some fields were changed. </text:span></text:p>
        </text:list-item>
        <text:list-item>
          <text:p text:style-name="P437">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23"/>
      <text:p text:style-name="P136"><text:span text:style-name="T468">Symlink </text:span>inode: </text:p>
      <text:list xml:id="list101631546196517" text:continue-list="list101631653779227" text:style-name="L7">
        <text:list-item>
          <text:p text:style-name="P384">Checksum covering further fields, <text:span text:style-name="T474">keyed from any parent directory, parametrized by id.</text:span></text:p>
        </text:list-item>
        <text:list-item>
          <text:p text:style-name="P421">Unique volume wide id. This is the same id that is used by the extent map to translate into extent info. <text:span text:style-name="T476">Also it is the revision number of the link creation operation. </text:span></text:p>
        </text:list-item>
        <text:list-item>
          <text:p text:style-name="P440">Entries map, as a <text:span text:style-name="T465">list of tuples containing: revision number, and target </text:span>filename<text:span text:style-name="T465">. </text:span>Some entries represent unlinking by <text:span text:style-name="T469">assigning null filenames</text:span>. <text:span text:style-name="T457">Also some entries refer to ownership or permission change and therefore are interpreted differently. </text:span></text:p>
        </text:list-item>
        <text:list-item>
          <text:p text:style-name="P426">Ignored revisions, as a list of revision ranges. This is <text:span text:style-name="T458">only </text:span>used when reverting. Journal provides explanations of each revision and snapshots point to particular revisions. </text:p>
        </text:list-item>
        <text:list-item>
          <text:p text:style-name="P429"><text:span text:style-name="T498">O</text:span>wner and permissions, <text:span text:style-name="T498">and target </text:span>for the newest revision. Those can be computed from the chunk map for any revision but newest values are cached here.</text:p>
        </text:list-item>
        <text:list-item>
          <text:p text:style-name="P442">Datetimes for atime, mtime, ctime. These are not affected by revisioning or reverting. </text:p>
        </text:list-item>
        <text:list-item>
          <text:p text:style-name="P430">Padding bytes. <text:span text:style-name="T478">These bytes are discarded during parsing. </text:span></text:p>
        </text:list-item>
      </text:list>
      <text:p text:style-name="P141">In memory only: </text:p>
      <text:list xml:id="list2436499775" text:style-name="L10">
        <text:list-item>
          <text:p text:style-name="P434">Is dirty, as a boolean flag. When set this means the inode needs to be persisted, <text:span text:style-name="T467">because some fields were changed. </text:span></text:p>
        </text:list-item>
        <text:list-item>
          <text:p text:style-name="P438"><text:soft-page-break/>Frozen at revisions, as a <text:span text:style-name="T519">set</text:span>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24"/>
      <text:p text:style-name="P142">Data extent: </text:p>
      <text:list xml:id="list3253629237" text:style-name="L11">
        <text:list-item>
          <text:p text:style-name="P443">Algorithm selection, as <text:span text:style-name="T524">varint. Implies </text:span>length of checksum field. </text:p>
        </text:list-item>
        <text:list-item>
          <text:p text:style-name="P385">Checksum covering further fields, <text:span text:style-name="T477">keyed from the file inode, parametrized by id. </text:span></text:p>
        </text:list-item>
        <text:list-item>
          <text:p text:style-name="P422">Unique incremental volume wide id, <text:span text:style-name="T525">as varint</text:span>. This is the same id that is used by the extent map to translate into <text:span text:style-name="T526">byte range</text:span>. <text:span text:style-name="T476">Also it is the revision number of the fle write operation. </text:span></text:p>
        </text:list-item>
        <text:list-item>
          <text:p text:style-name="P445">Concatenation of <text:span text:style-name="T473">variable size </text:span>data chunks. </text:p>
        </text:list-item>
        <text:list-item>
          <text:p text:style-name="P431">Padding bytes. Extents must be sector aligned. Since the file inode keeps track of internal chunk structure, it does not matter how much bytes were added. Extent map keeps track of <text:span text:style-name="T518">entire </text:span>extent size. <text:span text:style-name="T479">Chunks do not need padding. </text:span></text:p>
        </text:list-item>
      </text:list>
      <text:p text:style-name="P138"/>
      <text:p text:style-name="P143">Data chunk: </text:p>
      <text:list xml:id="list2130350890" text:style-name="L12">
        <text:list-item>
          <text:p text:style-name="P444"><text:span text:style-name="T524">Cheksum </text:span>algorithm selection, as <text:span text:style-name="T524">varint</text:span>, implying length of checksum field. </text:p>
        </text:list-item>
        <text:list-item>
          <text:p text:style-name="P386">Checksum covering <text:span text:style-name="T517">data field</text:span>, <text:span text:style-name="T477">keyed from the file inode, parametrized by id. </text:span></text:p>
        </text:list-item>
        <text:list-item>
          <text:p text:style-name="P446">Compression algorithm selection, as varint. </text:p>
        </text:list-item>
        <text:list-item>
          <text:p text:style-name="P447">Data, as bytes. Chunk map keeps track of <text:span text:style-name="T517">the entire chunk size. </text:span></text:p>
        </text:list-item>
      </text:list>
      <text:p text:style-name="P143"/>
      <text:h text:style-name="P370" text:outline-level="4"><text:bookmark-start text:name="__RefHeading___Toc12234_1922678716"/><text:span text:style-name="T722">Abstract</text:span> data structures <text:bookmark-end text:name="__RefHeading___Toc12234_1922678716"/></text:h>
      <text:p text:style-name="P145">like diskdict, pooldict, and fsdict are stored in rings and the extent map, and journal entries as stored in chains. These two generic data structures are described below. </text:p>
      <text:p text:style-name="P146"/>
      <text:p text:style-name="P146">Ring extent: </text:p>
      <text:list xml:id="list2479496684" text:style-name="L13">
        <text:list-item>
          <text:p text:style-name="P448">Concatenation of fixed size chunks. </text:p>
        </text:list-item>
        <text:list-item>
          <text:p text:style-name="P448">Padding bytes. The extent must be sector aligned. Sector size is externally provided. </text:p>
        </text:list-item>
      </text:list>
      <text:p text:style-name="P146"/>
      <text:p text:style-name="P146">Ring chunk: </text:p>
      <text:list xml:id="list3023182205" text:style-name="L14">
        <text:list-item>
          <text:p text:style-name="P387">Checksum covering further fields, <text:span text:style-name="T484">can be keyed or parametrized. </text:span></text:p>
        </text:list-item>
        <text:list-item>
          <text:p text:style-name="P449">Revision number. This is also the revision of checkpointing operation. When a ring holds few valid chunks (valid checksums) then revision number dictates which value is current. When a value is duplicated across few different rings, this number also dictates which value is current. </text:p>
        </text:list-item>
        <text:list-item>
          <text:p text:style-name="P449">Length of data, in bytes. </text:p>
        </text:list-item>
        <text:list-item>
          <text:p text:style-name="P449">Data <text:span text:style-name="T485">blob</text:span>. </text:p>
        </text:list-item>
      </text:list>
      <text:p text:style-name="P146"/>
      <text:p text:style-name="P146">Chain extent: </text:p>
      <text:list xml:id="list1659109034" text:style-name="L15">
        <text:list-item>
          <text:p text:style-name="P450">Concatenation of variable size chunks. </text:p>
        </text:list-item>
      </text:list>
      <text:p text:style-name="P146"/>
      <text:p text:style-name="P146">Chain chunk: </text:p>
      <text:list xml:id="list4091481270" text:style-name="L16">
        <text:list-item>
          <text:p text:style-name="P388">Checksum covering further fields, <text:span text:style-name="T485">can be keyed or parametrized. </text:span></text:p>
        </text:list-item>
        <text:list-item>
          <text:p text:style-name="P451">Revision number. This is also the revision of checkpointing operation. <text:span text:style-name="T485">All valid chunks (that have valid checksum) from the beginning of the chain are considered part of the current value</text:span>. When a value is duplicated across few different <text:span text:style-name="T485">chains</text:span>, this number also dictates which <text:span text:style-name="T485">chain is most up to date. </text:span></text:p>
        </text:list-item>
        <text:list-item>
          <text:p text:style-name="P408">Length <text:span text:style-name="T470">of data, in bytes. </text:span></text:p>
        </text:list-item>
        <text:list-item>
          <text:p text:style-name="P408"><text:soft-page-break/><text:span text:style-name="T470">Length of </text:span>padding, in bytes. </text:p>
        </text:list-item>
        <text:list-item>
          <text:p text:style-name="P408">Data blob. </text:p>
        </text:list-item>
        <text:list-item>
          <text:p text:style-name="P408">Padding bytes. Chunks must be sector aligned. <text:span text:style-name="T483">Sector size is provided in fsdict. </text:span></text:p>
        </text:list-item>
      </text:list>
      <text:p text:style-name="P144"/>
      <text:p text:style-name="P144"/>
      <text:h text:style-name="P365" text:outline-level="3"><text:bookmark-start text:name="__RefHeading___Toc4353_419811028"/>User exposed methods<text:bookmark-end text:name="__RefHeading___Toc4353_419811028"/></text:h>
      <text:p text:style-name="P1">Regardless of implementation, in kernel, through FUSE or Dokan, a GUI application, or a base class in some programming language, the set of methods for <text:span text:style-name="T507">manipulating</text:span> files and directories is the same. Only one of the interfaces above needs to be truly implemented, as other can be mere wrappers. </text:p>
      <text:p text:style-name="P143"/>
      <text:p text:style-name="P147">Mounting a pool: <text:span text:style-name="T481">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48"/>
      <text:p text:style-name="P149">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P1"/>
      <text:p text:style-name="P151">Creating a file: <text:span text:style-name="T497">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incremented. New file inode is created, the revision number is assigned as the id. Journal entry is added. Inode is retained in memory and considered dirty. </text:span></text:p>
      <text:p text:style-name="P150"/>
      <text:p text:style-name="P152">Opening a file: <text:span text:style-name="T497">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persisted on disk. </text:span></text:p>
      <text:p text:style-name="P154">If path is like “/dirname/filename?rev<text:span text:style-name="T513">=</text:span>21” then file is opened as read only, chunk map is filtered so only chunks up to specified revision are visible, stat fields are computed from the chunk map rather than taken from inode fields directly, and inode becomes frozen at specified revision <text:span text:style-name="T514">or completely. </text:span></text:p>
      <text:p text:style-name="P150"/>
      <text:p text:style-name="P153">Writing to a file: Open handle is used to find the inode in memory. <text:span text:style-name="T497">Revision number is recorded and incremented. New chunk is added to the chunk map, with id set to revision number, buffer size set as the buffer provided, and a pointer to the buffer. Data buffer is stored in memory for </text:span><text:soft-page-break/><text:span text:style-name="T497">further persistence and read operations, and is considered dirty. Overwrites do not discard previous buffers. Other inode fields such as newest file size and mtime are updated. </text:span></text:p>
      <text:p text:style-name="P130"/>
      <text:p text:style-name="P155">Closing a file: <text:span text:style-name="T499">Open handle is used to find the inode in memory. If file was opened for particular revision, then inode is thawed for that revision. Handle is invalidated. Dirty inode and data are not persisted immediately and remain in memory. </text:span></text:p>
      <text:p text:style-name="P155"/>
      <text:p text:style-name="P156">Removing a file: <text:span text:style-name="T497">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01">Extent map is not changed. Journal entry is added. </text:span>Parent directory <text:span text:style-name="T497">inode is </text:span>marked dirty and remains <text:span text:style-name="T497">in memory. </text:span></text:p>
      <text:p text:style-name="P156"/>
      <text:p text:style-name="P157">Checkpointing: This is an internal operation called whenever few seconds have passed or enough dirty inodes or data accumulated in memory. For <text:span text:style-name="T503">each </text:span>dirty file inode, all dirty data chunks are processed by compressor. <text:span text:style-name="T503">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11">or few extents depending on available free space</text:span>, each <text:span text:style-name="T504">chunk followed by its </text:span>checksum. Inode chunk map is updated with <text:span text:style-name="T502">new </text:span>extent id <text:span text:style-name="T502">(new revision number for each data extent) </text:span>and offsets/lengths <text:span text:style-name="T512">within extent</text:span>. <text:span text:style-name="T502">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157"/>
      <text:p text:style-name="P158">Background process: <text:span text:style-name="T515">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and joined as part of defragmentation. Chunks can be recompressed if needed. Moved extents 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159"/>
      <text:p text:style-name="P160">Conduits: Since FUSE does properly implement ioctl operations, not allowing data structures to be passed as parameters, alternative mechanism is going to be used for special operations. Each open() call having a path “?ioctl?” is going to return a descriptor connected to nothing. Writing to it represents a request with <text:span text:style-name="T516">parameters</text:span> passed as buffer, and blocks until that request completes. Reading from it returns the result of last operation. Several conduits can <text:span text:style-name="T642">be </text:span>used concurrently. </text:p>
      <text:p text:style-name="P131"/>
      <text:h text:style-name="P346" text:outline-level="1"><draw:frame draw:style-name="fr1" draw:name="Logo over Mission Statement" text:anchor-type="paragraph" svg:x="14.944cm" svg:y="-0.289cm" svg:width="2cm" svg:height="1.55cm" draw:z-index="9"><draw:image xlink:href="../../logotypes/green-top.png" xlink:type="simple" xlink:show="embed" xlink:actuate="onLoad" draw:mime-type="image/png"/></draw:frame><text:bookmark-start text:name="__RefHeading___Toc5433_1259271636"/>Work breakdown structure <text:span text:style-name="T724">and Schedule</text:span><text:line-break/><text:span text:style-name="T8">Implementation in </text:span><text:span text:style-name="T729">Python/FUSE</text:span><text:bookmark-end text:name="__RefHeading___Toc5433_1259271636"/></text:h>
      <text:p text:style-name="P243"/>
      <text:h text:style-name="P351" text:outline-level="2"><text:bookmark-start text:name="__RefHeading___Toc3098_21392783381"/>Introduction<text:bookmark-end text:name="__RefHeading___Toc3098_21392783381"/></text:h>
      <text:p text:style-name="P269"><text:span text:style-name="T645">(</text:span>This chapter is still being written and is therefore inconsistent and incomplete. <text:span text:style-name="T686">You may want to wait until it is finished and read it later. )</text:span></text:p>
      <text:p text:style-name="P189"/>
      <text:p text:style-name="P189">This chapter describes <text:span text:style-name="T734">the </text:span>first <text:span text:style-name="T734">(but possibly also the last) </text:span>attempted implementation of the filesystem. <text:span text:style-name="T611">The exact implementation guide is the main specification, and this document only serves as a work breakdown structure. There will be two separate campaigns, and difficult features were moved towards the second half. Python and FUSE framework were chosen as the purpose of this project is </text:span><text:span text:style-name="T730">features </text:span><text:span text:style-name="T731">over </text:span><text:span text:style-name="T732">performance</text:span><text:span text:style-name="T612">. Hopefully, this implementation will be able to reach or surpass competitive benchmarks with Ext4 and Btrfs. This is quite plausible because Python and FUSE overhead should still be negligible compared to disk seeks that this design avoids, and heavy methods can be rewritten in native speed Cython. Even if benchmark results are not beaten, it will be a useful filesystem where features outweigh performance, and as it gains more popularity and a large user base, it will serve as a reference implementation to speed up development of an in-kernel high performance implementation. Implementation effort will result in both the code itself and an extensive documentation of how it works, to be used as a teaching material, both released to open source community to benefit all. </text:span></text:p>
      <text:p text:style-name="P189"/>
      <text:p text:style-name="P258">It should be noted that descriptions below seem overly simple when in fact they are not. Design is highly experimental and work described includes implicitly much time spent on experimenting.</text:p>
      <text:p text:style-name="P259">TBA timelines, <text:span text:style-name="T708">implementation guides, acceptance guides</text:span></text:p>
      <text:p text:style-name="P256">Consider Python/FUSE <text:span text:style-name="T713">and </text:span>Mono/FUSE and in-kernel implementation. </text:p>
      <text:p text:style-name="P189"/>
      <text:h text:style-name="Heading_20_4" text:outline-level="4"><text:bookmark-start text:name="__RefHeading___Toc5435_1259271636"/>In-memory filesystem<text:bookmark-end text:name="__RefHeading___Toc5435_1259271636"/></text:h>
      <text:p text:style-name="P190">Objective is a memory only filesystem that supports basic <text:span text:style-name="T613">operations like </text:span>add/remove/<text:span text:style-name="T614">rename</text:span> and read/write/<text:span text:style-name="T613">truncate/setcontents and stat/statfs</text:span>. <text:span text:style-name="T615">Code can run on single thread with no concurrency, at least until later. Primarily </text:span>the purpose is to become <text:span text:style-name="T616">acquainted</text:span> with FUSE <text:span text:style-name="T617">performance quirks and establish how to obtain best throughput and lowest delays, and to document these findings for other developers as a guide. On public forums there are many complains as to its performance and many posts to the opposite, but no one has made it known what works. Secondly this code will serve as basis for further phases. </text:span></text:p>
      <text:p text:style-name="P190"/>
      <text:h text:style-name="Heading_20_4" text:outline-level="4"><text:bookmark-start text:name="__RefHeading___Toc5437_1259271636"/>Revision history<text:bookmark-end text:name="__RefHeading___Toc5437_1259271636"/></text:h>
      <text:p text:style-name="P184">Objective is to extend previous code to preserve <text:span text:style-name="T618">high resolution </text:span>history <text:span text:style-name="T619">of each operation. Only newest views are supported at this point, no reverting or previous views. This phase adds a chunk map to inode structure, different for regular files and directories and symlinks. Inodes must only append new entries on every operation. No compaction happens at this point. </text:span></text:p>
      <text:p text:style-name="P190"/>
      <text:h text:style-name="Heading_20_4" text:outline-level="4"><text:bookmark-start text:name="__RefHeading___Toc5439_1259271636"/>Reverting<text:bookmark-end text:name="__RefHeading___Toc5439_1259271636"/></text:h>
      <text:p text:style-name="P184">Objective is to extend previous code <text:span text:style-name="T620">to support reverting files and directories to previous </text:span><text:soft-page-break/><text:span text:style-name="T620">states. Backward and forward reverting must be effectuated by only appending entries. Forward reverting means undoing an undo, back to original revision. No compaction happens at this point. Reverting a parent directory closes sub files for safety reasons. </text:span></text:p>
      <text:p text:style-name="P191"/>
      <text:h text:style-name="Heading_20_4" text:outline-level="4"><text:bookmark-start text:name="__RefHeading___Toc5441_1259271636"/>Snapshots<text:bookmark-end text:name="__RefHeading___Toc5441_1259271636"/></text:h>
      <text:p text:style-name="P184">Objective is to extend previous code <text:span text:style-name="T620">to support snapshots. Both creating removing and enumerating should be enabled. Reverting to a snapshot is just the same as reverting to a revision it references. This complicates garbage collection but that is not implemented yet. </text:span></text:p>
      <text:p text:style-name="P191"/>
      <text:h text:style-name="Heading_20_4" text:outline-level="4"><text:bookmark-start text:name="__RefHeading___Toc5443_1259271636"/>Cloning<text:bookmark-end text:name="__RefHeading___Toc5443_1259271636"/></text:h>
      <text:p text:style-name="P184">Objective is to extend previous code to <text:span text:style-name="T621">support file and directory cloning. Filesystem must support instantaneous clone operation on both files and directories. After cloning, both clones must not share further changes and be independently modifiable and revertible. Multiple views can be open at the same time to different clones. </text:span></text:p>
      <text:p text:style-name="P184"/>
      <text:h text:style-name="Heading_20_4" text:outline-level="4"><text:bookmark-start text:name="__RefHeading___Toc5445_1259271636"/>Read-only views<text:bookmark-end text:name="__RefHeading___Toc5445_1259271636"/></text:h>
      <text:p text:style-name="P184">Objective is to extend previous code <text:span text:style-name="T620">to support opening files and directories at earlier revisions in read only mode, also called previous views. Multiple views can be open at the same time, as both editable current view and read only previous views. </text:span></text:p>
      <text:p text:style-name="P192"/>
      <text:h text:style-name="Heading_20_4" text:outline-level="4"><text:bookmark-start text:name="__RefHeading___Toc5447_1259271636"/>Garbage collection<text:bookmark-end text:name="__RefHeading___Toc5447_1259271636"/></text:h>
      <text:p text:style-name="P184">Objective is to extend previous code <text:span text:style-name="T622">with compacting inodes. Since disk space is not yet used, objects can be merely dropped. Compacting process must work in small batches, as normal operations will be interleaved with compacting operations. Open inodes can be withheld from compaction entirely or partially. Obviously, regular files and directories inodes are processed by different although similar algorithms. </text:span></text:p>
      <text:p text:style-name="P193"/>
      <text:h text:style-name="Heading_20_4" text:outline-level="4"><text:bookmark-start text:name="__RefHeading___Toc5449_1259271636"/>Free map, and space allocation<text:bookmark-end text:name="__RefHeading___Toc5449_1259271636"/></text:h>
      <text:p text:style-name="P194">Objective is to extend previous code with <text:span text:style-name="T623">an </text:span>internal structure, the free map. A free map is like a buddy allocator, keeping track of free space as extents. <text:span text:style-name="T624">Extents must be sector aligned. </text:span>Adjacent extents must be merged upon deallocation, <text:span text:style-name="T625">and free extents must be split on allocation. Map should allow for multiple allocations by coalescing requests. Extents must be grouped and divided by segments. The map is to be serializable to and from blobs and diff blobs. </text:span></text:p>
      <text:p text:style-name="P194"/>
      <text:h text:style-name="Heading_20_4" text:outline-level="4"><text:bookmark-start text:name="__RefHeading___Toc5451_1259271636"/>Extent map, <text:span text:style-name="T626">and inode allocation</text:span><text:bookmark-end text:name="__RefHeading___Toc5451_1259271636"/></text:h>
      <text:p text:style-name="P194">Objective is to extend previous code with <text:span text:style-name="T623">an </text:span>internal structure, the extent map. An extent map is a dictionary mapping integer ids to byte ranges (<text:span text:style-name="T627">offset pairs</text:span>). <text:span text:style-name="T628">Map must support allocation and deallocation and reassignment of ids. The map is to be serializable to and from blobs and diff blobs. </text:span></text:p>
      <text:p text:style-name="P194"/>
      <text:h text:style-name="Heading_20_4" text:outline-level="4"><text:bookmark-start text:name="__RefHeading___Toc5453_1259271636"/>Journal, <text:span text:style-name="T629">and entry allocation</text:span><text:bookmark-end text:name="__RefHeading___Toc5453_1259271636"/></text:h>
      <text:p text:style-name="P194">Objective is to extend previous code with <text:span text:style-name="T623">an </text:span>internal structure, <text:span text:style-name="T630">the journal. The journal is a data structure containing same entries as inodes but with additional fields, namely affected inode ids. Must support appending and removal of latest entries, and forward iteration. The journal is to be serializable to and from blobs and diff blobs. </text:span></text:p>
      <text:p text:style-name="P190"/>
      <text:h text:style-name="Heading_20_4" text:outline-level="4"><text:bookmark-start text:name="__RefHeading___Toc5455_1259271636"/><text:soft-page-break/>Inodes <text:span text:style-name="T631">and data</text:span><text:bookmark-end text:name="__RefHeading___Toc5455_1259271636"/></text:h>
      <text:p text:style-name="P184">Objective is to extend previous code <text:span text:style-name="T620">to enable serialization of inodes and data to and from blobs. Inodes are always made into a single blob, however data chunks can be coalesced into data extents depending on how large extents can be allocated. This phase is easier than previous three, as inodes are mostly done and this is just ensuring their serialization into blobs. Note that data is not stored on disk yet. </text:span></text:p>
      <text:p text:style-name="P195"/>
      <text:h text:style-name="P372" text:outline-level="4"><text:bookmark-start text:name="__RefHeading___Toc5457_1259271636"/>Checkpointing<text:bookmark-end text:name="__RefHeading___Toc5457_1259271636"/></text:h>
      <text:p text:style-name="P184">Objective is to extend previous code <text:span text:style-name="T632">to store extents to disk over time (checkpointing), and to load extents from disk and parse them on demand. Persisted objects can be immediately dropped in memory, without caching. This phase adds rings and chains abstract types. </text:span></text:p>
      <text:p text:style-name="P196"/>
      <text:h text:style-name="Heading_20_4" text:outline-level="4"><text:bookmark-start text:name="__RefHeading___Toc5459_1259271636"/>LRU cache<text:bookmark-end text:name="__RefHeading___Toc5459_1259271636"/></text:h>
      <text:p text:style-name="P184">Objective is to extend previous code <text:span text:style-name="T620">to support caching of inodes and data. In case of metadata, either parsed inodes can be cached or their blobs. In case of data, either entire data extents can be cached or individual data chunks. There is a trade-off here, as blobs are more compact so more can be stored but parsing them takes a non-trivial amount of computation. It would be even possible to make a hybrid model, that caches both types depending on setting or runtime condition. Cache should occupy up to specified amount of bytes and drop objects when overfilling. Explicit emptying should also be allowed. Objects still in use should also be counted into the quota. In that respect the cache is also the write-back buffer, the buffer cache. </text:span></text:p>
      <text:p text:style-name="P197"/>
      <text:h text:style-name="Heading_20_4" text:outline-level="4"><text:bookmark-start text:name="__RefHeading___Toc5461_1259271636"/>Defragmentation<text:bookmark-end text:name="__RefHeading___Toc5461_1259271636"/></text:h>
      <text:p text:style-name="P184">Objective is to extend previous code <text:span text:style-name="T620">to support reclaiming disk space over time and reorganizing data into sequential-like layout. Defragmenting process must work in small batches, as normal operations will be interleaved with compacting operations. Primarily, this process actively counteracts external fragmentation. As data extents keep dropping chunks, they become sparse. More importantly, as extents are re-written into new locations their previous copies get unallocated thus leaving holes in their segments. Those holes can be used for sporadic allocations but should be removed by compacting segments. Algorithm used for selecting extents to be moved and their destinations remains to be invented. Secondly, this process counteracts internal fragmentation. Files that have been rewritten or written too slowly or non-sequentially will eventually be selected to be reorganized on disk. Algorithm for laying out data chunks have been specified in main document, however selecting files remains to be invented. Also the user can explicitly select files for immediate defrag and continuously ask for progress report. </text:span></text:p>
      <text:p text:style-name="P187"/>
      <text:h text:style-name="Heading_20_4" text:outline-level="4"><text:bookmark-start text:name="__RefHeading___Toc5463_1259271636"/>Preallocation<text:bookmark-end text:name="__RefHeading___Toc5463_1259271636"/></text:h>
      <text:p text:style-name="P184">Objective is to extend previous code <text:span text:style-name="T620">to support fallocate operation. If the user choses to grow a file in advance, this space remains unusable for other purposes. Each write that fits and does not overwrite any data is stored explicitly there instead of depending on the allocator. If a segment contains both unused space and chunks overwriting each other, they can all be merged and re-written to a new segment location. </text:span></text:p>
      <text:p text:style-name="P184"/>
      <text:h text:style-name="Heading_20_4" text:outline-level="4"><text:bookmark-start text:name="__RefHeading___Toc5465_1259271636"/>Dump utility<text:bookmark-end text:name="__RefHeading___Toc5465_1259271636"/></text:h>
      <text:p text:style-name="P199">Objective is to add a dumping utility that clones a <text:span text:style-name="T633">partition</text:span> to a <text:span text:style-name="T634">qcow2 alike container</text:span>, <text:span text:style-name="T634">and </text:span>include<text:span text:style-name="T634">s</text:span> only metadata. Metadata includes the extent map, allocation map, journal, all inodes. The purpose is to enable end users to share <text:span text:style-name="T635">an </text:span>actual filesystem <text:span text:style-name="T635">for manual debugging </text:span>after they suffered some catastrophic <text:span text:style-name="T634">error</text:span>, both during and after development. Note that dump is considered a different utility than send. Dump is a low-level sparse copy that should work no <text:soft-page-break/>matter what <text:span text:style-name="T636">happened</text:span>, <text:span text:style-name="T637">and</text:span> send allows to very efficiently store a backup but assumes no errors <text:span text:style-name="T638">on disk</text:span>. <text:span text:style-name="T639">Internally and effectively, those are very different tools. </text:span></text:p>
      <text:p text:style-name="P198"/>
      <text:h text:style-name="P373" text:outline-level="4">Extended attributes</text:h>
      <text:p text:style-name="P266">TBA</text:p>
      <text:p text:style-name="P266"/>
      <text:h text:style-name="P374" text:outline-level="4">Send/receive utility</text:h>
      <text:p text:style-name="P260">TBA</text:p>
      <text:p text:style-name="P260"/>
      <text:h text:style-name="P374" text:outline-level="4">Multiple views steganography</text:h>
      <text:p text:style-name="P261">TBA</text:p>
      <text:p text:style-name="P260"/>
      <text:h text:style-name="P374" text:outline-level="4">Multiple devices</text:h>
      <text:p text:style-name="P260">TBA</text:p>
      <text:p text:style-name="P260"/>
      <text:h text:style-name="P374" text:outline-level="4">Multiple but missing devices </text:h>
      <text:p text:style-name="P260">TBA</text:p>
      <text:p text:style-name="P260"/>
      <text:h text:style-name="P374" text:outline-level="4">Concurrency for disk IO, encryption, compr<text:span text:style-name="T709">e</text:span>ssion</text:h>
      <text:p text:style-name="P260">TBA</text:p>
      <text:p text:style-name="P260"/>
      <text:h text:style-name="P374" text:outline-level="4">Emergency deallocation tool</text:h>
      <text:p text:style-name="P255">TBA</text:p>
      <text:p text:style-name="P262"/>
      <text:h text:style-name="P374" text:outline-level="4">Statistics gathering tool</text:h>
      <text:p text:style-name="P263">TBA</text:p>
      <text:p text:style-name="P263"/>
      <text:h text:style-name="P374" text:outline-level="4">Visualisation tool</text:h>
      <text:p text:style-name="P263">TBA</text:p>
      <text:p text:style-name="P263"/>
      <text:h text:style-name="P374" text:outline-level="4">Deduplication</text:h>
      <text:p text:style-name="P265">TBA</text:p>
      <text:p text:style-name="P262"/>
      <text:h text:style-name="Heading_20_4" text:outline-level="4"><text:bookmark-start text:name="__RefHeading___Toc5467_1259271636"/>Conduit special files<text:bookmark-end text:name="__RefHeading___Toc5467_1259271636"/></text:h>
      <text:p text:style-name="P184">Objective is to extend previous code <text:span text:style-name="T620">to support special operations without using ioctl, since FUSE does not properly support ioctl. Opening a special filename opens a virtual file, where writing to it sends a blocking request that returns an error code, and subsequent reading from it returns structured response. </text:span></text:p>
      <text:p text:style-name="P200"/>
      <text:h text:style-name="Heading_20_4" text:outline-level="4"><text:bookmark-start text:name="__RefHeading___Toc5469_1259271636"/>Python class tools<text:bookmark-end text:name="__RefHeading___Toc5469_1259271636"/></text:h>
      <text:p text:style-name="P184">Objective is to <text:span text:style-name="T640">create a Python os2 module extending the os module with file, directory, and </text:span><text:soft-page-break/><text:span text:style-name="T640">special operations. For example, setcontents can ask if this operations is supported and fallback to open truncate write close. File and directory cloning can fallback to deep copy. Requesting structure of a sparse file should fallback to reading entire content and finding zeroed areas. Requesting detailed information, like physical offsets on disk or fragmentation status, and other that are not obtainable through the standard stat/statfs operations. Defragmentation of selected files can be both demanded and its progress monitored. This is a programmer interface around a conduit. </text:span></text:p>
      <text:p text:style-name="P184"/>
      <text:h text:style-name="Heading_20_4" text:outline-level="4"><text:bookmark-start text:name="__RefHeading___Toc5471_1259271636"/>Command-line tools<text:bookmark-end text:name="__RefHeading___Toc5471_1259271636"/></text:h>
      <text:p text:style-name="P184">Objective is to <text:span text:style-name="T640">create a CLI application to support special operations from a terminal. This is a terminal interface around os2 module. Mainly this should produce argparse and pretty printing. Also this should implement proper mkfs utility. </text:span></text:p>
      <text:p text:style-name="P184"/>
      <text:h text:style-name="Heading_20_4" text:outline-level="4"><text:bookmark-start text:name="__RefHeading___Toc5473_1259271636"/>Graphical interface tools<text:bookmark-end text:name="__RefHeading___Toc5473_1259271636"/></text:h>
      <text:p text:style-name="P184">Objective is to <text:span text:style-name="T640">create a GUI applications to support special operations from a desktop. Nautilus extensions over standalone applications are preferred. This is a GUI interface around the os2 module. Mainly this should produce meaningful information to the end users. </text:span></text:p>
      <text:p text:style-name="P184"/>
      <text:h text:style-name="Heading_20_4" text:outline-level="4"><text:bookmark-start text:name="__RefHeading___Toc5475_1259271636"/>Benchmarks<text:bookmark-end text:name="__RefHeading___Toc5475_1259271636"/></text:h>
      <text:p text:style-name="P184">Objective is to <text:span text:style-name="T640">create a benchmarking methodology or incorporate existing one. Competitors like Ext4 and Btrfs will go through a passthrough FUSE layer to unbias results affected by context switching and FUSE internals. Benchmarking framework will work by doing same sets of operations on separate filesystems, interleaved. This simulates usage over longer periods , and shows how fragmentation affects long term performance. Comprehensive measurements should be made, with plots and detailed conclusions. Once the benchmarking code has been set up, it can also be used to do A/B testing when adding improvements to the codebase. If competitors were beaten, it will also bring more attention to the entire effort. As a side effect, this also produces a unit testing framework that allows to check if entire filesystem code is correct, by comparing entire state across filesystems. </text:span></text:p>
      <text:p text:style-name="P184"/>
      <text:h text:style-name="P375" text:outline-level="4"><text:bookmark-start text:name="__RefHeading___Toc5477_1259271636"/>Documentation<text:bookmark-end text:name="__RefHeading___Toc5477_1259271636"/></text:h>
      <text:p text:style-name="P186">Objective is to <text:span text:style-name="T640">create proper man pages, bash completion rules, and user manual PDF. </text:span></text:p>
      <text:p text:style-name="P184"/>
      <text:h text:style-name="Heading_20_4" text:outline-level="4"><text:bookmark-start text:name="__RefHeading___Toc5479_1259271636"/>Public <text:span text:style-name="T641">release</text:span><text:bookmark-end text:name="__RefHeading___Toc5479_1259271636"/></text:h>
      <text:p text:style-name="P184">Objective is to <text:span text:style-name="T641">push into the apt repository with beta status. Since core features already exist and testing framework does not signal any problems, it is time to announce beta availability to a broader audience and start hands on testing on a larger user base. </text:span></text:p>
      <text:p text:style-name="P184"/>
      <text:h text:style-name="P374" text:outline-level="4">Study kernel coding</text:h>
      <text:p text:style-name="P264">TBA</text:p>
      <text:p text:style-name="P188"/>
      <text:p text:style-name="P185"/>
      <text:h text:style-name="P347" text:outline-level="1"><draw:frame draw:style-name="fr1" draw:name="Logo over QA" text:anchor-type="paragraph" svg:x="14.944cm" svg:y="-0.289cm" svg:width="2cm" svg:height="1.55cm" draw:z-index="11"><draw:image xlink:href="../../logotypes/green-top.png" xlink:type="simple" xlink:show="embed" xlink:actuate="onLoad" draw:mime-type="image/png"/></draw:frame><text:bookmark-start text:name="__RefHeading___Toc2986_2139278338"/>Questions and Answers<text:line-break/><text:span text:style-name="T8">Topics that reviewers found unclear</text:span><text:bookmark-end text:name="__RefHeading___Toc2986_2139278338"/></text:h>
      <text:p text:style-name="P233"/>
      <text:p text:style-name="P233">asked by Thistle (pseudonym)</text:p>
      <text:p text:style-name="P233">recorded on 2015-04-10</text:p>
      <text:p text:style-name="P161"/>
      <text:p text:style-name="P63">What control will a user have over wiping of files? Wiping of files is not practical? You mean manual wiping? </text:p>
      <text:p text:style-name="P215">There are two different <text:span text:style-name="T406">actions, regular deletion and permanent deletion</text:span>. <text:span text:style-name="T714">First</text:span> is reversible and <text:span text:style-name="T714">second </text:span>is <text:span text:style-name="T405">permanent. Practicality is meant as both performance and assurance. Wiping in general is a synonym to permanent removal but in this context it means a specific implementation, through overwriting of data in place. Historically, this is how it was done and is still being done. There are two major deficiencies with this approach. First problem, wiping is limited by hard disk performance and file sizes and fragmentation. Hard disks operate usually at maximum of about 150 MB/s assuming no seeks due to fragmentation. Overriding data cannot proceed faster than that. And to be really sure, you should do that 35 times (Gutmann method). Second problem, this method is not safe. Data blocks that are no longer reachable from inode, due to truncates for example, cannot be overridden. In general, it is not possible to find out wether a file used more blocks before that were deallocated, nor to reallocate those specific blocks back. Once a block is deallocated, it is gone and not trackable anymore. Third problem, copy on write mechanism can be applied to data writes, and if so, overwriting has no effect anyway. There is no common interface to find out whether underlying filesystem uses copy on write or not, nor to disable copy on write for a specific file before overwriting. Please also refer </text:span><text:span text:style-name="T736">to </text:span><text:span text:style-name="T405">next question. </text:span></text:p>
      <text:p text:style-name="P161"/>
      <text:p text:style-name="P63">Will there be an option for non-permanent wiping in case a user <text:span text:style-name="T382">accidentally</text:span> wipes a file? What safety measures will be there to prevent <text:span text:style-name="T382">accidental</text:span> complete wiping of content? Or is that a risk users have to take? </text:p>
      <text:p text:style-name="P216"><text:span text:style-name="T402">There are two distinct actions. Regular deletion (</text:span><text:span text:style-name="T737">here </text:span><text:span text:style-name="T402">called </text:span>deletion<text:span text:style-name="T261">) is an action that can be taken by non-privileged user</text:span><text:span text:style-name="T367">s</text:span><text:span text:style-name="T261">. </text:span><text:span text:style-name="T262">User </text:span><text:span text:style-name="T261">processes </text:span><text:span text:style-name="T262">are </text:span><text:span text:style-name="T261">able to take this action without </text:span><text:span text:style-name="T262">any </text:span><text:span text:style-name="T261">user interaction. </text:span><text:span text:style-name="T259">Therefore </text:span><text:span text:style-name="T261">this kind of action </text:span><text:span text:style-name="T367">should be </text:span><text:span text:style-name="T261">inspectable </text:span><text:span text:style-name="T260">and </text:span><text:span text:style-name="T261">undoable. Browsing </text:span><text:span text:style-name="T367">revision </text:span><text:span text:style-name="T261">history reveal</text:span><text:span text:style-name="T262">s</text:span><text:span text:style-name="T261"> </text:span><text:span text:style-name="T367">regular </text:span><text:span text:style-name="T261">deletion</text:span><text:span text:style-name="T367">s</text:span><text:span text:style-name="T261"> and allow</text:span><text:span text:style-name="T262">s</text:span><text:span text:style-name="T261"> recovery, </text:span><text:span text:style-name="T369">at least as long as there exists a version prior to deletion, available either through versioning or snapshot mechanism</text:span><text:span text:style-name="T261">. Permanent deletion (</text:span><text:span text:style-name="T368">here </text:span><text:span text:style-name="T261">called </text:span>wiping<text:span text:style-name="T261">) is a different action that </text:span><text:span text:style-name="T367">should </text:span><text:span text:style-name="T261">require root privileges. </text:span><text:span text:style-name="T367">After a file was wiped </text:span><text:span text:style-name="T369">using the filesystem command-line tool</text:span><text:span text:style-name="T367">, its content including historical revisions is no longer accessible, </text:span><text:span text:style-name="T369">regardless of versioning and snapshots.</text:span><text:span text:style-name="T367"> </text:span></text:p>
      <text:p text:style-name="P161"/>
      <text:p text:style-name="P63">History of changes to files means that all versions of the file remain stored, or at least a history that can be viewed. <text:span text:style-name="T409">I</text:span>sn’t that impractical in some cases of <text:span text:style-name="T382">confidential</text:span> files? An option to not save a file history? </text:p>
      <text:p text:style-name="P283">History of changes is <text:span text:style-name="T534">like </text:span>a list of <text:span text:style-name="T534">commits </text:span><text:span text:style-name="T738">in a version control software</text:span>, states saved at some points in time, ordered chronologically. History can be browsed and every <text:span text:style-name="T534">revision </text:span>can be inspected for details but also every <text:span text:style-name="T534">revision </text:span>can be restored back. <text:span text:style-name="T383">Confidentiality is not compromised because browsing past versions of a file </text:span><text:span text:style-name="T745">currently </text:span><text:span text:style-name="T383">requires same level of access as browsing current version. When user deletes a file, it will be recoverable as long as it is browsable in revision history </text:span><text:span text:style-name="T745">or there was a snapshot made before it was deleted</text:span><text:span text:style-name="T383">. When user permanently deletes a file (wipes it), it will not be recoverable even through past versions </text:span><text:span text:style-name="T745">of the file or snapshots containing it</text:span><text:span text:style-name="T383">. </text:span></text:p>
      <text:p text:style-name="P161"/>
      <text:p text:style-name="P63">Deleted files are permanently gone, how would that be done? In comparison to saving file <text:soft-page-break/>history...</text:p>
      <text:p text:style-name="P217">Technically there <text:span text:style-name="T384">are </text:span>two ways of ensuring <text:span text:style-name="T385">data is permanently gone</text:span>, either <text:span text:style-name="T385">through </text:span>overriding data itself or overriding encryption keys that were used to encrypt said data. Second approach is much better since keys occupy only few bytes and overriding few bytes takes <text:span text:style-name="T715">close to zero </text:span>time. <text:span text:style-name="T404">This also erases data blocks no longer assigned to a file, due to truncate operations. Versioning is an independent feature. Same file is encrypted with same encryption keys, regardless of versioning and snapshots, allowing swift and permanent removal of entire history of a given file. </text:span></text:p>
      <text:p text:style-name="P161"/>
      <text:p text:style-name="P63">Legal questions, may use of the program encounter difficulties with existing laws in some countries? </text:p>
      <text:p text:style-name="P162">Depending on <text:span text:style-name="T386">your country of residence, you may be: </text:span></text:p>
      <text:list xml:id="list781196830" text:style-name="L17">
        <text:list-item>
          <text:p text:style-name="P452">forbidden from using cryptographic products in general</text:p>
        </text:list-item>
        <text:list-item>
          <text:p text:style-name="P453">required to get license or send notification before import<text:span text:style-name="T387">ing cryptographic products </text:span></text:p>
        </text:list-item>
        <text:list-item>
          <text:p text:style-name="P454">required to disclose cryptographic keys to authorities in advance <text:span text:style-name="T716">or on demand</text:span></text:p>
        </text:list-item>
        <text:list-item>
          <text:p text:style-name="P455">asked to <text:span text:style-name="T407">enter password and hand over </text:span>your laptop <text:span text:style-name="T717">for inspection at checkpoints</text:span></text:p>
        </text:list-item>
        <text:list-item>
          <text:p text:style-name="P454">asked <text:span text:style-name="T717">by authorities </text:span>if you have any other undisclosed encrypted partitions</text:p>
        </text:list-item>
        <text:list-item>
          <text:p text:style-name="P456">subpoenaed <text:span text:style-name="T717">by courts to produce </text:span>keys or <text:span text:style-name="T388">de</text:span>crypted data <text:span text:style-name="T388">itself</text:span></text:p>
        </text:list-item>
        <text:list-item>
          <text:p text:style-name="P456">jailed for long time or until you produce encryption keys <text:span text:style-name="T717">or decrypted data itself</text:span></text:p>
        </text:list-item>
      </text:list>
      <text:p text:style-name="P281">Lesson to learn <text:span text:style-name="T389">here </text:span>is that <text:span text:style-name="T609">national </text:span>law can put you in a position where <text:span text:style-name="T390">technical solutions do not give you an easy or legal way out</text:span>. Consider crossing US border with child pornography on your laptop <text:span text:style-name="T391">(there was a famous real case </text:span><text:span text:style-name="T739">like that</text:span><text:span text:style-name="T391">). Officer asks you to mount all partitions and then asks if you have any hidden partitions. Note that lying to a federal agent is a criminal offense in US. If you mount the hidden partition, jail, if you lie it does not exist, jail if caught, if you deny to answer, perhaps denial of entry into the country. Plausible deniability feature may enable you to lie your way out effectively but it will not make it any more legal. </text:span><text:span text:style-name="T733">This makes the staganographic feature the most controversial one, and for that reason alone it might not make it into the final product. </text:span></text:p>
      <text:p text:style-name="P218"/>
      <text:p text:style-name="P233">asked by Steven Balderrama</text:p>
      <text:p text:style-name="P233">recorded on 2015-08-14</text:p>
      <text:p text:style-name="P1"/>
      <text:p text:style-name="P64">On mission document, page 3, I found top 3 things what lacks today in a filesystem: versioning, secure deletion and disk utilisation. </text:p>
      <text:p text:style-name="P219">There are <text:span text:style-name="T718">many </text:span>other <text:span text:style-name="T718">advanced </text:span>features, <text:span text:style-name="T396">some are specialized and clearly not many people will have a use for them (non transparent </text:span><text:span text:style-name="T739">hashing, for example</text:span><text:span text:style-name="T396">), </text:span><text:span text:style-name="T739">while </text:span><text:span text:style-name="T396">some are general purpose </text:span><text:span text:style-name="T739">and should be useful to a lot of people </text:span><text:span text:style-name="T396">(transparent compression, </text:span><text:span text:style-name="T739">for example</text:span><text:span text:style-name="T396">). </text:span></text:p>
      <text:p text:style-name="P163"/>
      <text:p text:style-name="P164"><text:span text:style-name="T394">Compression </text:span><text:span text:style-name="T392">is great, </text:span><text:span text:style-name="T393">but s</text:span><text:span text:style-name="T392">ome files should not be compressed for performance. </text:span></text:p>
      <text:p text:style-name="P282">Some files are almost impossible to compress, audio video formats are a good example. However, performance <text:span text:style-name="T403">does not necessarily </text:span>have to be <text:span text:style-name="T719">significantly </text:span>impacted<text:span text:style-name="T397">.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compressible data, while a hard disk can sustain only about ~150 MB/s transfer. Fragmentation lowers disk side of inequality even further. Direct Memory Access (DMA) allows to transfer data to disk in parallel to computation so compression can be done in parallel. The minimum of two throughputs then becomes a bottleneck. Compression is therefore likely to be </text:span><text:span text:style-name="T741">disk</text:span><text:span text:style-name="T397"> bound, </text:span><text:span text:style-name="T741">and </text:span><text:span text:style-name="T397">not </text:span><text:span text:style-name="T741">CPU </text:span><text:span text:style-name="T397">bound. Also, adaptive mechanism can be used. If during sequential writing compression gain is close to none, then further writes can skip compression in anticipation of no gain. Also, compression can be postponed till defragmentation so data gets written </text:span><text:span text:style-name="T740">in </text:span><text:span text:style-name="T743">plain</text:span><text:span text:style-name="T397"> </text:span><text:span text:style-name="T740">form </text:span><text:span text:style-name="T397">during initial write, </text:span><text:span text:style-name="T743">at full speeds,</text:span><text:span text:style-name="T397"> and </text:span><text:span text:style-name="T740">then </text:span><text:span text:style-name="T397">compressed in the background afterwards. </text:span></text:p>
      <text:p text:style-name="P165"><text:soft-page-break/></text:p>
      <text:p text:style-name="P65">We sorta talked about performance. Since there is compression and encryption, how will that not hinder performance? </text:p>
      <text:p text:style-name="P166">Compare throughput of modern hard disks to throughput of modern processors. Hard disks can sustain ~<text:span text:style-name="T697">150</text:span> MB/s. Compression like Snappy can handle ~250 MB/s per core <text:span text:style-name="T533">at least</text:span>. Encryption using Salsa20 can handle <text:span text:style-name="T399">~400 MB/s per core. Lightweight hashing using SipHash can handle ~530 MB/s per core. All of the above can be achieved at a fraction of CPU load, and you can always disable some features to lower the CPU load. DMA allows to transfer data to disk in parallel to computation. Therefore, throughput becomes a function of the minimum of the two, which is equal to disk throughput. Refer to previous question. </text:span></text:p>
      <text:p text:style-name="P167"/>
      <text:p text:style-name="P66">And yes, versioning. How many times I have seen this, especially programmers who do not utilize software versioning. I have seen it even at my work now. Version control, is that what you mean? </text:p>
      <text:p text:style-name="P169">There are two features that may be used to revert changes. <text:span text:style-name="T398">Snapshots is a feature that saves state at explicitly chosen points in time, allowing to revert only to specific states that have been prepared in advance. This is the model of how version control software works. Commits are then the equivalent of snapshots. Revision history (continuous versioning) is different than snapshots in that every file operation creates a revision. As time progresses, old revisions get automatically compacted. So in summary, snapshots are manually created while versioning is automatic, and snapshots are kept forever while versions are only available for a </text:span><text:span text:style-name="T741">short </text:span><text:span text:style-name="T398">period of time. </text:span></text:p>
      <text:p text:style-name="P168"/>
      <text:p text:style-name="P67">Lastly, you said about having it's own type of recovery. Explain in detail how it will recover or roll back. </text:p>
      <text:p text:style-name="P280">Early filesystems like Fast File System and it's descendant Ext2 depended on running a program called <text:span text:style-name="T219">fsck</text:span> that scanned all inodes after an interruption. Later filesystems like Ext3 were using journaling to reapply <text:span text:style-name="T408">a set of changed blocks</text:span>. <text:span text:style-name="T742">Even later </text:span>filesystems like Btrfs <text:span text:style-name="T401">and ZFS </text:span>started using copy on write <text:span text:style-name="T400">and checksums</text:span><text:span text:style-name="T529">, </text:span><text:span text:style-name="T742">which is probably the best solution atm. </text:span></text:p>
      <text:p text:style-name="P251"><text:span text:style-name="T557">Solution is described in </text:span><text:a xlink:type="simple" xlink:href="#2.1.4.Fsync is not efficient. |outline" text:style-name="Internet_20_link" text:visited-style-name="Visited_20_Internet_20_Link"><text:span text:style-name="T557">Fsync chapter</text:span></text:a><text:span text:style-name="T557">. </text:span><text:span text:style-name="T544">Overwriting </text:span><text:span text:style-name="T557">a </text:span><text:span text:style-name="T544">file puts </text:span><text:span text:style-name="T557">the </text:span><text:span text:style-name="T544">data and </text:span><text:span text:style-name="T557">the </text:span><text:span text:style-name="T544">modified inode </text:span><text:span text:style-name="T557">into </text:span><text:span text:style-name="T544">new extents, </text:span><text:span text:style-name="T557">doing copy on write</text:span><text:span text:style-name="T544">. Their previous copies remain locked until a checkpoint. After all dirty data and inodes </text:span><text:span text:style-name="T557">up to a specified revision </text:span><text:span text:style-name="T544">were synced to disk, </text:span><text:span text:style-name="T557">header is atomically updated to point to new extents, and then old locked extents get finally unallocated. </text:span><text:span text:style-name="T544">Recovery is </text:span><text:span text:style-name="T563">no-op</text:span><text:span text:style-name="T544"> since </text:span><text:span text:style-name="T557">header </text:span><text:span text:style-name="T544">always references extents that were completely synced to disk. </text:span><text:span text:style-name="T583">Interruption </text:span><text:span text:style-name="T544">during a checkpoint only affects space that is considered unallocated anyway. </text:span></text:p>
      <text:p text:style-name="P170"/>
      <text:p text:style-name="P172">asked by <text:span text:style-name="T537">Robert Węcławski</text:span></text:p>
      <text:p text:style-name="P172">recorded on <text:span text:style-name="T537">2017-03-03</text:span></text:p>
      <text:p text:style-name="P171"/>
      <text:p text:style-name="P70">You wrote that this is a general purpose filesystem, but then that it only works on hard drives <text:span text:style-name="T538">(not SSDs)</text:span>. Such a narrow application makes it not useful. </text:p>
      <text:p text:style-name="P174">General purpose means that it meets minimum requirements <text:span text:style-name="T587">for</text:span> everyone and surpasses them for some, not that it beats <text:span text:style-name="T587">every competitor </text:span>on every benchmark <text:span text:style-name="T587">in every configuration</text:span>. If I were designing <text:span text:style-name="T587">a filesystem </text:span>for SSDs then I would have made different design decisions, in fact <text:span text:style-name="T587">I would have made opposite design decisions</text:span>. Then <text:span text:style-name="T587">the design would be inferior </text:span>on hard drives. Would you then complain that it does <text:span text:style-name="T539">not</text:span> work on HDDs? <text:span text:style-name="T711">This was explained in </text:span><text:a xlink:type="simple" xlink:href="#2.1.12.Design decisions for HDDs and SSDs are mutually exclusive. |outline" text:style-name="Internet_20_link" text:visited-style-name="Visited_20_Internet_20_Link"><text:span text:style-name="T711">SSDs chapter</text:span></text:a>. </text:p>
      <text:p text:style-name="P173"/>
      <text:p text:style-name="P68">Extents are not beneficial on SSDs, and are shortening their lifespan. </text:p>
      <text:p text:style-name="P303"><text:span text:style-name="T558">True but SSDs are not being considered, </text:span><text:span text:style-name="T559">for reasons explained in </text:span><text:a xlink:type="simple" xlink:href="#2.1.12.Design decisions for HDDs and SSDs are mutually exclusive. |outline" text:style-name="Internet_20_link" text:visited-style-name="Visited_20_Internet_20_Link"><text:span text:style-name="T610">SSDs chapter</text:span></text:a>. </text:p>
      <text:p text:style-name="P175"/>
      <text:p text:style-name="P68">Extents compaction <text:span text:style-name="T720">(garbage collection) </text:span>is supposed to be delayed into the future, but what about <text:span text:style-name="T684">those </text:span>servers running <text:span text:style-name="T684">continuously </text:span>24/7? </text:p>
      <text:p text:style-name="P176">Some servers actually do experience peek hours, especially those hosting <text:span text:style-name="T588">non-</text:span>international websites. Then more disk IO <text:span text:style-name="T720">rate would</text:span> be used <text:span text:style-name="T710">for garbage collection during peek hours than </text:span>during non-peek hours. <text:span text:style-name="T542">On servers running continuously, compacting can run continuously but at small IO rate. </text:span>Also note that <text:span text:style-name="T720">preallocating huge files (gigabyte sized) </text:span>can be used to <text:span text:style-name="T710">avoid some compacting. </text:span></text:p>
      <text:p text:style-name="P175"/>
      <text:p text:style-name="P69">I think B-trees would cache better because the entire dictionary will be slow with large amount of files. </text:p>
      <text:p text:style-name="P309"><text:span text:style-name="T585">As explained in </text:span><text:a xlink:type="simple" xlink:href="#2.1.2.B-trees are not efficient. (OK)|outline" text:style-name="Internet_20_link" text:visited-style-name="Visited_20_Internet_20_Link"><text:span text:style-name="T564">Entire dictionary chapter</text:span></text:a><text:span text:style-name="T685">, only up to 200’000 files are expected, </text:span><text:span text:style-name="T744">both</text:span><text:span text:style-name="T685"> on desktops and servers. </text:span><text:span text:style-name="T744">Under such assumptions, the dictionary approach is better. </text:span></text:p>
      <text:p text:style-name="Text_20_body"/>
      <text:p text:style-name="P308">What about the fact that common compression tools are not aware of non-transparent compression functionality? </text:p>
      <text:p text:style-name="Text_20_body">System tools are open source and patches could be submitted to their repositories. And also, the <text:span text:style-name="T684">filesystem</text:span> <text:span text:style-name="T742">command-line tool itself </text:span>could be used for creating archives, <text:span text:style-name="T742">using a proprietary format</text:span>. <text:span text:style-name="T742">Cooperation from the side of standard compression tools is not required. </text:span></text:p>
      <text:p text:style-name="Text_20_body"/>
      <text:bibliography text:style-name="Sect1" text:protected="true" text:name="Bibliografia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ia1_Head">
            <text:h text:style-name="P348" text:outline-level="1"><text:bookmark-start text:name="__RefHeading___Toc6655_3311716677"/>Bibliography<text:bookmark-end text:name="__RefHeading___Toc6655_3311716677"/></text:h>
          </text:index-title>
          <text:p text:style-name="P324">Gutmann96: Peter Gutmann, Secure Deletion of Data from Magnetic and Solid-State Memory, 1996</text:p>
          <text:p text:style-name="P324">Dreyfus2000: Suelette Dreyfus, The Idiot Savants’ Guide to Rubberhose, circa 2000</text:p>
          <text:p text:style-name="P324">ZFS: Jeff Bonwick, Bill Moore, ZFS: The Last Word in File Systems, , </text:p>
          <text:p text:style-name="P324">McKusi84: Marshall Kirk Mckusick, William N. Joy, Samuel J. Leffler, Robert S. Fabry, A Fast File System for UNIX, 1984</text:p>
          <text:p text:style-name="P324">Twee00: Steven Tweedie, EXT3, Journaling Filesystem, 2000, <text:a xlink:type="simple" xlink:href="http://olstrans.sourceforge.net/release/OLS2000-ext3/OLS2000-ext3.html" text:style-name="Internet_20_link" text:visited-style-name="Internet_20_link"><text:span text:style-name="Internet_20_link">http://olstrans.sourceforge.net/release/OLS2000-ext3/OLS2000-ext3.html</text:span></text:a></text:p>
          <text:p text:style-name="P324">OSTEP: Remzi H. Arpaci-Dusseau, Andrea C. Arpaci-Dusseau, Operating Systems: Three Easy Pieces, 2015, <text:a xlink:type="simple" xlink:href="http://pages.cs.wisc.edu/~remzi/OSTEP/" text:style-name="Internet_20_link" text:visited-style-name="Internet_20_link"><text:span text:style-name="Internet_20_link">http://pages.cs.wisc.edu/~remzi/OSTEP/</text:span></text:a></text:p>
          <text:p text:style-name="P324">Mathur07: Avantika Mathur et al., The new ext4 filesystem: current status and future plans, 2007, <text:a xlink:type="simple" xlink:href="https://www.kernel.org/doc/ols/2007/ols2007v2-pages-21-34.pdf" text:style-name="Internet_20_link" text:visited-style-name="Internet_20_link"><text:span text:style-name="Internet_20_link">https://www.kernel.org/doc/ols/2007/ols2007v2-pages-21-34.pdf</text:span></text:a></text:p>
          <text:p text:style-name="P324">Rodeh12: Ohad Rodeh, BTRFS: The Linux B-tree Filesystem, 2012</text:p>
          <text:p text:style-name="P324">Bcachefs: Kent Overstreet, Bcachefs guide, 2016, <text:a xlink:type="simple" xlink:href="https://bcache.evilpiepirate.org/BcacheGuide/" text:style-name="Internet_20_link" text:visited-style-name="Internet_20_link"><text:span text:style-name="Internet_20_link">https://bcache.evilpiepirate.org/BcacheGuide/</text:span></text:a></text:p>
          <text:p text:style-name="P324">Patterson: David A. Patterson, Kimberly K. Keeton, Hardware Technology Trends and Database Opportunities, </text:p>
          <text:p text:style-name="P324">Agraw07: Nitin Agrawal, William J. Bolosky, John R. Douceur, Jacob R. Lorch, A Five-Year Study of File-System Metadata, 2007</text:p>
          <text:p text:style-name="P324">Douceur99: John R. Douceur and William J. Bolosky, A Large-Scale Study of File-System Contents, 1999</text:p>
          <text:p text:style-name="P324">Bigtable06: Fay Chang, Bigtable: A Distributed Storage System for Structured Data, 2006</text:p>
          <text:p text:style-name="P324">Googlefs03: Sanjay Ghemawat, Howard Gobioff, and Shun-Tak Leung, The Google File System, 2003</text:p>
          <text:p text:style-name="P324">Ruemmler94: Chris Ruemmler, John Wilkes, An introduction to disk drive, 1994</text:p>
          <text:p text:style-name="P324">Aneesh08: Aneesh Kumar, Mingming Cao, et al, Ext4 block and inode allocator improvements, 2008</text:p>
          <text:p text:style-name="P324">Sweeney96: Adam Sweeney, Doug Doucette, Wei Hu, et al, Scalability in the XFS File System, 1996, <text:a xlink:type="simple" xlink:href="http://oss.sgi.com/projects/xfs/papers/xfs_usenix/index.html" text:style-name="Internet_20_link" text:visited-style-name="Internet_20_link"><text:span text:style-name="Internet_20_link">http://oss.sgi.com/projects/xfs/papers/xfs_usenix/index.html</text:span></text:a></text:p>
          <text:p text:style-name="P324">Rosenblum91: Mendel Rosenblum and John K. Ousterhout, The Design and Implementation of a Log-Structured File System, 1991</text:p>
          <text:p text:style-name="P324">Johnson85: David Johnson, Michael Garey, A 71/60 Theorem for Bin Packing, 1985</text:p>
          <text:p text:style-name="P324">Pillai13: Thanumalayan Sankaranarayana Pillai, et al, Towards Efficient, Portable Application-Level Consistency, 2013</text:p>
          <text:p text:style-name="P324">Tweedie15: Stephen Tweedie, Stephen Tweedie Email.txt, 2015</text:p>
          <text:p text:style-name="P324">Hornby14a: Taylor Hornby, eCryptfs Security Audit, 2014, <text:a xlink:type="simple" xlink:href="https://defuse.ca/audits/ecryptfs.htm" text:style-name="Internet_20_link" text:visited-style-name="Internet_20_link"><text:span text:style-name="Internet_20_link">https://defuse.ca/audits/ecryptfs.htm</text:span></text:a></text:p>
          <text:p text:style-name="P324">Hornby14b: Taylor Hornby, EncFS Security Audit, 2014, <text:a xlink:type="simple" xlink:href="https://defuse.ca/audits/encfs.htm" text:style-name="Internet_20_link" text:visited-style-name="Internet_20_link"><text:span text:style-name="Internet_20_link">https://defuse.ca/audits/encfs.htm</text:span></text:a></text:p>
        </text:index-body>
      </text:bibliography>
      <text:p text:style-name="P247"/>
      <text:p text:style-name="P111">Please <text:span text:style-name="T644">note</text:span> that all cited documents <text:span text:style-name="T707">(both references and hyperlinks) </text:span>are saved <text:span text:style-name="T707">as copies </text:span>in <text:span text:style-name="T644">the </text:span>repository and you do not <text:span text:style-name="T644">need </text:span>to search the web to read them. </text:p>
      <text:p text:style-name="P245"/>
      <text:p text:style-name="P24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 Mono" svg:font-family="'DejaVu Sans Mono'" style:font-family-generic="modern" style:font-pitch="fixed"/>
    <style:font-face style:name="Dustismo" svg:font-family="Dustismo" style:font-adornments="Italique gras" style:font-pitch="variable"/>
    <style:font-face style:name="Dustismo1" svg:font-family="Dustismo" style:font-adornments="Italique" style:font-pitch="variable"/>
    <style:font-face style:name="Lohit Hindi" svg:font-family="'Lohit Hindi'" style:font-family-generic="system" style:font-pitch="variable"/>
    <style:font-face style:name="Lohit Hindi1" svg:font-family="'Lohit Hindi'"/>
    <style:font-face style:name="OpenSymbol" svg:font-family="OpenSymbol"/>
    <style:font-face style:name="OpenSymbol1" svg:font-family="OpenSymbol" style:font-charset="x-symbol"/>
    <style:font-face style:name="StarSymbol" svg:font-family="StarSymbol" style:font-charset="x-symbol"/>
    <style:font-face style:name="Times New Roman" svg:font-family="'Times New Roman'" style:font-family-generic="roman" style:font-pitch="variable"/>
    <style:font-face style:name="Ubuntu" svg:font-family="Ubuntu" style:font-adornments="Italique"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ono" svg:font-family="'Ubuntu Mono'" style:font-adornments="Gras" style:font-pitch="fixed"/>
    <style:font-face style:name="Ubuntu Mono1" svg:font-family="'Ubuntu Mono'" style:font-pitch="fixed"/>
    <style:font-face style:name="Ubuntu Mono2" svg:font-family="'Ubuntu Mono'" style:font-adornments="Normal" style:font-pitch="fixed"/>
    <style:font-face style:name="Ubuntu1" svg:font-family="Ubuntu" style:font-adornments="Normal" style:font-pitch="variable"/>
    <style:font-face style:name="Ubuntu2" svg:font-family="Ubuntu" style:font-pitch="variable"/>
    <style:font-face style:name="Ubuntu3" svg:font-family="Ubuntu" style:font-adornments="Mediu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text-properties style:use-window-font-color="true" loext:opacity="0%" style:font-name="Ubuntu1"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style: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loext:opacity="100%" style:font-name="Ubuntu3"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style: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loext:opacity="100%" style:font-name="Ubuntu3"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style: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2"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style: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style: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2"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loext:opacity="100%"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loext:opacity="100%" style:font-name="Ubuntu Mono2"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loext:opacity="100%" style:font-name="Ubuntu Mono2" fo:font-family="'Ubuntu Mono'" style:font-style-name="Normal" style:font-pitch="fixed" style:font-size-asian="10.5pt" fo:hyphenate="false" fo:hyphenation-remain-char-count="2" fo:hyphenation-push-char-count="2" loext:hyphenation-no-caps="false"/>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loext:opacity="1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loext:opacity="100%" style:font-name="Ubuntu Mono"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2"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2"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loext:opacity="100%" style:text-underline-style="dotted" style:text-underline-width="auto" style:text-underline-color="font-color" style:font-size-asian="10.5pt"/>
    </style:style>
    <style:style style:name="Teletype" style:family="text">
      <style:text-properties style:font-name="Ubuntu Mono2"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2"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1"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Numérotation_20_Code" style:display-name="Numérotation Code">
      <text:list-level-style-number text:level="1" text:style-name="Line_20_numbering" loext:num-list-format="%1%."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loext:num-list-format="%2%."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loext:num-list-format="%3%."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loext:num-list-format="%4%."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loext:num-list-format="%5%."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loext:num-list-format="%6%."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loext:num-list-format="%7%."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loext:num-list-format="%8%."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loext:num-list-format="%9%."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loext:num-list-format="%10%."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369a3" loext:opacity="100%" fo:language="en" fo:country="US"/>
    </style:style>
    <style:style style:name="MP3" style:family="paragraph" style:parent-style-name="Text_20_body">
      <style:paragraph-properties>
        <style:tab-stops>
          <style:tab-stop style:position="1.508cm"/>
          <style:tab-stop style:position="15.505cm" style:type="right"/>
        </style:tab-stops>
      </style:paragraph-properties>
      <style:text-properties fo:color="#0066cc" loext:opacity="100%"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fo:background-color="transparent" style:dynamic-spacing="false" draw:fill="none" draw:fill-color="#cfe7f5"/>
      </style:header-style>
      <style:footer-style>
        <style:header-footer-properties svg:height="1cm" fo:margin-left="0cm" fo:margin-right="0cm" fo:margin-top="0.4cm"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cfe7f5"/>
    </style:style>
    <number:date-style style:name="N84">
      <number:year number:style="long"/>
      <number:text>-</number:text>
      <number:month number:style="long"/>
      <number:text>-</number:text>
      <number:day number:style="long"/>
    </number:date-style>
  </office:automatic-styles>
  <office:master-styles>
    <style:master-page style:name="Standard" style:page-layout-name="Mpm1" draw:style-name="Mdp1">
      <style:header>
        <text:p text:style-name="MP1"/>
      </style:header>
      <style:header-first>
        <text:p text:style-name="MP1"/>
      </style:header-first>
      <style:footer>
        <text:p text:style-name="MP2"><text:tab/><text:span text:style-name="MT1">Printed </text:span><text:span text:style-name="MT1"><text:date style:data-style-name="N84" text:date-value="2021-12-17T10:16:30.332331229">2021-12-17</text:date></text:span><text:span text:style-name="MT1"><text:tab/>Page </text:span><text:span text:style-name="MT1"><text:page-number text:select-page="current">48</text:page-number></text:span><text:span text:style-name="MT1"><text:s/>of </text:span><text:span text:style-name="MT1"><text:page-count>48</text:page-count></text:span></text:p>
      </style:footer>
      <style:footer-first>
        <text:p text:style-name="MP3"/>
      </style:footer-first>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03-16T15:19:53.224594772</meta:creation-date>
    <meta:editing-duration>P6DT16H51M25S</meta:editing-duration>
    <meta:editing-cycles>2176</meta:editing-cycles>
    <meta:generator>LibreOffice/7.2.3.2$Linux_X86_64 LibreOffice_project/20$Build-2</meta:generator>
    <dc:date>2021-12-17T10:16:30.123032906</dc:date>
    <meta:print-date>2017-03-17T12:48:20.222054410</meta:print-date>
    <meta:document-statistic meta:table-count="1" meta:image-count="25" meta:object-count="6" meta:page-count="48" meta:paragraph-count="549" meta:word-count="21384" meta:character-count="132806" meta:non-whitespace-character-count="111725"/>
  </office:meta>
</office:document-meta>
</file>

<file path=Object 1/content.xml><?xml version="1.0" encoding="utf-8"?>
<math xmlns="http://www.w3.org/1998/Math/MathML" display="block">
  <semantics>
    <mtable>
      <mtr>
        <mtd columnalign="left">
          <mrow>
            <msub>
              <mi>T</mi>
              <mi>e</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e</mi>
              </msub>
            </mrow>
            <mrow>
              <mo fence="true" stretchy="false">(</mo>
              <mrow>
                <mi>M</mi>
              </mrow>
              <mo fence="true" stretchy="false">)</mo>
            </mrow>
            <mrow>
              <mspace width="0.5em"/>
              <mo stretchy="false">+</mo>
              <mspace width="0.5em"/>
            </mrow>
            <msub>
              <mi>R</mi>
              <mi>e</mi>
            </msub>
            <mrow>
              <mo fence="true" stretchy="false">(</mo>
              <mrow>
                <mi>M</mi>
              </mrow>
              <mo fence="true" stretchy="false">)</mo>
            </mrow>
          </mrow>
        </mtd>
      </mtr>
      <mtr>
        <mtd columnalign="left">
          <mrow>
            <msub>
              <mi>T</mi>
              <mi>b</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b</mi>
              </msub>
            </mrow>
            <mrow>
              <mo fence="true" stretchy="false">(</mo>
              <mrow>
                <mi>N</mi>
              </mrow>
              <mo fence="true" stretchy="false">)</mo>
            </mrow>
          </mrow>
        </mtd>
      </mtr>
    </mtable>
    <annotation encoding="StarMath 5.0">alignl T_e ( N,M,B ) `=` sum from {i=1} to {B} R_e( M ) `+` R_e( M )
newline 
alignl T_b ( N,M,B ) `=` sum from {i=1} to {B} R_b( N )</annotation>
  </semantics>
</math>
</file>

<file path=Object 2/content.xml><?xml version="1.0" encoding="utf-8"?>
<math xmlns="http://www.w3.org/1998/Math/MathML" display="block">
  <semantics>
    <mtable>
      <mtr>
        <mtd columnalign="left">
          <mrow>
            <msub>
              <mi>T</mi>
              <mi>b</mi>
            </msub>
            <mrow>
              <mspace width="0.5em"/>
              <mo stretchy="false">&lt;</mo>
              <mspace width="0.5em"/>
            </mrow>
            <msub>
              <mi>T</mi>
              <mi>e</mi>
            </msub>
          </mrow>
        </mtd>
      </mtr>
      <mtr>
        <mtd columnalign="left">
          <mrow>
            <mrow>
              <mi>B</mi>
              <mo stretchy="false">∗</mo>
              <msub>
                <mi>R</mi>
                <mi>b</mi>
              </msub>
            </mrow>
            <mrow>
              <mo fence="true" stretchy="false">(</mo>
              <mrow>
                <mi>N</mi>
              </mrow>
              <mo fence="true" stretchy="false">)</mo>
            </mrow>
            <mrow>
              <mspace width="0.5em"/>
              <mo stretchy="false">&lt;</mo>
              <mspace width="0.5em"/>
            </mrow>
            <mrow>
              <mi>B</mi>
              <mo stretchy="false">∗</mo>
              <mn>2</mn>
              <mo stretchy="false">∗</mo>
              <msub>
                <mi>R</mi>
                <mi>e</mi>
              </msub>
            </mrow>
            <mrow>
              <mo fence="true" stretchy="false">(</mo>
              <mrow>
                <mi>M</mi>
              </mrow>
              <mo fence="true" stretchy="false">)</mo>
            </mrow>
          </mrow>
        </mtd>
      </mtr>
      <mtr>
        <mtd columnalign="left">
          <mrow>
            <mi>M</mi>
            <mrow>
              <mspace width="0.5em"/>
              <mo stretchy="false">&gt;</mo>
              <mspace width="0.5em"/>
            </mrow>
            <mrow>
              <mrow>
                <mn>87</mn>
                <mo stretchy="false">∗</mo>
                <mi>N</mi>
              </mrow>
              <mo stretchy="false">−</mo>
              <mn>174</mn>
            </mrow>
          </mrow>
        </mtd>
      </mtr>
      <mtr>
        <mtd columnalign="left">
          <mrow>
            <mi>N</mi>
            <mrow>
              <mspace width="0.5em"/>
              <mo stretchy="false">&lt;</mo>
              <mspace width="0.5em"/>
            </mrow>
            <mn>2</mn>
            <mrow>
              <mspace width="0.5em"/>
              <mo stretchy="false">+</mo>
              <mspace width="0.5em"/>
            </mrow>
            <mrow>
              <mn>0.0114</mn>
              <mo stretchy="false">∗</mo>
              <mi>M</mi>
            </mrow>
          </mrow>
        </mtd>
      </mtr>
    </mtable>
    <annotation encoding="StarMath 5.0">alignl T_b `&lt;` T_e
newline
alignl B * R_b( N ) `&lt;` B * 2 * R_e( M )
newline 
alignl M `&gt;` 87 * N - 174
newline
alignl N `&lt;` 2 `+` 0.0114 * M
</annotation>
  </semantics>
</math>
</file>

<file path=Object 3/content.xml><?xml version="1.0" encoding="utf-8"?>
<math xmlns="http://www.w3.org/1998/Math/MathML" display="block">
  <semantics>
    <mtable>
      <mtr>
        <mtd columnalign="left">
          <mrow>
            <msub>
              <mi>R</mi>
              <mi>d</mi>
            </msub>
            <mrow>
              <mo fence="true" stretchy="false">(</mo>
              <mrow>
                <mi>N</mi>
              </mrow>
              <mo fence="true" stretchy="false">)</mo>
            </mrow>
            <mrow>
              <mspace width="0.5em"/>
              <mo stretchy="false">=</mo>
              <mspace width="0.5em"/>
            </mrow>
            <mrow>
              <mn>0.012</mn>
              <mo stretchy="false">+</mo>
              <mrow>
                <mi>N</mi>
                <mo stretchy="false">∗</mo>
                <mn>24</mn>
                <mo stretchy="false">/</mo>
                <mn>150</mn>
              </mrow>
            </mrow>
            <mi mathvariant="italic">MB</mi>
            <mrow>
              <mspace width="0.5em"/>
              <mo stretchy="false">=</mo>
              <mspace width="0.5em"/>
            </mrow>
            <mrow>
              <mn>0.012</mn>
              <mo stretchy="false">+</mo>
              <mrow>
                <mi>N</mi>
                <mo stretchy="false">∗</mo>
                <mn>0.000000152</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64</mn>
                    </mrow>
                    <mrow>
                      <mi mathvariant="italic">KB</mi>
                      <mo stretchy="false">/</mo>
                      <mn>150</mn>
                    </mrow>
                    <mi mathvariant="italic">MB</mi>
                  </mrow>
                </mrow>
                <mo fence="true" stretchy="false">)</mo>
              </mrow>
            </mrow>
            <mrow>
              <mspace width="0.5em"/>
              <mo stretchy="false">=</mo>
              <mspace width="0.5em"/>
            </mrow>
            <mrow>
              <mi>N</mi>
              <mo stretchy="false">∗</mo>
              <mn>0.00494</mn>
            </mrow>
          </mrow>
        </mtd>
      </mtr>
    </mtable>
    <annotation encoding="StarMath 5.0">alignl R_d( N ) `=` 0.012 + N*24/150MB `=` 0.012 + N * 0.000000152
newline 
alignl R_b( N ) `=` N * ( 0.00453 + 64KB/150MB ) `=` N * 0.00494
</annotation>
  </semantics>
</math>
</file>

<file path=Object 4/content.xml><?xml version="1.0" encoding="utf-8"?>
<math xmlns="http://www.w3.org/1998/Math/MathML" display="block">
  <semantics>
    <mtable>
      <mtr>
        <mtd columnalign="left">
          <mrow>
            <msub>
              <mi>R</mi>
              <mi>e</mi>
            </msub>
            <mrow>
              <mo fence="true" stretchy="false">(</mo>
              <mrow>
                <mi>N</mi>
              </mrow>
              <mo fence="true" stretchy="false">)</mo>
            </mrow>
            <mrow>
              <mspace width="0.5em"/>
              <mo stretchy="false">=</mo>
              <mspace width="0.5em"/>
            </mrow>
            <mrow>
              <mn>0.00453</mn>
              <mo stretchy="false">+</mo>
              <mrow>
                <mi>N</mi>
                <mo stretchy="false">∗</mo>
                <mn>4</mn>
              </mrow>
            </mrow>
            <mrow>
              <mi mathvariant="italic">KB</mi>
              <mo stretchy="false">/</mo>
              <mn>150</mn>
            </mrow>
            <mi mathvariant="italic">MB</mi>
            <mrow>
              <mspace width="0.5em"/>
              <mo stretchy="false">=</mo>
              <mspace width="0.5em"/>
            </mrow>
            <mrow>
              <mn>0.00453</mn>
              <mo stretchy="false">+</mo>
              <mrow>
                <mi>N</mi>
                <mo stretchy="false">∗</mo>
                <mn>0.000026</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4</mn>
                    </mrow>
                    <mrow>
                      <mi mathvariant="italic">KB</mi>
                      <mo stretchy="false">/</mo>
                      <mn>150</mn>
                    </mrow>
                    <mi mathvariant="italic">MB</mi>
                  </mrow>
                </mrow>
                <mo fence="true" stretchy="false">)</mo>
              </mrow>
            </mrow>
            <mrow>
              <mspace width="0.5em"/>
              <mo stretchy="false">=</mo>
              <mspace width="0.5em"/>
            </mrow>
            <mrow>
              <mi>N</mi>
              <mo stretchy="false">∗</mo>
              <mn>0.004556</mn>
            </mrow>
          </mrow>
        </mtd>
      </mtr>
    </mtable>
    <annotation encoding="StarMath 5.0">alignl R_e( N ) `=` 0.00453 + N * 4KB/150MB `=` 0.00453 + N * 0.000026
newline 
alignl R_b( N ) `=` N * ( 0.00453 + 4KB/150MB ) `=` N * 0.004556
</annotation>
  </semantics>
</math>
</file>

<file path=Object 5/content.xml><?xml version="1.0" encoding="utf-8"?>
<math xmlns="http://www.w3.org/1998/Math/MathML" display="block">
  <semantics>
    <mtable>
      <mtr>
        <mtd columnalign="left">
          <mrow>
            <msub>
              <mi>T</mi>
              <mi>d</mi>
            </msub>
            <mrow>
              <mo fence="true" stretchy="false">(</mo>
              <mrow>
                <mrow>
                  <mi>N</mi>
                  <mi>,</mi>
                  <mi>B</mi>
                </mrow>
              </mrow>
              <mo fence="true" stretchy="false">)</mo>
            </mrow>
            <mrow>
              <mspace width="0.5em"/>
              <mo stretchy="false">=</mo>
              <mspace width="0.5em"/>
            </mrow>
            <mrow>
              <mrow>
                <mo fence="true" stretchy="false">[</mo>
                <mrow>
                  <mrow>
                    <mrow>
                      <munderover>
                        <mo stretchy="false">∑</mo>
                        <mrow>
                          <mi>i</mi>
                          <mo stretchy="false">=</mo>
                          <mn>1</mn>
                        </mrow>
                        <mn>59</mn>
                      </munderover>
                      <msub>
                        <mi>R</mi>
                        <mi>d</mi>
                      </msub>
                    </mrow>
                    <mrow>
                      <mo fence="true" stretchy="false">(</mo>
                      <mrow>
                        <mi>N</mi>
                      </mrow>
                      <mo fence="true" stretchy="false">)</mo>
                    </mrow>
                  </mrow>
                </mrow>
                <mo fence="true" stretchy="false">]</mo>
              </mrow>
              <mo stretchy="false">+</mo>
              <msub>
                <mi>R</mi>
                <mi>d</mi>
              </msub>
            </mrow>
            <mrow>
              <mo fence="true" stretchy="false">(</mo>
              <mrow>
                <mn>1000000</mn>
              </mrow>
              <mo fence="true" stretchy="false">)</mo>
            </mrow>
          </mrow>
        </mtd>
      </mtr>
      <mtr>
        <mtd columnalign="left">
          <mrow>
            <msub>
              <mi>T</mi>
              <mi>b</mi>
            </msub>
            <mrow>
              <mo fence="true" stretchy="false">(</mo>
              <mrow>
                <mrow>
                  <mi>N</mi>
                  <mi>,</mi>
                  <mi>B</mi>
                </mrow>
              </mrow>
              <mo fence="true" stretchy="false">)</mo>
            </mrow>
            <mrow>
              <mspace width="0.5em"/>
              <mo stretchy="false">=</mo>
              <mspace width="0.5em"/>
            </mrow>
            <mrow>
              <munderover>
                <mo stretchy="false">∑</mo>
                <mrow>
                  <mi>i</mi>
                  <mo stretchy="false">=</mo>
                  <mn>1</mn>
                </mrow>
                <mn>60</mn>
              </munderover>
              <msub>
                <mi>R</mi>
                <mi>b</mi>
              </msub>
            </mrow>
            <mrow>
              <mo fence="true" stretchy="false">(</mo>
              <mrow>
                <mi>N</mi>
              </mrow>
              <mo fence="true" stretchy="false">)</mo>
            </mrow>
          </mrow>
        </mtd>
      </mtr>
    </mtable>
    <annotation encoding="StarMath 5.0">alignl T_d ( N,B ) `=` [sum from {i=1} to {59} R_d( N )] + R_d( 1000000 )
newline 
alignl T_b ( N,B ) `=` sum from {i=1} to {60} R_b( N ) 
</annotation>
  </semantics>
</math>
</file>

<file path=Object 6/content.xml><?xml version="1.0" encoding="utf-8"?>
<math xmlns="http://www.w3.org/1998/Math/MathML" display="block">
  <semantics>
    <mtable>
      <mtr>
        <mtd columnalign="left">
          <mrow>
            <msub>
              <mi>T</mi>
              <mi>b</mi>
            </msub>
            <mrow>
              <mspace width="0.5em"/>
              <mo stretchy="false">&lt;</mo>
              <mspace width="0.5em"/>
            </mrow>
            <msub>
              <mi>T</mi>
              <mi>d</mi>
            </msub>
          </mrow>
        </mtd>
      </mtr>
      <mtr>
        <mtd columnalign="left">
          <mrow>
            <mrow>
              <mn>60</mn>
              <mo stretchy="false">∗</mo>
              <msub>
                <mi>R</mi>
                <mi>b</mi>
              </msub>
            </mrow>
            <mrow>
              <mo fence="true" stretchy="false">(</mo>
              <mrow>
                <mi>N</mi>
              </mrow>
              <mo fence="true" stretchy="false">)</mo>
            </mrow>
            <mrow>
              <mspace width="0.5em"/>
              <mo stretchy="false">&lt;</mo>
              <mspace width="0.5em"/>
            </mrow>
            <mrow>
              <mn>59</mn>
              <mo stretchy="false">∗</mo>
              <msub>
                <mi>R</mi>
                <mi>d</mi>
              </msub>
            </mrow>
            <mrow>
              <mrow>
                <mo fence="true" stretchy="false">(</mo>
                <mrow>
                  <mi>N</mi>
                </mrow>
                <mo fence="true" stretchy="false">)</mo>
              </mrow>
              <mo stretchy="false">+</mo>
              <msub>
                <mi>R</mi>
                <mi>d</mi>
              </msub>
            </mrow>
            <mrow>
              <mo fence="true" stretchy="false">(</mo>
              <mrow>
                <mn>1000000</mn>
              </mrow>
              <mo fence="true" stretchy="false">)</mo>
            </mrow>
          </mrow>
        </mtd>
      </mtr>
      <mtr>
        <mtd columnalign="left">
          <mrow>
            <mi>N</mi>
            <mrow>
              <mspace width="0.5em"/>
              <mo stretchy="false">&lt;</mo>
              <mspace width="0.5em"/>
            </mrow>
            <mn>7.5599</mn>
          </mrow>
        </mtd>
      </mtr>
    </mtable>
    <annotation encoding="StarMath 5.0">alignl T_b `&lt;` T_d
newline
alignl 60 * R_b( N ) `&lt;` 59 * R_d( N ) + R_d( 1000000 )
newline 
alignl N `&lt;` 7.5599
</annotation>
  </semantics>
</math>
</file>